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Times New Roman" fo:language="ru" fo:country="RU"/>
    </style:style>
    <style:style style:name="P5" style:parent-style-name="Standard" style:family="paragraph">
      <style:paragraph-properties fo:text-align="center"/>
      <style:text-properties style:font-name="Times New Roman" fo:language="ru" fo:country="RU"/>
    </style:style>
    <style:style style:name="P6" style:parent-style-name="Standard" style:family="paragraph">
      <style:paragraph-properties fo:text-align="center"/>
      <style:text-properties style:font-name="Times New Roman" fo:language="ru" fo:country="RU"/>
    </style:style>
    <style:style style:name="P7" style:parent-style-name="Standard" style:family="paragraph">
      <style:paragraph-properties fo:text-align="center"/>
      <style:text-properties style:font-name="Times New Roman" fo:language="ru" fo:country="RU"/>
    </style:style>
    <style:style style:name="P8" style:parent-style-name="Standard" style:family="paragraph">
      <style:paragraph-properties fo:text-align="center"/>
      <style:text-properties style:font-name="Times New Roman" fo:language="ru" fo:country="RU"/>
    </style:style>
    <style:style style:name="P9" style:parent-style-name="Standard" style:family="paragraph">
      <style:paragraph-properties fo:text-align="center"/>
    </style:style>
    <style:style style:name="T10" style:parent-style-name="Шрифтабзацузапромовчанням" style:family="text">
      <style:text-properties style:font-name="Times New Roman" fo:font-style="italic" style:font-style-asian="italic" fo:font-size="18pt" style:font-size-asian="18pt"/>
    </style:style>
    <style:style style:name="T11" style:parent-style-name="Шрифтабзацузапромовчанням" style:family="text"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2" style:parent-style-name="Standard" style:family="paragraph">
      <style:paragraph-properties fo:text-align="center"/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3" style:parent-style-name="Standard" style:family="paragraph">
      <style:paragraph-properties fo:text-align="center"/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4" style:parent-style-name="Standard" style:family="paragraph">
      <style:paragraph-properties fo:text-align="center"/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0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1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2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3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4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8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9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1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2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color="#000000" fo:font-size="14pt" style:font-size-asian="14pt" style:font-size-complex="14pt" fo:background-color="#FFFFFF" fo:language="ru" fo:country="RU"/>
    </style:style>
    <style:style style:name="P33" style:parent-style-name="Standard" style:family="paragraph">
      <style:paragraph-properties fo:text-align="justify" fo:margin-bottom="0.0694in" fo:margin-left="4in" fo:text-indent="0.3902in">
        <style:tab-stops/>
      </style:paragraph-properties>
    </style:style>
    <style:style style:name="T34" style:parent-style-name="Шрифтабзацузапромовчанням" style:family="text">
      <style:text-properties style:font-name="Times New Roman" fo:color="#000000" fo:font-size="14pt" style:font-size-asian="14pt" style:font-size-complex="14pt" fo:background-color="#FFFFFF" fo:language="ru" fo:country="RU"/>
    </style:style>
    <style:style style:name="P3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color="#000000" fo:font-size="14pt" style:font-size-asian="14pt" style:font-size-complex="14pt" fo:background-color="#FFFFFF" fo:language="uk" fo:country="UA"/>
    </style:style>
    <style:style style:name="P3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color="#000000" fo:font-size="14pt" style:font-size-asian="14pt" style:font-size-complex="14pt" fo:background-color="#FFFFFF" fo:language="uk" fo:country="UA"/>
    </style:style>
    <style:style style:name="P3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language="ru" fo:country="RU"/>
    </style:style>
    <style:style style:name="T38" style:parent-style-name="Шрифтабзацузапромовчанням" style:family="text">
      <style:text-properties style:font-name="Times New Roman" fo:language="ru" fo:country="RU"/>
    </style:style>
    <style:style style:name="T39" style:parent-style-name="Шрифтабзацузапромовчанням" style:family="text">
      <style:text-properties style:font-name="Times New Roman" fo:language="uk" fo:country="UA"/>
    </style:style>
    <style:style style:name="T40" style:parent-style-name="Шрифтабзацузапромовчанням" style:family="text">
      <style:text-properties style:font-name="Times New Roman" fo:language="ru" fo:country="RU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Times New Roman" fo:language="uk" fo:country="UA"/>
    </style:style>
    <style:style style:name="P42" style:parent-style-name="Standard" style:family="paragraph">
      <style:text-properties style:font-name="Times New Roman" fo:language="uk" fo:country="UA"/>
    </style:style>
    <style:style style:name="P43" style:parent-style-name="Standard" style:family="paragraph">
      <style:text-properties style:font-name="Times New Roman" fo:language="uk" fo:country="UA"/>
    </style:style>
    <style:style style:name="P44" style:parent-style-name="Standard" style:list-style-name="LFO1" style:family="paragraph"/>
    <style:style style:name="T45" style:parent-style-name="Шрифтабзацузапромовчанням" style:family="text">
      <style:text-properties style:font-name="Times New Roman" fo:language="uk" fo:country="UA"/>
    </style:style>
    <style:style style:name="T46" style:parent-style-name="Шрифтабзацузапромовчанням" style:family="text">
      <style:text-properties style:font-name="Times New Roman" style:text-position="sub 66.6%" fo:language="uk" fo:country="UA"/>
    </style:style>
    <style:style style:name="T47" style:parent-style-name="Шрифтабзацузапромовчанням" style:family="text">
      <style:text-properties style:font-name="Times New Roman" fo:language="uk" fo:country="UA"/>
    </style:style>
    <style:style style:name="T48" style:parent-style-name="Шрифтабзацузапромовчанням" style:family="text">
      <style:text-properties style:font-name="Times New Roman" style:text-position="sub 66.6%" fo:language="uk" fo:country="UA"/>
    </style:style>
    <style:style style:name="T49" style:parent-style-name="Шрифтабзацузапромовчанням" style:family="text">
      <style:text-properties style:font-name="Times New Roman" fo:language="uk" fo:country="UA"/>
    </style:style>
    <style:style style:name="T50" style:parent-style-name="Шрифтабзацузапромовчанням" style:family="text">
      <style:text-properties style:font-name="Times New Roman" fo:language="uk" fo:country="UA"/>
    </style:style>
    <style:style style:name="T51" style:parent-style-name="Шрифтабзацузапромовчанням" style:family="text">
      <style:text-properties style:font-name="Times New Roman" style:text-position="sub 66.6%" fo:language="uk" fo:country="UA"/>
    </style:style>
    <style:style style:name="T52" style:parent-style-name="Шрифтабзацузапромовчанням" style:family="text">
      <style:text-properties style:font-name="Times New Roman" fo:language="uk" fo:country="UA"/>
    </style:style>
    <style:style style:name="T53" style:parent-style-name="Шрифтабзацузапромовчанням" style:family="text">
      <style:text-properties style:font-name="Times New Roman" style:text-position="sub 66.6%" fo:language="uk" fo:country="UA"/>
    </style:style>
    <style:style style:name="T54" style:parent-style-name="Шрифтабзацузапромовчанням" style:family="text">
      <style:text-properties style:font-name="Times New Roman" fo:language="uk" fo:country="UA"/>
    </style:style>
    <style:style style:name="T55" style:parent-style-name="Шрифтабзацузапромовчанням" style:family="text">
      <style:text-properties style:font-name="Times New Roman" style:text-position="sub 66.6%" fo:language="uk" fo:country="UA"/>
    </style:style>
    <style:style style:name="T56" style:parent-style-name="Шрифтабзацузапромовчанням" style:family="text">
      <style:text-properties style:font-name="Times New Roman" fo:language="uk" fo:country="UA"/>
    </style:style>
    <style:style style:name="T57" style:parent-style-name="Шрифтабзацузапромовчанням" style:family="text">
      <style:text-properties style:font-name="Times New Roman" style:text-position="sub 66.6%" fo:language="uk" fo:country="UA"/>
    </style:style>
    <style:style style:name="T58" style:parent-style-name="Шрифтабзацузапромовчанням" style:family="text">
      <style:text-properties style:font-name="Times New Roman" fo:language="uk" fo:country="UA"/>
    </style:style>
    <style:style style:name="P59" style:parent-style-name="Standard" style:list-style-name="LFO1" style:family="paragraph"/>
    <style:style style:name="T60" style:parent-style-name="Шрифтабзацузапромовчанням" style:family="text">
      <style:text-properties style:font-name="Times New Roman" fo:language="uk" fo:country="UA"/>
    </style:style>
    <style:style style:name="T61" style:parent-style-name="Шрифтабзацузапромовчанням" style:family="text">
      <style:text-properties style:font-name="Times New Roman" fo:language="uk" fo:country="UA"/>
    </style:style>
    <style:style style:name="T62" style:parent-style-name="Шрифтабзацузапромовчанням" style:family="text">
      <style:text-properties style:font-name="Times New Roman" style:text-position="super 66.6%" fo:language="uk" fo:country="UA"/>
    </style:style>
    <style:style style:name="T63" style:parent-style-name="Шрифтабзацузапромовчанням" style:family="text">
      <style:text-properties style:font-name="Times New Roman" fo:language="uk" fo:country="UA"/>
    </style:style>
    <style:style style:name="T64" style:parent-style-name="Шрифтабзацузапромовчанням" style:family="text">
      <style:text-properties style:font-name="Times New Roman" style:text-position="super 66.6%" fo:language="uk" fo:country="UA"/>
    </style:style>
    <style:style style:name="T65" style:parent-style-name="Шрифтабзацузапромовчанням" style:family="text">
      <style:text-properties style:font-name="Times New Roman" fo:language="uk" fo:country="UA"/>
    </style:style>
    <style:style style:name="T66" style:parent-style-name="Шрифтабзацузапромовчанням" style:family="text">
      <style:text-properties style:font-name="Times New Roman" style:text-position="super 66.6%" fo:language="uk" fo:country="UA"/>
    </style:style>
    <style:style style:name="T67" style:parent-style-name="Шрифтабзацузапромовчанням" style:family="text">
      <style:text-properties style:font-name="Times New Roman" fo:language="uk" fo:country="UA"/>
    </style:style>
    <style:style style:name="P68" style:parent-style-name="Standard" style:list-style-name="LFO1" style:family="paragraph">
      <style:text-properties style:font-name="Times New Roman" fo:language="uk" fo:country="UA"/>
    </style:style>
    <style:style style:name="P69" style:parent-style-name="Standard" style:family="paragraph">
      <style:text-properties style:font-name="Courier New" fo:font-size="10pt" style:font-size-asian="10pt" style:font-size-complex="10pt"/>
    </style:style>
    <style:style style:name="T70" style:parent-style-name="SourceText" style:family="text">
      <style:text-properties style:font-name="Times New Roman"/>
    </style:style>
    <style:style style:name="T71" style:parent-style-name="SourceText" style:family="text">
      <style:text-properties style:font-name="Times New Roman"/>
    </style:style>
    <style:style style:name="T72" style:parent-style-name="SourceText" style:family="text">
      <style:text-properties style:font-name="Times New Roman"/>
    </style:style>
    <style:style style:name="T73" style:parent-style-name="SourceText" style:family="text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TableColumn76" style:family="table-column">
      <style:table-column-properties style:column-width="0.9104in" style:use-optimal-column-width="false"/>
    </style:style>
    <style:style style:name="TableColumn77" style:family="table-column">
      <style:table-column-properties style:column-width="0.8881in" style:use-optimal-column-width="false"/>
    </style:style>
    <style:style style:name="Table75" style:family="table">
      <style:table-properties style:width="1.7986in" fo:margin-left="-0.0416in" table:align="left"/>
    </style:style>
    <style:style style:name="TableRow78" style:family="table-row">
      <style:table-row-properties style:min-row-height="0.1777in" style:use-optimal-row-height="false"/>
    </style:style>
    <style:style style:name="TableCell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text-properties style:font-name="Times New Roman"/>
    </style:style>
    <style:style style:name="TableCell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end"/>
      <style:text-properties style:font-name="Times New Roman"/>
    </style:style>
    <style:style style:name="TableRow83" style:family="table-row">
      <style:table-row-properties style:min-row-height="0.1777in" style:use-optimal-row-height="false"/>
    </style:style>
    <style:style style:name="TableCell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" style:parent-style-name="Standard" style:family="paragraph">
      <style:text-properties style:font-name="Times New Roman"/>
    </style:style>
    <style:style style:name="TableCell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" style:parent-style-name="Standard" style:family="paragraph">
      <style:paragraph-properties fo:text-align="end"/>
      <style:text-properties style:font-name="Times New Roman"/>
    </style:style>
    <style:style style:name="TableRow88" style:family="table-row">
      <style:table-row-properties style:min-row-height="0.1777in" style:use-optimal-row-height="false"/>
    </style:style>
    <style:style style:name="TableCell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" style:parent-style-name="Standard" style:family="paragraph">
      <style:text-properties style:font-name="Times New Roman"/>
    </style:style>
    <style:style style:name="TableCell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" style:parent-style-name="Standard" style:family="paragraph">
      <style:paragraph-properties fo:text-align="end"/>
      <style:text-properties style:font-name="Times New Roman"/>
    </style:style>
    <style:style style:name="TableRow93" style:family="table-row">
      <style:table-row-properties style:min-row-height="0.1777in" style:use-optimal-row-height="false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Standard" style:family="paragraph">
      <style:text-properties style:font-name="Times New Roman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Standard" style:family="paragraph">
      <style:paragraph-properties fo:text-align="end"/>
      <style:text-properties style:font-name="Times New Roman"/>
    </style:style>
    <style:style style:name="TableRow98" style:family="table-row">
      <style:table-row-properties style:min-row-height="0.1777in" style:use-optimal-row-height="false"/>
    </style:style>
    <style:style style:name="TableCell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" style:parent-style-name="Standard" style:family="paragraph">
      <style:text-properties style:font-name="Times New Roman"/>
    </style:style>
    <style:style style:name="TableCell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" style:parent-style-name="Standard" style:family="paragraph">
      <style:paragraph-properties fo:text-align="end"/>
      <style:text-properties style:font-name="Times New Roman"/>
    </style:style>
    <style:style style:name="TableRow103" style:family="table-row">
      <style:table-row-properties style:min-row-height="0.1777in" style:use-optimal-row-height="false"/>
    </style:style>
    <style:style style:name="TableCell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" style:parent-style-name="Standard" style:family="paragraph">
      <style:text-properties style:font-name="Times New Roman"/>
    </style:style>
    <style:style style:name="TableCell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" style:parent-style-name="Standard" style:family="paragraph">
      <style:paragraph-properties fo:text-align="end"/>
      <style:text-properties style:font-name="Times New Roman"/>
    </style:style>
    <style:style style:name="TableRow108" style:family="table-row">
      <style:table-row-properties style:min-row-height="0.1777in" style:use-optimal-row-height="false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Standard" style:family="paragraph">
      <style:text-properties style:font-name="Times New Roman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Standard" style:family="paragraph">
      <style:paragraph-properties fo:text-align="end"/>
      <style:text-properties style:font-name="Times New Roman"/>
    </style:style>
    <style:style style:name="TableRow113" style:family="table-row">
      <style:table-row-properties style:min-row-height="0.1777in" style:use-optimal-row-height="false"/>
    </style:style>
    <style:style style:name="TableCell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" style:parent-style-name="Standard" style:family="paragraph">
      <style:text-properties style:font-name="Times New Roman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Standard" style:family="paragraph">
      <style:paragraph-properties fo:text-align="end"/>
      <style:text-properties style:font-name="Times New Roman"/>
    </style:style>
    <style:style style:name="TableRow118" style:family="table-row">
      <style:table-row-properties style:min-row-height="0.1777in" style:use-optimal-row-height="false"/>
    </style:style>
    <style:style style:name="TableCell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" style:parent-style-name="Standard" style:family="paragraph">
      <style:text-properties style:font-name="Times New Roman"/>
    </style:style>
    <style:style style:name="TableCell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" style:parent-style-name="Standard" style:family="paragraph">
      <style:paragraph-properties fo:text-align="end"/>
      <style:text-properties style:font-name="Times New Roman"/>
    </style:style>
    <style:style style:name="TableRow123" style:family="table-row">
      <style:table-row-properties style:min-row-height="0.1777in" style:use-optimal-row-height="false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Standard" style:family="paragraph">
      <style:text-properties style:font-name="Times New Roman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Standard" style:family="paragraph">
      <style:paragraph-properties fo:text-align="end"/>
      <style:text-properties style:font-name="Times New Roman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Standard" style:family="paragraph">
      <style:text-properties style:font-name="Times New Roman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Standard" style:family="paragraph">
      <style:paragraph-properties fo:text-align="end"/>
      <style:text-properties style:font-name="Times New Roman"/>
    </style:style>
    <style:style style:name="TableRow133" style:family="table-row">
      <style:table-row-properties style:min-row-height="0.1777in" style:use-optimal-row-height="false"/>
    </style:style>
    <style:style style:name="TableCell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" style:parent-style-name="Standard" style:family="paragraph">
      <style:text-properties style:font-name="Times New Roman"/>
    </style:style>
    <style:style style:name="TableCell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" style:parent-style-name="Standard" style:family="paragraph">
      <style:paragraph-properties fo:text-align="end"/>
      <style:text-properties style:font-name="Times New Roman"/>
    </style:style>
    <style:style style:name="TableRow138" style:family="table-row">
      <style:table-row-properties style:min-row-height="0.1777in" style:use-optimal-row-height="false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Standard" style:family="paragraph">
      <style:text-properties style:font-name="Times New Roman"/>
    </style:style>
    <style:style style:name="TableCell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" style:parent-style-name="Standard" style:family="paragraph">
      <style:paragraph-properties fo:text-align="end"/>
      <style:text-properties style:font-name="Times New Roman"/>
    </style:style>
    <style:style style:name="TableRow143" style:family="table-row">
      <style:table-row-properties style:min-row-height="0.1777in" style:use-optimal-row-height="false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Standard" style:family="paragraph">
      <style:text-properties style:font-name="Times New Roman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Standard" style:family="paragraph">
      <style:paragraph-properties fo:text-align="end"/>
      <style:text-properties style:font-name="Times New Roman"/>
    </style:style>
    <style:style style:name="TableRow148" style:family="table-row">
      <style:table-row-properties style:min-row-height="0.1777in" style:use-optimal-row-height="false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" style:parent-style-name="Standard" style:family="paragraph">
      <style:text-properties style:font-name="Times New Roman"/>
    </style:style>
    <style:style style:name="TableCell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" style:parent-style-name="Standard" style:family="paragraph">
      <style:paragraph-properties fo:text-align="end"/>
      <style:text-properties style:font-name="Times New Roman"/>
    </style:style>
    <style:style style:name="TableRow153" style:family="table-row">
      <style:table-row-properties style:min-row-height="0.1777in" style:use-optimal-row-height="false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" style:parent-style-name="Standard" style:family="paragraph">
      <style:text-properties style:font-name="Times New Roman"/>
    </style:style>
    <style:style style:name="TableCell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" style:parent-style-name="Standard" style:family="paragraph">
      <style:paragraph-properties fo:text-align="end"/>
      <style:text-properties style:font-name="Times New Roman"/>
    </style:style>
    <style:style style:name="TableRow158" style:family="table-row">
      <style:table-row-properties style:min-row-height="0.1777in" style:use-optimal-row-height="false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Standard" style:family="paragraph">
      <style:text-properties style:font-name="Times New Roman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Standard" style:family="paragraph">
      <style:paragraph-properties fo:text-align="end"/>
      <style:text-properties style:font-name="Times New Roman"/>
    </style:style>
    <style:style style:name="TableRow163" style:family="table-row">
      <style:table-row-properties style:min-row-height="0.1777in" style:use-optimal-row-height="false"/>
    </style:style>
    <style:style style:name="TableCell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" style:parent-style-name="Standard" style:family="paragraph">
      <style:text-properties style:font-name="Times New Roman"/>
    </style:style>
    <style:style style:name="TableCell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" style:parent-style-name="Standard" style:family="paragraph">
      <style:paragraph-properties fo:text-align="end"/>
      <style:text-properties style:font-name="Times New Roman"/>
    </style:style>
    <style:style style:name="TableRow168" style:family="table-row">
      <style:table-row-properties style:min-row-height="0.1777in" style:use-optimal-row-height="false"/>
    </style:style>
    <style:style style:name="TableCell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" style:parent-style-name="Standard" style:family="paragraph">
      <style:text-properties style:font-name="Times New Roman"/>
    </style:style>
    <style:style style:name="TableCell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" style:parent-style-name="Standard" style:family="paragraph">
      <style:paragraph-properties fo:text-align="end"/>
      <style:text-properties style:font-name="Times New Roman"/>
    </style:style>
    <style:style style:name="TableRow173" style:family="table-row">
      <style:table-row-properties style:min-row-height="0.1777in" style:use-optimal-row-height="false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Standard" style:family="paragraph">
      <style:text-properties style:font-name="Times New Roman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Standard" style:family="paragraph">
      <style:paragraph-properties fo:text-align="end"/>
      <style:text-properties style:font-name="Times New Roman"/>
    </style:style>
    <style:style style:name="TableRow178" style:family="table-row">
      <style:table-row-properties style:min-row-height="0.1777in" style:use-optimal-row-height="false"/>
    </style:style>
    <style:style style:name="TableCell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" style:parent-style-name="Standard" style:family="paragraph">
      <style:text-properties style:font-name="Times New Roman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Standard" style:family="paragraph">
      <style:paragraph-properties fo:text-align="end"/>
      <style:text-properties style:font-name="Times New Roman"/>
    </style:style>
    <style:style style:name="TableRow183" style:family="table-row">
      <style:table-row-properties style:min-row-height="0.1777in" style:use-optimal-row-height="false"/>
    </style:style>
    <style:style style:name="TableCell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" style:parent-style-name="Standard" style:family="paragraph">
      <style:text-properties style:font-name="Times New Roman"/>
    </style:style>
    <style:style style:name="TableCell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" style:parent-style-name="Standard" style:family="paragraph">
      <style:paragraph-properties fo:text-align="end"/>
      <style:text-properties style:font-name="Times New Roman"/>
    </style:style>
    <style:style style:name="TableRow188" style:family="table-row">
      <style:table-row-properties style:min-row-height="0.1777in" style:use-optimal-row-height="false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Standard" style:family="paragraph">
      <style:text-properties style:font-name="Times New Roman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Standard" style:family="paragraph">
      <style:paragraph-properties fo:text-align="end"/>
      <style:text-properties style:font-name="Times New Roman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Standard" style:family="paragraph">
      <style:text-properties style:font-name="Times New Roman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Standard" style:family="paragraph">
      <style:paragraph-properties fo:text-align="end"/>
      <style:text-properties style:font-name="Times New Roman"/>
    </style:style>
    <style:style style:name="TableRow198" style:family="table-row">
      <style:table-row-properties style:min-row-height="0.1777in" style:use-optimal-row-height="false"/>
    </style:style>
    <style:style style:name="TableCell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" style:parent-style-name="Standard" style:family="paragraph">
      <style:text-properties style:font-name="Times New Roman"/>
    </style:style>
    <style:style style:name="TableCell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" style:parent-style-name="Standard" style:family="paragraph">
      <style:paragraph-properties fo:text-align="end"/>
      <style:text-properties style:font-name="Times New Roman"/>
    </style:style>
    <style:style style:name="TableRow203" style:family="table-row">
      <style:table-row-properties style:min-row-height="0.1777in" style:use-optimal-row-height="false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Standard" style:family="paragraph">
      <style:text-properties style:font-name="Times New Roman"/>
    </style:style>
    <style:style style:name="TableCell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" style:parent-style-name="Standard" style:family="paragraph">
      <style:paragraph-properties fo:text-align="end"/>
      <style:text-properties style:font-name="Times New Roman"/>
    </style:style>
    <style:style style:name="TableRow208" style:family="table-row">
      <style:table-row-properties style:min-row-height="0.1777in" style:use-optimal-row-height="false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Standard" style:family="paragraph">
      <style:text-properties style:font-name="Times New Roman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Standard" style:family="paragraph">
      <style:paragraph-properties fo:text-align="end"/>
      <style:text-properties style:font-name="Times New Roman"/>
    </style:style>
    <style:style style:name="TableRow213" style:family="table-row">
      <style:table-row-properties style:min-row-height="0.1777in" style:use-optimal-row-height="false"/>
    </style:style>
    <style:style style:name="TableCell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" style:parent-style-name="Standard" style:family="paragraph">
      <style:text-properties style:font-name="Times New Roman"/>
    </style:style>
    <style:style style:name="TableCell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" style:parent-style-name="Standard" style:family="paragraph">
      <style:paragraph-properties fo:text-align="end"/>
      <style:text-properties style:font-name="Times New Roman"/>
    </style:style>
    <style:style style:name="TableRow218" style:family="table-row">
      <style:table-row-properties style:min-row-height="0.1777in" style:use-optimal-row-height="false"/>
    </style:style>
    <style:style style:name="TableCell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" style:parent-style-name="Standard" style:family="paragraph">
      <style:text-properties style:font-name="Times New Roman"/>
    </style:style>
    <style:style style:name="TableCell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" style:parent-style-name="Standard" style:family="paragraph">
      <style:paragraph-properties fo:text-align="end"/>
      <style:text-properties style:font-name="Times New Roman"/>
    </style:style>
    <style:style style:name="TableRow223" style:family="table-row">
      <style:table-row-properties style:min-row-height="0.1777in" style:use-optimal-row-height="false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Standard" style:family="paragraph">
      <style:text-properties style:font-name="Times New Roman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Standard" style:family="paragraph">
      <style:paragraph-properties fo:text-align="end"/>
      <style:text-properties style:font-name="Times New Roman"/>
    </style:style>
    <style:style style:name="TableRow228" style:family="table-row">
      <style:table-row-properties style:min-row-height="0.1777in" style:use-optimal-row-height="false"/>
    </style:style>
    <style:style style:name="TableCell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" style:parent-style-name="Standard" style:family="paragraph">
      <style:text-properties style:font-name="Times New Roman"/>
    </style:style>
    <style:style style:name="TableCell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" style:parent-style-name="Standard" style:family="paragraph">
      <style:paragraph-properties fo:text-align="end"/>
      <style:text-properties style:font-name="Times New Roman"/>
    </style:style>
    <style:style style:name="TableRow233" style:family="table-row">
      <style:table-row-properties style:min-row-height="0.1777in" style:use-optimal-row-height="false"/>
    </style:style>
    <style:style style:name="TableCell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" style:parent-style-name="Standard" style:family="paragraph">
      <style:text-properties style:font-name="Times New Roman"/>
    </style:style>
    <style:style style:name="TableCell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" style:parent-style-name="Standard" style:family="paragraph">
      <style:paragraph-properties fo:text-align="end"/>
      <style:text-properties style:font-name="Times New Roman"/>
    </style:style>
    <style:style style:name="TableRow238" style:family="table-row">
      <style:table-row-properties style:min-row-height="0.1777in" style:use-optimal-row-height="false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Standard" style:family="paragraph">
      <style:text-properties style:font-name="Times New Roman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Standard" style:family="paragraph">
      <style:paragraph-properties fo:text-align="end"/>
      <style:text-properties style:font-name="Times New Roman"/>
    </style:style>
    <style:style style:name="P243" style:parent-style-name="Standard" style:family="paragraph">
      <style:text-properties style:font-name="Times New Roman"/>
    </style:style>
    <style:style style:name="TableColumn245" style:family="table-column">
      <style:table-column-properties style:column-width="0.243in" style:use-optimal-column-width="false"/>
    </style:style>
    <style:style style:name="TableColumn246" style:family="table-column">
      <style:table-column-properties style:column-width="0.2395in" style:use-optimal-column-width="false"/>
    </style:style>
    <style:style style:name="TableColumn247" style:family="table-column">
      <style:table-column-properties style:column-width="0.2381in" style:use-optimal-column-width="false"/>
    </style:style>
    <style:style style:name="TableColumn248" style:family="table-column">
      <style:table-column-properties style:column-width="0.2388in" style:use-optimal-column-width="false"/>
    </style:style>
    <style:style style:name="TableColumn249" style:family="table-column">
      <style:table-column-properties style:column-width="0.2381in" style:use-optimal-column-width="false"/>
    </style:style>
    <style:style style:name="TableColumn250" style:family="table-column">
      <style:table-column-properties style:column-width="0.2388in" style:use-optimal-column-width="false"/>
    </style:style>
    <style:style style:name="TableColumn251" style:family="table-column">
      <style:table-column-properties style:column-width="0.2368in" style:use-optimal-column-width="false"/>
    </style:style>
    <style:style style:name="TableColumn252" style:family="table-column">
      <style:table-column-properties style:column-width="0.2381in" style:use-optimal-column-width="false"/>
    </style:style>
    <style:style style:name="TableColumn253" style:family="table-column">
      <style:table-column-properties style:column-width="0.2381in" style:use-optimal-column-width="false"/>
    </style:style>
    <style:style style:name="TableColumn254" style:family="table-column">
      <style:table-column-properties style:column-width="0.2388in" style:use-optimal-column-width="false"/>
    </style:style>
    <style:style style:name="TableColumn255" style:family="table-column">
      <style:table-column-properties style:column-width="0.2381in" style:use-optimal-column-width="false"/>
    </style:style>
    <style:style style:name="TableColumn256" style:family="table-column">
      <style:table-column-properties style:column-width="0.2375in" style:use-optimal-column-width="false"/>
    </style:style>
    <style:style style:name="TableColumn257" style:family="table-column">
      <style:table-column-properties style:column-width="0.2381in" style:use-optimal-column-width="false"/>
    </style:style>
    <style:style style:name="TableColumn258" style:family="table-column">
      <style:table-column-properties style:column-width="0.2381in" style:use-optimal-column-width="false"/>
    </style:style>
    <style:style style:name="TableColumn259" style:family="table-column">
      <style:table-column-properties style:column-width="0.2388in" style:use-optimal-column-width="false"/>
    </style:style>
    <style:style style:name="TableColumn260" style:family="table-column">
      <style:table-column-properties style:column-width="0.2368in" style:use-optimal-column-width="false"/>
    </style:style>
    <style:style style:name="TableColumn261" style:family="table-column">
      <style:table-column-properties style:column-width="0.2375in" style:use-optimal-column-width="false"/>
    </style:style>
    <style:style style:name="TableColumn262" style:family="table-column">
      <style:table-column-properties style:column-width="0.2388in" style:use-optimal-column-width="false"/>
    </style:style>
    <style:style style:name="TableColumn263" style:family="table-column">
      <style:table-column-properties style:column-width="0.2381in" style:use-optimal-column-width="false"/>
    </style:style>
    <style:style style:name="TableColumn264" style:family="table-column">
      <style:table-column-properties style:column-width="0.2381in" style:use-optimal-column-width="false"/>
    </style:style>
    <style:style style:name="TableColumn265" style:family="table-column">
      <style:table-column-properties style:column-width="0.2375in" style:use-optimal-column-width="false"/>
    </style:style>
    <style:style style:name="TableColumn266" style:family="table-column">
      <style:table-column-properties style:column-width="0.2381in" style:use-optimal-column-width="false"/>
    </style:style>
    <style:style style:name="TableColumn267" style:family="table-column">
      <style:table-column-properties style:column-width="0.2388in" style:use-optimal-column-width="false"/>
    </style:style>
    <style:style style:name="TableColumn268" style:family="table-column">
      <style:table-column-properties style:column-width="0.2381in" style:use-optimal-column-width="false"/>
    </style:style>
    <style:style style:name="TableColumn269" style:family="table-column">
      <style:table-column-properties style:column-width="0.2368in" style:use-optimal-column-width="false"/>
    </style:style>
    <style:style style:name="TableColumn270" style:family="table-column">
      <style:table-column-properties style:column-width="0.2381in" style:use-optimal-column-width="false"/>
    </style:style>
    <style:style style:name="TableColumn271" style:family="table-column">
      <style:table-column-properties style:column-width="0.2388in" style:use-optimal-column-width="false"/>
    </style:style>
    <style:style style:name="TableColumn272" style:family="table-column">
      <style:table-column-properties style:column-width="0.2381in" style:use-optimal-column-width="false"/>
    </style:style>
    <style:style style:name="TableColumn273" style:family="table-column">
      <style:table-column-properties style:column-width="0.2368in" style:use-optimal-column-width="false"/>
    </style:style>
    <style:style style:name="TableColumn274" style:family="table-column">
      <style:table-column-properties style:column-width="0.2388in" style:use-optimal-column-width="false"/>
    </style:style>
    <style:style style:name="TableColumn275" style:family="table-column">
      <style:table-column-properties style:column-width="0.2381in" style:use-optimal-column-width="false"/>
    </style:style>
    <style:style style:name="TableColumn276" style:family="table-column">
      <style:table-column-properties style:column-width="0.2381in" style:use-optimal-column-width="false"/>
    </style:style>
    <style:style style:name="TableColumn277" style:family="table-column">
      <style:table-column-properties style:column-width="0.2381in" style:use-optimal-column-width="false"/>
    </style:style>
    <style:style style:name="TableColumn278" style:family="table-column">
      <style:table-column-properties style:column-width="0.2354in" style:use-optimal-column-width="false"/>
    </style:style>
    <style:style style:name="Table244" style:family="table">
      <style:table-properties style:width="8.1in" fo:margin-left="0in" table:align="center"/>
    </style:style>
    <style:style style:name="TableRow279" style:family="table-row">
      <style:table-row-properties style:min-row-height="0.1777in" style:use-optimal-row-height="false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48" style:family="table-row">
      <style:table-row-properties style:min-row-height="0.1777in" style:use-optimal-row-height="false"/>
    </style:style>
    <style:style style:name="TableCell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17" style:family="table-row">
      <style:table-row-properties style:min-row-height="0.1777in" style:use-optimal-row-height="false"/>
    </style:style>
    <style:style style:name="TableCell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86" style:family="table-row">
      <style:table-row-properties style:min-row-height="0.1777in" style:use-optimal-row-height="false"/>
    </style:style>
    <style:style style:name="TableCell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55" style:family="table-row">
      <style:table-row-properties style:min-row-height="0.1777in" style:use-optimal-row-height="false"/>
    </style:style>
    <style:style style:name="TableCell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24" style:family="table-row">
      <style:table-row-properties style:min-row-height="0.1777in" style:use-optimal-row-height="false"/>
    </style:style>
    <style:style style:name="TableCell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93" style:family="table-row">
      <style:table-row-properties style:min-row-height="0.1777in" style:use-optimal-row-height="false"/>
    </style:style>
    <style:style style:name="TableCell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62" style:family="table-row">
      <style:table-row-properties style:min-row-height="0.1777in" style:use-optimal-row-height="false"/>
    </style:style>
    <style:style style:name="TableCell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31" style:family="table-row">
      <style:table-row-properties style:min-row-height="0.1777in" style:use-optimal-row-height="false"/>
    </style:style>
    <style:style style:name="TableCell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00" style:family="table-row">
      <style:table-row-properties style:min-row-height="0.1777in" style:use-optimal-row-height="false"/>
    </style:style>
    <style:style style:name="TableCell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69" style:family="table-row">
      <style:table-row-properties style:min-row-height="0.1777in" style:use-optimal-row-height="false"/>
    </style:style>
    <style:style style:name="TableCell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038" style:family="table-row">
      <style:table-row-properties style:min-row-height="0.1777in" style:use-optimal-row-height="false"/>
    </style:style>
    <style:style style:name="TableCell10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0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107" style:family="table-row">
      <style:table-row-properties style:min-row-height="0.1777in" style:use-optimal-row-height="false"/>
    </style:style>
    <style:style style:name="TableCell1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176" style:family="table-row">
      <style:table-row-properties style:min-row-height="0.1777in" style:use-optimal-row-height="false"/>
    </style:style>
    <style:style style:name="TableCell1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245" style:family="table-row">
      <style:table-row-properties style:min-row-height="0.1777in" style:use-optimal-row-height="false"/>
    </style:style>
    <style:style style:name="TableCell1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314" style:family="table-row">
      <style:table-row-properties style:min-row-height="0.1777in" style:use-optimal-row-height="false"/>
    </style:style>
    <style:style style:name="TableCell1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383" style:family="table-row">
      <style:table-row-properties style:min-row-height="0.1777in" style:use-optimal-row-height="false"/>
    </style:style>
    <style:style style:name="TableCell1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3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452" style:family="table-row">
      <style:table-row-properties style:min-row-height="0.1777in" style:use-optimal-row-height="false"/>
    </style:style>
    <style:style style:name="TableCell1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521" style:family="table-row">
      <style:table-row-properties style:min-row-height="0.1777in" style:use-optimal-row-height="false"/>
    </style:style>
    <style:style style:name="TableCell1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590" style:family="table-row">
      <style:table-row-properties style:min-row-height="0.1777in" style:use-optimal-row-height="false"/>
    </style:style>
    <style:style style:name="TableCell1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659" style:family="table-row">
      <style:table-row-properties style:min-row-height="0.1777in" style:use-optimal-row-height="false"/>
    </style:style>
    <style:style style:name="TableCell16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728" style:family="table-row">
      <style:table-row-properties style:min-row-height="0.1777in" style:use-optimal-row-height="false"/>
    </style:style>
    <style:style style:name="TableCell17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797" style:family="table-row">
      <style:table-row-properties style:min-row-height="0.1777in" style:use-optimal-row-height="false"/>
    </style:style>
    <style:style style:name="TableCell17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866" style:family="table-row">
      <style:table-row-properties style:min-row-height="0.1777in" style:use-optimal-row-height="false"/>
    </style:style>
    <style:style style:name="TableCell1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1935" style:family="table-row">
      <style:table-row-properties style:min-row-height="0.1777in" style:use-optimal-row-height="false"/>
    </style:style>
    <style:style style:name="TableCell1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19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004" style:family="table-row">
      <style:table-row-properties style:min-row-height="0.1777in" style:use-optimal-row-height="false"/>
    </style:style>
    <style:style style:name="TableCell2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073" style:family="table-row">
      <style:table-row-properties style:min-row-height="0.1777in" style:use-optimal-row-height="false"/>
    </style:style>
    <style:style style:name="TableCell20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142" style:family="table-row">
      <style:table-row-properties style:min-row-height="0.1777in" style:use-optimal-row-height="false"/>
    </style:style>
    <style:style style:name="TableCell2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211" style:family="table-row">
      <style:table-row-properties style:min-row-height="0.1777in" style:use-optimal-row-height="false"/>
    </style:style>
    <style:style style:name="TableCell2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280" style:family="table-row">
      <style:table-row-properties style:min-row-height="0.1777in" style:use-optimal-row-height="false"/>
    </style:style>
    <style:style style:name="TableCell2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349" style:family="table-row">
      <style:table-row-properties style:min-row-height="0.1777in" style:use-optimal-row-height="false"/>
    </style:style>
    <style:style style:name="TableCell2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3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418" style:family="table-row">
      <style:table-row-properties style:min-row-height="0.1777in" style:use-optimal-row-height="false"/>
    </style:style>
    <style:style style:name="TableCell2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487" style:family="table-row">
      <style:table-row-properties style:min-row-height="0.1777in" style:use-optimal-row-height="false"/>
    </style:style>
    <style:style style:name="TableCell2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556" style:family="table-row">
      <style:table-row-properties style:min-row-height="0.1777in" style:use-optimal-row-height="false"/>
    </style:style>
    <style:style style:name="TableCell25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P2625" style:parent-style-name="Standard" style:family="paragraph">
      <style:text-properties style:font-name="Times New Roman"/>
    </style:style>
    <style:style style:name="TableColumn2627" style:family="table-column">
      <style:table-column-properties style:column-width="0.2472in" style:use-optimal-column-width="false"/>
    </style:style>
    <style:style style:name="TableColumn2628" style:family="table-column">
      <style:table-column-properties style:column-width="0.2416in" style:use-optimal-column-width="false"/>
    </style:style>
    <style:style style:name="TableColumn2629" style:family="table-column">
      <style:table-column-properties style:column-width="0.2416in" style:use-optimal-column-width="false"/>
    </style:style>
    <style:style style:name="TableColumn2630" style:family="table-column">
      <style:table-column-properties style:column-width="0.2416in" style:use-optimal-column-width="false"/>
    </style:style>
    <style:style style:name="TableColumn2631" style:family="table-column">
      <style:table-column-properties style:column-width="0.2402in" style:use-optimal-column-width="false"/>
    </style:style>
    <style:style style:name="TableColumn2632" style:family="table-column">
      <style:table-column-properties style:column-width="0.2416in" style:use-optimal-column-width="false"/>
    </style:style>
    <style:style style:name="TableColumn2633" style:family="table-column">
      <style:table-column-properties style:column-width="0.2409in" style:use-optimal-column-width="false"/>
    </style:style>
    <style:style style:name="TableColumn2634" style:family="table-column">
      <style:table-column-properties style:column-width="0.2409in" style:use-optimal-column-width="false"/>
    </style:style>
    <style:style style:name="TableColumn2635" style:family="table-column">
      <style:table-column-properties style:column-width="0.2409in" style:use-optimal-column-width="false"/>
    </style:style>
    <style:style style:name="TableColumn2636" style:family="table-column">
      <style:table-column-properties style:column-width="0.2409in" style:use-optimal-column-width="false"/>
    </style:style>
    <style:style style:name="TableColumn2637" style:family="table-column">
      <style:table-column-properties style:column-width="0.2409in" style:use-optimal-column-width="false"/>
    </style:style>
    <style:style style:name="TableColumn2638" style:family="table-column">
      <style:table-column-properties style:column-width="0.2409in" style:use-optimal-column-width="false"/>
    </style:style>
    <style:style style:name="TableColumn2639" style:family="table-column">
      <style:table-column-properties style:column-width="0.2409in" style:use-optimal-column-width="false"/>
    </style:style>
    <style:style style:name="TableColumn2640" style:family="table-column">
      <style:table-column-properties style:column-width="0.2409in" style:use-optimal-column-width="false"/>
    </style:style>
    <style:style style:name="TableColumn2641" style:family="table-column">
      <style:table-column-properties style:column-width="0.2416in" style:use-optimal-column-width="false"/>
    </style:style>
    <style:style style:name="TableColumn2642" style:family="table-column">
      <style:table-column-properties style:column-width="0.2409in" style:use-optimal-column-width="false"/>
    </style:style>
    <style:style style:name="TableColumn2643" style:family="table-column">
      <style:table-column-properties style:column-width="0.2402in" style:use-optimal-column-width="false"/>
    </style:style>
    <style:style style:name="TableColumn2644" style:family="table-column">
      <style:table-column-properties style:column-width="0.2409in" style:use-optimal-column-width="false"/>
    </style:style>
    <style:style style:name="TableColumn2645" style:family="table-column">
      <style:table-column-properties style:column-width="0.2409in" style:use-optimal-column-width="false"/>
    </style:style>
    <style:style style:name="TableColumn2646" style:family="table-column">
      <style:table-column-properties style:column-width="0.2409in" style:use-optimal-column-width="false"/>
    </style:style>
    <style:style style:name="TableColumn2647" style:family="table-column">
      <style:table-column-properties style:column-width="0.2416in" style:use-optimal-column-width="false"/>
    </style:style>
    <style:style style:name="TableColumn2648" style:family="table-column">
      <style:table-column-properties style:column-width="0.2409in" style:use-optimal-column-width="false"/>
    </style:style>
    <style:style style:name="TableColumn2649" style:family="table-column">
      <style:table-column-properties style:column-width="0.2409in" style:use-optimal-column-width="false"/>
    </style:style>
    <style:style style:name="TableColumn2650" style:family="table-column">
      <style:table-column-properties style:column-width="0.2409in" style:use-optimal-column-width="false"/>
    </style:style>
    <style:style style:name="TableColumn2651" style:family="table-column">
      <style:table-column-properties style:column-width="0.2409in" style:use-optimal-column-width="false"/>
    </style:style>
    <style:style style:name="TableColumn2652" style:family="table-column">
      <style:table-column-properties style:column-width="0.2409in" style:use-optimal-column-width="false"/>
    </style:style>
    <style:style style:name="TableColumn2653" style:family="table-column">
      <style:table-column-properties style:column-width="0.2409in" style:use-optimal-column-width="false"/>
    </style:style>
    <style:style style:name="TableColumn2654" style:family="table-column">
      <style:table-column-properties style:column-width="0.2416in" style:use-optimal-column-width="false"/>
    </style:style>
    <style:style style:name="TableColumn2655" style:family="table-column">
      <style:table-column-properties style:column-width="0.2402in" style:use-optimal-column-width="false"/>
    </style:style>
    <style:style style:name="TableColumn2656" style:family="table-column">
      <style:table-column-properties style:column-width="0.2409in" style:use-optimal-column-width="false"/>
    </style:style>
    <style:style style:name="TableColumn2657" style:family="table-column">
      <style:table-column-properties style:column-width="0.2409in" style:use-optimal-column-width="false"/>
    </style:style>
    <style:style style:name="TableColumn2658" style:family="table-column">
      <style:table-column-properties style:column-width="0.2409in" style:use-optimal-column-width="false"/>
    </style:style>
    <style:style style:name="TableColumn2659" style:family="table-column">
      <style:table-column-properties style:column-width="0.2409in" style:use-optimal-column-width="false"/>
    </style:style>
    <style:style style:name="TableColumn2660" style:family="table-column">
      <style:table-column-properties style:column-width="0.2388in" style:use-optimal-column-width="false"/>
    </style:style>
    <style:style style:name="Table2626" style:family="table">
      <style:table-properties style:width="8.2in" fo:margin-left="0in" table:align="center"/>
    </style:style>
    <style:style style:name="TableRow2661" style:family="table-row">
      <style:table-row-properties style:min-row-height="0.1777in" style:use-optimal-row-height="false"/>
    </style:style>
    <style:style style:name="TableCell26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730" style:family="table-row">
      <style:table-row-properties style:min-row-height="0.1777in" style:use-optimal-row-height="false"/>
    </style:style>
    <style:style style:name="TableCell27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799" style:family="table-row">
      <style:table-row-properties style:min-row-height="0.1777in" style:use-optimal-row-height="false"/>
    </style:style>
    <style:style style:name="TableCell28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868" style:family="table-row">
      <style:table-row-properties style:min-row-height="0.1777in" style:use-optimal-row-height="false"/>
    </style:style>
    <style:style style:name="TableCell2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2937" style:family="table-row">
      <style:table-row-properties style:min-row-height="0.1777in" style:use-optimal-row-height="false"/>
    </style:style>
    <style:style style:name="TableCell2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29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006" style:family="table-row">
      <style:table-row-properties style:min-row-height="0.1777in" style:use-optimal-row-height="false"/>
    </style:style>
    <style:style style:name="TableCell3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075" style:family="table-row">
      <style:table-row-properties style:min-row-height="0.1777in" style:use-optimal-row-height="false"/>
    </style:style>
    <style:style style:name="TableCell30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144" style:family="table-row">
      <style:table-row-properties style:min-row-height="0.1777in" style:use-optimal-row-height="false"/>
    </style:style>
    <style:style style:name="TableCell3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213" style:family="table-row">
      <style:table-row-properties style:min-row-height="0.1777in" style:use-optimal-row-height="false"/>
    </style:style>
    <style:style style:name="TableCell3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282" style:family="table-row">
      <style:table-row-properties style:min-row-height="0.1777in" style:use-optimal-row-height="false"/>
    </style:style>
    <style:style style:name="TableCell3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351" style:family="table-row">
      <style:table-row-properties style:min-row-height="0.1777in" style:use-optimal-row-height="false"/>
    </style:style>
    <style:style style:name="TableCell3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3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420" style:family="table-row">
      <style:table-row-properties style:min-row-height="0.1777in" style:use-optimal-row-height="false"/>
    </style:style>
    <style:style style:name="TableCell3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489" style:family="table-row">
      <style:table-row-properties style:min-row-height="0.1777in" style:use-optimal-row-height="false"/>
    </style:style>
    <style:style style:name="TableCell3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558" style:family="table-row">
      <style:table-row-properties style:min-row-height="0.1777in" style:use-optimal-row-height="false"/>
    </style:style>
    <style:style style:name="TableCell3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627" style:family="table-row">
      <style:table-row-properties style:min-row-height="0.1777in" style:use-optimal-row-height="false"/>
    </style:style>
    <style:style style:name="TableCell36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696" style:family="table-row">
      <style:table-row-properties style:min-row-height="0.1777in" style:use-optimal-row-height="false"/>
    </style:style>
    <style:style style:name="TableCell36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6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765" style:family="table-row">
      <style:table-row-properties style:min-row-height="0.1777in" style:use-optimal-row-height="false"/>
    </style:style>
    <style:style style:name="TableCell37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7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834" style:family="table-row">
      <style:table-row-properties style:min-row-height="0.1777in" style:use-optimal-row-height="false"/>
    </style:style>
    <style:style style:name="TableCell38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903" style:family="table-row">
      <style:table-row-properties style:min-row-height="0.1777in" style:use-optimal-row-height="false"/>
    </style:style>
    <style:style style:name="TableCell39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3972" style:family="table-row">
      <style:table-row-properties style:min-row-height="0.1777in" style:use-optimal-row-height="false"/>
    </style:style>
    <style:style style:name="TableCell39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39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041" style:family="table-row">
      <style:table-row-properties style:min-row-height="0.1777in" style:use-optimal-row-height="false"/>
    </style:style>
    <style:style style:name="TableCell40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110" style:family="table-row">
      <style:table-row-properties style:min-row-height="0.1777in" style:use-optimal-row-height="false"/>
    </style:style>
    <style:style style:name="TableCell4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179" style:family="table-row">
      <style:table-row-properties style:min-row-height="0.1777in" style:use-optimal-row-height="false"/>
    </style:style>
    <style:style style:name="TableCell4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248" style:family="table-row">
      <style:table-row-properties style:min-row-height="0.1777in" style:use-optimal-row-height="false"/>
    </style:style>
    <style:style style:name="TableCell4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317" style:family="table-row">
      <style:table-row-properties style:min-row-height="0.1777in" style:use-optimal-row-height="false"/>
    </style:style>
    <style:style style:name="TableCell4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386" style:family="table-row">
      <style:table-row-properties style:min-row-height="0.1777in" style:use-optimal-row-height="false"/>
    </style:style>
    <style:style style:name="TableCell4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455" style:family="table-row">
      <style:table-row-properties style:min-row-height="0.1777in" style:use-optimal-row-height="false"/>
    </style:style>
    <style:style style:name="TableCell4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524" style:family="table-row">
      <style:table-row-properties style:min-row-height="0.1777in" style:use-optimal-row-height="false"/>
    </style:style>
    <style:style style:name="TableCell45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593" style:family="table-row">
      <style:table-row-properties style:min-row-height="0.1777in" style:use-optimal-row-height="false"/>
    </style:style>
    <style:style style:name="TableCell4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5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662" style:family="table-row">
      <style:table-row-properties style:min-row-height="0.1777in" style:use-optimal-row-height="false"/>
    </style:style>
    <style:style style:name="TableCell4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6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731" style:family="table-row">
      <style:table-row-properties style:min-row-height="0.1777in" style:use-optimal-row-height="false"/>
    </style:style>
    <style:style style:name="TableCell4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7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800" style:family="table-row">
      <style:table-row-properties style:min-row-height="0.1777in" style:use-optimal-row-height="false"/>
    </style:style>
    <style:style style:name="TableCell48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869" style:family="table-row">
      <style:table-row-properties style:min-row-height="0.1777in" style:use-optimal-row-height="false"/>
    </style:style>
    <style:style style:name="TableCell48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8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4938" style:family="table-row">
      <style:table-row-properties style:min-row-height="0.1777in" style:use-optimal-row-height="false"/>
    </style:style>
    <style:style style:name="TableCell49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49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5007" style:parent-style-name="SourceText" style:family="text">
      <style:text-properties style:font-name="Times New Roman"/>
    </style:style>
    <style:style style:name="T5008" style:parent-style-name="SourceText" style:family="text">
      <style:text-properties style:font-name="Times New Roman"/>
    </style:style>
    <style:style style:name="TableColumn5010" style:family="table-column">
      <style:table-column-properties style:column-width="0.9104in" style:use-optimal-column-width="false"/>
    </style:style>
    <style:style style:name="TableColumn5011" style:family="table-column">
      <style:table-column-properties style:column-width="0.8881in" style:use-optimal-column-width="false"/>
    </style:style>
    <style:style style:name="Table5009" style:family="table">
      <style:table-properties style:width="1.7986in" fo:margin-left="-0.0416in" table:align="left"/>
    </style:style>
    <style:style style:name="TableRow5012" style:family="table-row">
      <style:table-row-properties style:min-row-height="0.1777in" style:use-optimal-row-height="false"/>
    </style:style>
    <style:style style:name="TableCell5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14" style:parent-style-name="Standard" style:family="paragraph">
      <style:paragraph-properties fo:text-align="center"/>
      <style:text-properties style:font-name="Times New Roman"/>
    </style:style>
    <style:style style:name="TableCell5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16" style:parent-style-name="Standard" style:family="paragraph">
      <style:paragraph-properties fo:text-align="center"/>
      <style:text-properties style:font-name="Times New Roman"/>
    </style:style>
    <style:style style:name="TableRow5017" style:family="table-row">
      <style:table-row-properties style:min-row-height="0.1777in" style:use-optimal-row-height="false"/>
    </style:style>
    <style:style style:name="TableCell50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19" style:parent-style-name="Standard" style:family="paragraph">
      <style:paragraph-properties fo:text-align="center"/>
      <style:text-properties style:font-name="Times New Roman"/>
    </style:style>
    <style:style style:name="TableCell50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21" style:parent-style-name="Standard" style:family="paragraph">
      <style:paragraph-properties fo:text-align="center"/>
      <style:text-properties style:font-name="Times New Roman"/>
    </style:style>
    <style:style style:name="TableRow5022" style:family="table-row">
      <style:table-row-properties style:min-row-height="0.1777in" style:use-optimal-row-height="false"/>
    </style:style>
    <style:style style:name="TableCell5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24" style:parent-style-name="Standard" style:family="paragraph">
      <style:paragraph-properties fo:text-align="center"/>
      <style:text-properties style:font-name="Times New Roman"/>
    </style:style>
    <style:style style:name="TableCell5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26" style:parent-style-name="Standard" style:family="paragraph">
      <style:paragraph-properties fo:text-align="center"/>
      <style:text-properties style:font-name="Times New Roman"/>
    </style:style>
    <style:style style:name="TableRow5027" style:family="table-row">
      <style:table-row-properties style:min-row-height="0.1777in" style:use-optimal-row-height="false"/>
    </style:style>
    <style:style style:name="TableCell50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29" style:parent-style-name="Standard" style:family="paragraph">
      <style:paragraph-properties fo:text-align="center"/>
      <style:text-properties style:font-name="Times New Roman"/>
    </style:style>
    <style:style style:name="TableCell50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31" style:parent-style-name="Standard" style:family="paragraph">
      <style:paragraph-properties fo:text-align="center"/>
      <style:text-properties style:font-name="Times New Roman"/>
    </style:style>
    <style:style style:name="TableRow5032" style:family="table-row">
      <style:table-row-properties style:min-row-height="0.1777in" style:use-optimal-row-height="false"/>
    </style:style>
    <style:style style:name="TableCell5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34" style:parent-style-name="Standard" style:family="paragraph">
      <style:paragraph-properties fo:text-align="center"/>
      <style:text-properties style:font-name="Times New Roman"/>
    </style:style>
    <style:style style:name="TableCell5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36" style:parent-style-name="Standard" style:family="paragraph">
      <style:paragraph-properties fo:text-align="center"/>
      <style:text-properties style:font-name="Times New Roman"/>
    </style:style>
    <style:style style:name="TableRow5037" style:family="table-row">
      <style:table-row-properties style:min-row-height="0.1777in" style:use-optimal-row-height="false"/>
    </style:style>
    <style:style style:name="TableCell50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39" style:parent-style-name="Standard" style:family="paragraph">
      <style:paragraph-properties fo:text-align="center"/>
      <style:text-properties style:font-name="Times New Roman"/>
    </style:style>
    <style:style style:name="TableCell50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1" style:parent-style-name="Standard" style:family="paragraph">
      <style:paragraph-properties fo:text-align="center"/>
      <style:text-properties style:font-name="Times New Roman"/>
    </style:style>
    <style:style style:name="TableRow5042" style:family="table-row">
      <style:table-row-properties style:min-row-height="0.1777in" style:use-optimal-row-height="false"/>
    </style:style>
    <style:style style:name="TableCell50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4" style:parent-style-name="Standard" style:family="paragraph">
      <style:paragraph-properties fo:text-align="center"/>
      <style:text-properties style:font-name="Times New Roman"/>
    </style:style>
    <style:style style:name="TableCell50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6" style:parent-style-name="Standard" style:family="paragraph">
      <style:paragraph-properties fo:text-align="center"/>
      <style:text-properties style:font-name="Times New Roman"/>
    </style:style>
    <style:style style:name="TableRow5047" style:family="table-row">
      <style:table-row-properties style:min-row-height="0.1777in" style:use-optimal-row-height="false"/>
    </style:style>
    <style:style style:name="TableCell50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9" style:parent-style-name="Standard" style:family="paragraph">
      <style:paragraph-properties fo:text-align="center"/>
      <style:text-properties style:font-name="Times New Roman"/>
    </style:style>
    <style:style style:name="TableCell50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51" style:parent-style-name="Standard" style:family="paragraph">
      <style:paragraph-properties fo:text-align="center"/>
      <style:text-properties style:font-name="Times New Roman"/>
    </style:style>
    <style:style style:name="TableRow5052" style:family="table-row">
      <style:table-row-properties style:min-row-height="0.1777in" style:use-optimal-row-height="false"/>
    </style:style>
    <style:style style:name="TableCell5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54" style:parent-style-name="Standard" style:family="paragraph">
      <style:paragraph-properties fo:text-align="center"/>
      <style:text-properties style:font-name="Times New Roman"/>
    </style:style>
    <style:style style:name="TableCell5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56" style:parent-style-name="Standard" style:family="paragraph">
      <style:paragraph-properties fo:text-align="center"/>
      <style:text-properties style:font-name="Times New Roman"/>
    </style:style>
    <style:style style:name="TableRow5057" style:family="table-row">
      <style:table-row-properties style:min-row-height="0.1777in" style:use-optimal-row-height="false"/>
    </style:style>
    <style:style style:name="TableCell50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59" style:parent-style-name="Standard" style:family="paragraph">
      <style:paragraph-properties fo:text-align="center"/>
      <style:text-properties style:font-name="Times New Roman"/>
    </style:style>
    <style:style style:name="TableCell50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61" style:parent-style-name="Standard" style:family="paragraph">
      <style:paragraph-properties fo:text-align="center"/>
      <style:text-properties style:font-name="Times New Roman"/>
    </style:style>
    <style:style style:name="TableRow5062" style:family="table-row">
      <style:table-row-properties style:min-row-height="0.1777in" style:use-optimal-row-height="false"/>
    </style:style>
    <style:style style:name="TableCell5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64" style:parent-style-name="Standard" style:family="paragraph">
      <style:paragraph-properties fo:text-align="center"/>
      <style:text-properties style:font-name="Times New Roman"/>
    </style:style>
    <style:style style:name="TableCell5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66" style:parent-style-name="Standard" style:family="paragraph">
      <style:paragraph-properties fo:text-align="center"/>
      <style:text-properties style:font-name="Times New Roman"/>
    </style:style>
    <style:style style:name="TableRow5067" style:family="table-row">
      <style:table-row-properties style:min-row-height="0.1777in" style:use-optimal-row-height="false"/>
    </style:style>
    <style:style style:name="TableCell50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69" style:parent-style-name="Standard" style:family="paragraph">
      <style:paragraph-properties fo:text-align="center"/>
      <style:text-properties style:font-name="Times New Roman"/>
    </style:style>
    <style:style style:name="TableCell50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71" style:parent-style-name="Standard" style:family="paragraph">
      <style:paragraph-properties fo:text-align="center"/>
      <style:text-properties style:font-name="Times New Roman"/>
    </style:style>
    <style:style style:name="TableRow5072" style:family="table-row">
      <style:table-row-properties style:min-row-height="0.1777in" style:use-optimal-row-height="false"/>
    </style:style>
    <style:style style:name="TableCell50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74" style:parent-style-name="Standard" style:family="paragraph">
      <style:paragraph-properties fo:text-align="center"/>
      <style:text-properties style:font-name="Times New Roman"/>
    </style:style>
    <style:style style:name="TableCell50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76" style:parent-style-name="Standard" style:family="paragraph">
      <style:paragraph-properties fo:text-align="center"/>
      <style:text-properties style:font-name="Times New Roman"/>
    </style:style>
    <style:style style:name="TableRow5077" style:family="table-row">
      <style:table-row-properties style:min-row-height="0.1777in" style:use-optimal-row-height="false"/>
    </style:style>
    <style:style style:name="TableCell50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79" style:parent-style-name="Standard" style:family="paragraph">
      <style:paragraph-properties fo:text-align="center"/>
      <style:text-properties style:font-name="Times New Roman"/>
    </style:style>
    <style:style style:name="TableCell5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1" style:parent-style-name="Standard" style:family="paragraph">
      <style:paragraph-properties fo:text-align="center"/>
      <style:text-properties style:font-name="Times New Roman"/>
    </style:style>
    <style:style style:name="TableRow5082" style:family="table-row">
      <style:table-row-properties style:min-row-height="0.1777in" style:use-optimal-row-height="false"/>
    </style:style>
    <style:style style:name="TableCell50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4" style:parent-style-name="Standard" style:family="paragraph">
      <style:paragraph-properties fo:text-align="center"/>
      <style:text-properties style:font-name="Times New Roman"/>
    </style:style>
    <style:style style:name="TableCell5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6" style:parent-style-name="Standard" style:family="paragraph">
      <style:paragraph-properties fo:text-align="center"/>
      <style:text-properties style:font-name="Times New Roman"/>
    </style:style>
    <style:style style:name="TableRow5087" style:family="table-row">
      <style:table-row-properties style:min-row-height="0.1777in" style:use-optimal-row-height="false"/>
    </style:style>
    <style:style style:name="TableCell5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9" style:parent-style-name="Standard" style:family="paragraph">
      <style:paragraph-properties fo:text-align="center"/>
      <style:text-properties style:font-name="Times New Roman"/>
    </style:style>
    <style:style style:name="TableCell5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91" style:parent-style-name="Standard" style:family="paragraph">
      <style:paragraph-properties fo:text-align="center"/>
      <style:text-properties style:font-name="Times New Roman"/>
    </style:style>
    <style:style style:name="TableRow5092" style:family="table-row">
      <style:table-row-properties style:min-row-height="0.1777in" style:use-optimal-row-height="false"/>
    </style:style>
    <style:style style:name="TableCell50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94" style:parent-style-name="Standard" style:family="paragraph">
      <style:paragraph-properties fo:text-align="center"/>
      <style:text-properties style:font-name="Times New Roman"/>
    </style:style>
    <style:style style:name="TableCell50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96" style:parent-style-name="Standard" style:family="paragraph">
      <style:paragraph-properties fo:text-align="center"/>
      <style:text-properties style:font-name="Times New Roman"/>
    </style:style>
    <style:style style:name="TableRow5097" style:family="table-row">
      <style:table-row-properties style:min-row-height="0.1777in" style:use-optimal-row-height="false"/>
    </style:style>
    <style:style style:name="TableCell5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99" style:parent-style-name="Standard" style:family="paragraph">
      <style:paragraph-properties fo:text-align="center"/>
      <style:text-properties style:font-name="Times New Roman"/>
    </style:style>
    <style:style style:name="TableCell5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1" style:parent-style-name="Standard" style:family="paragraph">
      <style:paragraph-properties fo:text-align="center"/>
      <style:text-properties style:font-name="Times New Roman"/>
    </style:style>
    <style:style style:name="TableRow5102" style:family="table-row">
      <style:table-row-properties style:min-row-height="0.1777in" style:use-optimal-row-height="false"/>
    </style:style>
    <style:style style:name="TableCell5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4" style:parent-style-name="Standard" style:family="paragraph">
      <style:paragraph-properties fo:text-align="center"/>
      <style:text-properties style:font-name="Times New Roman"/>
    </style:style>
    <style:style style:name="TableCell5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6" style:parent-style-name="Standard" style:family="paragraph">
      <style:paragraph-properties fo:text-align="center"/>
      <style:text-properties style:font-name="Times New Roman"/>
    </style:style>
    <style:style style:name="TableRow5107" style:family="table-row">
      <style:table-row-properties style:min-row-height="0.1777in" style:use-optimal-row-height="false"/>
    </style:style>
    <style:style style:name="TableCell5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9" style:parent-style-name="Standard" style:family="paragraph">
      <style:paragraph-properties fo:text-align="center"/>
      <style:text-properties style:font-name="Times New Roman"/>
    </style:style>
    <style:style style:name="TableCell5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11" style:parent-style-name="Standard" style:family="paragraph">
      <style:paragraph-properties fo:text-align="center"/>
      <style:text-properties style:font-name="Times New Roman"/>
    </style:style>
    <style:style style:name="TableRow5112" style:family="table-row">
      <style:table-row-properties style:min-row-height="0.1777in" style:use-optimal-row-height="false"/>
    </style:style>
    <style:style style:name="TableCell5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14" style:parent-style-name="Standard" style:family="paragraph">
      <style:paragraph-properties fo:text-align="center"/>
      <style:text-properties style:font-name="Times New Roman"/>
    </style:style>
    <style:style style:name="TableCell5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16" style:parent-style-name="Standard" style:family="paragraph">
      <style:paragraph-properties fo:text-align="center"/>
      <style:text-properties style:font-name="Times New Roman"/>
    </style:style>
    <style:style style:name="TableRow5117" style:family="table-row">
      <style:table-row-properties style:min-row-height="0.1777in" style:use-optimal-row-height="false"/>
    </style:style>
    <style:style style:name="TableCell5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19" style:parent-style-name="Standard" style:family="paragraph">
      <style:paragraph-properties fo:text-align="center"/>
      <style:text-properties style:font-name="Times New Roman"/>
    </style:style>
    <style:style style:name="TableCell5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1" style:parent-style-name="Standard" style:family="paragraph">
      <style:paragraph-properties fo:text-align="center"/>
      <style:text-properties style:font-name="Times New Roman"/>
    </style:style>
    <style:style style:name="TableRow5122" style:family="table-row">
      <style:table-row-properties style:min-row-height="0.1777in" style:use-optimal-row-height="false"/>
    </style:style>
    <style:style style:name="TableCell5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4" style:parent-style-name="Standard" style:family="paragraph">
      <style:paragraph-properties fo:text-align="center"/>
      <style:text-properties style:font-name="Times New Roman"/>
    </style:style>
    <style:style style:name="TableCell5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6" style:parent-style-name="Standard" style:family="paragraph">
      <style:paragraph-properties fo:text-align="center"/>
      <style:text-properties style:font-name="Times New Roman"/>
    </style:style>
    <style:style style:name="TableRow5127" style:family="table-row">
      <style:table-row-properties style:min-row-height="0.1777in" style:use-optimal-row-height="false"/>
    </style:style>
    <style:style style:name="TableCell5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9" style:parent-style-name="Standard" style:family="paragraph">
      <style:paragraph-properties fo:text-align="center"/>
      <style:text-properties style:font-name="Times New Roman"/>
    </style:style>
    <style:style style:name="TableCell5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31" style:parent-style-name="Standard" style:family="paragraph">
      <style:paragraph-properties fo:text-align="center"/>
      <style:text-properties style:font-name="Times New Roman"/>
    </style:style>
    <style:style style:name="TableRow5132" style:family="table-row">
      <style:table-row-properties style:min-row-height="0.1777in" style:use-optimal-row-height="false"/>
    </style:style>
    <style:style style:name="TableCell5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34" style:parent-style-name="Standard" style:family="paragraph">
      <style:paragraph-properties fo:text-align="center"/>
      <style:text-properties style:font-name="Times New Roman"/>
    </style:style>
    <style:style style:name="TableCell5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36" style:parent-style-name="Standard" style:family="paragraph">
      <style:paragraph-properties fo:text-align="center"/>
      <style:text-properties style:font-name="Times New Roman"/>
    </style:style>
    <style:style style:name="TableRow5137" style:family="table-row">
      <style:table-row-properties style:min-row-height="0.1777in" style:use-optimal-row-height="false"/>
    </style:style>
    <style:style style:name="TableCell5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39" style:parent-style-name="Standard" style:family="paragraph">
      <style:paragraph-properties fo:text-align="center"/>
      <style:text-properties style:font-name="Times New Roman"/>
    </style:style>
    <style:style style:name="TableCell5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1" style:parent-style-name="Standard" style:family="paragraph">
      <style:paragraph-properties fo:text-align="center"/>
      <style:text-properties style:font-name="Times New Roman"/>
    </style:style>
    <style:style style:name="TableRow5142" style:family="table-row">
      <style:table-row-properties style:min-row-height="0.1777in" style:use-optimal-row-height="false"/>
    </style:style>
    <style:style style:name="TableCell5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4" style:parent-style-name="Standard" style:family="paragraph">
      <style:paragraph-properties fo:text-align="center"/>
      <style:text-properties style:font-name="Times New Roman"/>
    </style:style>
    <style:style style:name="TableCell5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6" style:parent-style-name="Standard" style:family="paragraph">
      <style:paragraph-properties fo:text-align="center"/>
      <style:text-properties style:font-name="Times New Roman"/>
    </style:style>
    <style:style style:name="TableRow5147" style:family="table-row">
      <style:table-row-properties style:min-row-height="0.1777in" style:use-optimal-row-height="false"/>
    </style:style>
    <style:style style:name="TableCell5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9" style:parent-style-name="Standard" style:family="paragraph">
      <style:paragraph-properties fo:text-align="center"/>
      <style:text-properties style:font-name="Times New Roman"/>
    </style:style>
    <style:style style:name="TableCell5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51" style:parent-style-name="Standard" style:family="paragraph">
      <style:paragraph-properties fo:text-align="center"/>
      <style:text-properties style:font-name="Times New Roman"/>
    </style:style>
    <style:style style:name="TableRow5152" style:family="table-row">
      <style:table-row-properties style:min-row-height="0.1777in" style:use-optimal-row-height="false"/>
    </style:style>
    <style:style style:name="TableCell5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54" style:parent-style-name="Standard" style:family="paragraph">
      <style:paragraph-properties fo:text-align="center"/>
      <style:text-properties style:font-name="Times New Roman"/>
    </style:style>
    <style:style style:name="TableCell5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56" style:parent-style-name="Standard" style:family="paragraph">
      <style:paragraph-properties fo:text-align="center"/>
      <style:text-properties style:font-name="Times New Roman"/>
    </style:style>
    <style:style style:name="TableRow5157" style:family="table-row">
      <style:table-row-properties style:min-row-height="0.1777in" style:use-optimal-row-height="false"/>
    </style:style>
    <style:style style:name="TableCell5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59" style:parent-style-name="Standard" style:family="paragraph">
      <style:paragraph-properties fo:text-align="center"/>
      <style:text-properties style:font-name="Times New Roman"/>
    </style:style>
    <style:style style:name="TableCell5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61" style:parent-style-name="Standard" style:family="paragraph">
      <style:paragraph-properties fo:text-align="center"/>
      <style:text-properties style:font-name="Times New Roman"/>
    </style:style>
    <style:style style:name="TableRow5162" style:family="table-row">
      <style:table-row-properties style:min-row-height="0.1777in" style:use-optimal-row-height="false"/>
    </style:style>
    <style:style style:name="TableCell5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64" style:parent-style-name="Standard" style:family="paragraph">
      <style:paragraph-properties fo:text-align="center"/>
      <style:text-properties style:font-name="Times New Roman"/>
    </style:style>
    <style:style style:name="TableCell5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66" style:parent-style-name="Standard" style:family="paragraph">
      <style:paragraph-properties fo:text-align="center"/>
      <style:text-properties style:font-name="Times New Roman"/>
    </style:style>
    <style:style style:name="TableRow5167" style:family="table-row">
      <style:table-row-properties style:min-row-height="0.1777in" style:use-optimal-row-height="false"/>
    </style:style>
    <style:style style:name="TableCell5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69" style:parent-style-name="Standard" style:family="paragraph">
      <style:paragraph-properties fo:text-align="center"/>
      <style:text-properties style:font-name="Times New Roman"/>
    </style:style>
    <style:style style:name="TableCell5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71" style:parent-style-name="Standard" style:family="paragraph">
      <style:paragraph-properties fo:text-align="center"/>
      <style:text-properties style:font-name="Times New Roman"/>
    </style:style>
    <style:style style:name="T5172" style:parent-style-name="SourceText" style:family="text">
      <style:text-properties style:font-name="Times New Roman"/>
    </style:style>
    <style:style style:name="TableColumn5174" style:family="table-column">
      <style:table-column-properties style:column-width="0.2534in" style:use-optimal-column-width="false"/>
    </style:style>
    <style:style style:name="TableColumn5175" style:family="table-column">
      <style:table-column-properties style:column-width="0.2493in" style:use-optimal-column-width="false"/>
    </style:style>
    <style:style style:name="TableColumn5176" style:family="table-column">
      <style:table-column-properties style:column-width="0.2493in" style:use-optimal-column-width="false"/>
    </style:style>
    <style:style style:name="TableColumn5177" style:family="table-column">
      <style:table-column-properties style:column-width="0.2479in" style:use-optimal-column-width="false"/>
    </style:style>
    <style:style style:name="TableColumn5178" style:family="table-column">
      <style:table-column-properties style:column-width="0.2493in" style:use-optimal-column-width="false"/>
    </style:style>
    <style:style style:name="TableColumn5179" style:family="table-column">
      <style:table-column-properties style:column-width="0.2493in" style:use-optimal-column-width="false"/>
    </style:style>
    <style:style style:name="TableColumn5180" style:family="table-column">
      <style:table-column-properties style:column-width="0.2493in" style:use-optimal-column-width="false"/>
    </style:style>
    <style:style style:name="TableColumn5181" style:family="table-column">
      <style:table-column-properties style:column-width="0.2486in" style:use-optimal-column-width="false"/>
    </style:style>
    <style:style style:name="TableColumn5182" style:family="table-column">
      <style:table-column-properties style:column-width="0.2472in" style:use-optimal-column-width="false"/>
    </style:style>
    <style:style style:name="TableColumn5183" style:family="table-column">
      <style:table-column-properties style:column-width="0.2486in" style:use-optimal-column-width="false"/>
    </style:style>
    <style:style style:name="TableColumn5184" style:family="table-column">
      <style:table-column-properties style:column-width="0.2486in" style:use-optimal-column-width="false"/>
    </style:style>
    <style:style style:name="TableColumn5185" style:family="table-column">
      <style:table-column-properties style:column-width="0.2486in" style:use-optimal-column-width="false"/>
    </style:style>
    <style:style style:name="TableColumn5186" style:family="table-column">
      <style:table-column-properties style:column-width="0.2479in" style:use-optimal-column-width="false"/>
    </style:style>
    <style:style style:name="TableColumn5187" style:family="table-column">
      <style:table-column-properties style:column-width="0.2486in" style:use-optimal-column-width="false"/>
    </style:style>
    <style:style style:name="TableColumn5188" style:family="table-column">
      <style:table-column-properties style:column-width="0.2479in" style:use-optimal-column-width="false"/>
    </style:style>
    <style:style style:name="TableColumn5189" style:family="table-column">
      <style:table-column-properties style:column-width="0.2486in" style:use-optimal-column-width="false"/>
    </style:style>
    <style:style style:name="TableColumn5190" style:family="table-column">
      <style:table-column-properties style:column-width="0.2479in" style:use-optimal-column-width="false"/>
    </style:style>
    <style:style style:name="TableColumn5191" style:family="table-column">
      <style:table-column-properties style:column-width="0.2486in" style:use-optimal-column-width="false"/>
    </style:style>
    <style:style style:name="TableColumn5192" style:family="table-column">
      <style:table-column-properties style:column-width="0.2486in" style:use-optimal-column-width="false"/>
    </style:style>
    <style:style style:name="TableColumn5193" style:family="table-column">
      <style:table-column-properties style:column-width="0.2472in" style:use-optimal-column-width="false"/>
    </style:style>
    <style:style style:name="TableColumn5194" style:family="table-column">
      <style:table-column-properties style:column-width="0.2486in" style:use-optimal-column-width="false"/>
    </style:style>
    <style:style style:name="TableColumn5195" style:family="table-column">
      <style:table-column-properties style:column-width="0.2486in" style:use-optimal-column-width="false"/>
    </style:style>
    <style:style style:name="TableColumn5196" style:family="table-column">
      <style:table-column-properties style:column-width="0.2486in" style:use-optimal-column-width="false"/>
    </style:style>
    <style:style style:name="TableColumn5197" style:family="table-column">
      <style:table-column-properties style:column-width="0.2486in" style:use-optimal-column-width="false"/>
    </style:style>
    <style:style style:name="TableColumn5198" style:family="table-column">
      <style:table-column-properties style:column-width="0.2472in" style:use-optimal-column-width="false"/>
    </style:style>
    <style:style style:name="TableColumn5199" style:family="table-column">
      <style:table-column-properties style:column-width="0.2486in" style:use-optimal-column-width="false"/>
    </style:style>
    <style:style style:name="TableColumn5200" style:family="table-column">
      <style:table-column-properties style:column-width="0.2486in" style:use-optimal-column-width="false"/>
    </style:style>
    <style:style style:name="TableColumn5201" style:family="table-column">
      <style:table-column-properties style:column-width="0.2486in" style:use-optimal-column-width="false"/>
    </style:style>
    <style:style style:name="TableColumn5202" style:family="table-column">
      <style:table-column-properties style:column-width="0.2479in" style:use-optimal-column-width="false"/>
    </style:style>
    <style:style style:name="TableColumn5203" style:family="table-column">
      <style:table-column-properties style:column-width="0.2486in" style:use-optimal-column-width="false"/>
    </style:style>
    <style:style style:name="TableColumn5204" style:family="table-column">
      <style:table-column-properties style:column-width="0.2479in" style:use-optimal-column-width="false"/>
    </style:style>
    <style:style style:name="TableColumn5205" style:family="table-column">
      <style:table-column-properties style:column-width="0.2486in" style:use-optimal-column-width="false"/>
    </style:style>
    <style:style style:name="TableColumn5206" style:family="table-column">
      <style:table-column-properties style:column-width="0.2444in" style:use-optimal-column-width="false"/>
    </style:style>
    <style:style style:name="Table5173" style:family="table">
      <style:table-properties style:width="8.2in" fo:margin-left="0in" table:align="center"/>
    </style:style>
    <style:style style:name="TableRow5207" style:family="table-row">
      <style:table-row-properties style:min-row-height="0.1777in" style:use-optimal-row-height="false"/>
    </style:style>
    <style:style style:name="TableCell5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09" style:parent-style-name="Standard" style:family="paragraph">
      <style:paragraph-properties fo:text-align="center"/>
    </style:style>
    <style:style style:name="T5210" style:parent-style-name="SourceText" style:family="text">
      <style:text-properties style:font-name="Times New Roman" fo:font-size="6pt" style:font-size-asian="6pt" style:font-size-complex="6pt"/>
    </style:style>
    <style:style style:name="TableCell5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275" style:family="table-row">
      <style:table-row-properties style:min-row-height="0.1777in" style:use-optimal-row-height="false"/>
    </style:style>
    <style:style style:name="TableCell5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342" style:family="table-row">
      <style:table-row-properties style:min-row-height="0.1777in" style:use-optimal-row-height="false"/>
    </style:style>
    <style:style style:name="TableCell5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409" style:family="table-row">
      <style:table-row-properties style:min-row-height="0.1777in" style:use-optimal-row-height="false"/>
    </style:style>
    <style:style style:name="TableCell5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476" style:family="table-row">
      <style:table-row-properties style:min-row-height="0.1777in" style:use-optimal-row-height="false"/>
    </style:style>
    <style:style style:name="TableCell5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543" style:family="table-row">
      <style:table-row-properties style:min-row-height="0.1777in" style:use-optimal-row-height="false"/>
    </style:style>
    <style:style style:name="TableCell5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5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610" style:family="table-row">
      <style:table-row-properties style:min-row-height="0.1777in" style:use-optimal-row-height="false"/>
    </style:style>
    <style:style style:name="TableCell5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677" style:family="table-row">
      <style:table-row-properties style:min-row-height="0.1777in" style:use-optimal-row-height="false"/>
    </style:style>
    <style:style style:name="TableCell5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744" style:family="table-row">
      <style:table-row-properties style:min-row-height="0.1777in" style:use-optimal-row-height="false"/>
    </style:style>
    <style:style style:name="TableCell5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7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811" style:family="table-row">
      <style:table-row-properties style:min-row-height="0.1777in" style:use-optimal-row-height="false"/>
    </style:style>
    <style:style style:name="TableCell5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878" style:family="table-row">
      <style:table-row-properties style:min-row-height="0.1777in" style:use-optimal-row-height="false"/>
    </style:style>
    <style:style style:name="TableCell5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5945" style:family="table-row">
      <style:table-row-properties style:min-row-height="0.1777in" style:use-optimal-row-height="false"/>
    </style:style>
    <style:style style:name="TableCell5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59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012" style:family="table-row">
      <style:table-row-properties style:min-row-height="0.1777in" style:use-optimal-row-height="false"/>
    </style:style>
    <style:style style:name="TableCell6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079" style:family="table-row">
      <style:table-row-properties style:min-row-height="0.1777in" style:use-optimal-row-height="false"/>
    </style:style>
    <style:style style:name="TableCell6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146" style:family="table-row">
      <style:table-row-properties style:min-row-height="0.1777in" style:use-optimal-row-height="false"/>
    </style:style>
    <style:style style:name="TableCell6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213" style:family="table-row">
      <style:table-row-properties style:min-row-height="0.1777in" style:use-optimal-row-height="false"/>
    </style:style>
    <style:style style:name="TableCell6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280" style:family="table-row">
      <style:table-row-properties style:min-row-height="0.1777in" style:use-optimal-row-height="false"/>
    </style:style>
    <style:style style:name="TableCell6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347" style:family="table-row">
      <style:table-row-properties style:min-row-height="0.1777in" style:use-optimal-row-height="false"/>
    </style:style>
    <style:style style:name="TableCell63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3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414" style:family="table-row">
      <style:table-row-properties style:min-row-height="0.1777in" style:use-optimal-row-height="false"/>
    </style:style>
    <style:style style:name="TableCell6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481" style:family="table-row">
      <style:table-row-properties style:min-row-height="0.1777in" style:use-optimal-row-height="false"/>
    </style:style>
    <style:style style:name="TableCell6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548" style:family="table-row">
      <style:table-row-properties style:min-row-height="0.1777in" style:use-optimal-row-height="false"/>
    </style:style>
    <style:style style:name="TableCell65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615" style:family="table-row">
      <style:table-row-properties style:min-row-height="0.1777in" style:use-optimal-row-height="false"/>
    </style:style>
    <style:style style:name="TableCell66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682" style:family="table-row">
      <style:table-row-properties style:min-row-height="0.1777in" style:use-optimal-row-height="false"/>
    </style:style>
    <style:style style:name="TableCell66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6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749" style:family="table-row">
      <style:table-row-properties style:min-row-height="0.1777in" style:use-optimal-row-height="false"/>
    </style:style>
    <style:style style:name="TableCell67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7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816" style:family="table-row">
      <style:table-row-properties style:min-row-height="0.1777in" style:use-optimal-row-height="false"/>
    </style:style>
    <style:style style:name="TableCell68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883" style:family="table-row">
      <style:table-row-properties style:min-row-height="0.1777in" style:use-optimal-row-height="false"/>
    </style:style>
    <style:style style:name="TableCell68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8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6950" style:family="table-row">
      <style:table-row-properties style:min-row-height="0.1777in" style:use-optimal-row-height="false"/>
    </style:style>
    <style:style style:name="TableCell69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69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017" style:family="table-row">
      <style:table-row-properties style:min-row-height="0.1777in" style:use-optimal-row-height="false"/>
    </style:style>
    <style:style style:name="TableCell70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084" style:family="table-row">
      <style:table-row-properties style:min-row-height="0.1777in" style:use-optimal-row-height="false"/>
    </style:style>
    <style:style style:name="TableCell7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0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151" style:family="table-row">
      <style:table-row-properties style:min-row-height="0.1777in" style:use-optimal-row-height="false"/>
    </style:style>
    <style:style style:name="TableCell7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218" style:family="table-row">
      <style:table-row-properties style:min-row-height="0.1777in" style:use-optimal-row-height="false"/>
    </style:style>
    <style:style style:name="TableCell7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285" style:family="table-row">
      <style:table-row-properties style:min-row-height="0.1777in" style:use-optimal-row-height="false"/>
    </style:style>
    <style:style style:name="TableCell7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352" style:family="table-row">
      <style:table-row-properties style:min-row-height="0.1777in" style:use-optimal-row-height="false"/>
    </style:style>
    <style:style style:name="TableCell7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7419" style:parent-style-name="SourceText" style:family="text">
      <style:text-properties style:font-name="Times New Roman"/>
    </style:style>
    <style:style style:name="TableColumn7421" style:family="table-column">
      <style:table-column-properties style:column-width="0.2486in" style:use-optimal-column-width="false"/>
    </style:style>
    <style:style style:name="TableColumn7422" style:family="table-column">
      <style:table-column-properties style:column-width="0.2465in" style:use-optimal-column-width="false"/>
    </style:style>
    <style:style style:name="TableColumn7423" style:family="table-column">
      <style:table-column-properties style:column-width="0.2458in" style:use-optimal-column-width="false"/>
    </style:style>
    <style:style style:name="TableColumn7424" style:family="table-column">
      <style:table-column-properties style:column-width="0.2472in" style:use-optimal-column-width="false"/>
    </style:style>
    <style:style style:name="TableColumn7425" style:family="table-column">
      <style:table-column-properties style:column-width="0.2465in" style:use-optimal-column-width="false"/>
    </style:style>
    <style:style style:name="TableColumn7426" style:family="table-column">
      <style:table-column-properties style:column-width="0.2458in" style:use-optimal-column-width="false"/>
    </style:style>
    <style:style style:name="TableColumn7427" style:family="table-column">
      <style:table-column-properties style:column-width="0.2465in" style:use-optimal-column-width="false"/>
    </style:style>
    <style:style style:name="TableColumn7428" style:family="table-column">
      <style:table-column-properties style:column-width="0.2486in" style:use-optimal-column-width="false"/>
    </style:style>
    <style:style style:name="TableColumn7429" style:family="table-column">
      <style:table-column-properties style:column-width="0.2444in" style:use-optimal-column-width="false"/>
    </style:style>
    <style:style style:name="TableColumn7430" style:family="table-column">
      <style:table-column-properties style:column-width="0.2465in" style:use-optimal-column-width="false"/>
    </style:style>
    <style:style style:name="TableColumn7431" style:family="table-column">
      <style:table-column-properties style:column-width="0.2479in" style:use-optimal-column-width="false"/>
    </style:style>
    <style:style style:name="TableColumn7432" style:family="table-column">
      <style:table-column-properties style:column-width="0.2465in" style:use-optimal-column-width="false"/>
    </style:style>
    <style:style style:name="TableColumn7433" style:family="table-column">
      <style:table-column-properties style:column-width="0.2458in" style:use-optimal-column-width="false"/>
    </style:style>
    <style:style style:name="TableColumn7434" style:family="table-column">
      <style:table-column-properties style:column-width="0.2458in" style:use-optimal-column-width="false"/>
    </style:style>
    <style:style style:name="TableColumn7435" style:family="table-column">
      <style:table-column-properties style:column-width="0.2458in" style:use-optimal-column-width="false"/>
    </style:style>
    <style:style style:name="TableColumn7436" style:family="table-column">
      <style:table-column-properties style:column-width="0.2451in" style:use-optimal-column-width="false"/>
    </style:style>
    <style:style style:name="TableColumn7437" style:family="table-column">
      <style:table-column-properties style:column-width="0.2465in" style:use-optimal-column-width="false"/>
    </style:style>
    <style:style style:name="TableColumn7438" style:family="table-column">
      <style:table-column-properties style:column-width="0.2458in" style:use-optimal-column-width="false"/>
    </style:style>
    <style:style style:name="TableColumn7439" style:family="table-column">
      <style:table-column-properties style:column-width="0.2458in" style:use-optimal-column-width="false"/>
    </style:style>
    <style:style style:name="TableColumn7440" style:family="table-column">
      <style:table-column-properties style:column-width="0.2451in" style:use-optimal-column-width="false"/>
    </style:style>
    <style:style style:name="TableColumn7441" style:family="table-column">
      <style:table-column-properties style:column-width="0.2465in" style:use-optimal-column-width="false"/>
    </style:style>
    <style:style style:name="TableColumn7442" style:family="table-column">
      <style:table-column-properties style:column-width="0.2451in" style:use-optimal-column-width="false"/>
    </style:style>
    <style:style style:name="TableColumn7443" style:family="table-column">
      <style:table-column-properties style:column-width="0.2472in" style:use-optimal-column-width="false"/>
    </style:style>
    <style:style style:name="TableColumn7444" style:family="table-column">
      <style:table-column-properties style:column-width="0.2458in" style:use-optimal-column-width="false"/>
    </style:style>
    <style:style style:name="TableColumn7445" style:family="table-column">
      <style:table-column-properties style:column-width="0.2451in" style:use-optimal-column-width="false"/>
    </style:style>
    <style:style style:name="TableColumn7446" style:family="table-column">
      <style:table-column-properties style:column-width="0.2451in" style:use-optimal-column-width="false"/>
    </style:style>
    <style:style style:name="TableColumn7447" style:family="table-column">
      <style:table-column-properties style:column-width="0.2472in" style:use-optimal-column-width="false"/>
    </style:style>
    <style:style style:name="TableColumn7448" style:family="table-column">
      <style:table-column-properties style:column-width="0.2458in" style:use-optimal-column-width="false"/>
    </style:style>
    <style:style style:name="TableColumn7449" style:family="table-column">
      <style:table-column-properties style:column-width="0.2465in" style:use-optimal-column-width="false"/>
    </style:style>
    <style:style style:name="TableColumn7450" style:family="table-column">
      <style:table-column-properties style:column-width="0.2458in" style:use-optimal-column-width="false"/>
    </style:style>
    <style:style style:name="TableColumn7451" style:family="table-column">
      <style:table-column-properties style:column-width="0.2458in" style:use-optimal-column-width="false"/>
    </style:style>
    <style:style style:name="TableColumn7452" style:family="table-column">
      <style:table-column-properties style:column-width="0.2444in" style:use-optimal-column-width="false"/>
    </style:style>
    <style:style style:name="TableColumn7453" style:family="table-column">
      <style:table-column-properties style:column-width="0.2423in" style:use-optimal-column-width="false"/>
    </style:style>
    <style:style style:name="Table7420" style:family="table">
      <style:table-properties style:width="8.1201in" fo:margin-left="0in" table:align="center"/>
    </style:style>
    <style:style style:name="TableRow7454" style:family="table-row">
      <style:table-row-properties style:min-row-height="0.1777in" style:use-optimal-row-height="false"/>
    </style:style>
    <style:style style:name="TableCell7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521" style:family="table-row">
      <style:table-row-properties style:min-row-height="0.1777in" style:use-optimal-row-height="false"/>
    </style:style>
    <style:style style:name="TableCell7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588" style:family="table-row">
      <style:table-row-properties style:min-row-height="0.1777in" style:use-optimal-row-height="false"/>
    </style:style>
    <style:style style:name="TableCell7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655" style:family="table-row">
      <style:table-row-properties style:min-row-height="0.1777in" style:use-optimal-row-height="false"/>
    </style:style>
    <style:style style:name="TableCell7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722" style:family="table-row">
      <style:table-row-properties style:min-row-height="0.1777in" style:use-optimal-row-height="false"/>
    </style:style>
    <style:style style:name="TableCell7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789" style:family="table-row">
      <style:table-row-properties style:min-row-height="0.1777in" style:use-optimal-row-height="false"/>
    </style:style>
    <style:style style:name="TableCell7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7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856" style:family="table-row">
      <style:table-row-properties style:min-row-height="0.1777in" style:use-optimal-row-height="false"/>
    </style:style>
    <style:style style:name="TableCell78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923" style:family="table-row">
      <style:table-row-properties style:min-row-height="0.1777in" style:use-optimal-row-height="false"/>
    </style:style>
    <style:style style:name="TableCell79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7990" style:family="table-row">
      <style:table-row-properties style:min-row-height="0.1777in" style:use-optimal-row-height="false"/>
    </style:style>
    <style:style style:name="TableCell79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79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057" style:family="table-row">
      <style:table-row-properties style:min-row-height="0.1777in" style:use-optimal-row-height="false"/>
    </style:style>
    <style:style style:name="TableCell80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124" style:family="table-row">
      <style:table-row-properties style:min-row-height="0.1777in" style:use-optimal-row-height="false"/>
    </style:style>
    <style:style style:name="TableCell8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191" style:family="table-row">
      <style:table-row-properties style:min-row-height="0.1777in" style:use-optimal-row-height="false"/>
    </style:style>
    <style:style style:name="TableCell81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258" style:family="table-row">
      <style:table-row-properties style:min-row-height="0.1777in" style:use-optimal-row-height="false"/>
    </style:style>
    <style:style style:name="TableCell8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325" style:family="table-row">
      <style:table-row-properties style:min-row-height="0.1777in" style:use-optimal-row-height="false"/>
    </style:style>
    <style:style style:name="TableCell8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392" style:family="table-row">
      <style:table-row-properties style:min-row-height="0.1777in" style:use-optimal-row-height="false"/>
    </style:style>
    <style:style style:name="TableCell8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459" style:family="table-row">
      <style:table-row-properties style:min-row-height="0.1777in" style:use-optimal-row-height="false"/>
    </style:style>
    <style:style style:name="TableCell8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526" style:family="table-row">
      <style:table-row-properties style:min-row-height="0.1777in" style:use-optimal-row-height="false"/>
    </style:style>
    <style:style style:name="TableCell85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593" style:family="table-row">
      <style:table-row-properties style:min-row-height="0.1777in" style:use-optimal-row-height="false"/>
    </style:style>
    <style:style style:name="TableCell8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5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660" style:family="table-row">
      <style:table-row-properties style:min-row-height="0.1777in" style:use-optimal-row-height="false"/>
    </style:style>
    <style:style style:name="TableCell86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6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727" style:family="table-row">
      <style:table-row-properties style:min-row-height="0.1777in" style:use-optimal-row-height="false"/>
    </style:style>
    <style:style style:name="TableCell87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794" style:family="table-row">
      <style:table-row-properties style:min-row-height="0.1777in" style:use-optimal-row-height="false"/>
    </style:style>
    <style:style style:name="TableCell8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7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861" style:family="table-row">
      <style:table-row-properties style:min-row-height="0.1777in" style:use-optimal-row-height="false"/>
    </style:style>
    <style:style style:name="TableCell8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8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928" style:family="table-row">
      <style:table-row-properties style:min-row-height="0.1777in" style:use-optimal-row-height="false"/>
    </style:style>
    <style:style style:name="TableCell8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8995" style:family="table-row">
      <style:table-row-properties style:min-row-height="0.1777in" style:use-optimal-row-height="false"/>
    </style:style>
    <style:style style:name="TableCell89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89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062" style:family="table-row">
      <style:table-row-properties style:min-row-height="0.1777in" style:use-optimal-row-height="false"/>
    </style:style>
    <style:style style:name="TableCell9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0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129" style:family="table-row">
      <style:table-row-properties style:min-row-height="0.1777in" style:use-optimal-row-height="false"/>
    </style:style>
    <style:style style:name="TableCell9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196" style:family="table-row">
      <style:table-row-properties style:min-row-height="0.1777in" style:use-optimal-row-height="false"/>
    </style:style>
    <style:style style:name="TableCell9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263" style:family="table-row">
      <style:table-row-properties style:min-row-height="0.1777in" style:use-optimal-row-height="false"/>
    </style:style>
    <style:style style:name="TableCell9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330" style:family="table-row">
      <style:table-row-properties style:min-row-height="0.1777in" style:use-optimal-row-height="false"/>
    </style:style>
    <style:style style:name="TableCell9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397" style:family="table-row">
      <style:table-row-properties style:min-row-height="0.1777in" style:use-optimal-row-height="false"/>
    </style:style>
    <style:style style:name="TableCell93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0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0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0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0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0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2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2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2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2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2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464" style:family="table-row">
      <style:table-row-properties style:min-row-height="0.1777in" style:use-optimal-row-height="false"/>
    </style:style>
    <style:style style:name="TableCell94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6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6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9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9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9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9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9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4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531" style:family="table-row">
      <style:table-row-properties style:min-row-height="0.1777in" style:use-optimal-row-height="false"/>
    </style:style>
    <style:style style:name="TableCell95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3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3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3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3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5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5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5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5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5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7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7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7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7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7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9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91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93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95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97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Row9598" style:family="table-row">
      <style:table-row-properties style:min-row-height="0.1777in" style:use-optimal-row-height="false"/>
    </style:style>
    <style:style style:name="TableCell95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0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1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1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1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1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1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2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2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2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2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2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4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4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4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4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4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6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8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60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62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ableCell9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64" style:parent-style-name="Standard" style:family="paragraph">
      <style:paragraph-properties fo:text-align="center"/>
      <style:text-properties style:font-name="Times New Roman" fo:font-size="6pt" style:font-size-asian="6pt" style:font-size-complex="6pt"/>
    </style:style>
    <style:style style:name="T9665" style:parent-style-name="SourceText" style:family="text">
      <style:text-properties style:font-name="Times New Roman" fo:color="#222222"/>
    </style:style>
    <style:style style:name="T9666" style:parent-style-name="SourceText" style:family="text">
      <style:text-properties style:font-name="Times New Roman" fo:color="#222222"/>
    </style:style>
    <style:style style:name="T9667" style:parent-style-name="SourceText" style:family="text">
      <style:text-properties style:font-name="Times New Roman"/>
    </style:style>
    <style:style style:name="T9668" style:parent-style-name="SourceText" style:family="text">
      <style:text-properties style:font-name="Times New Roman" style:text-position="super 66.6%"/>
    </style:style>
    <style:style style:name="T9669" style:parent-style-name="SourceText" style:family="text">
      <style:text-properties style:font-name="Times New Roman"/>
    </style:style>
    <style:style style:name="T9670" style:parent-style-name="SourceText" style:family="text">
      <style:text-properties style:font-name="Times New Roman" fo:color="#222222"/>
    </style:style>
    <style:style style:name="T9671" style:parent-style-name="SourceText" style:family="text">
      <style:text-properties style:font-name="Times New Roman" fo:color="#222222"/>
    </style:style>
    <style:style style:name="T9672" style:parent-style-name="SourceText" style:family="text">
      <style:text-properties style:font-name="Times New Roman"/>
    </style:style>
    <style:style style:name="T9673" style:parent-style-name="SourceText" style:family="text">
      <style:text-properties style:font-name="Times New Roman" style:text-position="super 66.6%"/>
    </style:style>
    <style:style style:name="T9674" style:parent-style-name="SourceText" style:family="text">
      <style:text-properties style:font-name="Times New Roman"/>
    </style:style>
    <style:style style:name="T9675" style:parent-style-name="SourceText" style:family="text">
      <style:text-properties style:font-name="Times New Roman" fo:color="#222222"/>
    </style:style>
    <style:style style:name="T9676" style:parent-style-name="SourceText" style:family="text">
      <style:text-properties style:font-name="Times New Roman" style:text-position="super 66.6%"/>
    </style:style>
    <style:style style:name="T9677" style:parent-style-name="SourceText" style:family="text">
      <style:text-properties style:font-name="Times New Roman" fo:color="#222222"/>
    </style:style>
    <style:style style:name="T9678" style:parent-style-name="SourceText" style:family="text">
      <style:text-properties style:font-name="Times New Roman" fo:color="#222222"/>
    </style:style>
    <style:style style:name="T9679" style:parent-style-name="SourceText" style:family="text">
      <style:text-properties style:font-name="Times New Roman" fo:color="#222222" style:text-position="super 66.6%"/>
    </style:style>
    <style:style style:name="T9680" style:parent-style-name="SourceText" style:family="text">
      <style:text-properties style:font-name="Times New Roman" fo:color="#222222"/>
    </style:style>
    <style:style style:name="T9681" style:parent-style-name="SourceText" style:family="text">
      <style:text-properties style:font-name="Times New Roman" fo:color="#222222" style:text-position="super 66.6%"/>
    </style:style>
    <style:style style:name="T9682" style:parent-style-name="SourceText" style:family="text">
      <style:text-properties style:font-name="Times New Roman" fo:color="#222222"/>
    </style:style>
    <style:style style:name="T9683" style:parent-style-name="SourceText" style:family="text">
      <style:text-properties style:font-name="Times New Roman" fo:color="#222222"/>
    </style:style>
    <style:style style:name="T9684" style:parent-style-name="SourceText" style:family="text">
      <style:text-properties style:font-name="Times New Roman" fo:color="#222222"/>
    </style:style>
    <style:style style:name="T9685" style:parent-style-name="SourceText" style:family="text">
      <style:text-properties style:font-name="Times New Roman" fo:color="#222222" style:text-position="sub 66.6%"/>
    </style:style>
    <style:style style:name="T9686" style:parent-style-name="SourceText" style:family="text">
      <style:text-properties style:font-name="Times New Roman" fo:color="#222222"/>
    </style:style>
    <style:style style:name="T9687" style:parent-style-name="SourceText" style:family="text">
      <style:text-properties style:font-name="Times New Roman" fo:color="#222222"/>
    </style:style>
    <style:style style:name="T9688" style:parent-style-name="SourceText" style:family="text">
      <style:text-properties style:font-name="Times New Roman" fo:color="#222222"/>
    </style:style>
    <style:style style:name="T9689" style:parent-style-name="SourceText" style:family="text">
      <style:text-properties style:font-name="Times New Roman" fo:color="#222222" style:text-position="sub 66.6%"/>
    </style:style>
    <style:style style:name="T9690" style:parent-style-name="SourceText" style:family="text">
      <style:text-properties style:font-name="Times New Roman" fo:color="#222222"/>
    </style:style>
    <style:style style:name="T9691" style:parent-style-name="SourceText" style:family="text">
      <style:text-properties style:font-name="Times New Roman" fo:color="#222222" style:text-position="sub 66.6%"/>
    </style:style>
    <style:style style:name="T9692" style:parent-style-name="SourceText" style:family="text">
      <style:text-properties style:font-name="Times New Roman" fo:color="#222222"/>
    </style:style>
    <style:style style:name="T9693" style:parent-style-name="SourceText" style:family="text">
      <style:text-properties style:font-name="Times New Roman" fo:color="#222222"/>
    </style:style>
    <style:style style:name="T9694" style:parent-style-name="SourceText" style:family="text">
      <style:text-properties style:font-name="Times New Roman" fo:color="#222222" style:text-position="sub 66.6%"/>
    </style:style>
    <style:style style:name="T9695" style:parent-style-name="SourceText" style:family="text">
      <style:text-properties style:font-name="Times New Roman" fo:color="#222222"/>
    </style:style>
    <style:style style:name="T9696" style:parent-style-name="SourceText" style:family="text">
      <style:text-properties style:font-name="Times New Roman" fo:color="#222222" style:text-position="sub 66.6%"/>
    </style:style>
    <style:style style:name="T9697" style:parent-style-name="SourceText" style:family="text">
      <style:text-properties style:font-name="Times New Roman" fo:color="#222222"/>
    </style:style>
    <style:style style:name="T9698" style:parent-style-name="SourceText" style:family="text">
      <style:text-properties style:font-name="Times New Roman" fo:color="#222222"/>
    </style:style>
    <style:style style:name="T9699" style:parent-style-name="SourceText" style:family="text">
      <style:text-properties style:font-name="Times New Roman" fo:color="#222222"/>
    </style:style>
    <style:style style:name="T9700" style:parent-style-name="SourceText" style:family="text">
      <style:text-properties style:font-name="Times New Roman" fo:color="#222222" style:text-position="sub 66.6%"/>
    </style:style>
    <style:style style:name="T9701" style:parent-style-name="SourceText" style:family="text">
      <style:text-properties style:font-name="Times New Roman" fo:color="#222222"/>
    </style:style>
    <style:style style:name="T9702" style:parent-style-name="SourceText" style:family="text">
      <style:text-properties style:font-name="Times New Roman" fo:color="#222222"/>
    </style:style>
    <style:style style:name="T9703" style:parent-style-name="SourceText" style:family="text">
      <style:text-properties style:font-name="Times New Roman" fo:color="#222222" style:text-position="sub 66.6%"/>
    </style:style>
    <style:style style:name="T9704" style:parent-style-name="SourceText" style:family="text">
      <style:text-properties style:font-name="Times New Roman" fo:color="#222222"/>
    </style:style>
    <style:style style:name="T9705" style:parent-style-name="SourceText" style:family="text">
      <style:text-properties style:font-name="Times New Roman" fo:color="#222222" style:text-position="sub 66.6%"/>
    </style:style>
    <style:style style:name="T9706" style:parent-style-name="SourceText" style:family="text">
      <style:text-properties style:font-name="Times New Roman" fo:color="#222222"/>
    </style:style>
    <style:style style:name="T9707" style:parent-style-name="SourceText" style:family="text">
      <style:text-properties style:font-name="Times New Roman" fo:color="#222222"/>
    </style:style>
    <style:style style:name="T9708" style:parent-style-name="SourceText" style:family="text">
      <style:text-properties style:font-name="Times New Roman" fo:color="#222222"/>
    </style:style>
    <style:style style:name="T9709" style:parent-style-name="SourceText" style:family="text">
      <style:text-properties style:font-name="Times New Roman" fo:color="#222222" style:text-position="sub 66.6%"/>
    </style:style>
    <style:style style:name="T9710" style:parent-style-name="SourceText" style:family="text">
      <style:text-properties style:font-name="Times New Roman" fo:color="#222222"/>
    </style:style>
    <style:style style:name="T9711" style:parent-style-name="SourceText" style:family="text">
      <style:text-properties style:font-name="Times New Roman" fo:color="#222222"/>
    </style:style>
  </office:automatic-styles>
  <office:body>
    <office:text text:use-soft-page-breaks="true">
      <text:p text:style-name="P1">Міністерство освіти і науки України</text:p>
      <text:p text:style-name="P2">НТУУ«Київський політехнічний інститут»</text:p>
      <text:p text:style-name="P3">Фізико-технічний інститут</text:p>
      <text:p text:style-name="P4"/>
      <text:p text:style-name="P5"/>
      <text:p text:style-name="P6"/>
      <text:p text:style-name="P7"/>
      <text:p text:style-name="P8"/>
      <text:p text:style-name="P9"><text:span text:style-name="T10"><text:s/></text:span><text:span text:style-name="T11">КРИПТОГРАФІЯ</text:span></text:p>
      <text:p text:style-name="P12">КОМП’ЮТЕРНИЙ ПРАКТИКУМ No1</text:p>
      <text:p text:style-name="P13">Експериментальна оцінка ентропії на<text:s/>символ джерела</text:p>
      <text:p text:style-name="P14">відкритого тексту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Виконав:</text:p>
      <text:p text:style-name="P32">Ярмоленко</text:p>
      <text:p text:style-name="P33"><text:span text:style-name="T34">Горянський</text:span></text:p>
      <text:p text:style-name="P35"/>
      <text:p text:style-name="P36"/>
      <text:p text:style-name="P37"/>
      <text:soft-page-break/>
      <text:p text:style-name="Standard"><text:span text:style-name="T38">Мета<text:s/></text:span><text:span text:style-name="T39">роботи</text:span><text:span text:style-name="T40">:</text:span></text:p>
      <text:p text:style-name="P41">Засвоєння понять ентропії на символ джерела та його надлишковості, вивчення та порівняння різних моделей джерела відкритого тексту для наближеного<text:s/>визначення ентропії, набуття практичних навичок щодо оцінки ентропії на символ джерела.</text:p>
      <text:p text:style-name="P42"/>
      <text:p text:style-name="P43">Завдання:</text:p>
      <text:list text:style-name="LFO1" text:continue-numbering="true">
        <text:list-item>
          <text:p text:style-name="P44"><text:span text:style-name="T45">Написати програми для підрахунку частот букв і частот біграм в тексті, а також підрахунку H</text:span><text:span text:style-name="T46">1</text:span><text:span text:style-name="T47"><text:s/>та H</text:span><text:span text:style-name="T48">2</text:span><text:span text:style-name="T49"><text:s/>за безпосереднім означенням. Підрахувати частоти букв та<text:s/></text:span><text:span text:style-name="T50">біграм, а також значення H</text:span><text:span text:style-name="T51">1</text:span><text:span text:style-name="T52"><text:s/>та H</text:span><text:span text:style-name="T53">2</text:span><text:span text:style-name="T54"><text:s/>на довільно обраному тексті російською мовою достатньої довжини (щонайменше 1Мб), де імовірності замінити відповідними частотами. Також одержати значення H</text:span><text:span text:style-name="T55">1</text:span><text:span text:style-name="T56"><text:s/>та H</text:span><text:span text:style-name="T57">2</text:span><text:span text:style-name="T58"><text:s/>на тому ж тексті, в якому вилучено всі пробіли.</text:span></text:p>
        </text:list-item>
        <text:list-item>
          <text:p text:style-name="P59"><text:span text:style-name="T60">За допомого</text:span><text:span text:style-name="T61">ю програми CoolPinkProgram оцінити значення H</text:span><text:span text:style-name="T62">(10)</text:span><text:span text:style-name="T63"><text:s text:c="2"/>, H</text:span><text:span text:style-name="T64">(20)</text:span><text:span text:style-name="T65"><text:s/>, H</text:span><text:span text:style-name="T66">(30)</text:span><text:span text:style-name="T67">.</text:span></text:p>
        </text:list-item>
        <text:list-item>
          <text:p text:style-name="P68">Використовуючи отримані значення ентропії, оцінити надлишковість російської мови в різних моделях джерела.</text:p>
        </text:list-item>
      </text:list>
      <text:p text:style-name="P69"/>
      <text:p text:style-name="Standard"><text:span text:style-name="T70">Значення частот у процентах</text:span><text:span text:style-name="T71">:</text:span></text:p>
      <text:p text:style-name="Standard"><text:span text:style-name="T72">Довільний текст(з пробілами) blindsight</text:span><text:span text:style-name="T73">_with_spaces:</text:span></text:p>
      <text:p text:style-name="P74">частоти букв :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 text:c="2"/></text:p>
          </table:table-cell>
          <table:table-cell table:style-name="TableCell81">
            <text:p text:style-name="P82">15.19</text:p>
          </table:table-cell>
        </table:table-row>
        <table:table-row table:style-name="TableRow83">
          <table:table-cell table:style-name="TableCell84">
            <text:p text:style-name="P85">а</text:p>
          </table:table-cell>
          <table:table-cell table:style-name="TableCell86">
            <text:p text:style-name="P87">6.76</text:p>
          </table:table-cell>
        </table:table-row>
        <table:table-row table:style-name="TableRow88">
          <table:table-cell table:style-name="TableCell89">
            <text:p text:style-name="P90">б</text:p>
          </table:table-cell>
          <table:table-cell table:style-name="TableCell91">
            <text:p text:style-name="P92">1.40</text:p>
          </table:table-cell>
        </table:table-row>
        <table:table-row table:style-name="TableRow93">
          <table:table-cell table:style-name="TableCell94">
            <text:p text:style-name="P95">в</text:p>
          </table:table-cell>
          <table:table-cell table:style-name="TableCell96">
            <text:p text:style-name="P97">3.52</text:p>
          </table:table-cell>
        </table:table-row>
        <table:table-row table:style-name="TableRow98">
          <table:table-cell table:style-name="TableCell99">
            <text:p text:style-name="P100">г</text:p>
          </table:table-cell>
          <table:table-cell table:style-name="TableCell101">
            <text:p text:style-name="P102">1.39</text:p>
          </table:table-cell>
        </table:table-row>
        <table:table-row table:style-name="TableRow103">
          <table:table-cell table:style-name="TableCell104">
            <text:p text:style-name="P105">д</text:p>
          </table:table-cell>
          <table:table-cell table:style-name="TableCell106">
            <text:p text:style-name="P107">2.27</text:p>
          </table:table-cell>
        </table:table-row>
        <table:table-row table:style-name="TableRow108">
          <table:table-cell table:style-name="TableCell109">
            <text:p text:style-name="P110">е</text:p>
          </table:table-cell>
          <table:table-cell table:style-name="TableCell111">
            <text:p text:style-name="P112">7.23</text:p>
          </table:table-cell>
        </table:table-row>
        <table:table-row table:style-name="TableRow113">
          <table:table-cell table:style-name="TableCell114">
            <text:p text:style-name="P115">ж</text:p>
          </table:table-cell>
          <table:table-cell table:style-name="TableCell116">
            <text:p text:style-name="P117">0.77</text:p>
          </table:table-cell>
        </table:table-row>
        <table:table-row table:style-name="TableRow118">
          <table:table-cell table:style-name="TableCell119">
            <text:p text:style-name="P120">з</text:p>
          </table:table-cell>
          <table:table-cell table:style-name="TableCell121">
            <text:p text:style-name="P122">1.55</text:p>
          </table:table-cell>
        </table:table-row>
        <table:table-row table:style-name="TableRow123">
          <table:table-cell table:style-name="TableCell124">
            <text:p text:style-name="P125">и</text:p>
          </table:table-cell>
          <table:table-cell table:style-name="TableCell126">
            <text:p text:style-name="P127">6.08</text:p>
          </table:table-cell>
        </table:table-row>
        <table:table-row table:style-name="TableRow128">
          <table:table-cell table:style-name="TableCell129">
            <text:p text:style-name="P130">й</text:p>
          </table:table-cell>
          <table:table-cell table:style-name="TableCell131">
            <text:p text:style-name="P132">0.95</text:p>
          </table:table-cell>
        </table:table-row>
        <table:table-row table:style-name="TableRow133">
          <table:table-cell table:style-name="TableCell134">
            <text:p text:style-name="P135">к</text:p>
          </table:table-cell>
          <table:table-cell table:style-name="TableCell136">
            <text:p text:style-name="P137">2.79</text:p>
          </table:table-cell>
        </table:table-row>
        <table:table-row table:style-name="TableRow138">
          <table:table-cell table:style-name="TableCell139">
            <text:p text:style-name="P140">л</text:p>
          </table:table-cell>
          <table:table-cell table:style-name="TableCell141">
            <text:p text:style-name="P142">4.02</text:p>
          </table:table-cell>
        </table:table-row>
        <table:table-row table:style-name="TableRow143">
          <table:table-cell table:style-name="TableCell144">
            <text:p text:style-name="P145">м</text:p>
          </table:table-cell>
          <table:table-cell table:style-name="TableCell146">
            <text:p text:style-name="P147">2.89</text:p>
          </table:table-cell>
        </table:table-row>
        <table:table-row table:style-name="TableRow148">
          <table:table-cell table:style-name="TableCell149">
            <text:p text:style-name="P150">н</text:p>
          </table:table-cell>
          <table:table-cell table:style-name="TableCell151">
            <text:p text:style-name="P152">5.76</text:p>
          </table:table-cell>
        </table:table-row>
        <table:table-row table:style-name="TableRow153">
          <table:table-cell table:style-name="TableCell154">
            <text:p text:style-name="P155">о</text:p>
          </table:table-cell>
          <table:table-cell table:style-name="TableCell156">
            <text:p text:style-name="P157">9.12</text:p>
          </table:table-cell>
        </table:table-row>
        <table:table-row table:style-name="TableRow158">
          <table:table-cell table:style-name="TableCell159">
            <text:p text:style-name="P160">п</text:p>
          </table:table-cell>
          <table:table-cell table:style-name="TableCell161">
            <text:p text:style-name="P162">2.50</text:p>
          </table:table-cell>
        </table:table-row>
        <table:table-row table:style-name="TableRow163">
          <table:table-cell table:style-name="TableCell164">
            <text:p text:style-name="P165">р</text:p>
          </table:table-cell>
          <table:table-cell table:style-name="TableCell166">
            <text:p text:style-name="P167">3.87</text:p>
          </table:table-cell>
        </table:table-row>
        <table:table-row table:style-name="TableRow168">
          <table:table-cell table:style-name="TableCell169">
            <text:p text:style-name="P170">с</text:p>
          </table:table-cell>
          <table:table-cell table:style-name="TableCell171">
            <text:p text:style-name="P172">4.65</text:p>
          </table:table-cell>
        </table:table-row>
        <table:table-row table:style-name="TableRow173">
          <table:table-cell table:style-name="TableCell174">
            <text:p text:style-name="P175">т</text:p>
          </table:table-cell>
          <table:table-cell table:style-name="TableCell176">
            <text:p text:style-name="P177">5.45</text:p>
          </table:table-cell>
        </table:table-row>
        <table:table-row table:style-name="TableRow178">
          <table:table-cell table:style-name="TableCell179">
            <text:p text:style-name="P180">у</text:p>
          </table:table-cell>
          <table:table-cell table:style-name="TableCell181">
            <text:p text:style-name="P182">2.13</text:p>
          </table:table-cell>
        </table:table-row>
        <table:table-row table:style-name="TableRow183">
          <table:table-cell table:style-name="TableCell184">
            <text:p text:style-name="P185">ф</text:p>
          </table:table-cell>
          <table:table-cell table:style-name="TableCell186">
            <text:p text:style-name="P187">0.20</text:p>
          </table:table-cell>
        </table:table-row>
        <table:table-row table:style-name="TableRow188">
          <table:table-cell table:style-name="TableCell189">
            <text:p text:style-name="P190">х</text:p>
          </table:table-cell>
          <table:table-cell table:style-name="TableCell191">
            <text:p text:style-name="P192">0.78</text:p>
          </table:table-cell>
        </table:table-row>
        <table:table-row table:style-name="TableRow193">
          <table:table-cell table:style-name="TableCell194">
            <text:p text:style-name="P195">ц</text:p>
          </table:table-cell>
          <table:table-cell table:style-name="TableCell196">
            <text:p text:style-name="P197">0.34</text:p>
          </table:table-cell>
        </table:table-row>
        <table:table-row table:style-name="TableRow198">
          <table:table-cell table:style-name="TableCell199">
            <text:p text:style-name="P200">ч</text:p>
          </table:table-cell>
          <table:table-cell table:style-name="TableCell201">
            <text:p text:style-name="P202">1.28</text:p>
          </table:table-cell>
        </table:table-row>
        <table:table-row table:style-name="TableRow203">
          <table:table-cell table:style-name="TableCell204">
            <text:p text:style-name="P205">ш</text:p>
          </table:table-cell>
          <table:table-cell table:style-name="TableCell206">
            <text:p text:style-name="P207">0.75</text:p>
          </table:table-cell>
        </table:table-row>
        <table:table-row table:style-name="TableRow208">
          <table:table-cell table:style-name="TableCell209">
            <text:p text:style-name="P210">щ</text:p>
          </table:table-cell>
          <table:table-cell table:style-name="TableCell211">
            <text:p text:style-name="P212">0.31</text:p>
          </table:table-cell>
        </table:table-row>
        <table:table-row table:style-name="TableRow213">
          <table:table-cell table:style-name="TableCell214">
            <text:p text:style-name="P215">ъ</text:p>
          </table:table-cell>
          <table:table-cell table:style-name="TableCell216">
            <text:p text:style-name="P217">0.03</text:p>
          </table:table-cell>
        </table:table-row>
        <table:table-row table:style-name="TableRow218">
          <table:table-cell table:style-name="TableCell219">
            <text:p text:style-name="P220">ы</text:p>
          </table:table-cell>
          <table:table-cell table:style-name="TableCell221">
            <text:p text:style-name="P222">1.80</text:p>
          </table:table-cell>
        </table:table-row>
        <table:table-row table:style-name="TableRow223">
          <table:table-cell table:style-name="TableCell224">
            <text:p text:style-name="P225">ь</text:p>
          </table:table-cell>
          <table:table-cell table:style-name="TableCell226">
            <text:p text:style-name="P227">1.58</text:p>
          </table:table-cell>
        </table:table-row>
        <table:table-row table:style-name="TableRow228">
          <table:table-cell table:style-name="TableCell229">
            <text:p text:style-name="P230">э</text:p>
          </table:table-cell>
          <table:table-cell table:style-name="TableCell231">
            <text:p text:style-name="P232">0.25</text:p>
          </table:table-cell>
        </table:table-row>
        <table:table-row table:style-name="TableRow233">
          <table:table-cell table:style-name="TableCell234">
            <text:p text:style-name="P235">ю</text:p>
          </table:table-cell>
          <table:table-cell table:style-name="TableCell236">
            <text:p text:style-name="P237">0.55</text:p>
          </table:table-cell>
        </table:table-row>
        <table:table-row table:style-name="TableRow238">
          <table:table-cell table:style-name="TableCell239">
            <text:p text:style-name="P240">я</text:p>
          </table:table-cell>
          <table:table-cell table:style-name="TableCell241">
            <text:p text:style-name="P242">1.85</text:p>
          </table:table-cell>
        </table:table-row>
      </table:table>
      <text:p text:style-name="P243">частоти біграм(без перетинання):</text:p>
      <text:p text:style-name="Standard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-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а</text:p>
          </table:table-cell>
          <table:table-cell table:style-name="TableCell286">
            <text:p text:style-name="P287">б</text:p>
          </table:table-cell>
          <table:table-cell table:style-name="TableCell288">
            <text:p text:style-name="P289">в</text:p>
          </table:table-cell>
          <table:table-cell table:style-name="TableCell290">
            <text:p text:style-name="P291">г</text:p>
          </table:table-cell>
          <table:table-cell table:style-name="TableCell292">
            <text:p text:style-name="P293">д</text:p>
          </table:table-cell>
          <table:table-cell table:style-name="TableCell294">
            <text:p text:style-name="P295">е</text:p>
          </table:table-cell>
          <table:table-cell table:style-name="TableCell296">
            <text:p text:style-name="P297">ж</text:p>
          </table:table-cell>
          <table:table-cell table:style-name="TableCell298">
            <text:p text:style-name="P299">з</text:p>
          </table:table-cell>
          <table:table-cell table:style-name="TableCell300">
            <text:p text:style-name="P301">и</text:p>
          </table:table-cell>
          <table:table-cell table:style-name="TableCell302">
            <text:p text:style-name="P303">й</text:p>
          </table:table-cell>
          <table:table-cell table:style-name="TableCell304">
            <text:p text:style-name="P305">к</text:p>
          </table:table-cell>
          <table:table-cell table:style-name="TableCell306">
            <text:p text:style-name="P307">л</text:p>
          </table:table-cell>
          <table:table-cell table:style-name="TableCell308">
            <text:p text:style-name="P309">м</text:p>
          </table:table-cell>
          <table:table-cell table:style-name="TableCell310">
            <text:p text:style-name="P311">н</text:p>
          </table:table-cell>
          <table:table-cell table:style-name="TableCell312">
            <text:p text:style-name="P313">о</text:p>
          </table:table-cell>
          <table:table-cell table:style-name="TableCell314">
            <text:p text:style-name="P315">п</text:p>
          </table:table-cell>
          <table:table-cell table:style-name="TableCell316">
            <text:p text:style-name="P317">р</text:p>
          </table:table-cell>
          <table:table-cell table:style-name="TableCell318">
            <text:p text:style-name="P319">с</text:p>
          </table:table-cell>
          <table:table-cell table:style-name="TableCell320">
            <text:p text:style-name="P321">т</text:p>
          </table:table-cell>
          <table:table-cell table:style-name="TableCell322">
            <text:p text:style-name="P323">у</text:p>
          </table:table-cell>
          <table:table-cell table:style-name="TableCell324">
            <text:p text:style-name="P325">ф</text:p>
          </table:table-cell>
          <table:table-cell table:style-name="TableCell326">
            <text:p text:style-name="P327">х</text:p>
          </table:table-cell>
          <table:table-cell table:style-name="TableCell328">
            <text:p text:style-name="P329">ц</text:p>
          </table:table-cell>
          <table:table-cell table:style-name="TableCell330">
            <text:p text:style-name="P331">ч</text:p>
          </table:table-cell>
          <table:table-cell table:style-name="TableCell332">
            <text:p text:style-name="P333">ш</text:p>
          </table:table-cell>
          <table:table-cell table:style-name="TableCell334">
            <text:p text:style-name="P335">щ</text:p>
          </table:table-cell>
          <table:table-cell table:style-name="TableCell336">
            <text:p text:style-name="P337">ъ</text:p>
          </table:table-cell>
          <table:table-cell table:style-name="TableCell338">
            <text:p text:style-name="P339">ы</text:p>
          </table:table-cell>
          <table:table-cell table:style-name="TableCell340">
            <text:p text:style-name="P341">ь</text:p>
          </table:table-cell>
          <table:table-cell table:style-name="TableCell342">
            <text:p text:style-name="P343">э</text:p>
          </table:table-cell>
          <table:table-cell table:style-name="TableCell344">
            <text:p text:style-name="P345">ю</text:p>
          </table:table-cell>
          <table:table-cell table:style-name="TableCell346">
            <text:p text:style-name="P347">я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0</text:p>
          </table:table-cell>
          <table:table-cell table:style-name="TableCell353">
            <text:p text:style-name="P354">0.1874</text:p>
          </table:table-cell>
          <table:table-cell table:style-name="TableCell355">
            <text:p text:style-name="P356">0.5414</text:p>
          </table:table-cell>
          <table:table-cell table:style-name="TableCell357">
            <text:p text:style-name="P358">1.3016</text:p>
          </table:table-cell>
          <table:table-cell table:style-name="TableCell359">
            <text:p text:style-name="P360">0.2715</text:p>
          </table:table-cell>
          <table:table-cell table:style-name="TableCell361">
            <text:p text:style-name="P362">0.6176</text:p>
          </table:table-cell>
          <table:table-cell table:style-name="TableCell363">
            <text:p text:style-name="P364">0.2799</text:p>
          </table:table-cell>
          <table:table-cell table:style-name="TableCell365">
            <text:p text:style-name="P366">0.1189</text:p>
          </table:table-cell>
          <table:table-cell table:style-name="TableCell367">
            <text:p text:style-name="P368">0.4645</text:p>
          </table:table-cell>
          <table:table-cell table:style-name="TableCell369">
            <text:p text:style-name="P370">0.885</text:p>
          </table:table-cell>
          <table:table-cell table:style-name="TableCell371">
            <text:p text:style-name="P372">0.0006</text:p>
          </table:table-cell>
          <table:table-cell table:style-name="TableCell373">
            <text:p text:style-name="P374">0.8399</text:p>
          </table:table-cell>
          <table:table-cell table:style-name="TableCell375">
            <text:p text:style-name="P376">0.2481</text:p>
          </table:table-cell>
          <table:table-cell table:style-name="TableCell377">
            <text:p text:style-name="P378">0.7779</text:p>
          </table:table-cell>
          <table:table-cell table:style-name="TableCell379">
            <text:p text:style-name="P380">1.5715</text:p>
          </table:table-cell>
          <table:table-cell table:style-name="TableCell381">
            <text:p text:style-name="P382">0.9959</text:p>
          </table:table-cell>
          <table:table-cell table:style-name="TableCell383">
            <text:p text:style-name="P384">1.662</text:p>
          </table:table-cell>
          <table:table-cell table:style-name="TableCell385">
            <text:p text:style-name="P386">0.4878</text:p>
          </table:table-cell>
          <table:table-cell table:style-name="TableCell387">
            <text:p text:style-name="P388">1.4883</text:p>
          </table:table-cell>
          <table:table-cell table:style-name="TableCell389">
            <text:p text:style-name="P390">0.7459</text:p>
          </table:table-cell>
          <table:table-cell table:style-name="TableCell391">
            <text:p text:style-name="P392">0.3144</text:p>
          </table:table-cell>
          <table:table-cell table:style-name="TableCell393">
            <text:p text:style-name="P394">0.0669</text:p>
          </table:table-cell>
          <table:table-cell table:style-name="TableCell395">
            <text:p text:style-name="P396">0.1236</text:p>
          </table:table-cell>
          <table:table-cell table:style-name="TableCell397">
            <text:p text:style-name="P398">0.0377</text:p>
          </table:table-cell>
          <table:table-cell table:style-name="TableCell399">
            <text:p text:style-name="P400">0.4529</text:p>
          </table:table-cell>
          <table:table-cell table:style-name="TableCell401">
            <text:p text:style-name="P402">0.1174</text:p>
          </table:table-cell>
          <table:table-cell table:style-name="TableCell403">
            <text:p text:style-name="P404">0.0162</text:p>
          </table:table-cell>
          <table:table-cell table:style-name="TableCell405">
            <text:p text:style-name="P406">0</text:p>
          </table:table-cell>
          <table:table-cell table:style-name="TableCell407">
            <text:p text:style-name="P408">0</text:p>
          </table:table-cell>
          <table:table-cell table:style-name="TableCell409">
            <text:p text:style-name="P410">0</text:p>
          </table:table-cell>
          <table:table-cell table:style-name="TableCell411">
            <text:p text:style-name="P412">0.231</text:p>
          </table:table-cell>
          <table:table-cell table:style-name="TableCell413">
            <text:p text:style-name="P414">0.0084</text:p>
          </table:table-cell>
          <table:table-cell table:style-name="TableCell415">
            <text:p text:style-name="P416">0.2525</text:p>
          </table:table-cell>
        </table:table-row>
        <table:table-row table:style-name="TableRow417">
          <table:table-cell table:style-name="TableCell418">
            <text:p text:style-name="P419">а</text:p>
          </table:table-cell>
          <table:table-cell table:style-name="TableCell420">
            <text:p text:style-name="P421">1.4756</text:p>
          </table:table-cell>
          <table:table-cell table:style-name="TableCell422">
            <text:p text:style-name="P423">0.0081</text:p>
          </table:table-cell>
          <table:table-cell table:style-name="TableCell424">
            <text:p text:style-name="P425">0.1292</text:p>
          </table:table-cell>
          <table:table-cell table:style-name="TableCell426">
            <text:p text:style-name="P427">0.2537</text:p>
          </table:table-cell>
          <table:table-cell table:style-name="TableCell428">
            <text:p text:style-name="P429">0.0897</text:p>
          </table:table-cell>
          <table:table-cell table:style-name="TableCell430">
            <text:p text:style-name="P431">0.1659</text:p>
          </table:table-cell>
          <table:table-cell table:style-name="TableCell432">
            <text:p text:style-name="P433">0.1921</text:p>
          </table:table-cell>
          <table:table-cell table:style-name="TableCell434">
            <text:p text:style-name="P435">0.1485</text:p>
          </table:table-cell>
          <table:table-cell table:style-name="TableCell436">
            <text:p text:style-name="P437">0.3194</text:p>
          </table:table-cell>
          <table:table-cell table:style-name="TableCell438">
            <text:p text:style-name="P439">0.0196</text:p>
          </table:table-cell>
          <table:table-cell table:style-name="TableCell440">
            <text:p text:style-name="P441">0.066</text:p>
          </table:table-cell>
          <table:table-cell table:style-name="TableCell442">
            <text:p text:style-name="P443">0.3667</text:p>
          </table:table-cell>
          <table:table-cell table:style-name="TableCell444">
            <text:p text:style-name="P445">0.7493</text:p>
          </table:table-cell>
          <table:table-cell table:style-name="TableCell446">
            <text:p text:style-name="P447">0.3399</text:p>
          </table:table-cell>
          <table:table-cell table:style-name="TableCell448">
            <text:p text:style-name="P449">0.4582</text:p>
          </table:table-cell>
          <table:table-cell table:style-name="TableCell450">
            <text:p text:style-name="P451">0.0044</text:p>
          </table:table-cell>
          <table:table-cell table:style-name="TableCell452">
            <text:p text:style-name="P453">0.0959</text:p>
          </table:table-cell>
          <table:table-cell table:style-name="TableCell454">
            <text:p text:style-name="P455">0.2266</text:p>
          </table:table-cell>
          <table:table-cell table:style-name="TableCell456">
            <text:p text:style-name="P457">0.4318</text:p>
          </table:table-cell>
          <table:table-cell table:style-name="TableCell458">
            <text:p text:style-name="P459">0.4959</text:p>
          </table:table-cell>
          <table:table-cell table:style-name="TableCell460">
            <text:p text:style-name="P461">0.01</text:p>
          </table:table-cell>
          <table:table-cell table:style-name="TableCell462">
            <text:p text:style-name="P463">0.0199</text:p>
          </table:table-cell>
          <table:table-cell table:style-name="TableCell464">
            <text:p text:style-name="P465">0.1177</text:p>
          </table:table-cell>
          <table:table-cell table:style-name="TableCell466">
            <text:p text:style-name="P467">0.0417</text:p>
          </table:table-cell>
          <table:table-cell table:style-name="TableCell468">
            <text:p text:style-name="P469">0.0981</text:p>
          </table:table-cell>
          <table:table-cell table:style-name="TableCell470">
            <text:p text:style-name="P471">0.0856</text:p>
          </table:table-cell>
          <table:table-cell table:style-name="TableCell472">
            <text:p text:style-name="P473">0.0321</text:p>
          </table:table-cell>
          <table:table-cell table:style-name="TableCell474">
            <text:p text:style-name="P475">0</text:p>
          </table:table-cell>
          <table:table-cell table:style-name="TableCell476">
            <text:p text:style-name="P477">0</text:p>
          </table:table-cell>
          <table:table-cell table:style-name="TableCell478">
            <text:p text:style-name="P479">0</text:p>
          </table:table-cell>
          <table:table-cell table:style-name="TableCell480">
            <text:p text:style-name="P481">0.0022</text:p>
          </table:table-cell>
          <table:table-cell table:style-name="TableCell482">
            <text:p text:style-name="P483">0.1426</text:p>
          </table:table-cell>
          <table:table-cell table:style-name="TableCell484">
            <text:p text:style-name="P485">0.1675</text:p>
          </table:table-cell>
        </table:table-row>
        <table:table-row table:style-name="TableRow486">
          <table:table-cell table:style-name="TableCell487">
            <text:p text:style-name="P488">б</text:p>
          </table:table-cell>
          <table:table-cell table:style-name="TableCell489">
            <text:p text:style-name="P490">0.0177</text:p>
          </table:table-cell>
          <table:table-cell table:style-name="TableCell491">
            <text:p text:style-name="P492">0.0669</text:p>
          </table:table-cell>
          <table:table-cell table:style-name="TableCell493">
            <text:p text:style-name="P494">0.0003</text:p>
          </table:table-cell>
          <table:table-cell table:style-name="TableCell495">
            <text:p text:style-name="P496">0.0022</text:p>
          </table:table-cell>
          <table:table-cell table:style-name="TableCell497">
            <text:p text:style-name="P498">0</text:p>
          </table:table-cell>
          <table:table-cell table:style-name="TableCell499">
            <text:p text:style-name="P500">0.0019</text:p>
          </table:table-cell>
          <table:table-cell table:style-name="TableCell501">
            <text:p text:style-name="P502">0.2378</text:p>
          </table:table-cell>
          <table:table-cell table:style-name="TableCell503">
            <text:p text:style-name="P504">0.0009</text:p>
          </table:table-cell>
          <table:table-cell table:style-name="TableCell505">
            <text:p text:style-name="P506">0.0003</text:p>
          </table:table-cell>
          <table:table-cell table:style-name="TableCell507">
            <text:p text:style-name="P508">0.0987</text:p>
          </table:table-cell>
          <table:table-cell table:style-name="TableCell509">
            <text:p text:style-name="P510">0</text:p>
          </table:table-cell>
          <table:table-cell table:style-name="TableCell511">
            <text:p text:style-name="P512">0.0112</text:p>
          </table:table-cell>
          <table:table-cell table:style-name="TableCell513">
            <text:p text:style-name="P514">0.0925</text:p>
          </table:table-cell>
          <table:table-cell table:style-name="TableCell515">
            <text:p text:style-name="P516">0.004</text:p>
          </table:table-cell>
          <table:table-cell table:style-name="TableCell517">
            <text:p text:style-name="P518">0.042</text:p>
          </table:table-cell>
          <table:table-cell table:style-name="TableCell519">
            <text:p text:style-name="P520">0.2466</text:p>
          </table:table-cell>
          <table:table-cell table:style-name="TableCell521">
            <text:p text:style-name="P522">0</text:p>
          </table:table-cell>
          <table:table-cell table:style-name="TableCell523">
            <text:p text:style-name="P524">0.1027</text:p>
          </table:table-cell>
          <table:table-cell table:style-name="TableCell525">
            <text:p text:style-name="P526">0.0233</text:p>
          </table:table-cell>
          <table:table-cell table:style-name="TableCell527">
            <text:p text:style-name="P528">0.0047</text:p>
          </table:table-cell>
          <table:table-cell table:style-name="TableCell529">
            <text:p text:style-name="P530">0.0638</text:p>
          </table:table-cell>
          <table:table-cell table:style-name="TableCell531">
            <text:p text:style-name="P532">0</text:p>
          </table:table-cell>
          <table:table-cell table:style-name="TableCell533">
            <text:p text:style-name="P534">0.0053</text:p>
          </table:table-cell>
          <table:table-cell table:style-name="TableCell535">
            <text:p text:style-name="P536">0.0003</text:p>
          </table:table-cell>
          <table:table-cell table:style-name="TableCell537">
            <text:p text:style-name="P538">0</text:p>
          </table:table-cell>
          <table:table-cell table:style-name="TableCell539">
            <text:p text:style-name="P540">0.0012</text:p>
          </table:table-cell>
          <table:table-cell table:style-name="TableCell541">
            <text:p text:style-name="P542">0.0318</text:p>
          </table:table-cell>
          <table:table-cell table:style-name="TableCell543">
            <text:p text:style-name="P544">0.0233</text:p>
          </table:table-cell>
          <table:table-cell table:style-name="TableCell545">
            <text:p text:style-name="P546">0.2546</text:p>
          </table:table-cell>
          <table:table-cell table:style-name="TableCell547">
            <text:p text:style-name="P548">0.004</text:p>
          </table:table-cell>
          <table:table-cell table:style-name="TableCell549">
            <text:p text:style-name="P550">0</text:p>
          </table:table-cell>
          <table:table-cell table:style-name="TableCell551">
            <text:p text:style-name="P552">0.0006</text:p>
          </table:table-cell>
          <table:table-cell table:style-name="TableCell553">
            <text:p text:style-name="P554">0.0507</text:p>
          </table:table-cell>
        </table:table-row>
        <table:table-row table:style-name="TableRow555">
          <table:table-cell table:style-name="TableCell556">
            <text:p text:style-name="P557">в</text:p>
          </table:table-cell>
          <table:table-cell table:style-name="TableCell558">
            <text:p text:style-name="P559">0.6021</text:p>
          </table:table-cell>
          <table:table-cell table:style-name="TableCell560">
            <text:p text:style-name="P561">0.5728</text:p>
          </table:table-cell>
          <table:table-cell table:style-name="TableCell562">
            <text:p text:style-name="P563">0.0009</text:p>
          </table:table-cell>
          <table:table-cell table:style-name="TableCell564">
            <text:p text:style-name="P565">0.0044</text:p>
          </table:table-cell>
          <table:table-cell table:style-name="TableCell566">
            <text:p text:style-name="P567">0.0012</text:p>
          </table:table-cell>
          <table:table-cell table:style-name="TableCell568">
            <text:p text:style-name="P569">0.0202</text:p>
          </table:table-cell>
          <table:table-cell table:style-name="TableCell570">
            <text:p text:style-name="P571">0.4249</text:p>
          </table:table-cell>
          <table:table-cell table:style-name="TableCell572">
            <text:p text:style-name="P573">0</text:p>
          </table:table-cell>
          <table:table-cell table:style-name="TableCell574">
            <text:p text:style-name="P575">0.0433</text:p>
          </table:table-cell>
          <table:table-cell table:style-name="TableCell576">
            <text:p text:style-name="P577">0.3169</text:p>
          </table:table-cell>
          <table:table-cell table:style-name="TableCell578">
            <text:p text:style-name="P579">0</text:p>
          </table:table-cell>
          <table:table-cell table:style-name="TableCell580">
            <text:p text:style-name="P581">0.0265</text:p>
          </table:table-cell>
          <table:table-cell table:style-name="TableCell582">
            <text:p text:style-name="P583">0.0669</text:p>
          </table:table-cell>
          <table:table-cell table:style-name="TableCell584">
            <text:p text:style-name="P585">0.0156</text:p>
          </table:table-cell>
          <table:table-cell table:style-name="TableCell586">
            <text:p text:style-name="P587">0.1348</text:p>
          </table:table-cell>
          <table:table-cell table:style-name="TableCell588">
            <text:p text:style-name="P589">0.5283</text:p>
          </table:table-cell>
          <table:table-cell table:style-name="TableCell590">
            <text:p text:style-name="P591">0.0177</text:p>
          </table:table-cell>
          <table:table-cell table:style-name="TableCell592">
            <text:p text:style-name="P593">0.0875</text:p>
          </table:table-cell>
          <table:table-cell table:style-name="TableCell594">
            <text:p text:style-name="P595">0.2117</text:p>
          </table:table-cell>
          <table:table-cell table:style-name="TableCell596">
            <text:p text:style-name="P597">0.0237</text:p>
          </table:table-cell>
          <table:table-cell table:style-name="TableCell598">
            <text:p text:style-name="P599">0.0676</text:p>
          </table:table-cell>
          <table:table-cell table:style-name="TableCell600">
            <text:p text:style-name="P601">0.0003</text:p>
          </table:table-cell>
          <table:table-cell table:style-name="TableCell602">
            <text:p text:style-name="P603">0.0016</text:p>
          </table:table-cell>
          <table:table-cell table:style-name="TableCell604">
            <text:p text:style-name="P605">0.0009</text:p>
          </table:table-cell>
          <table:table-cell table:style-name="TableCell606">
            <text:p text:style-name="P607">0.0047</text:p>
          </table:table-cell>
          <table:table-cell table:style-name="TableCell608">
            <text:p text:style-name="P609">0.0529</text:p>
          </table:table-cell>
          <table:table-cell table:style-name="TableCell610">
            <text:p text:style-name="P611">0.0003</text:p>
          </table:table-cell>
          <table:table-cell table:style-name="TableCell612">
            <text:p text:style-name="P613">0.0006</text:p>
          </table:table-cell>
          <table:table-cell table:style-name="TableCell614">
            <text:p text:style-name="P615">0.255</text:p>
          </table:table-cell>
          <table:table-cell table:style-name="TableCell616">
            <text:p text:style-name="P617">0.0118</text:p>
          </table:table-cell>
          <table:table-cell table:style-name="TableCell618">
            <text:p text:style-name="P619">0.0003</text:p>
          </table:table-cell>
          <table:table-cell table:style-name="TableCell620">
            <text:p text:style-name="P621">0</text:p>
          </table:table-cell>
          <table:table-cell table:style-name="TableCell622">
            <text:p text:style-name="P623">0.0246</text:p>
          </table:table-cell>
        </table:table-row>
        <table:table-row table:style-name="TableRow624">
          <table:table-cell table:style-name="TableCell625">
            <text:p text:style-name="P626">г</text:p>
          </table:table-cell>
          <table:table-cell table:style-name="TableCell627">
            <text:p text:style-name="P628">0.085</text:p>
          </table:table-cell>
          <table:table-cell table:style-name="TableCell629">
            <text:p text:style-name="P630">0.1152</text:p>
          </table:table-cell>
          <table:table-cell table:style-name="TableCell631">
            <text:p text:style-name="P632">0.0003</text:p>
          </table:table-cell>
          <table:table-cell table:style-name="TableCell633">
            <text:p text:style-name="P634">0.0044</text:p>
          </table:table-cell>
          <table:table-cell table:style-name="TableCell635">
            <text:p text:style-name="P636">0.0003</text:p>
          </table:table-cell>
          <table:table-cell table:style-name="TableCell637">
            <text:p text:style-name="P638">0.0934</text:p>
          </table:table-cell>
          <table:table-cell table:style-name="TableCell639">
            <text:p text:style-name="P640">0.0542</text:p>
          </table:table-cell>
          <table:table-cell table:style-name="TableCell641">
            <text:p text:style-name="P642">0</text:p>
          </table:table-cell>
          <table:table-cell table:style-name="TableCell643">
            <text:p text:style-name="P644">0</text:p>
          </table:table-cell>
          <table:table-cell table:style-name="TableCell645">
            <text:p text:style-name="P646">0.0971</text:p>
          </table:table-cell>
          <table:table-cell table:style-name="TableCell647">
            <text:p text:style-name="P648">0</text:p>
          </table:table-cell>
          <table:table-cell table:style-name="TableCell649">
            <text:p text:style-name="P650">0.0118</text:p>
          </table:table-cell>
          <table:table-cell table:style-name="TableCell651">
            <text:p text:style-name="P652">0.1426</text:p>
          </table:table-cell>
          <table:table-cell table:style-name="TableCell653">
            <text:p text:style-name="P654">0.005</text:p>
          </table:table-cell>
          <table:table-cell table:style-name="TableCell655">
            <text:p text:style-name="P656">0.0598</text:p>
          </table:table-cell>
          <table:table-cell table:style-name="TableCell657">
            <text:p text:style-name="P658">0.5557</text:p>
          </table:table-cell>
          <table:table-cell table:style-name="TableCell659">
            <text:p text:style-name="P660">0</text:p>
          </table:table-cell>
          <table:table-cell table:style-name="TableCell661">
            <text:p text:style-name="P662">0.1021</text:p>
          </table:table-cell>
          <table:table-cell table:style-name="TableCell663">
            <text:p text:style-name="P664">0.0003</text:p>
          </table:table-cell>
          <table:table-cell table:style-name="TableCell665">
            <text:p text:style-name="P666">0.0016</text:p>
          </table:table-cell>
          <table:table-cell table:style-name="TableCell667">
            <text:p text:style-name="P668">0.0632</text:p>
          </table:table-cell>
          <table:table-cell table:style-name="TableCell669">
            <text:p text:style-name="P670">0</text:p>
          </table:table-cell>
          <table:table-cell table:style-name="TableCell671">
            <text:p text:style-name="P672">0</text:p>
          </table:table-cell>
          <table:table-cell table:style-name="TableCell673">
            <text:p text:style-name="P674">0</text:p>
          </table:table-cell>
          <table:table-cell table:style-name="TableCell675">
            <text:p text:style-name="P676">0.0022</text:p>
          </table:table-cell>
          <table:table-cell table:style-name="TableCell677">
            <text:p text:style-name="P678">0</text:p>
          </table:table-cell>
          <table:table-cell table:style-name="TableCell679">
            <text:p text:style-name="P680">0</text:p>
          </table:table-cell>
          <table:table-cell table:style-name="TableCell681">
            <text:p text:style-name="P682">0</text:p>
          </table:table-cell>
          <table:table-cell table:style-name="TableCell683">
            <text:p text:style-name="P684">0</text:p>
          </table:table-cell>
          <table:table-cell table:style-name="TableCell685">
            <text:p text:style-name="P686">0</text:p>
          </table:table-cell>
          <table:table-cell table:style-name="TableCell687">
            <text:p text:style-name="P688">0</text:p>
          </table:table-cell>
          <table:table-cell table:style-name="TableCell689">
            <text:p text:style-name="P690">0</text:p>
          </table:table-cell>
          <table:table-cell table:style-name="TableCell691">
            <text:p text:style-name="P692">0</text:p>
          </table:table-cell>
        </table:table-row>
        <table:table-row table:style-name="TableRow693">
          <table:table-cell table:style-name="TableCell694">
            <text:p text:style-name="P695">д</text:p>
          </table:table-cell>
          <table:table-cell table:style-name="TableCell696">
            <text:p text:style-name="P697">0.1102</text:p>
          </table:table-cell>
          <table:table-cell table:style-name="TableCell698">
            <text:p text:style-name="P699">0.4091</text:p>
          </table:table-cell>
          <table:table-cell table:style-name="TableCell700">
            <text:p text:style-name="P701">0</text:p>
          </table:table-cell>
          <table:table-cell table:style-name="TableCell702">
            <text:p text:style-name="P703">0.0691</text:p>
          </table:table-cell>
          <table:table-cell table:style-name="TableCell704">
            <text:p text:style-name="P705">0.0025</text:p>
          </table:table-cell>
          <table:table-cell table:style-name="TableCell706">
            <text:p text:style-name="P707">0.0059</text:p>
          </table:table-cell>
          <table:table-cell table:style-name="TableCell708">
            <text:p text:style-name="P709">0.3907</text:p>
          </table:table-cell>
          <table:table-cell table:style-name="TableCell710">
            <text:p text:style-name="P711">0.0305</text:p>
          </table:table-cell>
          <table:table-cell table:style-name="TableCell712">
            <text:p text:style-name="P713">0.0012</text:p>
          </table:table-cell>
          <table:table-cell table:style-name="TableCell714">
            <text:p text:style-name="P715">0.2462</text:p>
          </table:table-cell>
          <table:table-cell table:style-name="TableCell716">
            <text:p text:style-name="P717">0</text:p>
          </table:table-cell>
          <table:table-cell table:style-name="TableCell718">
            <text:p text:style-name="P719">0.028</text:p>
          </table:table-cell>
          <table:table-cell table:style-name="TableCell720">
            <text:p text:style-name="P721">0.0666</text:p>
          </table:table-cell>
          <table:table-cell table:style-name="TableCell722">
            <text:p text:style-name="P723">0.0037</text:p>
          </table:table-cell>
          <table:table-cell table:style-name="TableCell724">
            <text:p text:style-name="P725">0.136</text:p>
          </table:table-cell>
          <table:table-cell table:style-name="TableCell726">
            <text:p text:style-name="P727">0.3132</text:p>
          </table:table-cell>
          <table:table-cell table:style-name="TableCell728">
            <text:p text:style-name="P729">0.014</text:p>
          </table:table-cell>
          <table:table-cell table:style-name="TableCell730">
            <text:p text:style-name="P731">0.0887</text:p>
          </table:table-cell>
          <table:table-cell table:style-name="TableCell732">
            <text:p text:style-name="P733">0.037</text:p>
          </table:table-cell>
          <table:table-cell table:style-name="TableCell734">
            <text:p text:style-name="P735">0.0199</text:p>
          </table:table-cell>
          <table:table-cell table:style-name="TableCell736">
            <text:p text:style-name="P737">0.1376</text:p>
          </table:table-cell>
          <table:table-cell table:style-name="TableCell738">
            <text:p text:style-name="P739">0</text:p>
          </table:table-cell>
          <table:table-cell table:style-name="TableCell740">
            <text:p text:style-name="P741">0.005</text:p>
          </table:table-cell>
          <table:table-cell table:style-name="TableCell742">
            <text:p text:style-name="P743">0.0171</text:p>
          </table:table-cell>
          <table:table-cell table:style-name="TableCell744">
            <text:p text:style-name="P745">0.0056</text:p>
          </table:table-cell>
          <table:table-cell table:style-name="TableCell746">
            <text:p text:style-name="P747">0.0065</text:p>
          </table:table-cell>
          <table:table-cell table:style-name="TableCell748">
            <text:p text:style-name="P749">0</text:p>
          </table:table-cell>
          <table:table-cell table:style-name="TableCell750">
            <text:p text:style-name="P751">0</text:p>
          </table:table-cell>
          <table:table-cell table:style-name="TableCell752">
            <text:p text:style-name="P753">0.0756</text:p>
          </table:table-cell>
          <table:table-cell table:style-name="TableCell754">
            <text:p text:style-name="P755">0.0221</text:p>
          </table:table-cell>
          <table:table-cell table:style-name="TableCell756">
            <text:p text:style-name="P757">0.0022</text:p>
          </table:table-cell>
          <table:table-cell table:style-name="TableCell758">
            <text:p text:style-name="P759">0.0022</text:p>
          </table:table-cell>
          <table:table-cell table:style-name="TableCell760">
            <text:p text:style-name="P761">0.0271</text:p>
          </table:table-cell>
        </table:table-row>
        <table:table-row table:style-name="TableRow762">
          <table:table-cell table:style-name="TableCell763">
            <text:p text:style-name="P764">е</text:p>
          </table:table-cell>
          <table:table-cell table:style-name="TableCell765">
            <text:p text:style-name="P766">1.7399</text:p>
          </table:table-cell>
          <table:table-cell table:style-name="TableCell767">
            <text:p text:style-name="P768">0.0215</text:p>
          </table:table-cell>
          <table:table-cell table:style-name="TableCell769">
            <text:p text:style-name="P770">0.1279</text:p>
          </table:table-cell>
          <table:table-cell table:style-name="TableCell771">
            <text:p text:style-name="P772">0.1289</text:p>
          </table:table-cell>
          <table:table-cell table:style-name="TableCell773">
            <text:p text:style-name="P774">0.2154</text:p>
          </table:table-cell>
          <table:table-cell table:style-name="TableCell775">
            <text:p text:style-name="P776">0.2659</text:p>
          </table:table-cell>
          <table:table-cell table:style-name="TableCell777">
            <text:p text:style-name="P778">0.1286</text:p>
          </table:table-cell>
          <table:table-cell table:style-name="TableCell779">
            <text:p text:style-name="P780">0.075</text:p>
          </table:table-cell>
          <table:table-cell table:style-name="TableCell781">
            <text:p text:style-name="P782">0.1547</text:p>
          </table:table-cell>
          <table:table-cell table:style-name="TableCell783">
            <text:p text:style-name="P784">0.0125</text:p>
          </table:table-cell>
          <table:table-cell table:style-name="TableCell785">
            <text:p text:style-name="P786">0.259</text:p>
          </table:table-cell>
          <table:table-cell table:style-name="TableCell787">
            <text:p text:style-name="P788">0.1778</text:p>
          </table:table-cell>
          <table:table-cell table:style-name="TableCell789">
            <text:p text:style-name="P790">0.5009</text:p>
          </table:table-cell>
          <table:table-cell table:style-name="TableCell791">
            <text:p text:style-name="P792">0.3929</text:p>
          </table:table-cell>
          <table:table-cell table:style-name="TableCell793">
            <text:p text:style-name="P794">0.7313</text:p>
          </table:table-cell>
          <table:table-cell table:style-name="TableCell795">
            <text:p text:style-name="P796">0.0333</text:p>
          </table:table-cell>
          <table:table-cell table:style-name="TableCell797">
            <text:p text:style-name="P798">0.0968</text:p>
          </table:table-cell>
          <table:table-cell table:style-name="TableCell799">
            <text:p text:style-name="P800">0.6077</text:p>
          </table:table-cell>
          <table:table-cell table:style-name="TableCell801">
            <text:p text:style-name="P802">0.4782</text:p>
          </table:table-cell>
          <table:table-cell table:style-name="TableCell803">
            <text:p text:style-name="P804">0.6211</text:p>
          </table:table-cell>
          <table:table-cell table:style-name="TableCell805">
            <text:p text:style-name="P806">0.0131</text:p>
          </table:table-cell>
          <table:table-cell table:style-name="TableCell807">
            <text:p text:style-name="P808">0.009</text:p>
          </table:table-cell>
          <table:table-cell table:style-name="TableCell809">
            <text:p text:style-name="P810">0.0548</text:p>
          </table:table-cell>
          <table:table-cell table:style-name="TableCell811">
            <text:p text:style-name="P812">0.0311</text:p>
          </table:table-cell>
          <table:table-cell table:style-name="TableCell813">
            <text:p text:style-name="P814">0.1037</text:p>
          </table:table-cell>
          <table:table-cell table:style-name="TableCell815">
            <text:p text:style-name="P816">0.0977</text:p>
          </table:table-cell>
          <table:table-cell table:style-name="TableCell817">
            <text:p text:style-name="P818">0.0532</text:p>
          </table:table-cell>
          <table:table-cell table:style-name="TableCell819">
            <text:p text:style-name="P820">0</text:p>
          </table:table-cell>
          <table:table-cell table:style-name="TableCell821">
            <text:p text:style-name="P822">0</text:p>
          </table:table-cell>
          <table:table-cell table:style-name="TableCell823">
            <text:p text:style-name="P824">0</text:p>
          </table:table-cell>
          <table:table-cell table:style-name="TableCell825">
            <text:p text:style-name="P826">0.0009</text:p>
          </table:table-cell>
          <table:table-cell table:style-name="TableCell827">
            <text:p text:style-name="P828">0.01</text:p>
          </table:table-cell>
          <table:table-cell table:style-name="TableCell829">
            <text:p text:style-name="P830">0.028</text:p>
          </table:table-cell>
        </table:table-row>
        <table:table-row table:style-name="TableRow831">
          <table:table-cell table:style-name="TableCell832">
            <text:p text:style-name="P833">ж</text:p>
          </table:table-cell>
          <table:table-cell table:style-name="TableCell834">
            <text:p text:style-name="P835">0.0072</text:p>
          </table:table-cell>
          <table:table-cell table:style-name="TableCell836">
            <text:p text:style-name="P837">0.089</text:p>
          </table:table-cell>
          <table:table-cell table:style-name="TableCell838">
            <text:p text:style-name="P839">0</text:p>
          </table:table-cell>
          <table:table-cell table:style-name="TableCell840">
            <text:p text:style-name="P841">0.0012</text:p>
          </table:table-cell>
          <table:table-cell table:style-name="TableCell842">
            <text:p text:style-name="P843">0.0025</text:p>
          </table:table-cell>
          <table:table-cell table:style-name="TableCell844">
            <text:p text:style-name="P845">0.0862</text:p>
          </table:table-cell>
          <table:table-cell table:style-name="TableCell846">
            <text:p text:style-name="P847">0.316</text:p>
          </table:table-cell>
          <table:table-cell table:style-name="TableCell848">
            <text:p text:style-name="P849">0.0019</text:p>
          </table:table-cell>
          <table:table-cell table:style-name="TableCell850">
            <text:p text:style-name="P851">0.0012</text:p>
          </table:table-cell>
          <table:table-cell table:style-name="TableCell852">
            <text:p text:style-name="P853">0.1245</text:p>
          </table:table-cell>
          <table:table-cell table:style-name="TableCell854">
            <text:p text:style-name="P855">0</text:p>
          </table:table-cell>
          <table:table-cell table:style-name="TableCell856">
            <text:p text:style-name="P857">0.0068</text:p>
          </table:table-cell>
          <table:table-cell table:style-name="TableCell858">
            <text:p text:style-name="P859">0.0006</text:p>
          </table:table-cell>
          <table:table-cell table:style-name="TableCell860">
            <text:p text:style-name="P861">0.0009</text:p>
          </table:table-cell>
          <table:table-cell table:style-name="TableCell862">
            <text:p text:style-name="P863">0.0981</text:p>
          </table:table-cell>
          <table:table-cell table:style-name="TableCell864">
            <text:p text:style-name="P865">0.0044</text:p>
          </table:table-cell>
          <table:table-cell table:style-name="TableCell866">
            <text:p text:style-name="P867">0</text:p>
          </table:table-cell>
          <table:table-cell table:style-name="TableCell868">
            <text:p text:style-name="P869">0.0028</text:p>
          </table:table-cell>
          <table:table-cell table:style-name="TableCell870">
            <text:p text:style-name="P871">0.0006</text:p>
          </table:table-cell>
          <table:table-cell table:style-name="TableCell872">
            <text:p text:style-name="P873">0</text:p>
          </table:table-cell>
          <table:table-cell table:style-name="TableCell874">
            <text:p text:style-name="P875">0.0196</text:p>
          </table:table-cell>
          <table:table-cell table:style-name="TableCell876">
            <text:p text:style-name="P877">0</text:p>
          </table:table-cell>
          <table:table-cell table:style-name="TableCell878">
            <text:p text:style-name="P879">0</text:p>
          </table:table-cell>
          <table:table-cell table:style-name="TableCell880">
            <text:p text:style-name="P881">0</text:p>
          </table:table-cell>
          <table:table-cell table:style-name="TableCell882">
            <text:p text:style-name="P883">0.0003</text:p>
          </table:table-cell>
          <table:table-cell table:style-name="TableCell884">
            <text:p text:style-name="P885">0</text:p>
          </table:table-cell>
          <table:table-cell table:style-name="TableCell886">
            <text:p text:style-name="P887">0</text:p>
          </table:table-cell>
          <table:table-cell table:style-name="TableCell888">
            <text:p text:style-name="P889">0</text:p>
          </table:table-cell>
          <table:table-cell table:style-name="TableCell890">
            <text:p text:style-name="P891">0</text:p>
          </table:table-cell>
          <table:table-cell table:style-name="TableCell892">
            <text:p text:style-name="P893">0.0019</text:p>
          </table:table-cell>
          <table:table-cell table:style-name="TableCell894">
            <text:p text:style-name="P895">0</text:p>
          </table:table-cell>
          <table:table-cell table:style-name="TableCell896">
            <text:p text:style-name="P897">0</text:p>
          </table:table-cell>
          <table:table-cell table:style-name="TableCell898">
            <text:p text:style-name="P899">0</text:p>
          </table:table-cell>
        </table:table-row>
        <table:table-row table:style-name="TableRow900">
          <table:table-cell table:style-name="TableCell901">
            <text:p text:style-name="P902">з</text:p>
          </table:table-cell>
          <table:table-cell table:style-name="TableCell903">
            <text:p text:style-name="P904">0.1373</text:p>
          </table:table-cell>
          <table:table-cell table:style-name="TableCell905">
            <text:p text:style-name="P906">0.4642</text:p>
          </table:table-cell>
          <table:table-cell table:style-name="TableCell907">
            <text:p text:style-name="P908">0.014</text:p>
          </table:table-cell>
          <table:table-cell table:style-name="TableCell909">
            <text:p text:style-name="P910">0.0893</text:p>
          </table:table-cell>
          <table:table-cell table:style-name="TableCell911">
            <text:p text:style-name="P912">0.0532</text:p>
          </table:table-cell>
          <table:table-cell table:style-name="TableCell913">
            <text:p text:style-name="P914">0.0747</text:p>
          </table:table-cell>
          <table:table-cell table:style-name="TableCell915">
            <text:p text:style-name="P916">0.0725</text:p>
          </table:table-cell>
          <table:table-cell table:style-name="TableCell917">
            <text:p text:style-name="P918">0.0012</text:p>
          </table:table-cell>
          <table:table-cell table:style-name="TableCell919">
            <text:p text:style-name="P920">0.0075</text:p>
          </table:table-cell>
          <table:table-cell table:style-name="TableCell921">
            <text:p text:style-name="P922">0.0486</text:p>
          </table:table-cell>
          <table:table-cell table:style-name="TableCell923">
            <text:p text:style-name="P924">0</text:p>
          </table:table-cell>
          <table:table-cell table:style-name="TableCell925">
            <text:p text:style-name="P926">0.0131</text:p>
          </table:table-cell>
          <table:table-cell table:style-name="TableCell927">
            <text:p text:style-name="P928">0.023</text:p>
          </table:table-cell>
          <table:table-cell table:style-name="TableCell929">
            <text:p text:style-name="P930">0.0676</text:p>
          </table:table-cell>
          <table:table-cell table:style-name="TableCell931">
            <text:p text:style-name="P932">0.1858</text:p>
          </table:table-cell>
          <table:table-cell table:style-name="TableCell933">
            <text:p text:style-name="P934">0.0996</text:p>
          </table:table-cell>
          <table:table-cell table:style-name="TableCell935">
            <text:p text:style-name="P936">0.0025</text:p>
          </table:table-cell>
          <table:table-cell table:style-name="TableCell937">
            <text:p text:style-name="P938">0.0498</text:p>
          </table:table-cell>
          <table:table-cell table:style-name="TableCell939">
            <text:p text:style-name="P940">0</text:p>
          </table:table-cell>
          <table:table-cell table:style-name="TableCell941">
            <text:p text:style-name="P942">0.0012</text:p>
          </table:table-cell>
          <table:table-cell table:style-name="TableCell943">
            <text:p text:style-name="P944">0.061</text:p>
          </table:table-cell>
          <table:table-cell table:style-name="TableCell945">
            <text:p text:style-name="P946">0</text:p>
          </table:table-cell>
          <table:table-cell table:style-name="TableCell947">
            <text:p text:style-name="P948">0</text:p>
          </table:table-cell>
          <table:table-cell table:style-name="TableCell949">
            <text:p text:style-name="P950">0.0019</text:p>
          </table:table-cell>
          <table:table-cell table:style-name="TableCell951">
            <text:p text:style-name="P952">0.0022</text:p>
          </table:table-cell>
          <table:table-cell table:style-name="TableCell953">
            <text:p text:style-name="P954">0.0003</text:p>
          </table:table-cell>
          <table:table-cell table:style-name="TableCell955">
            <text:p text:style-name="P956">0</text:p>
          </table:table-cell>
          <table:table-cell table:style-name="TableCell957">
            <text:p text:style-name="P958">0.0034</text:p>
          </table:table-cell>
          <table:table-cell table:style-name="TableCell959">
            <text:p text:style-name="P960">0.042</text:p>
          </table:table-cell>
          <table:table-cell table:style-name="TableCell961">
            <text:p text:style-name="P962">0.0165</text:p>
          </table:table-cell>
          <table:table-cell table:style-name="TableCell963">
            <text:p text:style-name="P964">0.0003</text:p>
          </table:table-cell>
          <table:table-cell table:style-name="TableCell965">
            <text:p text:style-name="P966">0.0003</text:p>
          </table:table-cell>
          <table:table-cell table:style-name="TableCell967">
            <text:p text:style-name="P968">0.0143</text:p>
          </table:table-cell>
        </table:table-row>
        <table:table-row table:style-name="TableRow969">
          <table:table-cell table:style-name="TableCell970">
            <text:p text:style-name="P971">и</text:p>
          </table:table-cell>
          <table:table-cell table:style-name="TableCell972">
            <text:p text:style-name="P973">1.7336</text:p>
          </table:table-cell>
          <table:table-cell table:style-name="TableCell974">
            <text:p text:style-name="P975">0.0408</text:p>
          </table:table-cell>
          <table:table-cell table:style-name="TableCell976">
            <text:p text:style-name="P977">0.0364</text:p>
          </table:table-cell>
          <table:table-cell table:style-name="TableCell978">
            <text:p text:style-name="P979">0.2444</text:p>
          </table:table-cell>
          <table:table-cell table:style-name="TableCell980">
            <text:p text:style-name="P981">0.0716</text:p>
          </table:table-cell>
          <table:table-cell table:style-name="TableCell982">
            <text:p text:style-name="P983">0.142</text:p>
          </table:table-cell>
          <table:table-cell table:style-name="TableCell984">
            <text:p text:style-name="P985">0.2304</text:p>
          </table:table-cell>
          <table:table-cell table:style-name="TableCell986">
            <text:p text:style-name="P987">0.0355</text:p>
          </table:table-cell>
          <table:table-cell table:style-name="TableCell988">
            <text:p text:style-name="P989">0.2288</text:p>
          </table:table-cell>
          <table:table-cell table:style-name="TableCell990">
            <text:p text:style-name="P991">0.0959</text:p>
          </table:table-cell>
          <table:table-cell table:style-name="TableCell992">
            <text:p text:style-name="P993">0.104</text:p>
          </table:table-cell>
          <table:table-cell table:style-name="TableCell994">
            <text:p text:style-name="P995">0.2207</text:p>
          </table:table-cell>
          <table:table-cell table:style-name="TableCell996">
            <text:p text:style-name="P997">0.4449</text:p>
          </table:table-cell>
          <table:table-cell table:style-name="TableCell998">
            <text:p text:style-name="P999">0.2948</text:p>
          </table:table-cell>
          <table:table-cell table:style-name="TableCell1000">
            <text:p text:style-name="P1001">0.3982</text:p>
          </table:table-cell>
          <table:table-cell table:style-name="TableCell1002">
            <text:p text:style-name="P1003">0.0719</text:p>
          </table:table-cell>
          <table:table-cell table:style-name="TableCell1004">
            <text:p text:style-name="P1005">0.0311</text:p>
          </table:table-cell>
          <table:table-cell table:style-name="TableCell1006">
            <text:p text:style-name="P1007">0.1619</text:p>
          </table:table-cell>
          <table:table-cell table:style-name="TableCell1008">
            <text:p text:style-name="P1009">0.3144</text:p>
          </table:table-cell>
          <table:table-cell table:style-name="TableCell1010">
            <text:p text:style-name="P1011">0.4128</text:p>
          </table:table-cell>
          <table:table-cell table:style-name="TableCell1012">
            <text:p text:style-name="P1013">0.0022</text:p>
          </table:table-cell>
          <table:table-cell table:style-name="TableCell1014">
            <text:p text:style-name="P1015">0.0224</text:p>
          </table:table-cell>
          <table:table-cell table:style-name="TableCell1016">
            <text:p text:style-name="P1017">0.1771</text:p>
          </table:table-cell>
          <table:table-cell table:style-name="TableCell1018">
            <text:p text:style-name="P1019">0.052</text:p>
          </table:table-cell>
          <table:table-cell table:style-name="TableCell1020">
            <text:p text:style-name="P1021">0.1641</text:p>
          </table:table-cell>
          <table:table-cell table:style-name="TableCell1022">
            <text:p text:style-name="P1023">0.0862</text:p>
          </table:table-cell>
          <table:table-cell table:style-name="TableCell1024">
            <text:p text:style-name="P1025">0.0156</text:p>
          </table:table-cell>
          <table:table-cell table:style-name="TableCell1026">
            <text:p text:style-name="P1027">0</text:p>
          </table:table-cell>
          <table:table-cell table:style-name="TableCell1028">
            <text:p text:style-name="P1029">0</text:p>
          </table:table-cell>
          <table:table-cell table:style-name="TableCell1030">
            <text:p text:style-name="P1031">0</text:p>
          </table:table-cell>
          <table:table-cell table:style-name="TableCell1032">
            <text:p text:style-name="P1033">0.0016</text:p>
          </table:table-cell>
          <table:table-cell table:style-name="TableCell1034">
            <text:p text:style-name="P1035">0.0392</text:p>
          </table:table-cell>
          <table:table-cell table:style-name="TableCell1036">
            <text:p text:style-name="P1037">0.1896</text:p>
          </table:table-cell>
        </table:table-row>
        <table:table-row table:style-name="TableRow1038">
          <table:table-cell table:style-name="TableCell1039">
            <text:p text:style-name="P1040">й</text:p>
          </table:table-cell>
          <table:table-cell table:style-name="TableCell1041">
            <text:p text:style-name="P1042">0.6973</text:p>
          </table:table-cell>
          <table:table-cell table:style-name="TableCell1043">
            <text:p text:style-name="P1044">0</text:p>
          </table:table-cell>
          <table:table-cell table:style-name="TableCell1045">
            <text:p text:style-name="P1046">0</text:p>
          </table:table-cell>
          <table:table-cell table:style-name="TableCell1047">
            <text:p text:style-name="P1048">0.0009</text:p>
          </table:table-cell>
          <table:table-cell table:style-name="TableCell1049">
            <text:p text:style-name="P1050">0</text:p>
          </table:table-cell>
          <table:table-cell table:style-name="TableCell1051">
            <text:p text:style-name="P1052">0.0059</text:p>
          </table:table-cell>
          <table:table-cell table:style-name="TableCell1053">
            <text:p text:style-name="P1054">0.0009</text:p>
          </table:table-cell>
          <table:table-cell table:style-name="TableCell1055">
            <text:p text:style-name="P1056">0</text:p>
          </table:table-cell>
          <table:table-cell table:style-name="TableCell1057">
            <text:p text:style-name="P1058">0.0006</text:p>
          </table:table-cell>
          <table:table-cell table:style-name="TableCell1059">
            <text:p text:style-name="P1060">0</text:p>
          </table:table-cell>
          <table:table-cell table:style-name="TableCell1061">
            <text:p text:style-name="P1062">0</text:p>
          </table:table-cell>
          <table:table-cell table:style-name="TableCell1063">
            <text:p text:style-name="P1064">0.0056</text:p>
          </table:table-cell>
          <table:table-cell table:style-name="TableCell1065">
            <text:p text:style-name="P1066">0.0028</text:p>
          </table:table-cell>
          <table:table-cell table:style-name="TableCell1067">
            <text:p text:style-name="P1068">0.0311</text:p>
          </table:table-cell>
          <table:table-cell table:style-name="TableCell1069">
            <text:p text:style-name="P1070">0.0277</text:p>
          </table:table-cell>
          <table:table-cell table:style-name="TableCell1071">
            <text:p text:style-name="P1072">0.0053</text:p>
          </table:table-cell>
          <table:table-cell table:style-name="TableCell1073">
            <text:p text:style-name="P1074">0.0009</text:p>
          </table:table-cell>
          <table:table-cell table:style-name="TableCell1075">
            <text:p text:style-name="P1076">0.0087</text:p>
          </table:table-cell>
          <table:table-cell table:style-name="TableCell1077">
            <text:p text:style-name="P1078">0.0464</text:p>
          </table:table-cell>
          <table:table-cell table:style-name="TableCell1079">
            <text:p text:style-name="P1080">0.0713</text:p>
          </table:table-cell>
          <table:table-cell table:style-name="TableCell1081">
            <text:p text:style-name="P1082">0</text:p>
          </table:table-cell>
          <table:table-cell table:style-name="TableCell1083">
            <text:p text:style-name="P1084">0.0006</text:p>
          </table:table-cell>
          <table:table-cell table:style-name="TableCell1085">
            <text:p text:style-name="P1086">0.0003</text:p>
          </table:table-cell>
          <table:table-cell table:style-name="TableCell1087">
            <text:p text:style-name="P1088">0.0034</text:p>
          </table:table-cell>
          <table:table-cell table:style-name="TableCell1089">
            <text:p text:style-name="P1090">0.0187</text:p>
          </table:table-cell>
          <table:table-cell table:style-name="TableCell1091">
            <text:p text:style-name="P1092">0.0072</text:p>
          </table:table-cell>
          <table:table-cell table:style-name="TableCell1093">
            <text:p text:style-name="P1094">0</text:p>
          </table:table-cell>
          <table:table-cell table:style-name="TableCell1095">
            <text:p text:style-name="P1096">0</text:p>
          </table:table-cell>
          <table:table-cell table:style-name="TableCell1097">
            <text:p text:style-name="P1098">0</text:p>
          </table:table-cell>
          <table:table-cell table:style-name="TableCell1099">
            <text:p text:style-name="P1100">0</text:p>
          </table:table-cell>
          <table:table-cell table:style-name="TableCell1101">
            <text:p text:style-name="P1102">0.0003</text:p>
          </table:table-cell>
          <table:table-cell table:style-name="TableCell1103">
            <text:p text:style-name="P1104">0</text:p>
          </table:table-cell>
          <table:table-cell table:style-name="TableCell1105">
            <text:p text:style-name="P1106">0</text:p>
          </table:table-cell>
        </table:table-row>
        <table:table-row table:style-name="TableRow1107">
          <table:table-cell table:style-name="TableCell1108">
            <text:p text:style-name="P1109">к</text:p>
          </table:table-cell>
          <table:table-cell table:style-name="TableCell1110">
            <text:p text:style-name="P1111">0.3639</text:p>
          </table:table-cell>
          <table:table-cell table:style-name="TableCell1112">
            <text:p text:style-name="P1113">0.6319</text:p>
          </table:table-cell>
          <table:table-cell table:style-name="TableCell1114">
            <text:p text:style-name="P1115">0</text:p>
          </table:table-cell>
          <table:table-cell table:style-name="TableCell1116">
            <text:p text:style-name="P1117">0.0258</text:p>
          </table:table-cell>
          <table:table-cell table:style-name="TableCell1118">
            <text:p text:style-name="P1119">0.0006</text:p>
          </table:table-cell>
          <table:table-cell table:style-name="TableCell1120">
            <text:p text:style-name="P1121">0</text:p>
          </table:table-cell>
          <table:table-cell table:style-name="TableCell1122">
            <text:p text:style-name="P1123">0.0532</text:p>
          </table:table-cell>
          <table:table-cell table:style-name="TableCell1124">
            <text:p text:style-name="P1125">0.0028</text:p>
          </table:table-cell>
          <table:table-cell table:style-name="TableCell1126">
            <text:p text:style-name="P1127">0.0009</text:p>
          </table:table-cell>
          <table:table-cell table:style-name="TableCell1128">
            <text:p text:style-name="P1129">0.3135</text:p>
          </table:table-cell>
          <table:table-cell table:style-name="TableCell1130">
            <text:p text:style-name="P1131">0</text:p>
          </table:table-cell>
          <table:table-cell table:style-name="TableCell1132">
            <text:p text:style-name="P1133">0.01</text:p>
          </table:table-cell>
          <table:table-cell table:style-name="TableCell1134">
            <text:p text:style-name="P1135">0.085</text:p>
          </table:table-cell>
          <table:table-cell table:style-name="TableCell1136">
            <text:p text:style-name="P1137">0.0006</text:p>
          </table:table-cell>
          <table:table-cell table:style-name="TableCell1138">
            <text:p text:style-name="P1139">0.037</text:p>
          </table:table-cell>
          <table:table-cell table:style-name="TableCell1140">
            <text:p text:style-name="P1141">0.7879</text:p>
          </table:table-cell>
          <table:table-cell table:style-name="TableCell1142">
            <text:p text:style-name="P1143">0.0003</text:p>
          </table:table-cell>
          <table:table-cell table:style-name="TableCell1144">
            <text:p text:style-name="P1145">0.1665</text:p>
          </table:table-cell>
          <table:table-cell table:style-name="TableCell1146">
            <text:p text:style-name="P1147">0.0258</text:p>
          </table:table-cell>
          <table:table-cell table:style-name="TableCell1148">
            <text:p text:style-name="P1149">0.132</text:p>
          </table:table-cell>
          <table:table-cell table:style-name="TableCell1150">
            <text:p text:style-name="P1151">0.1441</text:p>
          </table:table-cell>
          <table:table-cell table:style-name="TableCell1152">
            <text:p text:style-name="P1153">0</text:p>
          </table:table-cell>
          <table:table-cell table:style-name="TableCell1154">
            <text:p text:style-name="P1155">0</text:p>
          </table:table-cell>
          <table:table-cell table:style-name="TableCell1156">
            <text:p text:style-name="P1157">0.0131</text:p>
          </table:table-cell>
          <table:table-cell table:style-name="TableCell1158">
            <text:p text:style-name="P1159">0</text:p>
          </table:table-cell>
          <table:table-cell table:style-name="TableCell1160">
            <text:p text:style-name="P1161">0.0022</text:p>
          </table:table-cell>
          <table:table-cell table:style-name="TableCell1162">
            <text:p text:style-name="P1163">0</text:p>
          </table:table-cell>
          <table:table-cell table:style-name="TableCell1164">
            <text:p text:style-name="P1165">0</text:p>
          </table:table-cell>
          <table:table-cell table:style-name="TableCell1166">
            <text:p text:style-name="P1167">0</text:p>
          </table:table-cell>
          <table:table-cell table:style-name="TableCell1168">
            <text:p text:style-name="P1169">0.0003</text:p>
          </table:table-cell>
          <table:table-cell table:style-name="TableCell1170">
            <text:p text:style-name="P1171">0.0003</text:p>
          </table:table-cell>
          <table:table-cell table:style-name="TableCell1172">
            <text:p text:style-name="P1173">0</text:p>
          </table:table-cell>
          <table:table-cell table:style-name="TableCell1174">
            <text:p text:style-name="P1175">0</text:p>
          </table:table-cell>
        </table:table-row>
        <table:table-row table:style-name="TableRow1176">
          <table:table-cell table:style-name="TableCell1177">
            <text:p text:style-name="P1178">л</text:p>
          </table:table-cell>
          <table:table-cell table:style-name="TableCell1179">
            <text:p text:style-name="P1180">0.4813</text:p>
          </table:table-cell>
          <table:table-cell table:style-name="TableCell1181">
            <text:p text:style-name="P1182">0.5473</text:p>
          </table:table-cell>
          <table:table-cell table:style-name="TableCell1183">
            <text:p text:style-name="P1184">0.0037</text:p>
          </table:table-cell>
          <table:table-cell table:style-name="TableCell1185">
            <text:p text:style-name="P1186">0.0006</text:p>
          </table:table-cell>
          <table:table-cell table:style-name="TableCell1187">
            <text:p text:style-name="P1188">0.0184</text:p>
          </table:table-cell>
          <table:table-cell table:style-name="TableCell1189">
            <text:p text:style-name="P1190">0.01</text:p>
          </table:table-cell>
          <table:table-cell table:style-name="TableCell1191">
            <text:p text:style-name="P1192">0.443</text:p>
          </table:table-cell>
          <table:table-cell table:style-name="TableCell1193">
            <text:p text:style-name="P1194">0.023</text:p>
          </table:table-cell>
          <table:table-cell table:style-name="TableCell1195">
            <text:p text:style-name="P1196">0.0062</text:p>
          </table:table-cell>
          <table:table-cell table:style-name="TableCell1197">
            <text:p text:style-name="P1198">0.7369</text:p>
          </table:table-cell>
          <table:table-cell table:style-name="TableCell1199">
            <text:p text:style-name="P1200">0</text:p>
          </table:table-cell>
          <table:table-cell table:style-name="TableCell1201">
            <text:p text:style-name="P1202">0.0461</text:p>
          </table:table-cell>
          <table:table-cell table:style-name="TableCell1203">
            <text:p text:style-name="P1204">0.0361</text:p>
          </table:table-cell>
          <table:table-cell table:style-name="TableCell1205">
            <text:p text:style-name="P1206">0.0028</text:p>
          </table:table-cell>
          <table:table-cell table:style-name="TableCell1207">
            <text:p text:style-name="P1208">0.0467</text:p>
          </table:table-cell>
          <table:table-cell table:style-name="TableCell1209">
            <text:p text:style-name="P1210">0.5448</text:p>
          </table:table-cell>
          <table:table-cell table:style-name="TableCell1211">
            <text:p text:style-name="P1212">0.0037</text:p>
          </table:table-cell>
          <table:table-cell table:style-name="TableCell1213">
            <text:p text:style-name="P1214">0</text:p>
          </table:table-cell>
          <table:table-cell table:style-name="TableCell1215">
            <text:p text:style-name="P1216">0.1491</text:p>
          </table:table-cell>
          <table:table-cell table:style-name="TableCell1217">
            <text:p text:style-name="P1218">0.0056</text:p>
          </table:table-cell>
          <table:table-cell table:style-name="TableCell1219">
            <text:p text:style-name="P1220">0.118</text:p>
          </table:table-cell>
          <table:table-cell table:style-name="TableCell1221">
            <text:p text:style-name="P1222">0.0025</text:p>
          </table:table-cell>
          <table:table-cell table:style-name="TableCell1223">
            <text:p text:style-name="P1224">0.0003</text:p>
          </table:table-cell>
          <table:table-cell table:style-name="TableCell1225">
            <text:p text:style-name="P1226">0</text:p>
          </table:table-cell>
          <table:table-cell table:style-name="TableCell1227">
            <text:p text:style-name="P1228">0.0131</text:p>
          </table:table-cell>
          <table:table-cell table:style-name="TableCell1229">
            <text:p text:style-name="P1230">0.0009</text:p>
          </table:table-cell>
          <table:table-cell table:style-name="TableCell1231">
            <text:p text:style-name="P1232">0.0012</text:p>
          </table:table-cell>
          <table:table-cell table:style-name="TableCell1233">
            <text:p text:style-name="P1234">0</text:p>
          </table:table-cell>
          <table:table-cell table:style-name="TableCell1235">
            <text:p text:style-name="P1236">0.0704</text:p>
          </table:table-cell>
          <table:table-cell table:style-name="TableCell1237">
            <text:p text:style-name="P1238">0.4427</text:p>
          </table:table-cell>
          <table:table-cell table:style-name="TableCell1239">
            <text:p text:style-name="P1240">0.0003</text:p>
          </table:table-cell>
          <table:table-cell table:style-name="TableCell1241">
            <text:p text:style-name="P1242">0.1108</text:p>
          </table:table-cell>
          <table:table-cell table:style-name="TableCell1243">
            <text:p text:style-name="P1244">0.1936</text:p>
          </table:table-cell>
        </table:table-row>
        <table:table-row table:style-name="TableRow1245">
          <table:table-cell table:style-name="TableCell1246">
            <text:p text:style-name="P1247">м</text:p>
          </table:table-cell>
          <table:table-cell table:style-name="TableCell1248">
            <text:p text:style-name="P1249">0.6973</text:p>
          </table:table-cell>
          <table:table-cell table:style-name="TableCell1250">
            <text:p text:style-name="P1251">0.2845</text:p>
          </table:table-cell>
          <table:table-cell table:style-name="TableCell1252">
            <text:p text:style-name="P1253">0.0143</text:p>
          </table:table-cell>
          <table:table-cell table:style-name="TableCell1254">
            <text:p text:style-name="P1255">0.0016</text:p>
          </table:table-cell>
          <table:table-cell table:style-name="TableCell1256">
            <text:p text:style-name="P1257">0.0059</text:p>
          </table:table-cell>
          <table:table-cell table:style-name="TableCell1258">
            <text:p text:style-name="P1259">0.0006</text:p>
          </table:table-cell>
          <table:table-cell table:style-name="TableCell1260">
            <text:p text:style-name="P1261">0.4449</text:p>
          </table:table-cell>
          <table:table-cell table:style-name="TableCell1262">
            <text:p text:style-name="P1263">0</text:p>
          </table:table-cell>
          <table:table-cell table:style-name="TableCell1264">
            <text:p text:style-name="P1265">0.0003</text:p>
          </table:table-cell>
          <table:table-cell table:style-name="TableCell1266">
            <text:p text:style-name="P1267">0.3409</text:p>
          </table:table-cell>
          <table:table-cell table:style-name="TableCell1268">
            <text:p text:style-name="P1269">0</text:p>
          </table:table-cell>
          <table:table-cell table:style-name="TableCell1270">
            <text:p text:style-name="P1271">0.0072</text:p>
          </table:table-cell>
          <table:table-cell table:style-name="TableCell1272">
            <text:p text:style-name="P1273">0.0121</text:p>
          </table:table-cell>
          <table:table-cell table:style-name="TableCell1274">
            <text:p text:style-name="P1275">0.0174</text:p>
          </table:table-cell>
          <table:table-cell table:style-name="TableCell1276">
            <text:p text:style-name="P1277">0.1438</text:p>
          </table:table-cell>
          <table:table-cell table:style-name="TableCell1278">
            <text:p text:style-name="P1279">0.4449</text:p>
          </table:table-cell>
          <table:table-cell table:style-name="TableCell1280">
            <text:p text:style-name="P1281">0.0483</text:p>
          </table:table-cell>
          <table:table-cell table:style-name="TableCell1282">
            <text:p text:style-name="P1283">0.005</text:p>
          </table:table-cell>
          <table:table-cell table:style-name="TableCell1284">
            <text:p text:style-name="P1285">0.0321</text:p>
          </table:table-cell>
          <table:table-cell table:style-name="TableCell1286">
            <text:p text:style-name="P1287">0.0093</text:p>
          </table:table-cell>
          <table:table-cell table:style-name="TableCell1288">
            <text:p text:style-name="P1289">0.151</text:p>
          </table:table-cell>
          <table:table-cell table:style-name="TableCell1290">
            <text:p text:style-name="P1291">0.0006</text:p>
          </table:table-cell>
          <table:table-cell table:style-name="TableCell1292">
            <text:p text:style-name="P1293">0</text:p>
          </table:table-cell>
          <table:table-cell table:style-name="TableCell1294">
            <text:p text:style-name="P1295">0.0003</text:p>
          </table:table-cell>
          <table:table-cell table:style-name="TableCell1296">
            <text:p text:style-name="P1297">0.0025</text:p>
          </table:table-cell>
          <table:table-cell table:style-name="TableCell1298">
            <text:p text:style-name="P1299">0.0009</text:p>
          </table:table-cell>
          <table:table-cell table:style-name="TableCell1300">
            <text:p text:style-name="P1301">0.0006</text:p>
          </table:table-cell>
          <table:table-cell table:style-name="TableCell1302">
            <text:p text:style-name="P1303">0</text:p>
          </table:table-cell>
          <table:table-cell table:style-name="TableCell1304">
            <text:p text:style-name="P1305">0.1943</text:p>
          </table:table-cell>
          <table:table-cell table:style-name="TableCell1306">
            <text:p text:style-name="P1307">0.0072</text:p>
          </table:table-cell>
          <table:table-cell table:style-name="TableCell1308">
            <text:p text:style-name="P1309">0.0009</text:p>
          </table:table-cell>
          <table:table-cell table:style-name="TableCell1310">
            <text:p text:style-name="P1311">0.0003</text:p>
          </table:table-cell>
          <table:table-cell table:style-name="TableCell1312">
            <text:p text:style-name="P1313">0.0417</text:p>
          </table:table-cell>
        </table:table-row>
        <table:table-row table:style-name="TableRow1314">
          <table:table-cell table:style-name="TableCell1315">
            <text:p text:style-name="P1316">н</text:p>
          </table:table-cell>
          <table:table-cell table:style-name="TableCell1317">
            <text:p text:style-name="P1318">0.2114</text:p>
          </table:table-cell>
          <table:table-cell table:style-name="TableCell1319">
            <text:p text:style-name="P1320">1.0242</text:p>
          </table:table-cell>
          <table:table-cell table:style-name="TableCell1321">
            <text:p text:style-name="P1322">0.0012</text:p>
          </table:table-cell>
          <table:table-cell table:style-name="TableCell1323">
            <text:p text:style-name="P1324">0.0037</text:p>
          </table:table-cell>
          <table:table-cell table:style-name="TableCell1325">
            <text:p text:style-name="P1326">0.042</text:p>
          </table:table-cell>
          <table:table-cell table:style-name="TableCell1327">
            <text:p text:style-name="P1328">0.1012</text:p>
          </table:table-cell>
          <table:table-cell table:style-name="TableCell1329">
            <text:p text:style-name="P1330">0.9943</text:p>
          </table:table-cell>
          <table:table-cell table:style-name="TableCell1331">
            <text:p text:style-name="P1332">0.0009</text:p>
          </table:table-cell>
          <table:table-cell table:style-name="TableCell1333">
            <text:p text:style-name="P1334">0.004</text:p>
          </table:table-cell>
          <table:table-cell table:style-name="TableCell1335">
            <text:p text:style-name="P1336">0.8309</text:p>
          </table:table-cell>
          <table:table-cell table:style-name="TableCell1337">
            <text:p text:style-name="P1338">0</text:p>
          </table:table-cell>
          <table:table-cell table:style-name="TableCell1339">
            <text:p text:style-name="P1340">0.0286</text:p>
          </table:table-cell>
          <table:table-cell table:style-name="TableCell1341">
            <text:p text:style-name="P1342">0.0003</text:p>
          </table:table-cell>
          <table:table-cell table:style-name="TableCell1343">
            <text:p text:style-name="P1344">0</text:p>
          </table:table-cell>
          <table:table-cell table:style-name="TableCell1345">
            <text:p text:style-name="P1346">0.3048</text:p>
          </table:table-cell>
          <table:table-cell table:style-name="TableCell1347">
            <text:p text:style-name="P1348">1.0102</text:p>
          </table:table-cell>
          <table:table-cell table:style-name="TableCell1349">
            <text:p text:style-name="P1350">0.0003</text:p>
          </table:table-cell>
          <table:table-cell table:style-name="TableCell1351">
            <text:p text:style-name="P1352">0.0037</text:p>
          </table:table-cell>
          <table:table-cell table:style-name="TableCell1353">
            <text:p text:style-name="P1354">0.0837</text:p>
          </table:table-cell>
          <table:table-cell table:style-name="TableCell1355">
            <text:p text:style-name="P1356">0.1242</text:p>
          </table:table-cell>
          <table:table-cell table:style-name="TableCell1357">
            <text:p text:style-name="P1358">0.2799</text:p>
          </table:table-cell>
          <table:table-cell table:style-name="TableCell1359">
            <text:p text:style-name="P1360">0.0162</text:p>
          </table:table-cell>
          <table:table-cell table:style-name="TableCell1361">
            <text:p text:style-name="P1362">0.0016</text:p>
          </table:table-cell>
          <table:table-cell table:style-name="TableCell1363">
            <text:p text:style-name="P1364">0.0467</text:p>
          </table:table-cell>
          <table:table-cell table:style-name="TableCell1365">
            <text:p text:style-name="P1366">0.0128</text:p>
          </table:table-cell>
          <table:table-cell table:style-name="TableCell1367">
            <text:p text:style-name="P1368">0.0003</text:p>
          </table:table-cell>
          <table:table-cell table:style-name="TableCell1369">
            <text:p text:style-name="P1370">0.0037</text:p>
          </table:table-cell>
          <table:table-cell table:style-name="TableCell1371">
            <text:p text:style-name="P1372">0</text:p>
          </table:table-cell>
          <table:table-cell table:style-name="TableCell1373">
            <text:p text:style-name="P1374">0.4383</text:p>
          </table:table-cell>
          <table:table-cell table:style-name="TableCell1375">
            <text:p text:style-name="P1376">0.0588</text:p>
          </table:table-cell>
          <table:table-cell table:style-name="TableCell1377">
            <text:p text:style-name="P1378">0.0003</text:p>
          </table:table-cell>
          <table:table-cell table:style-name="TableCell1379">
            <text:p text:style-name="P1380">0.0134</text:p>
          </table:table-cell>
          <table:table-cell table:style-name="TableCell1381">
            <text:p text:style-name="P1382">0.1214</text:p>
          </table:table-cell>
        </table:table-row>
        <table:table-row table:style-name="TableRow1383">
          <table:table-cell table:style-name="TableCell1384">
            <text:p text:style-name="P1385">о</text:p>
          </table:table-cell>
          <table:table-cell table:style-name="TableCell1386">
            <text:p text:style-name="P1387">1.7962</text:p>
          </table:table-cell>
          <table:table-cell table:style-name="TableCell1388">
            <text:p text:style-name="P1389">0.0044</text:p>
          </table:table-cell>
          <table:table-cell table:style-name="TableCell1390">
            <text:p text:style-name="P1391">0.4047</text:p>
          </table:table-cell>
          <table:table-cell table:style-name="TableCell1392">
            <text:p text:style-name="P1393">0.7378</text:p>
          </table:table-cell>
          <table:table-cell table:style-name="TableCell1394">
            <text:p text:style-name="P1395">0.4614</text:p>
          </table:table-cell>
          <table:table-cell table:style-name="TableCell1396">
            <text:p text:style-name="P1397">0.4013</text:p>
          </table:table-cell>
          <table:table-cell table:style-name="TableCell1398">
            <text:p text:style-name="P1399">0.1868</text:p>
          </table:table-cell>
          <table:table-cell table:style-name="TableCell1400">
            <text:p text:style-name="P1401">0.2011</text:p>
          </table:table-cell>
          <table:table-cell table:style-name="TableCell1402">
            <text:p text:style-name="P1403">0.1943</text:p>
          </table:table-cell>
          <table:table-cell table:style-name="TableCell1404">
            <text:p text:style-name="P1405">0.0844</text:p>
          </table:table-cell>
          <table:table-cell table:style-name="TableCell1406">
            <text:p text:style-name="P1407">0.363</text:p>
          </table:table-cell>
          <table:table-cell table:style-name="TableCell1408">
            <text:p text:style-name="P1409">0.1946</text:p>
          </table:table-cell>
          <table:table-cell table:style-name="TableCell1410">
            <text:p text:style-name="P1411">0.5968</text:p>
          </table:table-cell>
          <table:table-cell table:style-name="TableCell1412">
            <text:p text:style-name="P1413">0.4682</text:p>
          </table:table-cell>
          <table:table-cell table:style-name="TableCell1414">
            <text:p text:style-name="P1415">0.5678</text:p>
          </table:table-cell>
          <table:table-cell table:style-name="TableCell1416">
            <text:p text:style-name="P1417">0.0355</text:p>
          </table:table-cell>
          <table:table-cell table:style-name="TableCell1418">
            <text:p text:style-name="P1419">0.1519</text:p>
          </table:table-cell>
          <table:table-cell table:style-name="TableCell1420">
            <text:p text:style-name="P1421">0.5286</text:p>
          </table:table-cell>
          <table:table-cell table:style-name="TableCell1422">
            <text:p text:style-name="P1423">0.6522</text:p>
          </table:table-cell>
          <table:table-cell table:style-name="TableCell1424">
            <text:p text:style-name="P1425">0.6497</text:p>
          </table:table-cell>
          <table:table-cell table:style-name="TableCell1426">
            <text:p text:style-name="P1427">0.0078</text:p>
          </table:table-cell>
          <table:table-cell table:style-name="TableCell1428">
            <text:p text:style-name="P1429">0.0156</text:p>
          </table:table-cell>
          <table:table-cell table:style-name="TableCell1430">
            <text:p text:style-name="P1431">0.0507</text:p>
          </table:table-cell>
          <table:table-cell table:style-name="TableCell1432">
            <text:p text:style-name="P1433">0.024</text:p>
          </table:table-cell>
          <table:table-cell table:style-name="TableCell1434">
            <text:p text:style-name="P1435">0.1771</text:p>
          </table:table-cell>
          <table:table-cell table:style-name="TableCell1436">
            <text:p text:style-name="P1437">0.0554</text:p>
          </table:table-cell>
          <table:table-cell table:style-name="TableCell1438">
            <text:p text:style-name="P1439">0.0212</text:p>
          </table:table-cell>
          <table:table-cell table:style-name="TableCell1440">
            <text:p text:style-name="P1441">0</text:p>
          </table:table-cell>
          <table:table-cell table:style-name="TableCell1442">
            <text:p text:style-name="P1443">0</text:p>
          </table:table-cell>
          <table:table-cell table:style-name="TableCell1444">
            <text:p text:style-name="P1445">0</text:p>
          </table:table-cell>
          <table:table-cell table:style-name="TableCell1446">
            <text:p text:style-name="P1447">0.0072</text:p>
          </table:table-cell>
          <table:table-cell table:style-name="TableCell1448">
            <text:p text:style-name="P1449">0.0143</text:p>
          </table:table-cell>
          <table:table-cell table:style-name="TableCell1450">
            <text:p text:style-name="P1451">0.0753</text:p>
          </table:table-cell>
        </table:table-row>
        <table:table-row table:style-name="TableRow1452">
          <table:table-cell table:style-name="TableCell1453">
            <text:p text:style-name="P1454">п</text:p>
          </table:table-cell>
          <table:table-cell table:style-name="TableCell1455">
            <text:p text:style-name="P1456">0.01</text:p>
          </table:table-cell>
          <table:table-cell table:style-name="TableCell1457">
            <text:p text:style-name="P1458">0.1905</text:p>
          </table:table-cell>
          <table:table-cell table:style-name="TableCell1459">
            <text:p text:style-name="P1460">0</text:p>
          </table:table-cell>
          <table:table-cell table:style-name="TableCell1461">
            <text:p text:style-name="P1462">0</text:p>
          </table:table-cell>
          <table:table-cell table:style-name="TableCell1463">
            <text:p text:style-name="P1464">0</text:p>
          </table:table-cell>
          <table:table-cell table:style-name="TableCell1465">
            <text:p text:style-name="P1466">0.0003</text:p>
          </table:table-cell>
          <table:table-cell table:style-name="TableCell1467">
            <text:p text:style-name="P1468">0.2089</text:p>
          </table:table-cell>
          <table:table-cell table:style-name="TableCell1469">
            <text:p text:style-name="P1470">0.0003</text:p>
          </table:table-cell>
          <table:table-cell table:style-name="TableCell1471">
            <text:p text:style-name="P1472">0</text:p>
          </table:table-cell>
          <table:table-cell table:style-name="TableCell1473">
            <text:p text:style-name="P1474">0.1286</text:p>
          </table:table-cell>
          <table:table-cell table:style-name="TableCell1475">
            <text:p text:style-name="P1476">0</text:p>
          </table:table-cell>
          <table:table-cell table:style-name="TableCell1477">
            <text:p text:style-name="P1478">0.0062</text:p>
          </table:table-cell>
          <table:table-cell table:style-name="TableCell1479">
            <text:p text:style-name="P1480">0.1233</text:p>
          </table:table-cell>
          <table:table-cell table:style-name="TableCell1481">
            <text:p text:style-name="P1482">0</text:p>
          </table:table-cell>
          <table:table-cell table:style-name="TableCell1483">
            <text:p text:style-name="P1484">0.0181</text:p>
          </table:table-cell>
          <table:table-cell table:style-name="TableCell1485">
            <text:p text:style-name="P1486">0.9442</text:p>
          </table:table-cell>
          <table:table-cell table:style-name="TableCell1487">
            <text:p text:style-name="P1488">0.0037</text:p>
          </table:table-cell>
          <table:table-cell table:style-name="TableCell1489">
            <text:p text:style-name="P1490">0.6805</text:p>
          </table:table-cell>
          <table:table-cell table:style-name="TableCell1491">
            <text:p text:style-name="P1492">0.01</text:p>
          </table:table-cell>
          <table:table-cell table:style-name="TableCell1493">
            <text:p text:style-name="P1494">0.0243</text:p>
          </table:table-cell>
          <table:table-cell table:style-name="TableCell1495">
            <text:p text:style-name="P1496">0.0809</text:p>
          </table:table-cell>
          <table:table-cell table:style-name="TableCell1497">
            <text:p text:style-name="P1498">0.0003</text:p>
          </table:table-cell>
          <table:table-cell table:style-name="TableCell1499">
            <text:p text:style-name="P1500">0</text:p>
          </table:table-cell>
          <table:table-cell table:style-name="TableCell1501">
            <text:p text:style-name="P1502">0.0016</text:p>
          </table:table-cell>
          <table:table-cell table:style-name="TableCell1503">
            <text:p text:style-name="P1504">0.0034</text:p>
          </table:table-cell>
          <table:table-cell table:style-name="TableCell1505">
            <text:p text:style-name="P1506">0.0003</text:p>
          </table:table-cell>
          <table:table-cell table:style-name="TableCell1507">
            <text:p text:style-name="P1508">0</text:p>
          </table:table-cell>
          <table:table-cell table:style-name="TableCell1509">
            <text:p text:style-name="P1510">0</text:p>
          </table:table-cell>
          <table:table-cell table:style-name="TableCell1511">
            <text:p text:style-name="P1512">0.047</text:p>
          </table:table-cell>
          <table:table-cell table:style-name="TableCell1513">
            <text:p text:style-name="P1514">0.0037</text:p>
          </table:table-cell>
          <table:table-cell table:style-name="TableCell1515">
            <text:p text:style-name="P1516">0</text:p>
          </table:table-cell>
          <table:table-cell table:style-name="TableCell1517">
            <text:p text:style-name="P1518">0.0003</text:p>
          </table:table-cell>
          <table:table-cell table:style-name="TableCell1519">
            <text:p text:style-name="P1520">0.0261</text:p>
          </table:table-cell>
        </table:table-row>
        <table:table-row table:style-name="TableRow1521">
          <table:table-cell table:style-name="TableCell1522">
            <text:p text:style-name="P1523">р</text:p>
          </table:table-cell>
          <table:table-cell table:style-name="TableCell1524">
            <text:p text:style-name="P1525">0.094</text:p>
          </table:table-cell>
          <table:table-cell table:style-name="TableCell1526">
            <text:p text:style-name="P1527">0.872</text:p>
          </table:table-cell>
          <table:table-cell table:style-name="TableCell1528">
            <text:p text:style-name="P1529">0.0118</text:p>
          </table:table-cell>
          <table:table-cell table:style-name="TableCell1530">
            <text:p text:style-name="P1531">0.0411</text:p>
          </table:table-cell>
          <table:table-cell table:style-name="TableCell1532">
            <text:p text:style-name="P1533">0.0233</text:p>
          </table:table-cell>
          <table:table-cell table:style-name="TableCell1534">
            <text:p text:style-name="P1535">0.0153</text:p>
          </table:table-cell>
          <table:table-cell table:style-name="TableCell1536">
            <text:p text:style-name="P1537">0.6123</text:p>
          </table:table-cell>
          <table:table-cell table:style-name="TableCell1538">
            <text:p text:style-name="P1539">0.0255</text:p>
          </table:table-cell>
          <table:table-cell table:style-name="TableCell1540">
            <text:p text:style-name="P1541">0.0044</text:p>
          </table:table-cell>
          <table:table-cell table:style-name="TableCell1542">
            <text:p text:style-name="P1543">0.4576</text:p>
          </table:table-cell>
          <table:table-cell table:style-name="TableCell1544">
            <text:p text:style-name="P1545">0</text:p>
          </table:table-cell>
          <table:table-cell table:style-name="TableCell1546">
            <text:p text:style-name="P1547">0.0296</text:p>
          </table:table-cell>
          <table:table-cell table:style-name="TableCell1548">
            <text:p text:style-name="P1549">0.0097</text:p>
          </table:table-cell>
          <table:table-cell table:style-name="TableCell1550">
            <text:p text:style-name="P1551">0.0511</text:p>
          </table:table-cell>
          <table:table-cell table:style-name="TableCell1552">
            <text:p text:style-name="P1553">0.1009</text:p>
          </table:table-cell>
          <table:table-cell table:style-name="TableCell1554">
            <text:p text:style-name="P1555">0.7842</text:p>
          </table:table-cell>
          <table:table-cell table:style-name="TableCell1556">
            <text:p text:style-name="P1557">0.0109</text:p>
          </table:table-cell>
          <table:table-cell table:style-name="TableCell1558">
            <text:p text:style-name="P1559">0.0128</text:p>
          </table:table-cell>
          <table:table-cell table:style-name="TableCell1560">
            <text:p text:style-name="P1561">0.0339</text:p>
          </table:table-cell>
          <table:table-cell table:style-name="TableCell1562">
            <text:p text:style-name="P1563">0.0921</text:p>
          </table:table-cell>
          <table:table-cell table:style-name="TableCell1564">
            <text:p text:style-name="P1565">0.2413</text:p>
          </table:table-cell>
          <table:table-cell table:style-name="TableCell1566">
            <text:p text:style-name="P1567">0.0059</text:p>
          </table:table-cell>
          <table:table-cell table:style-name="TableCell1568">
            <text:p text:style-name="P1569">0.019</text:p>
          </table:table-cell>
          <table:table-cell table:style-name="TableCell1570">
            <text:p text:style-name="P1571">0.0068</text:p>
          </table:table-cell>
          <table:table-cell table:style-name="TableCell1572">
            <text:p text:style-name="P1573">0.0087</text:p>
          </table:table-cell>
          <table:table-cell table:style-name="TableCell1574">
            <text:p text:style-name="P1575">0.0442</text:p>
          </table:table-cell>
          <table:table-cell table:style-name="TableCell1576">
            <text:p text:style-name="P1577">0.0016</text:p>
          </table:table-cell>
          <table:table-cell table:style-name="TableCell1578">
            <text:p text:style-name="P1579">0</text:p>
          </table:table-cell>
          <table:table-cell table:style-name="TableCell1580">
            <text:p text:style-name="P1581">0.1367</text:p>
          </table:table-cell>
          <table:table-cell table:style-name="TableCell1582">
            <text:p text:style-name="P1583">0.033</text:p>
          </table:table-cell>
          <table:table-cell table:style-name="TableCell1584">
            <text:p text:style-name="P1585">0.0022</text:p>
          </table:table-cell>
          <table:table-cell table:style-name="TableCell1586">
            <text:p text:style-name="P1587">0.0093</text:p>
          </table:table-cell>
          <table:table-cell table:style-name="TableCell1588">
            <text:p text:style-name="P1589">0.0977</text:p>
          </table:table-cell>
        </table:table-row>
        <table:table-row table:style-name="TableRow1590">
          <table:table-cell table:style-name="TableCell1591">
            <text:p text:style-name="P1592">с</text:p>
          </table:table-cell>
          <table:table-cell table:style-name="TableCell1593">
            <text:p text:style-name="P1594">0.3614</text:p>
          </table:table-cell>
          <table:table-cell table:style-name="TableCell1595">
            <text:p text:style-name="P1596">0.1971</text:p>
          </table:table-cell>
          <table:table-cell table:style-name="TableCell1597">
            <text:p text:style-name="P1598">0.0068</text:p>
          </table:table-cell>
          <table:table-cell table:style-name="TableCell1599">
            <text:p text:style-name="P1600">0.1102</text:p>
          </table:table-cell>
          <table:table-cell table:style-name="TableCell1601">
            <text:p text:style-name="P1602">0.0047</text:p>
          </table:table-cell>
          <table:table-cell table:style-name="TableCell1603">
            <text:p text:style-name="P1604">0.0174</text:p>
          </table:table-cell>
          <table:table-cell table:style-name="TableCell1605">
            <text:p text:style-name="P1606">0.3017</text:p>
          </table:table-cell>
          <table:table-cell table:style-name="TableCell1607">
            <text:p text:style-name="P1608">0.0025</text:p>
          </table:table-cell>
          <table:table-cell table:style-name="TableCell1609">
            <text:p text:style-name="P1610">0.0009</text:p>
          </table:table-cell>
          <table:table-cell table:style-name="TableCell1611">
            <text:p text:style-name="P1612">0.1989</text:p>
          </table:table-cell>
          <table:table-cell table:style-name="TableCell1613">
            <text:p text:style-name="P1614">0</text:p>
          </table:table-cell>
          <table:table-cell table:style-name="TableCell1615">
            <text:p text:style-name="P1616">0.3533</text:p>
          </table:table-cell>
          <table:table-cell table:style-name="TableCell1617">
            <text:p text:style-name="P1618">0.3294</text:p>
          </table:table-cell>
          <table:table-cell table:style-name="TableCell1619">
            <text:p text:style-name="P1620">0.0797</text:p>
          </table:table-cell>
          <table:table-cell table:style-name="TableCell1621">
            <text:p text:style-name="P1622">0.0981</text:p>
          </table:table-cell>
          <table:table-cell table:style-name="TableCell1623">
            <text:p text:style-name="P1624">0.2693</text:p>
          </table:table-cell>
          <table:table-cell table:style-name="TableCell1625">
            <text:p text:style-name="P1626">0.1936</text:p>
          </table:table-cell>
          <table:table-cell table:style-name="TableCell1627">
            <text:p text:style-name="P1628">0.0311</text:p>
          </table:table-cell>
          <table:table-cell table:style-name="TableCell1629">
            <text:p text:style-name="P1630">0.0778</text:p>
          </table:table-cell>
          <table:table-cell table:style-name="TableCell1631">
            <text:p text:style-name="P1632">1.0967</text:p>
          </table:table-cell>
          <table:table-cell table:style-name="TableCell1633">
            <text:p text:style-name="P1634">0.0925</text:p>
          </table:table-cell>
          <table:table-cell table:style-name="TableCell1635">
            <text:p text:style-name="P1636">0.0125</text:p>
          </table:table-cell>
          <table:table-cell table:style-name="TableCell1637">
            <text:p text:style-name="P1638">0.0168</text:p>
          </table:table-cell>
          <table:table-cell table:style-name="TableCell1639">
            <text:p text:style-name="P1640">0.0084</text:p>
          </table:table-cell>
          <table:table-cell table:style-name="TableCell1641">
            <text:p text:style-name="P1642">0.0318</text:p>
          </table:table-cell>
          <table:table-cell table:style-name="TableCell1643">
            <text:p text:style-name="P1644">0.0065</text:p>
          </table:table-cell>
          <table:table-cell table:style-name="TableCell1645">
            <text:p text:style-name="P1646">0.0009</text:p>
          </table:table-cell>
          <table:table-cell table:style-name="TableCell1647">
            <text:p text:style-name="P1648">0.0012</text:p>
          </table:table-cell>
          <table:table-cell table:style-name="TableCell1649">
            <text:p text:style-name="P1650">0.033</text:p>
          </table:table-cell>
          <table:table-cell table:style-name="TableCell1651">
            <text:p text:style-name="P1652">0.2764</text:p>
          </table:table-cell>
          <table:table-cell table:style-name="TableCell1653">
            <text:p text:style-name="P1654">0.0031</text:p>
          </table:table-cell>
          <table:table-cell table:style-name="TableCell1655">
            <text:p text:style-name="P1656">0.0084</text:p>
          </table:table-cell>
          <table:table-cell table:style-name="TableCell1657">
            <text:p text:style-name="P1658">0.4228</text:p>
          </table:table-cell>
        </table:table-row>
        <table:table-row table:style-name="TableRow1659">
          <table:table-cell table:style-name="TableCell1660">
            <text:p text:style-name="P1661">т</text:p>
          </table:table-cell>
          <table:table-cell table:style-name="TableCell1662">
            <text:p text:style-name="P1663">0.6242</text:p>
          </table:table-cell>
          <table:table-cell table:style-name="TableCell1664">
            <text:p text:style-name="P1665">0.5756</text:p>
          </table:table-cell>
          <table:table-cell table:style-name="TableCell1666">
            <text:p text:style-name="P1667">0.0062</text:p>
          </table:table-cell>
          <table:table-cell table:style-name="TableCell1668">
            <text:p text:style-name="P1669">0.2696</text:p>
          </table:table-cell>
          <table:table-cell table:style-name="TableCell1670">
            <text:p text:style-name="P1671">0.0019</text:p>
          </table:table-cell>
          <table:table-cell table:style-name="TableCell1672">
            <text:p text:style-name="P1673">0.0103</text:p>
          </table:table-cell>
          <table:table-cell table:style-name="TableCell1674">
            <text:p text:style-name="P1675">0.5554</text:p>
          </table:table-cell>
          <table:table-cell table:style-name="TableCell1676">
            <text:p text:style-name="P1677">0</text:p>
          </table:table-cell>
          <table:table-cell table:style-name="TableCell1678">
            <text:p text:style-name="P1679">0.0006</text:p>
          </table:table-cell>
          <table:table-cell table:style-name="TableCell1680">
            <text:p text:style-name="P1681">0.4489</text:p>
          </table:table-cell>
          <table:table-cell table:style-name="TableCell1682">
            <text:p text:style-name="P1683">0</text:p>
          </table:table-cell>
          <table:table-cell table:style-name="TableCell1684">
            <text:p text:style-name="P1685">0.0881</text:p>
          </table:table-cell>
          <table:table-cell table:style-name="TableCell1686">
            <text:p text:style-name="P1687">0.0224</text:p>
          </table:table-cell>
          <table:table-cell table:style-name="TableCell1688">
            <text:p text:style-name="P1689">0.0128</text:p>
          </table:table-cell>
          <table:table-cell table:style-name="TableCell1690">
            <text:p text:style-name="P1691">0.1258</text:p>
          </table:table-cell>
          <table:table-cell table:style-name="TableCell1692">
            <text:p text:style-name="P1693">1.1627</text:p>
          </table:table-cell>
          <table:table-cell table:style-name="TableCell1694">
            <text:p text:style-name="P1695">0.0131</text:p>
          </table:table-cell>
          <table:table-cell table:style-name="TableCell1696">
            <text:p text:style-name="P1697">0.2992</text:p>
          </table:table-cell>
          <table:table-cell table:style-name="TableCell1698">
            <text:p text:style-name="P1699">0.2036</text:p>
          </table:table-cell>
          <table:table-cell table:style-name="TableCell1700">
            <text:p text:style-name="P1701">0.0109</text:p>
          </table:table-cell>
          <table:table-cell table:style-name="TableCell1702">
            <text:p text:style-name="P1703">0.1283</text:p>
          </table:table-cell>
          <table:table-cell table:style-name="TableCell1704">
            <text:p text:style-name="P1705">0.0019</text:p>
          </table:table-cell>
          <table:table-cell table:style-name="TableCell1706">
            <text:p text:style-name="P1707">0</text:p>
          </table:table-cell>
          <table:table-cell table:style-name="TableCell1708">
            <text:p text:style-name="P1709">0.0034</text:p>
          </table:table-cell>
          <table:table-cell table:style-name="TableCell1710">
            <text:p text:style-name="P1711">0.0134</text:p>
          </table:table-cell>
          <table:table-cell table:style-name="TableCell1712">
            <text:p text:style-name="P1713">0.0006</text:p>
          </table:table-cell>
          <table:table-cell table:style-name="TableCell1714">
            <text:p text:style-name="P1715">0.0016</text:p>
          </table:table-cell>
          <table:table-cell table:style-name="TableCell1716">
            <text:p text:style-name="P1717">0</text:p>
          </table:table-cell>
          <table:table-cell table:style-name="TableCell1718">
            <text:p text:style-name="P1719">0.2151</text:p>
          </table:table-cell>
          <table:table-cell table:style-name="TableCell1720">
            <text:p text:style-name="P1721">0.5594</text:p>
          </table:table-cell>
          <table:table-cell table:style-name="TableCell1722">
            <text:p text:style-name="P1723">0</text:p>
          </table:table-cell>
          <table:table-cell table:style-name="TableCell1724">
            <text:p text:style-name="P1725">0.0019</text:p>
          </table:table-cell>
          <table:table-cell table:style-name="TableCell1726">
            <text:p text:style-name="P1727">0.0682</text:p>
          </table:table-cell>
        </table:table-row>
        <table:table-row table:style-name="TableRow1728">
          <table:table-cell table:style-name="TableCell1729">
            <text:p text:style-name="P1730">у</text:p>
          </table:table-cell>
          <table:table-cell table:style-name="TableCell1731">
            <text:p text:style-name="P1732">0.4726</text:p>
          </table:table-cell>
          <table:table-cell table:style-name="TableCell1733">
            <text:p text:style-name="P1734">0.0087</text:p>
          </table:table-cell>
          <table:table-cell table:style-name="TableCell1735">
            <text:p text:style-name="P1736">0.0666</text:p>
          </table:table-cell>
          <table:table-cell table:style-name="TableCell1737">
            <text:p text:style-name="P1738">0.0582</text:p>
          </table:table-cell>
          <table:table-cell table:style-name="TableCell1739">
            <text:p text:style-name="P1740">0.0949</text:p>
          </table:table-cell>
          <table:table-cell table:style-name="TableCell1741">
            <text:p text:style-name="P1742">0.1164</text:p>
          </table:table-cell>
          <table:table-cell table:style-name="TableCell1743">
            <text:p text:style-name="P1744">0.0255</text:p>
          </table:table-cell>
          <table:table-cell table:style-name="TableCell1745">
            <text:p text:style-name="P1746">0.0859</text:p>
          </table:table-cell>
          <table:table-cell table:style-name="TableCell1747">
            <text:p text:style-name="P1748">0.0346</text:p>
          </table:table-cell>
          <table:table-cell table:style-name="TableCell1749">
            <text:p text:style-name="P1750">0.0028</text:p>
          </table:table-cell>
          <table:table-cell table:style-name="TableCell1751">
            <text:p text:style-name="P1752">0.0106</text:p>
          </table:table-cell>
          <table:table-cell table:style-name="TableCell1753">
            <text:p text:style-name="P1754">0.0679</text:p>
          </table:table-cell>
          <table:table-cell table:style-name="TableCell1755">
            <text:p text:style-name="P1756">0.1637</text:p>
          </table:table-cell>
          <table:table-cell table:style-name="TableCell1757">
            <text:p text:style-name="P1758">0.1065</text:p>
          </table:table-cell>
          <table:table-cell table:style-name="TableCell1759">
            <text:p text:style-name="P1760">0.0423</text:p>
          </table:table-cell>
          <table:table-cell table:style-name="TableCell1761">
            <text:p text:style-name="P1762">0.0025</text:p>
          </table:table-cell>
          <table:table-cell table:style-name="TableCell1763">
            <text:p text:style-name="P1764">0.0819</text:p>
          </table:table-cell>
          <table:table-cell table:style-name="TableCell1765">
            <text:p text:style-name="P1766">0.0682</text:p>
          </table:table-cell>
          <table:table-cell table:style-name="TableCell1767">
            <text:p text:style-name="P1768">0.1385</text:p>
          </table:table-cell>
          <table:table-cell table:style-name="TableCell1769">
            <text:p text:style-name="P1770">0.1469</text:p>
          </table:table-cell>
          <table:table-cell table:style-name="TableCell1771">
            <text:p text:style-name="P1772">0.0028</text:p>
          </table:table-cell>
          <table:table-cell table:style-name="TableCell1773">
            <text:p text:style-name="P1774">0.0009</text:p>
          </table:table-cell>
          <table:table-cell table:style-name="TableCell1775">
            <text:p text:style-name="P1776">0.0339</text:p>
          </table:table-cell>
          <table:table-cell table:style-name="TableCell1777">
            <text:p text:style-name="P1778">0.0009</text:p>
          </table:table-cell>
          <table:table-cell table:style-name="TableCell1779">
            <text:p text:style-name="P1780">0.0893</text:p>
          </table:table-cell>
          <table:table-cell table:style-name="TableCell1781">
            <text:p text:style-name="P1782">0.0532</text:p>
          </table:table-cell>
          <table:table-cell table:style-name="TableCell1783">
            <text:p text:style-name="P1784">0.047</text:p>
          </table:table-cell>
          <table:table-cell table:style-name="TableCell1785">
            <text:p text:style-name="P1786">0</text:p>
          </table:table-cell>
          <table:table-cell table:style-name="TableCell1787">
            <text:p text:style-name="P1788">0</text:p>
          </table:table-cell>
          <table:table-cell table:style-name="TableCell1789">
            <text:p text:style-name="P1790">0</text:p>
          </table:table-cell>
          <table:table-cell table:style-name="TableCell1791">
            <text:p text:style-name="P1792">0.0022</text:p>
          </table:table-cell>
          <table:table-cell table:style-name="TableCell1793">
            <text:p text:style-name="P1794">0.104</text:p>
          </table:table-cell>
          <table:table-cell table:style-name="TableCell1795">
            <text:p text:style-name="P1796">0.0062</text:p>
          </table:table-cell>
        </table:table-row>
        <table:table-row table:style-name="TableRow1797">
          <table:table-cell table:style-name="TableCell1798">
            <text:p text:style-name="P1799">ф</text:p>
          </table:table-cell>
          <table:table-cell table:style-name="TableCell1800">
            <text:p text:style-name="P1801">0.0034</text:p>
          </table:table-cell>
          <table:table-cell table:style-name="TableCell1802">
            <text:p text:style-name="P1803">0.0227</text:p>
          </table:table-cell>
          <table:table-cell table:style-name="TableCell1804">
            <text:p text:style-name="P1805">0</text:p>
          </table:table-cell>
          <table:table-cell table:style-name="TableCell1806">
            <text:p text:style-name="P1807">0</text:p>
          </table:table-cell>
          <table:table-cell table:style-name="TableCell1808">
            <text:p text:style-name="P1809">0</text:p>
          </table:table-cell>
          <table:table-cell table:style-name="TableCell1810">
            <text:p text:style-name="P1811">0</text:p>
          </table:table-cell>
          <table:table-cell table:style-name="TableCell1812">
            <text:p text:style-name="P1813">0.0346</text:p>
          </table:table-cell>
          <table:table-cell table:style-name="TableCell1814">
            <text:p text:style-name="P1815">0</text:p>
          </table:table-cell>
          <table:table-cell table:style-name="TableCell1816">
            <text:p text:style-name="P1817">0</text:p>
          </table:table-cell>
          <table:table-cell table:style-name="TableCell1818">
            <text:p text:style-name="P1819">0.0402</text:p>
          </table:table-cell>
          <table:table-cell table:style-name="TableCell1820">
            <text:p text:style-name="P1821">0</text:p>
          </table:table-cell>
          <table:table-cell table:style-name="TableCell1822">
            <text:p text:style-name="P1823">0</text:p>
          </table:table-cell>
          <table:table-cell table:style-name="TableCell1824">
            <text:p text:style-name="P1825">0.0084</text:p>
          </table:table-cell>
          <table:table-cell table:style-name="TableCell1826">
            <text:p text:style-name="P1827">0</text:p>
          </table:table-cell>
          <table:table-cell table:style-name="TableCell1828">
            <text:p text:style-name="P1829">0</text:p>
          </table:table-cell>
          <table:table-cell table:style-name="TableCell1830">
            <text:p text:style-name="P1831">0.0374</text:p>
          </table:table-cell>
          <table:table-cell table:style-name="TableCell1832">
            <text:p text:style-name="P1833">0</text:p>
          </table:table-cell>
          <table:table-cell table:style-name="TableCell1834">
            <text:p text:style-name="P1835">0.029</text:p>
          </table:table-cell>
          <table:table-cell table:style-name="TableCell1836">
            <text:p text:style-name="P1837">0.0003</text:p>
          </table:table-cell>
          <table:table-cell table:style-name="TableCell1838">
            <text:p text:style-name="P1839">0.0031</text:p>
          </table:table-cell>
          <table:table-cell table:style-name="TableCell1840">
            <text:p text:style-name="P1841">0.0053</text:p>
          </table:table-cell>
          <table:table-cell table:style-name="TableCell1842">
            <text:p text:style-name="P1843">0.009</text:p>
          </table:table-cell>
          <table:table-cell table:style-name="TableCell1844">
            <text:p text:style-name="P1845">0</text:p>
          </table:table-cell>
          <table:table-cell table:style-name="TableCell1846">
            <text:p text:style-name="P1847">0</text:p>
          </table:table-cell>
          <table:table-cell table:style-name="TableCell1848">
            <text:p text:style-name="P1849">0</text:p>
          </table:table-cell>
          <table:table-cell table:style-name="TableCell1850">
            <text:p text:style-name="P1851">0</text:p>
          </table:table-cell>
          <table:table-cell table:style-name="TableCell1852">
            <text:p text:style-name="P1853">0</text:p>
          </table:table-cell>
          <table:table-cell table:style-name="TableCell1854">
            <text:p text:style-name="P1855">0</text:p>
          </table:table-cell>
          <table:table-cell table:style-name="TableCell1856">
            <text:p text:style-name="P1857">0.0059</text:p>
          </table:table-cell>
          <table:table-cell table:style-name="TableCell1858">
            <text:p text:style-name="P1859">0</text:p>
          </table:table-cell>
          <table:table-cell table:style-name="TableCell1860">
            <text:p text:style-name="P1861">0</text:p>
          </table:table-cell>
          <table:table-cell table:style-name="TableCell1862">
            <text:p text:style-name="P1863">0</text:p>
          </table:table-cell>
          <table:table-cell table:style-name="TableCell1864">
            <text:p text:style-name="P1865">0</text:p>
          </table:table-cell>
        </table:table-row>
        <table:table-row table:style-name="TableRow1866">
          <table:table-cell table:style-name="TableCell1867">
            <text:p text:style-name="P1868">х</text:p>
          </table:table-cell>
          <table:table-cell table:style-name="TableCell1869">
            <text:p text:style-name="P1870">0.4019</text:p>
          </table:table-cell>
          <table:table-cell table:style-name="TableCell1871">
            <text:p text:style-name="P1872">0.0442</text:p>
          </table:table-cell>
          <table:table-cell table:style-name="TableCell1873">
            <text:p text:style-name="P1874">0</text:p>
          </table:table-cell>
          <table:table-cell table:style-name="TableCell1875">
            <text:p text:style-name="P1876">0.0156</text:p>
          </table:table-cell>
          <table:table-cell table:style-name="TableCell1877">
            <text:p text:style-name="P1878">0.0006</text:p>
          </table:table-cell>
          <table:table-cell table:style-name="TableCell1879">
            <text:p text:style-name="P1880">0</text:p>
          </table:table-cell>
          <table:table-cell table:style-name="TableCell1881">
            <text:p text:style-name="P1882">0.0181</text:p>
          </table:table-cell>
          <table:table-cell table:style-name="TableCell1883">
            <text:p text:style-name="P1884">0</text:p>
          </table:table-cell>
          <table:table-cell table:style-name="TableCell1885">
            <text:p text:style-name="P1886">0</text:p>
          </table:table-cell>
          <table:table-cell table:style-name="TableCell1887">
            <text:p text:style-name="P1888">0.0286</text:p>
          </table:table-cell>
          <table:table-cell table:style-name="TableCell1889">
            <text:p text:style-name="P1890">0</text:p>
          </table:table-cell>
          <table:table-cell table:style-name="TableCell1891">
            <text:p text:style-name="P1892">0</text:p>
          </table:table-cell>
          <table:table-cell table:style-name="TableCell1893">
            <text:p text:style-name="P1894">0.0121</text:p>
          </table:table-cell>
          <table:table-cell table:style-name="TableCell1895">
            <text:p text:style-name="P1896">0.0084</text:p>
          </table:table-cell>
          <table:table-cell table:style-name="TableCell1897">
            <text:p text:style-name="P1898">0.0308</text:p>
          </table:table-cell>
          <table:table-cell table:style-name="TableCell1899">
            <text:p text:style-name="P1900">0.1902</text:p>
          </table:table-cell>
          <table:table-cell table:style-name="TableCell1901">
            <text:p text:style-name="P1902">0.0031</text:p>
          </table:table-cell>
          <table:table-cell table:style-name="TableCell1903">
            <text:p text:style-name="P1904">0.0246</text:p>
          </table:table-cell>
          <table:table-cell table:style-name="TableCell1905">
            <text:p text:style-name="P1906">0.009</text:p>
          </table:table-cell>
          <table:table-cell table:style-name="TableCell1907">
            <text:p text:style-name="P1908">0.0037</text:p>
          </table:table-cell>
          <table:table-cell table:style-name="TableCell1909">
            <text:p text:style-name="P1910">0.0068</text:p>
          </table:table-cell>
          <table:table-cell table:style-name="TableCell1911">
            <text:p text:style-name="P1912">0</text:p>
          </table:table-cell>
          <table:table-cell table:style-name="TableCell1913">
            <text:p text:style-name="P1914">0.0003</text:p>
          </table:table-cell>
          <table:table-cell table:style-name="TableCell1915">
            <text:p text:style-name="P1916">0</text:p>
          </table:table-cell>
          <table:table-cell table:style-name="TableCell1917">
            <text:p text:style-name="P1918">0.0003</text:p>
          </table:table-cell>
          <table:table-cell table:style-name="TableCell1919">
            <text:p text:style-name="P1920">0.0012</text:p>
          </table:table-cell>
          <table:table-cell table:style-name="TableCell1921">
            <text:p text:style-name="P1922">0</text:p>
          </table:table-cell>
          <table:table-cell table:style-name="TableCell1923">
            <text:p text:style-name="P1924">0</text:p>
          </table:table-cell>
          <table:table-cell table:style-name="TableCell1925">
            <text:p text:style-name="P1926">0</text:p>
          </table:table-cell>
          <table:table-cell table:style-name="TableCell1927">
            <text:p text:style-name="P1928">0</text:p>
          </table:table-cell>
          <table:table-cell table:style-name="TableCell1929">
            <text:p text:style-name="P1930">0.0006</text:p>
          </table:table-cell>
          <table:table-cell table:style-name="TableCell1931">
            <text:p text:style-name="P1932">0</text:p>
          </table:table-cell>
          <table:table-cell table:style-name="TableCell1933">
            <text:p text:style-name="P1934">0</text:p>
          </table:table-cell>
        </table:table-row>
        <table:table-row table:style-name="TableRow1935">
          <table:table-cell table:style-name="TableCell1936">
            <text:p text:style-name="P1937">ц</text:p>
          </table:table-cell>
          <table:table-cell table:style-name="TableCell1938">
            <text:p text:style-name="P1939">0.0265</text:p>
          </table:table-cell>
          <table:table-cell table:style-name="TableCell1940">
            <text:p text:style-name="P1941">0.0532</text:p>
          </table:table-cell>
          <table:table-cell table:style-name="TableCell1942">
            <text:p text:style-name="P1943">0</text:p>
          </table:table-cell>
          <table:table-cell table:style-name="TableCell1944">
            <text:p text:style-name="P1945">0.0053</text:p>
          </table:table-cell>
          <table:table-cell table:style-name="TableCell1946">
            <text:p text:style-name="P1947">0</text:p>
          </table:table-cell>
          <table:table-cell table:style-name="TableCell1948">
            <text:p text:style-name="P1949">0.0009</text:p>
          </table:table-cell>
          <table:table-cell table:style-name="TableCell1950">
            <text:p text:style-name="P1951">0.1018</text:p>
          </table:table-cell>
          <table:table-cell table:style-name="TableCell1952">
            <text:p text:style-name="P1953">0</text:p>
          </table:table-cell>
          <table:table-cell table:style-name="TableCell1954">
            <text:p text:style-name="P1955">0</text:p>
          </table:table-cell>
          <table:table-cell table:style-name="TableCell1956">
            <text:p text:style-name="P1957">0.1171</text:p>
          </table:table-cell>
          <table:table-cell table:style-name="TableCell1958">
            <text:p text:style-name="P1959">0</text:p>
          </table:table-cell>
          <table:table-cell table:style-name="TableCell1960">
            <text:p text:style-name="P1961">0.004</text:p>
          </table:table-cell>
          <table:table-cell table:style-name="TableCell1962">
            <text:p text:style-name="P1963">0</text:p>
          </table:table-cell>
          <table:table-cell table:style-name="TableCell1964">
            <text:p text:style-name="P1965">0</text:p>
          </table:table-cell>
          <table:table-cell table:style-name="TableCell1966">
            <text:p text:style-name="P1967">0.0003</text:p>
          </table:table-cell>
          <table:table-cell table:style-name="TableCell1968">
            <text:p text:style-name="P1969">0.0137</text:p>
          </table:table-cell>
          <table:table-cell table:style-name="TableCell1970">
            <text:p text:style-name="P1971">0</text:p>
          </table:table-cell>
          <table:table-cell table:style-name="TableCell1972">
            <text:p text:style-name="P1973">0</text:p>
          </table:table-cell>
          <table:table-cell table:style-name="TableCell1974">
            <text:p text:style-name="P1975">0</text:p>
          </table:table-cell>
          <table:table-cell table:style-name="TableCell1976">
            <text:p text:style-name="P1977">0</text:p>
          </table:table-cell>
          <table:table-cell table:style-name="TableCell1978">
            <text:p text:style-name="P1979">0.0065</text:p>
          </table:table-cell>
          <table:table-cell table:style-name="TableCell1980">
            <text:p text:style-name="P1981">0</text:p>
          </table:table-cell>
          <table:table-cell table:style-name="TableCell1982">
            <text:p text:style-name="P1983">0</text:p>
          </table:table-cell>
          <table:table-cell table:style-name="TableCell1984">
            <text:p text:style-name="P1985">0</text:p>
          </table:table-cell>
          <table:table-cell table:style-name="TableCell1986">
            <text:p text:style-name="P1987">0</text:p>
          </table:table-cell>
          <table:table-cell table:style-name="TableCell1988">
            <text:p text:style-name="P1989">0</text:p>
          </table:table-cell>
          <table:table-cell table:style-name="TableCell1990">
            <text:p text:style-name="P1991">0</text:p>
          </table:table-cell>
          <table:table-cell table:style-name="TableCell1992">
            <text:p text:style-name="P1993">0</text:p>
          </table:table-cell>
          <table:table-cell table:style-name="TableCell1994">
            <text:p text:style-name="P1995">0.0196</text:p>
          </table:table-cell>
          <table:table-cell table:style-name="TableCell1996">
            <text:p text:style-name="P1997">0</text:p>
          </table:table-cell>
          <table:table-cell table:style-name="TableCell1998">
            <text:p text:style-name="P1999">0</text:p>
          </table:table-cell>
          <table:table-cell table:style-name="TableCell2000">
            <text:p text:style-name="P2001">0</text:p>
          </table:table-cell>
          <table:table-cell table:style-name="TableCell2002">
            <text:p text:style-name="P2003">0</text:p>
          </table:table-cell>
        </table:table-row>
        <table:table-row table:style-name="TableRow2004">
          <table:table-cell table:style-name="TableCell2005">
            <text:p text:style-name="P2006">ч</text:p>
          </table:table-cell>
          <table:table-cell table:style-name="TableCell2007">
            <text:p text:style-name="P2008">0.0065</text:p>
          </table:table-cell>
          <table:table-cell table:style-name="TableCell2009">
            <text:p text:style-name="P2010">0.1812</text:p>
          </table:table-cell>
          <table:table-cell table:style-name="TableCell2011">
            <text:p text:style-name="P2012">0</text:p>
          </table:table-cell>
          <table:table-cell table:style-name="TableCell2013">
            <text:p text:style-name="P2014">0.0003</text:p>
          </table:table-cell>
          <table:table-cell table:style-name="TableCell2015">
            <text:p text:style-name="P2016">0</text:p>
          </table:table-cell>
          <table:table-cell table:style-name="TableCell2017">
            <text:p text:style-name="P2018">0</text:p>
          </table:table-cell>
          <table:table-cell table:style-name="TableCell2019">
            <text:p text:style-name="P2020">0.4034</text:p>
          </table:table-cell>
          <table:table-cell table:style-name="TableCell2021">
            <text:p text:style-name="P2022">0</text:p>
          </table:table-cell>
          <table:table-cell table:style-name="TableCell2023">
            <text:p text:style-name="P2024">0</text:p>
          </table:table-cell>
          <table:table-cell table:style-name="TableCell2025">
            <text:p text:style-name="P2026">0.1687</text:p>
          </table:table-cell>
          <table:table-cell table:style-name="TableCell2027">
            <text:p text:style-name="P2028">0</text:p>
          </table:table-cell>
          <table:table-cell table:style-name="TableCell2029">
            <text:p text:style-name="P2030">0.0342</text:p>
          </table:table-cell>
          <table:table-cell table:style-name="TableCell2031">
            <text:p text:style-name="P2032">0.0044</text:p>
          </table:table-cell>
          <table:table-cell table:style-name="TableCell2033">
            <text:p text:style-name="P2034">0.0003</text:p>
          </table:table-cell>
          <table:table-cell table:style-name="TableCell2035">
            <text:p text:style-name="P2036">0.1164</text:p>
          </table:table-cell>
          <table:table-cell table:style-name="TableCell2037">
            <text:p text:style-name="P2038">0.0065</text:p>
          </table:table-cell>
          <table:table-cell table:style-name="TableCell2039">
            <text:p text:style-name="P2040">0.0003</text:p>
          </table:table-cell>
          <table:table-cell table:style-name="TableCell2041">
            <text:p text:style-name="P2042">0.0019</text:p>
          </table:table-cell>
          <table:table-cell table:style-name="TableCell2043">
            <text:p text:style-name="P2044">0</text:p>
          </table:table-cell>
          <table:table-cell table:style-name="TableCell2045">
            <text:p text:style-name="P2046">0.2593</text:p>
          </table:table-cell>
          <table:table-cell table:style-name="TableCell2047">
            <text:p text:style-name="P2048">0.0588</text:p>
          </table:table-cell>
          <table:table-cell table:style-name="TableCell2049">
            <text:p text:style-name="P2050">0</text:p>
          </table:table-cell>
          <table:table-cell table:style-name="TableCell2051">
            <text:p text:style-name="P2052">0</text:p>
          </table:table-cell>
          <table:table-cell table:style-name="TableCell2053">
            <text:p text:style-name="P2054">0</text:p>
          </table:table-cell>
          <table:table-cell table:style-name="TableCell2055">
            <text:p text:style-name="P2056">0.0009</text:p>
          </table:table-cell>
          <table:table-cell table:style-name="TableCell2057">
            <text:p text:style-name="P2058">0.0109</text:p>
          </table:table-cell>
          <table:table-cell table:style-name="TableCell2059">
            <text:p text:style-name="P2060">0</text:p>
          </table:table-cell>
          <table:table-cell table:style-name="TableCell2061">
            <text:p text:style-name="P2062">0</text:p>
          </table:table-cell>
          <table:table-cell table:style-name="TableCell2063">
            <text:p text:style-name="P2064">0</text:p>
          </table:table-cell>
          <table:table-cell table:style-name="TableCell2065">
            <text:p text:style-name="P2066">0.0196</text:p>
          </table:table-cell>
          <table:table-cell table:style-name="TableCell2067">
            <text:p text:style-name="P2068">0</text:p>
          </table:table-cell>
          <table:table-cell table:style-name="TableCell2069">
            <text:p text:style-name="P2070">0</text:p>
          </table:table-cell>
          <table:table-cell table:style-name="TableCell2071">
            <text:p text:style-name="P2072">0</text:p>
          </table:table-cell>
        </table:table-row>
        <table:table-row table:style-name="TableRow2073">
          <table:table-cell table:style-name="TableCell2074">
            <text:p text:style-name="P2075">ш</text:p>
          </table:table-cell>
          <table:table-cell table:style-name="TableCell2076">
            <text:p text:style-name="P2077">0.0059</text:p>
          </table:table-cell>
          <table:table-cell table:style-name="TableCell2078">
            <text:p text:style-name="P2079">0.1102</text:p>
          </table:table-cell>
          <table:table-cell table:style-name="TableCell2080">
            <text:p text:style-name="P2081">0</text:p>
          </table:table-cell>
          <table:table-cell table:style-name="TableCell2082">
            <text:p text:style-name="P2083">0.0028</text:p>
          </table:table-cell>
          <table:table-cell table:style-name="TableCell2084">
            <text:p text:style-name="P2085">0</text:p>
          </table:table-cell>
          <table:table-cell table:style-name="TableCell2086">
            <text:p text:style-name="P2087">0</text:p>
          </table:table-cell>
          <table:table-cell table:style-name="TableCell2088">
            <text:p text:style-name="P2089">0.1902</text:p>
          </table:table-cell>
          <table:table-cell table:style-name="TableCell2090">
            <text:p text:style-name="P2091">0</text:p>
          </table:table-cell>
          <table:table-cell table:style-name="TableCell2092">
            <text:p text:style-name="P2093">0</text:p>
          </table:table-cell>
          <table:table-cell table:style-name="TableCell2094">
            <text:p text:style-name="P2095">0.1547</text:p>
          </table:table-cell>
          <table:table-cell table:style-name="TableCell2096">
            <text:p text:style-name="P2097">0</text:p>
          </table:table-cell>
          <table:table-cell table:style-name="TableCell2098">
            <text:p text:style-name="P2099">0.0532</text:p>
          </table:table-cell>
          <table:table-cell table:style-name="TableCell2100">
            <text:p text:style-name="P2101">0.038</text:p>
          </table:table-cell>
          <table:table-cell table:style-name="TableCell2102">
            <text:p text:style-name="P2103">0.0022</text:p>
          </table:table-cell>
          <table:table-cell table:style-name="TableCell2104">
            <text:p text:style-name="P2105">0.0218</text:p>
          </table:table-cell>
          <table:table-cell table:style-name="TableCell2106">
            <text:p text:style-name="P2107">0.0168</text:p>
          </table:table-cell>
          <table:table-cell table:style-name="TableCell2108">
            <text:p text:style-name="P2109">0.0333</text:p>
          </table:table-cell>
          <table:table-cell table:style-name="TableCell2110">
            <text:p text:style-name="P2111">0.0009</text:p>
          </table:table-cell>
          <table:table-cell table:style-name="TableCell2112">
            <text:p text:style-name="P2113">0</text:p>
          </table:table-cell>
          <table:table-cell table:style-name="TableCell2114">
            <text:p text:style-name="P2115">0.0125</text:p>
          </table:table-cell>
          <table:table-cell table:style-name="TableCell2116">
            <text:p text:style-name="P2117">0.0199</text:p>
          </table:table-cell>
          <table:table-cell table:style-name="TableCell2118">
            <text:p text:style-name="P2119">0</text:p>
          </table:table-cell>
          <table:table-cell table:style-name="TableCell2120">
            <text:p text:style-name="P2121">0</text:p>
          </table:table-cell>
          <table:table-cell table:style-name="TableCell2122">
            <text:p text:style-name="P2123">0.0006</text:p>
          </table:table-cell>
          <table:table-cell table:style-name="TableCell2124">
            <text:p text:style-name="P2125">0</text:p>
          </table:table-cell>
          <table:table-cell table:style-name="TableCell2126">
            <text:p text:style-name="P2127">0</text:p>
          </table:table-cell>
          <table:table-cell table:style-name="TableCell2128">
            <text:p text:style-name="P2129">0</text:p>
          </table:table-cell>
          <table:table-cell table:style-name="TableCell2130">
            <text:p text:style-name="P2131">0</text:p>
          </table:table-cell>
          <table:table-cell table:style-name="TableCell2132">
            <text:p text:style-name="P2133">0</text:p>
          </table:table-cell>
          <table:table-cell table:style-name="TableCell2134">
            <text:p text:style-name="P2135">0.1202</text:p>
          </table:table-cell>
          <table:table-cell table:style-name="TableCell2136">
            <text:p text:style-name="P2137">0</text:p>
          </table:table-cell>
          <table:table-cell table:style-name="TableCell2138">
            <text:p text:style-name="P2139">0</text:p>
          </table:table-cell>
          <table:table-cell table:style-name="TableCell2140">
            <text:p text:style-name="P2141">0</text:p>
          </table:table-cell>
        </table:table-row>
        <table:table-row table:style-name="TableRow2142">
          <table:table-cell table:style-name="TableCell2143">
            <text:p text:style-name="P2144">щ</text:p>
          </table:table-cell>
          <table:table-cell table:style-name="TableCell2145">
            <text:p text:style-name="P2146">0.0009</text:p>
          </table:table-cell>
          <table:table-cell table:style-name="TableCell2147">
            <text:p text:style-name="P2148">0.0364</text:p>
          </table:table-cell>
          <table:table-cell table:style-name="TableCell2149">
            <text:p text:style-name="P2150">0</text:p>
          </table:table-cell>
          <table:table-cell table:style-name="TableCell2151">
            <text:p text:style-name="P2152">0</text:p>
          </table:table-cell>
          <table:table-cell table:style-name="TableCell2153">
            <text:p text:style-name="P2154">0</text:p>
          </table:table-cell>
          <table:table-cell table:style-name="TableCell2155">
            <text:p text:style-name="P2156">0</text:p>
          </table:table-cell>
          <table:table-cell table:style-name="TableCell2157">
            <text:p text:style-name="P2158">0.1413</text:p>
          </table:table-cell>
          <table:table-cell table:style-name="TableCell2159">
            <text:p text:style-name="P2160">0</text:p>
          </table:table-cell>
          <table:table-cell table:style-name="TableCell2161">
            <text:p text:style-name="P2162">0</text:p>
          </table:table-cell>
          <table:table-cell table:style-name="TableCell2163">
            <text:p text:style-name="P2164">0.0921</text:p>
          </table:table-cell>
          <table:table-cell table:style-name="TableCell2165">
            <text:p text:style-name="P2166">0</text:p>
          </table:table-cell>
          <table:table-cell table:style-name="TableCell2167">
            <text:p text:style-name="P2168">0</text:p>
          </table:table-cell>
          <table:table-cell table:style-name="TableCell2169">
            <text:p text:style-name="P2170">0</text:p>
          </table:table-cell>
          <table:table-cell table:style-name="TableCell2171">
            <text:p text:style-name="P2172">0</text:p>
          </table:table-cell>
          <table:table-cell table:style-name="TableCell2173">
            <text:p text:style-name="P2174">0.0115</text:p>
          </table:table-cell>
          <table:table-cell table:style-name="TableCell2175">
            <text:p text:style-name="P2176">0</text:p>
          </table:table-cell>
          <table:table-cell table:style-name="TableCell2177">
            <text:p text:style-name="P2178">0</text:p>
          </table:table-cell>
          <table:table-cell table:style-name="TableCell2179">
            <text:p text:style-name="P2180">0.0012</text:p>
          </table:table-cell>
          <table:table-cell table:style-name="TableCell2181">
            <text:p text:style-name="P2182">0</text:p>
          </table:table-cell>
          <table:table-cell table:style-name="TableCell2183">
            <text:p text:style-name="P2184">0</text:p>
          </table:table-cell>
          <table:table-cell table:style-name="TableCell2185">
            <text:p text:style-name="P2186">0.023</text:p>
          </table:table-cell>
          <table:table-cell table:style-name="TableCell2187">
            <text:p text:style-name="P2188">0</text:p>
          </table:table-cell>
          <table:table-cell table:style-name="TableCell2189">
            <text:p text:style-name="P2190">0</text:p>
          </table:table-cell>
          <table:table-cell table:style-name="TableCell2191">
            <text:p text:style-name="P2192">0</text:p>
          </table:table-cell>
          <table:table-cell table:style-name="TableCell2193">
            <text:p text:style-name="P2194">0</text:p>
          </table:table-cell>
          <table:table-cell table:style-name="TableCell2195">
            <text:p text:style-name="P2196">0</text:p>
          </table:table-cell>
          <table:table-cell table:style-name="TableCell2197">
            <text:p text:style-name="P2198">0</text:p>
          </table:table-cell>
          <table:table-cell table:style-name="TableCell2199">
            <text:p text:style-name="P2200">0</text:p>
          </table:table-cell>
          <table:table-cell table:style-name="TableCell2201">
            <text:p text:style-name="P2202">0</text:p>
          </table:table-cell>
          <table:table-cell table:style-name="TableCell2203">
            <text:p text:style-name="P2204">0.0034</text:p>
          </table:table-cell>
          <table:table-cell table:style-name="TableCell2205">
            <text:p text:style-name="P2206">0</text:p>
          </table:table-cell>
          <table:table-cell table:style-name="TableCell2207">
            <text:p text:style-name="P2208">0</text:p>
          </table:table-cell>
          <table:table-cell table:style-name="TableCell2209">
            <text:p text:style-name="P2210">0</text:p>
          </table:table-cell>
        </table:table-row>
        <table:table-row table:style-name="TableRow2211">
          <table:table-cell table:style-name="TableCell2212">
            <text:p text:style-name="P2213">ъ</text:p>
          </table:table-cell>
          <table:table-cell table:style-name="TableCell2214">
            <text:p text:style-name="P2215">0</text:p>
          </table:table-cell>
          <table:table-cell table:style-name="TableCell2216">
            <text:p text:style-name="P2217">0</text:p>
          </table:table-cell>
          <table:table-cell table:style-name="TableCell2218">
            <text:p text:style-name="P2219">0</text:p>
          </table:table-cell>
          <table:table-cell table:style-name="TableCell2220">
            <text:p text:style-name="P2221">0</text:p>
          </table:table-cell>
          <table:table-cell table:style-name="TableCell2222">
            <text:p text:style-name="P2223">0</text:p>
          </table:table-cell>
          <table:table-cell table:style-name="TableCell2224">
            <text:p text:style-name="P2225">0</text:p>
          </table:table-cell>
          <table:table-cell table:style-name="TableCell2226">
            <text:p text:style-name="P2227">0.0205</text:p>
          </table:table-cell>
          <table:table-cell table:style-name="TableCell2228">
            <text:p text:style-name="P2229">0</text:p>
          </table:table-cell>
          <table:table-cell table:style-name="TableCell2230">
            <text:p text:style-name="P2231">0</text:p>
          </table:table-cell>
          <table:table-cell table:style-name="TableCell2232">
            <text:p text:style-name="P2233">0</text:p>
          </table:table-cell>
          <table:table-cell table:style-name="TableCell2234">
            <text:p text:style-name="P2235">0</text:p>
          </table:table-cell>
          <table:table-cell table:style-name="TableCell2236">
            <text:p text:style-name="P2237">0</text:p>
          </table:table-cell>
          <table:table-cell table:style-name="TableCell2238">
            <text:p text:style-name="P2239">0</text:p>
          </table:table-cell>
          <table:table-cell table:style-name="TableCell2240">
            <text:p text:style-name="P2241">0</text:p>
          </table:table-cell>
          <table:table-cell table:style-name="TableCell2242">
            <text:p text:style-name="P2243">0</text:p>
          </table:table-cell>
          <table:table-cell table:style-name="TableCell2244">
            <text:p text:style-name="P2245">0</text:p>
          </table:table-cell>
          <table:table-cell table:style-name="TableCell2246">
            <text:p text:style-name="P2247">0</text:p>
          </table:table-cell>
          <table:table-cell table:style-name="TableCell2248">
            <text:p text:style-name="P2249">0</text:p>
          </table:table-cell>
          <table:table-cell table:style-name="TableCell2250">
            <text:p text:style-name="P2251">0</text:p>
          </table:table-cell>
          <table:table-cell table:style-name="TableCell2252">
            <text:p text:style-name="P2253">0</text:p>
          </table:table-cell>
          <table:table-cell table:style-name="TableCell2254">
            <text:p text:style-name="P2255">0</text:p>
          </table:table-cell>
          <table:table-cell table:style-name="TableCell2256">
            <text:p text:style-name="P2257">0</text:p>
          </table:table-cell>
          <table:table-cell table:style-name="TableCell2258">
            <text:p text:style-name="P2259">0</text:p>
          </table:table-cell>
          <table:table-cell table:style-name="TableCell2260">
            <text:p text:style-name="P2261">0</text:p>
          </table:table-cell>
          <table:table-cell table:style-name="TableCell2262">
            <text:p text:style-name="P2263">0</text:p>
          </table:table-cell>
          <table:table-cell table:style-name="TableCell2264">
            <text:p text:style-name="P2265">0</text:p>
          </table:table-cell>
          <table:table-cell table:style-name="TableCell2266">
            <text:p text:style-name="P2267">0</text:p>
          </table:table-cell>
          <table:table-cell table:style-name="TableCell2268">
            <text:p text:style-name="P2269">0</text:p>
          </table:table-cell>
          <table:table-cell table:style-name="TableCell2270">
            <text:p text:style-name="P2271">0</text:p>
          </table:table-cell>
          <table:table-cell table:style-name="TableCell2272">
            <text:p text:style-name="P2273">0</text:p>
          </table:table-cell>
          <table:table-cell table:style-name="TableCell2274">
            <text:p text:style-name="P2275">0</text:p>
          </table:table-cell>
          <table:table-cell table:style-name="TableCell2276">
            <text:p text:style-name="P2277">0</text:p>
          </table:table-cell>
          <table:table-cell table:style-name="TableCell2278">
            <text:p text:style-name="P2279">0.0112</text:p>
          </table:table-cell>
        </table:table-row>
        <table:table-row table:style-name="TableRow2280">
          <table:table-cell table:style-name="TableCell2281">
            <text:p text:style-name="P2282">ы</text:p>
          </table:table-cell>
          <table:table-cell table:style-name="TableCell2283">
            <text:p text:style-name="P2284">0.6562</text:p>
          </table:table-cell>
          <table:table-cell table:style-name="TableCell2285">
            <text:p text:style-name="P2286">0</text:p>
          </table:table-cell>
          <table:table-cell table:style-name="TableCell2287">
            <text:p text:style-name="P2288">0.0137</text:p>
          </table:table-cell>
          <table:table-cell table:style-name="TableCell2289">
            <text:p text:style-name="P2290">0.1105</text:p>
          </table:table-cell>
          <table:table-cell table:style-name="TableCell2291">
            <text:p text:style-name="P2292">0.0062</text:p>
          </table:table-cell>
          <table:table-cell table:style-name="TableCell2293">
            <text:p text:style-name="P2294">0.0137</text:p>
          </table:table-cell>
          <table:table-cell table:style-name="TableCell2295">
            <text:p text:style-name="P2296">0.175</text:p>
          </table:table-cell>
          <table:table-cell table:style-name="TableCell2297">
            <text:p text:style-name="P2298">0.0081</text:p>
          </table:table-cell>
          <table:table-cell table:style-name="TableCell2299">
            <text:p text:style-name="P2300">0.01</text:p>
          </table:table-cell>
          <table:table-cell table:style-name="TableCell2301">
            <text:p text:style-name="P2302">0.0019</text:p>
          </table:table-cell>
          <table:table-cell table:style-name="TableCell2303">
            <text:p text:style-name="P2304">0.156</text:p>
          </table:table-cell>
          <table:table-cell table:style-name="TableCell2305">
            <text:p text:style-name="P2306">0.0246</text:p>
          </table:table-cell>
          <table:table-cell table:style-name="TableCell2307">
            <text:p text:style-name="P2308">0.1214</text:p>
          </table:table-cell>
          <table:table-cell table:style-name="TableCell2309">
            <text:p text:style-name="P2310">0.1127</text:p>
          </table:table-cell>
          <table:table-cell table:style-name="TableCell2311">
            <text:p text:style-name="P2312">0.0153</text:p>
          </table:table-cell>
          <table:table-cell table:style-name="TableCell2313">
            <text:p text:style-name="P2314">0.0003</text:p>
          </table:table-cell>
          <table:table-cell table:style-name="TableCell2315">
            <text:p text:style-name="P2316">0.0153</text:p>
          </table:table-cell>
          <table:table-cell table:style-name="TableCell2317">
            <text:p text:style-name="P2318">0.0439</text:p>
          </table:table-cell>
          <table:table-cell table:style-name="TableCell2319">
            <text:p text:style-name="P2320">0.0657</text:p>
          </table:table-cell>
          <table:table-cell table:style-name="TableCell2321">
            <text:p text:style-name="P2322">0.0672</text:p>
          </table:table-cell>
          <table:table-cell table:style-name="TableCell2323">
            <text:p text:style-name="P2324">0.0003</text:p>
          </table:table-cell>
          <table:table-cell table:style-name="TableCell2325">
            <text:p text:style-name="P2326">0</text:p>
          </table:table-cell>
          <table:table-cell table:style-name="TableCell2327">
            <text:p text:style-name="P2328">0.1223</text:p>
          </table:table-cell>
          <table:table-cell table:style-name="TableCell2329">
            <text:p text:style-name="P2330">0.0003</text:p>
          </table:table-cell>
          <table:table-cell table:style-name="TableCell2331">
            <text:p text:style-name="P2332">0.0233</text:p>
          </table:table-cell>
          <table:table-cell table:style-name="TableCell2333">
            <text:p text:style-name="P2334">0.0374</text:p>
          </table:table-cell>
          <table:table-cell table:style-name="TableCell2335">
            <text:p text:style-name="P2336">0.0006</text:p>
          </table:table-cell>
          <table:table-cell table:style-name="TableCell2337">
            <text:p text:style-name="P2338">0</text:p>
          </table:table-cell>
          <table:table-cell table:style-name="TableCell2339">
            <text:p text:style-name="P2340">0</text:p>
          </table:table-cell>
          <table:table-cell table:style-name="TableCell2341">
            <text:p text:style-name="P2342">0</text:p>
          </table:table-cell>
          <table:table-cell table:style-name="TableCell2343">
            <text:p text:style-name="P2344">0</text:p>
          </table:table-cell>
          <table:table-cell table:style-name="TableCell2345">
            <text:p text:style-name="P2346">0</text:p>
          </table:table-cell>
          <table:table-cell table:style-name="TableCell2347">
            <text:p text:style-name="P2348">0.0028</text:p>
          </table:table-cell>
        </table:table-row>
        <table:table-row table:style-name="TableRow2349">
          <table:table-cell table:style-name="TableCell2350">
            <text:p text:style-name="P2351">ь</text:p>
          </table:table-cell>
          <table:table-cell table:style-name="TableCell2352">
            <text:p text:style-name="P2353">1.0189</text:p>
          </table:table-cell>
          <table:table-cell table:style-name="TableCell2354">
            <text:p text:style-name="P2355">0</text:p>
          </table:table-cell>
          <table:table-cell table:style-name="TableCell2356">
            <text:p text:style-name="P2357">0.0034</text:p>
          </table:table-cell>
          <table:table-cell table:style-name="TableCell2358">
            <text:p text:style-name="P2359">0.0012</text:p>
          </table:table-cell>
          <table:table-cell table:style-name="TableCell2360">
            <text:p text:style-name="P2361">0.0003</text:p>
          </table:table-cell>
          <table:table-cell table:style-name="TableCell2362">
            <text:p text:style-name="P2363">0.0047</text:p>
          </table:table-cell>
          <table:table-cell table:style-name="TableCell2364">
            <text:p text:style-name="P2365">0.0187</text:p>
          </table:table-cell>
          <table:table-cell table:style-name="TableCell2366">
            <text:p text:style-name="P2367">0</text:p>
          </table:table-cell>
          <table:table-cell table:style-name="TableCell2368">
            <text:p text:style-name="P2369">0.0177</text:p>
          </table:table-cell>
          <table:table-cell table:style-name="TableCell2370">
            <text:p text:style-name="P2371">0.0037</text:p>
          </table:table-cell>
          <table:table-cell table:style-name="TableCell2372">
            <text:p text:style-name="P2373">0</text:p>
          </table:table-cell>
          <table:table-cell table:style-name="TableCell2374">
            <text:p text:style-name="P2375">0.0841</text:p>
          </table:table-cell>
          <table:table-cell table:style-name="TableCell2376">
            <text:p text:style-name="P2377">0</text:p>
          </table:table-cell>
          <table:table-cell table:style-name="TableCell2378">
            <text:p text:style-name="P2379">0.01</text:p>
          </table:table-cell>
          <table:table-cell table:style-name="TableCell2380">
            <text:p text:style-name="P2381">0.1681</text:p>
          </table:table-cell>
          <table:table-cell table:style-name="TableCell2382">
            <text:p text:style-name="P2383">0.0022</text:p>
          </table:table-cell>
          <table:table-cell table:style-name="TableCell2384">
            <text:p text:style-name="P2385">0.0006</text:p>
          </table:table-cell>
          <table:table-cell table:style-name="TableCell2386">
            <text:p text:style-name="P2387">0</text:p>
          </table:table-cell>
          <table:table-cell table:style-name="TableCell2388">
            <text:p text:style-name="P2389">0.0903</text:p>
          </table:table-cell>
          <table:table-cell table:style-name="TableCell2390">
            <text:p text:style-name="P2391">0.0174</text:p>
          </table:table-cell>
          <table:table-cell table:style-name="TableCell2392">
            <text:p text:style-name="P2393">0</text:p>
          </table:table-cell>
          <table:table-cell table:style-name="TableCell2394">
            <text:p text:style-name="P2395">0.0022</text:p>
          </table:table-cell>
          <table:table-cell table:style-name="TableCell2396">
            <text:p text:style-name="P2397">0</text:p>
          </table:table-cell>
          <table:table-cell table:style-name="TableCell2398">
            <text:p text:style-name="P2399">0.0218</text:p>
          </table:table-cell>
          <table:table-cell table:style-name="TableCell2400">
            <text:p text:style-name="P2401">0.0019</text:p>
          </table:table-cell>
          <table:table-cell table:style-name="TableCell2402">
            <text:p text:style-name="P2403">0.0507</text:p>
          </table:table-cell>
          <table:table-cell table:style-name="TableCell2404">
            <text:p text:style-name="P2405">0.0006</text:p>
          </table:table-cell>
          <table:table-cell table:style-name="TableCell2406">
            <text:p text:style-name="P2407">0</text:p>
          </table:table-cell>
          <table:table-cell table:style-name="TableCell2408">
            <text:p text:style-name="P2409">0</text:p>
          </table:table-cell>
          <table:table-cell table:style-name="TableCell2410">
            <text:p text:style-name="P2411">0</text:p>
          </table:table-cell>
          <table:table-cell table:style-name="TableCell2412">
            <text:p text:style-name="P2413">0</text:p>
          </table:table-cell>
          <table:table-cell table:style-name="TableCell2414">
            <text:p text:style-name="P2415">0.0529</text:p>
          </table:table-cell>
          <table:table-cell table:style-name="TableCell2416">
            <text:p text:style-name="P2417">0.0087</text:p>
          </table:table-cell>
        </table:table-row>
        <table:table-row table:style-name="TableRow2418">
          <table:table-cell table:style-name="TableCell2419">
            <text:p text:style-name="P2420">э</text:p>
          </table:table-cell>
          <table:table-cell table:style-name="TableCell2421">
            <text:p text:style-name="P2422">0.0016</text:p>
          </table:table-cell>
          <table:table-cell table:style-name="TableCell2423">
            <text:p text:style-name="P2424">0</text:p>
          </table:table-cell>
          <table:table-cell table:style-name="TableCell2425">
            <text:p text:style-name="P2426">0.0003</text:p>
          </table:table-cell>
          <table:table-cell table:style-name="TableCell2427">
            <text:p text:style-name="P2428">0.0056</text:p>
          </table:table-cell>
          <table:table-cell table:style-name="TableCell2429">
            <text:p text:style-name="P2430">0.0016</text:p>
          </table:table-cell>
          <table:table-cell table:style-name="TableCell2431">
            <text:p text:style-name="P2432">0.0003</text:p>
          </table:table-cell>
          <table:table-cell table:style-name="TableCell2433">
            <text:p text:style-name="P2434">0</text:p>
          </table:table-cell>
          <table:table-cell table:style-name="TableCell2435">
            <text:p text:style-name="P2436">0</text:p>
          </table:table-cell>
          <table:table-cell table:style-name="TableCell2437">
            <text:p text:style-name="P2438">0</text:p>
          </table:table-cell>
          <table:table-cell table:style-name="TableCell2439">
            <text:p text:style-name="P2440">0.0006</text:p>
          </table:table-cell>
          <table:table-cell table:style-name="TableCell2441">
            <text:p text:style-name="P2442">0.0019</text:p>
          </table:table-cell>
          <table:table-cell table:style-name="TableCell2443">
            <text:p text:style-name="P2444">0.0233</text:p>
          </table:table-cell>
          <table:table-cell table:style-name="TableCell2445">
            <text:p text:style-name="P2446">0.0078</text:p>
          </table:table-cell>
          <table:table-cell table:style-name="TableCell2447">
            <text:p text:style-name="P2448">0.0065</text:p>
          </table:table-cell>
          <table:table-cell table:style-name="TableCell2449">
            <text:p text:style-name="P2450">0.0062</text:p>
          </table:table-cell>
          <table:table-cell table:style-name="TableCell2451">
            <text:p text:style-name="P2452">0.0003</text:p>
          </table:table-cell>
          <table:table-cell table:style-name="TableCell2453">
            <text:p text:style-name="P2454">0.0028</text:p>
          </table:table-cell>
          <table:table-cell table:style-name="TableCell2455">
            <text:p text:style-name="P2456">0.0053</text:p>
          </table:table-cell>
          <table:table-cell table:style-name="TableCell2457">
            <text:p text:style-name="P2458">0.0016</text:p>
          </table:table-cell>
          <table:table-cell table:style-name="TableCell2459">
            <text:p text:style-name="P2460">0.1784</text:p>
          </table:table-cell>
          <table:table-cell table:style-name="TableCell2461">
            <text:p text:style-name="P2462">0</text:p>
          </table:table-cell>
          <table:table-cell table:style-name="TableCell2463">
            <text:p text:style-name="P2464">0.0075</text:p>
          </table:table-cell>
          <table:table-cell table:style-name="TableCell2465">
            <text:p text:style-name="P2466">0.0016</text:p>
          </table:table-cell>
          <table:table-cell table:style-name="TableCell2467">
            <text:p text:style-name="P2468">0</text:p>
          </table:table-cell>
          <table:table-cell table:style-name="TableCell2469">
            <text:p text:style-name="P2470">0</text:p>
          </table:table-cell>
          <table:table-cell table:style-name="TableCell2471">
            <text:p text:style-name="P2472">0.0003</text:p>
          </table:table-cell>
          <table:table-cell table:style-name="TableCell2473">
            <text:p text:style-name="P2474">0</text:p>
          </table:table-cell>
          <table:table-cell table:style-name="TableCell2475">
            <text:p text:style-name="P2476">0</text:p>
          </table:table-cell>
          <table:table-cell table:style-name="TableCell2477">
            <text:p text:style-name="P2478">0</text:p>
          </table:table-cell>
          <table:table-cell table:style-name="TableCell2479">
            <text:p text:style-name="P2480">0</text:p>
          </table:table-cell>
          <table:table-cell table:style-name="TableCell2481">
            <text:p text:style-name="P2482">0.0003</text:p>
          </table:table-cell>
          <table:table-cell table:style-name="TableCell2483">
            <text:p text:style-name="P2484">0</text:p>
          </table:table-cell>
          <table:table-cell table:style-name="TableCell2485">
            <text:p text:style-name="P2486">0</text:p>
          </table:table-cell>
        </table:table-row>
        <table:table-row table:style-name="TableRow2487">
          <table:table-cell table:style-name="TableCell2488">
            <text:p text:style-name="P2489">ю</text:p>
          </table:table-cell>
          <table:table-cell table:style-name="TableCell2490">
            <text:p text:style-name="P2491">0.2385</text:p>
          </table:table-cell>
          <table:table-cell table:style-name="TableCell2492">
            <text:p text:style-name="P2493">0</text:p>
          </table:table-cell>
          <table:table-cell table:style-name="TableCell2494">
            <text:p text:style-name="P2495">0.0237</text:p>
          </table:table-cell>
          <table:table-cell table:style-name="TableCell2496">
            <text:p text:style-name="P2497">0.0003</text:p>
          </table:table-cell>
          <table:table-cell table:style-name="TableCell2498">
            <text:p text:style-name="P2499">0</text:p>
          </table:table-cell>
          <table:table-cell table:style-name="TableCell2500">
            <text:p text:style-name="P2501">0.0414</text:p>
          </table:table-cell>
          <table:table-cell table:style-name="TableCell2502">
            <text:p text:style-name="P2503">0.0003</text:p>
          </table:table-cell>
          <table:table-cell table:style-name="TableCell2504">
            <text:p text:style-name="P2505">0.0034</text:p>
          </table:table-cell>
          <table:table-cell table:style-name="TableCell2506">
            <text:p text:style-name="P2507">0.0233</text:p>
          </table:table-cell>
          <table:table-cell table:style-name="TableCell2508">
            <text:p text:style-name="P2509">0</text:p>
          </table:table-cell>
          <table:table-cell table:style-name="TableCell2510">
            <text:p text:style-name="P2511">0.0003</text:p>
          </table:table-cell>
          <table:table-cell table:style-name="TableCell2512">
            <text:p text:style-name="P2513">0.0118</text:p>
          </table:table-cell>
          <table:table-cell table:style-name="TableCell2514">
            <text:p text:style-name="P2515">0.0006</text:p>
          </table:table-cell>
          <table:table-cell table:style-name="TableCell2516">
            <text:p text:style-name="P2517">0.0047</text:p>
          </table:table-cell>
          <table:table-cell table:style-name="TableCell2518">
            <text:p text:style-name="P2519">0.0037</text:p>
          </table:table-cell>
          <table:table-cell table:style-name="TableCell2520">
            <text:p text:style-name="P2521">0</text:p>
          </table:table-cell>
          <table:table-cell table:style-name="TableCell2522">
            <text:p text:style-name="P2523">0.0022</text:p>
          </table:table-cell>
          <table:table-cell table:style-name="TableCell2524">
            <text:p text:style-name="P2525">0.004</text:p>
          </table:table-cell>
          <table:table-cell table:style-name="TableCell2526">
            <text:p text:style-name="P2527">0.0115</text:p>
          </table:table-cell>
          <table:table-cell table:style-name="TableCell2528">
            <text:p text:style-name="P2529">0.0925</text:p>
          </table:table-cell>
          <table:table-cell table:style-name="TableCell2530">
            <text:p text:style-name="P2531">0</text:p>
          </table:table-cell>
          <table:table-cell table:style-name="TableCell2532">
            <text:p text:style-name="P2533">0</text:p>
          </table:table-cell>
          <table:table-cell table:style-name="TableCell2534">
            <text:p text:style-name="P2535">0.0025</text:p>
          </table:table-cell>
          <table:table-cell table:style-name="TableCell2536">
            <text:p text:style-name="P2537">0.0084</text:p>
          </table:table-cell>
          <table:table-cell table:style-name="TableCell2538">
            <text:p text:style-name="P2539">0.0255</text:p>
          </table:table-cell>
          <table:table-cell table:style-name="TableCell2540">
            <text:p text:style-name="P2541">0.0012</text:p>
          </table:table-cell>
          <table:table-cell table:style-name="TableCell2542">
            <text:p text:style-name="P2543">0.0598</text:p>
          </table:table-cell>
          <table:table-cell table:style-name="TableCell2544">
            <text:p text:style-name="P2545">0</text:p>
          </table:table-cell>
          <table:table-cell table:style-name="TableCell2546">
            <text:p text:style-name="P2547">0</text:p>
          </table:table-cell>
          <table:table-cell table:style-name="TableCell2548">
            <text:p text:style-name="P2549">0</text:p>
          </table:table-cell>
          <table:table-cell table:style-name="TableCell2550">
            <text:p text:style-name="P2551">0</text:p>
          </table:table-cell>
          <table:table-cell table:style-name="TableCell2552">
            <text:p text:style-name="P2553">0.0016</text:p>
          </table:table-cell>
          <table:table-cell table:style-name="TableCell2554">
            <text:p text:style-name="P2555">0</text:p>
          </table:table-cell>
        </table:table-row>
        <table:table-row table:style-name="TableRow2556">
          <table:table-cell table:style-name="TableCell2557">
            <text:p text:style-name="P2558">я</text:p>
          </table:table-cell>
          <table:table-cell table:style-name="TableCell2559">
            <text:p text:style-name="P2560">1.1998</text:p>
          </table:table-cell>
          <table:table-cell table:style-name="TableCell2561">
            <text:p text:style-name="P2562">0</text:p>
          </table:table-cell>
          <table:table-cell table:style-name="TableCell2563">
            <text:p text:style-name="P2564">0.0009</text:p>
          </table:table-cell>
          <table:table-cell table:style-name="TableCell2565">
            <text:p text:style-name="P2566">0.0318</text:p>
          </table:table-cell>
          <table:table-cell table:style-name="TableCell2567">
            <text:p text:style-name="P2568">0.0109</text:p>
          </table:table-cell>
          <table:table-cell table:style-name="TableCell2569">
            <text:p text:style-name="P2570">0.0486</text:p>
          </table:table-cell>
          <table:table-cell table:style-name="TableCell2571">
            <text:p text:style-name="P2572">0.0283</text:p>
          </table:table-cell>
          <table:table-cell table:style-name="TableCell2573">
            <text:p text:style-name="P2574">0.0121</text:p>
          </table:table-cell>
          <table:table-cell table:style-name="TableCell2575">
            <text:p text:style-name="P2576">0.038</text:p>
          </table:table-cell>
          <table:table-cell table:style-name="TableCell2577">
            <text:p text:style-name="P2578">0.0003</text:p>
          </table:table-cell>
          <table:table-cell table:style-name="TableCell2579">
            <text:p text:style-name="P2580">0.0037</text:p>
          </table:table-cell>
          <table:table-cell table:style-name="TableCell2581">
            <text:p text:style-name="P2582">0.0115</text:p>
          </table:table-cell>
          <table:table-cell table:style-name="TableCell2583">
            <text:p text:style-name="P2584">0.0644</text:p>
          </table:table-cell>
          <table:table-cell table:style-name="TableCell2585">
            <text:p text:style-name="P2586">0.0486</text:p>
          </table:table-cell>
          <table:table-cell table:style-name="TableCell2587">
            <text:p text:style-name="P2588">0.0573</text:p>
          </table:table-cell>
          <table:table-cell table:style-name="TableCell2589">
            <text:p text:style-name="P2590">0</text:p>
          </table:table-cell>
          <table:table-cell table:style-name="TableCell2591">
            <text:p text:style-name="P2592">0.0012</text:p>
          </table:table-cell>
          <table:table-cell table:style-name="TableCell2593">
            <text:p text:style-name="P2594">0.0093</text:p>
          </table:table-cell>
          <table:table-cell table:style-name="TableCell2595">
            <text:p text:style-name="P2596">0.0458</text:p>
          </table:table-cell>
          <table:table-cell table:style-name="TableCell2597">
            <text:p text:style-name="P2598">0.1423</text:p>
          </table:table-cell>
          <table:table-cell table:style-name="TableCell2599">
            <text:p text:style-name="P2600">0</text:p>
          </table:table-cell>
          <table:table-cell table:style-name="TableCell2601">
            <text:p text:style-name="P2602">0</text:p>
          </table:table-cell>
          <table:table-cell table:style-name="TableCell2603">
            <text:p text:style-name="P2604">0.0181</text:p>
          </table:table-cell>
          <table:table-cell table:style-name="TableCell2605">
            <text:p text:style-name="P2606">0.01</text:p>
          </table:table-cell>
          <table:table-cell table:style-name="TableCell2607">
            <text:p text:style-name="P2608">0.0215</text:p>
          </table:table-cell>
          <table:table-cell table:style-name="TableCell2609">
            <text:p text:style-name="P2610">0.0016</text:p>
          </table:table-cell>
          <table:table-cell table:style-name="TableCell2611">
            <text:p text:style-name="P2612">0.0243</text:p>
          </table:table-cell>
          <table:table-cell table:style-name="TableCell2613">
            <text:p text:style-name="P2614">0</text:p>
          </table:table-cell>
          <table:table-cell table:style-name="TableCell2615">
            <text:p text:style-name="P2616">0</text:p>
          </table:table-cell>
          <table:table-cell table:style-name="TableCell2617">
            <text:p text:style-name="P2618">0</text:p>
          </table:table-cell>
          <table:table-cell table:style-name="TableCell2619">
            <text:p text:style-name="P2620">0</text:p>
          </table:table-cell>
          <table:table-cell table:style-name="TableCell2621">
            <text:p text:style-name="P2622">0.0252</text:p>
          </table:table-cell>
          <table:table-cell table:style-name="TableCell2623">
            <text:p text:style-name="P2624">0.00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25">частоти біграм(з перетинанням):</text:p>
      <text:p text:style-name="Standard"/>
      <table:table table:style-name="Table2626">
        <table:table-columns>
          <table:table-column table:style-name="TableColumn2627"/>
          <table:table-column table:style-name="TableColumn2628"/>
          <table:table-column table:style-name="TableColumn2629"/>
          <table:table-column table:style-name="TableColumn2630"/>
          <table:table-column table:style-name="TableColumn2631"/>
          <table:table-column table:style-name="TableColumn2632"/>
          <table:table-column table:style-name="TableColumn2633"/>
          <table:table-column table:style-name="TableColumn2634"/>
          <table:table-column table:style-name="TableColumn2635"/>
          <table:table-column table:style-name="TableColumn2636"/>
          <table:table-column table:style-name="TableColumn2637"/>
          <table:table-column table:style-name="TableColumn2638"/>
          <table:table-column table:style-name="TableColumn2639"/>
          <table:table-column table:style-name="TableColumn2640"/>
          <table:table-column table:style-name="TableColumn2641"/>
          <table:table-column table:style-name="TableColumn2642"/>
          <table:table-column table:style-name="TableColumn2643"/>
          <table:table-column table:style-name="TableColumn2644"/>
          <table:table-column table:style-name="TableColumn2645"/>
          <table:table-column table:style-name="TableColumn2646"/>
          <table:table-column table:style-name="TableColumn2647"/>
          <table:table-column table:style-name="TableColumn2648"/>
          <table:table-column table:style-name="TableColumn2649"/>
          <table:table-column table:style-name="TableColumn2650"/>
          <table:table-column table:style-name="TableColumn2651"/>
          <table:table-column table:style-name="TableColumn2652"/>
          <table:table-column table:style-name="TableColumn2653"/>
          <table:table-column table:style-name="TableColumn2654"/>
          <table:table-column table:style-name="TableColumn2655"/>
          <table:table-column table:style-name="TableColumn2656"/>
          <table:table-column table:style-name="TableColumn2657"/>
          <table:table-column table:style-name="TableColumn2658"/>
          <table:table-column table:style-name="TableColumn2659"/>
          <table:table-column table:style-name="TableColumn2660"/>
        </table:table-columns>
        <table:table-row table:style-name="TableRow2661">
          <table:table-cell table:style-name="TableCell2662">
            <text:p text:style-name="P2663">-</text:p>
          </table:table-cell>
          <table:table-cell table:style-name="TableCell2664">
            <text:p text:style-name="P2665"/>
          </table:table-cell>
          <table:table-cell table:style-name="TableCell2666">
            <text:p text:style-name="P2667">а</text:p>
          </table:table-cell>
          <table:table-cell table:style-name="TableCell2668">
            <text:p text:style-name="P2669">б</text:p>
          </table:table-cell>
          <table:table-cell table:style-name="TableCell2670">
            <text:p text:style-name="P2671">в</text:p>
          </table:table-cell>
          <table:table-cell table:style-name="TableCell2672">
            <text:p text:style-name="P2673">г</text:p>
          </table:table-cell>
          <table:table-cell table:style-name="TableCell2674">
            <text:p text:style-name="P2675">д</text:p>
          </table:table-cell>
          <table:table-cell table:style-name="TableCell2676">
            <text:p text:style-name="P2677">е</text:p>
          </table:table-cell>
          <table:table-cell table:style-name="TableCell2678">
            <text:p text:style-name="P2679">ж</text:p>
          </table:table-cell>
          <table:table-cell table:style-name="TableCell2680">
            <text:p text:style-name="P2681">з</text:p>
          </table:table-cell>
          <table:table-cell table:style-name="TableCell2682">
            <text:p text:style-name="P2683">и</text:p>
          </table:table-cell>
          <table:table-cell table:style-name="TableCell2684">
            <text:p text:style-name="P2685">й</text:p>
          </table:table-cell>
          <table:table-cell table:style-name="TableCell2686">
            <text:p text:style-name="P2687">к</text:p>
          </table:table-cell>
          <table:table-cell table:style-name="TableCell2688">
            <text:p text:style-name="P2689">л</text:p>
          </table:table-cell>
          <table:table-cell table:style-name="TableCell2690">
            <text:p text:style-name="P2691">м</text:p>
          </table:table-cell>
          <table:table-cell table:style-name="TableCell2692">
            <text:p text:style-name="P2693">н</text:p>
          </table:table-cell>
          <table:table-cell table:style-name="TableCell2694">
            <text:p text:style-name="P2695">о</text:p>
          </table:table-cell>
          <table:table-cell table:style-name="TableCell2696">
            <text:p text:style-name="P2697">п</text:p>
          </table:table-cell>
          <table:table-cell table:style-name="TableCell2698">
            <text:p text:style-name="P2699">р</text:p>
          </table:table-cell>
          <table:table-cell table:style-name="TableCell2700">
            <text:p text:style-name="P2701">с</text:p>
          </table:table-cell>
          <table:table-cell table:style-name="TableCell2702">
            <text:p text:style-name="P2703">т</text:p>
          </table:table-cell>
          <table:table-cell table:style-name="TableCell2704">
            <text:p text:style-name="P2705">у</text:p>
          </table:table-cell>
          <table:table-cell table:style-name="TableCell2706">
            <text:p text:style-name="P2707">ф</text:p>
          </table:table-cell>
          <table:table-cell table:style-name="TableCell2708">
            <text:p text:style-name="P2709">х</text:p>
          </table:table-cell>
          <table:table-cell table:style-name="TableCell2710">
            <text:p text:style-name="P2711">ц</text:p>
          </table:table-cell>
          <table:table-cell table:style-name="TableCell2712">
            <text:p text:style-name="P2713">ч</text:p>
          </table:table-cell>
          <table:table-cell table:style-name="TableCell2714">
            <text:p text:style-name="P2715">ш</text:p>
          </table:table-cell>
          <table:table-cell table:style-name="TableCell2716">
            <text:p text:style-name="P2717">щ</text:p>
          </table:table-cell>
          <table:table-cell table:style-name="TableCell2718">
            <text:p text:style-name="P2719">ъ</text:p>
          </table:table-cell>
          <table:table-cell table:style-name="TableCell2720">
            <text:p text:style-name="P2721">ы</text:p>
          </table:table-cell>
          <table:table-cell table:style-name="TableCell2722">
            <text:p text:style-name="P2723">ь</text:p>
          </table:table-cell>
          <table:table-cell table:style-name="TableCell2724">
            <text:p text:style-name="P2725">э</text:p>
          </table:table-cell>
          <table:table-cell table:style-name="TableCell2726">
            <text:p text:style-name="P2727">ю</text:p>
          </table:table-cell>
          <table:table-cell table:style-name="TableCell2728">
            <text:p text:style-name="P2729">я</text:p>
          </table:table-cell>
        </table:table-row>
        <table:table-row table:style-name="TableRow2730">
          <table:table-cell table:style-name="TableCell2731">
            <text:p text:style-name="P2732"/>
          </table:table-cell>
          <table:table-cell table:style-name="TableCell2733">
            <text:p text:style-name="P2734">0</text:p>
          </table:table-cell>
          <table:table-cell table:style-name="TableCell2735">
            <text:p text:style-name="P2736">0.183</text:p>
          </table:table-cell>
          <table:table-cell table:style-name="TableCell2737">
            <text:p text:style-name="P2738">0.539</text:p>
          </table:table-cell>
          <table:table-cell table:style-name="TableCell2739">
            <text:p text:style-name="P2740">1.3149</text:p>
          </table:table-cell>
          <table:table-cell table:style-name="TableCell2741">
            <text:p text:style-name="P2742">0.2831</text:p>
          </table:table-cell>
          <table:table-cell table:style-name="TableCell2743">
            <text:p text:style-name="P2744">0.6106</text:p>
          </table:table-cell>
          <table:table-cell table:style-name="TableCell2745">
            <text:p text:style-name="P2746">0.2833</text:p>
          </table:table-cell>
          <table:table-cell table:style-name="TableCell2747">
            <text:p text:style-name="P2748">0.1125</text:p>
          </table:table-cell>
          <table:table-cell table:style-name="TableCell2749">
            <text:p text:style-name="P2750">0.4528</text:p>
          </table:table-cell>
          <table:table-cell table:style-name="TableCell2751">
            <text:p text:style-name="P2752">0.8793</text:p>
          </table:table-cell>
          <table:table-cell table:style-name="TableCell2753">
            <text:p text:style-name="P2754">0.0003</text:p>
          </table:table-cell>
          <table:table-cell table:style-name="TableCell2755">
            <text:p text:style-name="P2756">0.8309</text:p>
          </table:table-cell>
          <table:table-cell table:style-name="TableCell2757">
            <text:p text:style-name="P2758">0.2455</text:p>
          </table:table-cell>
          <table:table-cell table:style-name="TableCell2759">
            <text:p text:style-name="P2760">0.7806</text:p>
          </table:table-cell>
          <table:table-cell table:style-name="TableCell2761">
            <text:p text:style-name="P2762">1.5685</text:p>
          </table:table-cell>
          <table:table-cell table:style-name="TableCell2763">
            <text:p text:style-name="P2764">1.0257</text:p>
          </table:table-cell>
          <table:table-cell table:style-name="TableCell2765">
            <text:p text:style-name="P2766">1.6731</text:p>
          </table:table-cell>
          <table:table-cell table:style-name="TableCell2767">
            <text:p text:style-name="P2768">0.4919</text:p>
          </table:table-cell>
          <table:table-cell table:style-name="TableCell2769">
            <text:p text:style-name="P2770">1.4894</text:p>
          </table:table-cell>
          <table:table-cell table:style-name="TableCell2771">
            <text:p text:style-name="P2772">0.7629</text:p>
          </table:table-cell>
          <table:table-cell table:style-name="TableCell2773">
            <text:p text:style-name="P2774">0.3261</text:p>
          </table:table-cell>
          <table:table-cell table:style-name="TableCell2775">
            <text:p text:style-name="P2776">0.0663</text:p>
          </table:table-cell>
          <table:table-cell table:style-name="TableCell2777">
            <text:p text:style-name="P2778">0.1237</text:p>
          </table:table-cell>
          <table:table-cell table:style-name="TableCell2779">
            <text:p text:style-name="P2780">0.0433</text:p>
          </table:table-cell>
          <table:table-cell table:style-name="TableCell2781">
            <text:p text:style-name="P2782">0.4623</text:p>
          </table:table-cell>
          <table:table-cell table:style-name="TableCell2783">
            <text:p text:style-name="P2784">0.1241</text:p>
          </table:table-cell>
          <table:table-cell table:style-name="TableCell2785">
            <text:p text:style-name="P2786">0.0154</text:p>
          </table:table-cell>
          <table:table-cell table:style-name="TableCell2787">
            <text:p text:style-name="P2788">0</text:p>
          </table:table-cell>
          <table:table-cell table:style-name="TableCell2789">
            <text:p text:style-name="P2790">0</text:p>
          </table:table-cell>
          <table:table-cell table:style-name="TableCell2791">
            <text:p text:style-name="P2792">0</text:p>
          </table:table-cell>
          <table:table-cell table:style-name="TableCell2793">
            <text:p text:style-name="P2794">0.2322</text:p>
          </table:table-cell>
          <table:table-cell table:style-name="TableCell2795">
            <text:p text:style-name="P2796">0.009</text:p>
          </table:table-cell>
          <table:table-cell table:style-name="TableCell2797">
            <text:p text:style-name="P2798">0.2626</text:p>
          </table:table-cell>
        </table:table-row>
        <table:table-row table:style-name="TableRow2799">
          <table:table-cell table:style-name="TableCell2800">
            <text:p text:style-name="P2801">а</text:p>
          </table:table-cell>
          <table:table-cell table:style-name="TableCell2802">
            <text:p text:style-name="P2803">1.4633</text:p>
          </table:table-cell>
          <table:table-cell table:style-name="TableCell2804">
            <text:p text:style-name="P2805">0.0081</text:p>
          </table:table-cell>
          <table:table-cell table:style-name="TableCell2806">
            <text:p text:style-name="P2807">0.1289</text:p>
          </table:table-cell>
          <table:table-cell table:style-name="TableCell2808">
            <text:p text:style-name="P2809">0.2518</text:p>
          </table:table-cell>
          <table:table-cell table:style-name="TableCell2810">
            <text:p text:style-name="P2811">0.0901</text:p>
          </table:table-cell>
          <table:table-cell table:style-name="TableCell2812">
            <text:p text:style-name="P2813">0.1675</text:p>
          </table:table-cell>
          <table:table-cell table:style-name="TableCell2814">
            <text:p text:style-name="P2815">0.1915</text:p>
          </table:table-cell>
          <table:table-cell table:style-name="TableCell2816">
            <text:p text:style-name="P2817">0.1395</text:p>
          </table:table-cell>
          <table:table-cell table:style-name="TableCell2818">
            <text:p text:style-name="P2819">0.3311</text:p>
          </table:table-cell>
          <table:table-cell table:style-name="TableCell2820">
            <text:p text:style-name="P2821">0.0199</text:p>
          </table:table-cell>
          <table:table-cell table:style-name="TableCell2822">
            <text:p text:style-name="P2823">0.0604</text:p>
          </table:table-cell>
          <table:table-cell table:style-name="TableCell2824">
            <text:p text:style-name="P2825">0.3701</text:p>
          </table:table-cell>
          <table:table-cell table:style-name="TableCell2826">
            <text:p text:style-name="P2827">0.7591</text:p>
          </table:table-cell>
          <table:table-cell table:style-name="TableCell2828">
            <text:p text:style-name="P2829">0.3417</text:p>
          </table:table-cell>
          <table:table-cell table:style-name="TableCell2830">
            <text:p text:style-name="P2831">0.4648</text:p>
          </table:table-cell>
          <table:table-cell table:style-name="TableCell2832">
            <text:p text:style-name="P2833">0.0033</text:p>
          </table:table-cell>
          <table:table-cell table:style-name="TableCell2834">
            <text:p text:style-name="P2835">0.0939</text:p>
          </table:table-cell>
          <table:table-cell table:style-name="TableCell2836">
            <text:p text:style-name="P2837">0.2248</text:p>
          </table:table-cell>
          <table:table-cell table:style-name="TableCell2838">
            <text:p text:style-name="P2839">0.4403</text:p>
          </table:table-cell>
          <table:table-cell table:style-name="TableCell2840">
            <text:p text:style-name="P2841">0.4884</text:p>
          </table:table-cell>
          <table:table-cell table:style-name="TableCell2842">
            <text:p text:style-name="P2843">0.0114</text:p>
          </table:table-cell>
          <table:table-cell table:style-name="TableCell2844">
            <text:p text:style-name="P2845">0.0193</text:p>
          </table:table-cell>
          <table:table-cell table:style-name="TableCell2846">
            <text:p text:style-name="P2847">0.1234</text:p>
          </table:table-cell>
          <table:table-cell table:style-name="TableCell2848">
            <text:p text:style-name="P2849">0.0462</text:p>
          </table:table-cell>
          <table:table-cell table:style-name="TableCell2850">
            <text:p text:style-name="P2851">0.096</text:p>
          </table:table-cell>
          <table:table-cell table:style-name="TableCell2852">
            <text:p text:style-name="P2853">0.0833</text:p>
          </table:table-cell>
          <table:table-cell table:style-name="TableCell2854">
            <text:p text:style-name="P2855">0.0322</text:p>
          </table:table-cell>
          <table:table-cell table:style-name="TableCell2856">
            <text:p text:style-name="P2857">0</text:p>
          </table:table-cell>
          <table:table-cell table:style-name="TableCell2858">
            <text:p text:style-name="P2859">0</text:p>
          </table:table-cell>
          <table:table-cell table:style-name="TableCell2860">
            <text:p text:style-name="P2861">0</text:p>
          </table:table-cell>
          <table:table-cell table:style-name="TableCell2862">
            <text:p text:style-name="P2863">0.0023</text:p>
          </table:table-cell>
          <table:table-cell table:style-name="TableCell2864">
            <text:p text:style-name="P2865">0.1395</text:p>
          </table:table-cell>
          <table:table-cell table:style-name="TableCell2866">
            <text:p text:style-name="P2867">0.1644</text:p>
          </table:table-cell>
        </table:table-row>
        <table:table-row table:style-name="TableRow2868">
          <table:table-cell table:style-name="TableCell2869">
            <text:p text:style-name="P2870">б</text:p>
          </table:table-cell>
          <table:table-cell table:style-name="TableCell2871">
            <text:p text:style-name="P2872">0.019</text:p>
          </table:table-cell>
          <table:table-cell table:style-name="TableCell2873">
            <text:p text:style-name="P2874">0.0641</text:p>
          </table:table-cell>
          <table:table-cell table:style-name="TableCell2875">
            <text:p text:style-name="P2876">0.0006</text:p>
          </table:table-cell>
          <table:table-cell table:style-name="TableCell2877">
            <text:p text:style-name="P2878">0.003</text:p>
          </table:table-cell>
          <table:table-cell table:style-name="TableCell2879">
            <text:p text:style-name="P2880">0.0003</text:p>
          </table:table-cell>
          <table:table-cell table:style-name="TableCell2881">
            <text:p text:style-name="P2882">0.0022</text:p>
          </table:table-cell>
          <table:table-cell table:style-name="TableCell2883">
            <text:p text:style-name="P2884">0.236</text:p>
          </table:table-cell>
          <table:table-cell table:style-name="TableCell2885">
            <text:p text:style-name="P2886">0.0009</text:p>
          </table:table-cell>
          <table:table-cell table:style-name="TableCell2887">
            <text:p text:style-name="P2888">0.0006</text:p>
          </table:table-cell>
          <table:table-cell table:style-name="TableCell2889">
            <text:p text:style-name="P2890">0.0951</text:p>
          </table:table-cell>
          <table:table-cell table:style-name="TableCell2891">
            <text:p text:style-name="P2892">0</text:p>
          </table:table-cell>
          <table:table-cell table:style-name="TableCell2893">
            <text:p text:style-name="P2894">0.0103</text:p>
          </table:table-cell>
          <table:table-cell table:style-name="TableCell2895">
            <text:p text:style-name="P2896">0.0948</text:p>
          </table:table-cell>
          <table:table-cell table:style-name="TableCell2897">
            <text:p text:style-name="P2898">0.0047</text:p>
          </table:table-cell>
          <table:table-cell table:style-name="TableCell2899">
            <text:p text:style-name="P2900">0.0411</text:p>
          </table:table-cell>
          <table:table-cell table:style-name="TableCell2901">
            <text:p text:style-name="P2902">0.248</text:p>
          </table:table-cell>
          <table:table-cell table:style-name="TableCell2903">
            <text:p text:style-name="P2904">0</text:p>
          </table:table-cell>
          <table:table-cell table:style-name="TableCell2905">
            <text:p text:style-name="P2906">0.106</text:p>
          </table:table-cell>
          <table:table-cell table:style-name="TableCell2907">
            <text:p text:style-name="P2908">0.0247</text:p>
          </table:table-cell>
          <table:table-cell table:style-name="TableCell2909">
            <text:p text:style-name="P2910">0.0061</text:p>
          </table:table-cell>
          <table:table-cell table:style-name="TableCell2911">
            <text:p text:style-name="P2912">0.0672</text:p>
          </table:table-cell>
          <table:table-cell table:style-name="TableCell2913">
            <text:p text:style-name="P2914">0</text:p>
          </table:table-cell>
          <table:table-cell table:style-name="TableCell2915">
            <text:p text:style-name="P2916">0.0058</text:p>
          </table:table-cell>
          <table:table-cell table:style-name="TableCell2917">
            <text:p text:style-name="P2918">0.0002</text:p>
          </table:table-cell>
          <table:table-cell table:style-name="TableCell2919">
            <text:p text:style-name="P2920">0.0002</text:p>
          </table:table-cell>
          <table:table-cell table:style-name="TableCell2921">
            <text:p text:style-name="P2922">0.0016</text:p>
          </table:table-cell>
          <table:table-cell table:style-name="TableCell2923">
            <text:p text:style-name="P2924">0.0293</text:p>
          </table:table-cell>
          <table:table-cell table:style-name="TableCell2925">
            <text:p text:style-name="P2926">0.0246</text:p>
          </table:table-cell>
          <table:table-cell table:style-name="TableCell2927">
            <text:p text:style-name="P2928">0.2593</text:p>
          </table:table-cell>
          <table:table-cell table:style-name="TableCell2929">
            <text:p text:style-name="P2930">0.004</text:p>
          </table:table-cell>
          <table:table-cell table:style-name="TableCell2931">
            <text:p text:style-name="P2932">0</text:p>
          </table:table-cell>
          <table:table-cell table:style-name="TableCell2933">
            <text:p text:style-name="P2934">0.0006</text:p>
          </table:table-cell>
          <table:table-cell table:style-name="TableCell2935">
            <text:p text:style-name="P2936">0.0487</text:p>
          </table:table-cell>
        </table:table-row>
        <table:table-row table:style-name="TableRow2937">
          <table:table-cell table:style-name="TableCell2938">
            <text:p text:style-name="P2939">в</text:p>
          </table:table-cell>
          <table:table-cell table:style-name="TableCell2940">
            <text:p text:style-name="P2941">0.5946</text:p>
          </table:table-cell>
          <table:table-cell table:style-name="TableCell2942">
            <text:p text:style-name="P2943">0.586</text:p>
          </table:table-cell>
          <table:table-cell table:style-name="TableCell2944">
            <text:p text:style-name="P2945">0.0012</text:p>
          </table:table-cell>
          <table:table-cell table:style-name="TableCell2946">
            <text:p text:style-name="P2947">0.0034</text:p>
          </table:table-cell>
          <table:table-cell table:style-name="TableCell2948">
            <text:p text:style-name="P2949">0.0011</text:p>
          </table:table-cell>
          <table:table-cell table:style-name="TableCell2950">
            <text:p text:style-name="P2951">0.0177</text:p>
          </table:table-cell>
          <table:table-cell table:style-name="TableCell2952">
            <text:p text:style-name="P2953">0.4234</text:p>
          </table:table-cell>
          <table:table-cell table:style-name="TableCell2954">
            <text:p text:style-name="P2955">0.0003</text:p>
          </table:table-cell>
          <table:table-cell table:style-name="TableCell2956">
            <text:p text:style-name="P2957">0.0428</text:p>
          </table:table-cell>
          <table:table-cell table:style-name="TableCell2958">
            <text:p text:style-name="P2959">0.311</text:p>
          </table:table-cell>
          <table:table-cell table:style-name="TableCell2960">
            <text:p text:style-name="P2961">0</text:p>
          </table:table-cell>
          <table:table-cell table:style-name="TableCell2962">
            <text:p text:style-name="P2963">0.0254</text:p>
          </table:table-cell>
          <table:table-cell table:style-name="TableCell2964">
            <text:p text:style-name="P2965">0.0735</text:p>
          </table:table-cell>
          <table:table-cell table:style-name="TableCell2966">
            <text:p text:style-name="P2967">0.0129</text:p>
          </table:table-cell>
          <table:table-cell table:style-name="TableCell2968">
            <text:p text:style-name="P2969">0.1406</text:p>
          </table:table-cell>
          <table:table-cell table:style-name="TableCell2970">
            <text:p text:style-name="P2971">0.542</text:p>
          </table:table-cell>
          <table:table-cell table:style-name="TableCell2972">
            <text:p text:style-name="P2973">0.0196</text:p>
          </table:table-cell>
          <table:table-cell table:style-name="TableCell2974">
            <text:p text:style-name="P2975">0.0834</text:p>
          </table:table-cell>
          <table:table-cell table:style-name="TableCell2976">
            <text:p text:style-name="P2977">0.1995</text:p>
          </table:table-cell>
          <table:table-cell table:style-name="TableCell2978">
            <text:p text:style-name="P2979">0.0261</text:p>
          </table:table-cell>
          <table:table-cell table:style-name="TableCell2980">
            <text:p text:style-name="P2981">0.0635</text:p>
          </table:table-cell>
          <table:table-cell table:style-name="TableCell2982">
            <text:p text:style-name="P2983">0.0003</text:p>
          </table:table-cell>
          <table:table-cell table:style-name="TableCell2984">
            <text:p text:style-name="P2985">0.0026</text:p>
          </table:table-cell>
          <table:table-cell table:style-name="TableCell2986">
            <text:p text:style-name="P2987">0.0014</text:p>
          </table:table-cell>
          <table:table-cell table:style-name="TableCell2988">
            <text:p text:style-name="P2989">0.0033</text:p>
          </table:table-cell>
          <table:table-cell table:style-name="TableCell2990">
            <text:p text:style-name="P2991">0.0539</text:p>
          </table:table-cell>
          <table:table-cell table:style-name="TableCell2992">
            <text:p text:style-name="P2993">0.0003</text:p>
          </table:table-cell>
          <table:table-cell table:style-name="TableCell2994">
            <text:p text:style-name="P2995">0.0005</text:p>
          </table:table-cell>
          <table:table-cell table:style-name="TableCell2996">
            <text:p text:style-name="P2997">0.2508</text:p>
          </table:table-cell>
          <table:table-cell table:style-name="TableCell2998">
            <text:p text:style-name="P2999">0.0129</text:p>
          </table:table-cell>
          <table:table-cell table:style-name="TableCell3000">
            <text:p text:style-name="P3001">0.0005</text:p>
          </table:table-cell>
          <table:table-cell table:style-name="TableCell3002">
            <text:p text:style-name="P3003">0</text:p>
          </table:table-cell>
          <table:table-cell table:style-name="TableCell3004">
            <text:p text:style-name="P3005">0.0265</text:p>
          </table:table-cell>
        </table:table-row>
        <table:table-row table:style-name="TableRow3006">
          <table:table-cell table:style-name="TableCell3007">
            <text:p text:style-name="P3008">г</text:p>
          </table:table-cell>
          <table:table-cell table:style-name="TableCell3009">
            <text:p text:style-name="P3010">0.0825</text:p>
          </table:table-cell>
          <table:table-cell table:style-name="TableCell3011">
            <text:p text:style-name="P3012">0.1135</text:p>
          </table:table-cell>
          <table:table-cell table:style-name="TableCell3013">
            <text:p text:style-name="P3014">0.0002</text:p>
          </table:table-cell>
          <table:table-cell table:style-name="TableCell3015">
            <text:p text:style-name="P3016">0.0056</text:p>
          </table:table-cell>
          <table:table-cell table:style-name="TableCell3017">
            <text:p text:style-name="P3018">0.0002</text:p>
          </table:table-cell>
          <table:table-cell table:style-name="TableCell3019">
            <text:p text:style-name="P3020">0.0959</text:p>
          </table:table-cell>
          <table:table-cell table:style-name="TableCell3021">
            <text:p text:style-name="P3022">0.0535</text:p>
          </table:table-cell>
          <table:table-cell table:style-name="TableCell3023">
            <text:p text:style-name="P3024">0</text:p>
          </table:table-cell>
          <table:table-cell table:style-name="TableCell3025">
            <text:p text:style-name="P3026">0</text:p>
          </table:table-cell>
          <table:table-cell table:style-name="TableCell3027">
            <text:p text:style-name="P3028">0.0949</text:p>
          </table:table-cell>
          <table:table-cell table:style-name="TableCell3029">
            <text:p text:style-name="P3030">0</text:p>
          </table:table-cell>
          <table:table-cell table:style-name="TableCell3031">
            <text:p text:style-name="P3032">0.0098</text:p>
          </table:table-cell>
          <table:table-cell table:style-name="TableCell3033">
            <text:p text:style-name="P3034">0.1429</text:p>
          </table:table-cell>
          <table:table-cell table:style-name="TableCell3035">
            <text:p text:style-name="P3036">0.0054</text:p>
          </table:table-cell>
          <table:table-cell table:style-name="TableCell3037">
            <text:p text:style-name="P3038">0.0588</text:p>
          </table:table-cell>
          <table:table-cell table:style-name="TableCell3039">
            <text:p text:style-name="P3040">0.5644</text:p>
          </table:table-cell>
          <table:table-cell table:style-name="TableCell3041">
            <text:p text:style-name="P3042">0.0002</text:p>
          </table:table-cell>
          <table:table-cell table:style-name="TableCell3043">
            <text:p text:style-name="P3044">0.0976</text:p>
          </table:table-cell>
          <table:table-cell table:style-name="TableCell3045">
            <text:p text:style-name="P3046">0.0011</text:p>
          </table:table-cell>
          <table:table-cell table:style-name="TableCell3047">
            <text:p text:style-name="P3048">0.0017</text:p>
          </table:table-cell>
          <table:table-cell table:style-name="TableCell3049">
            <text:p text:style-name="P3050">0.0567</text:p>
          </table:table-cell>
          <table:table-cell table:style-name="TableCell3051">
            <text:p text:style-name="P3052">0</text:p>
          </table:table-cell>
          <table:table-cell table:style-name="TableCell3053">
            <text:p text:style-name="P3054">0</text:p>
          </table:table-cell>
          <table:table-cell table:style-name="TableCell3055">
            <text:p text:style-name="P3056">0</text:p>
          </table:table-cell>
          <table:table-cell table:style-name="TableCell3057">
            <text:p text:style-name="P3058">0.0023</text:p>
          </table:table-cell>
          <table:table-cell table:style-name="TableCell3059">
            <text:p text:style-name="P3060">0.0002</text:p>
          </table:table-cell>
          <table:table-cell table:style-name="TableCell3061">
            <text:p text:style-name="P3062">0</text:p>
          </table:table-cell>
          <table:table-cell table:style-name="TableCell3063">
            <text:p text:style-name="P3064">0</text:p>
          </table:table-cell>
          <table:table-cell table:style-name="TableCell3065">
            <text:p text:style-name="P3066">0</text:p>
          </table:table-cell>
          <table:table-cell table:style-name="TableCell3067">
            <text:p text:style-name="P3068">0</text:p>
          </table:table-cell>
          <table:table-cell table:style-name="TableCell3069">
            <text:p text:style-name="P3070">0</text:p>
          </table:table-cell>
          <table:table-cell table:style-name="TableCell3071">
            <text:p text:style-name="P3072">0</text:p>
          </table:table-cell>
          <table:table-cell table:style-name="TableCell3073">
            <text:p text:style-name="P3074">0</text:p>
          </table:table-cell>
        </table:table-row>
        <table:table-row table:style-name="TableRow3075">
          <table:table-cell table:style-name="TableCell3076">
            <text:p text:style-name="P3077">д</text:p>
          </table:table-cell>
          <table:table-cell table:style-name="TableCell3078">
            <text:p text:style-name="P3079">0.1006</text:p>
          </table:table-cell>
          <table:table-cell table:style-name="TableCell3080">
            <text:p text:style-name="P3081">0.4058</text:p>
          </table:table-cell>
          <table:table-cell table:style-name="TableCell3082">
            <text:p text:style-name="P3083">0.0003</text:p>
          </table:table-cell>
          <table:table-cell table:style-name="TableCell3084">
            <text:p text:style-name="P3085">0.0705</text:p>
          </table:table-cell>
          <table:table-cell table:style-name="TableCell3086">
            <text:p text:style-name="P3087">0.0025</text:p>
          </table:table-cell>
          <table:table-cell table:style-name="TableCell3088">
            <text:p text:style-name="P3089">0.0064</text:p>
          </table:table-cell>
          <table:table-cell table:style-name="TableCell3090">
            <text:p text:style-name="P3091">0.3929</text:p>
          </table:table-cell>
          <table:table-cell table:style-name="TableCell3092">
            <text:p text:style-name="P3093">0.0319</text:p>
          </table:table-cell>
          <table:table-cell table:style-name="TableCell3094">
            <text:p text:style-name="P3095">0.0016</text:p>
          </table:table-cell>
          <table:table-cell table:style-name="TableCell3096">
            <text:p text:style-name="P3097">0.2411</text:p>
          </table:table-cell>
          <table:table-cell table:style-name="TableCell3098">
            <text:p text:style-name="P3099">0</text:p>
          </table:table-cell>
          <table:table-cell table:style-name="TableCell3100">
            <text:p text:style-name="P3101">0.0293</text:p>
          </table:table-cell>
          <table:table-cell table:style-name="TableCell3102">
            <text:p text:style-name="P3103">0.0635</text:p>
          </table:table-cell>
          <table:table-cell table:style-name="TableCell3104">
            <text:p text:style-name="P3105">0.0044</text:p>
          </table:table-cell>
          <table:table-cell table:style-name="TableCell3106">
            <text:p text:style-name="P3107">0.1379</text:p>
          </table:table-cell>
          <table:table-cell table:style-name="TableCell3108">
            <text:p text:style-name="P3109">0.3172</text:p>
          </table:table-cell>
          <table:table-cell table:style-name="TableCell3110">
            <text:p text:style-name="P3111">0.0134</text:p>
          </table:table-cell>
          <table:table-cell table:style-name="TableCell3112">
            <text:p text:style-name="P3113">0.092</text:p>
          </table:table-cell>
          <table:table-cell table:style-name="TableCell3114">
            <text:p text:style-name="P3115">0.0377</text:p>
          </table:table-cell>
          <table:table-cell table:style-name="TableCell3116">
            <text:p text:style-name="P3117">0.0191</text:p>
          </table:table-cell>
          <table:table-cell table:style-name="TableCell3118">
            <text:p text:style-name="P3119">0.1335</text:p>
          </table:table-cell>
          <table:table-cell table:style-name="TableCell3120">
            <text:p text:style-name="P3121">0</text:p>
          </table:table-cell>
          <table:table-cell table:style-name="TableCell3122">
            <text:p text:style-name="P3123">0.0054</text:p>
          </table:table-cell>
          <table:table-cell table:style-name="TableCell3124">
            <text:p text:style-name="P3125">0.0179</text:p>
          </table:table-cell>
          <table:table-cell table:style-name="TableCell3126">
            <text:p text:style-name="P3127">0.0061</text:p>
          </table:table-cell>
          <table:table-cell table:style-name="TableCell3128">
            <text:p text:style-name="P3129">0.0059</text:p>
          </table:table-cell>
          <table:table-cell table:style-name="TableCell3130">
            <text:p text:style-name="P3131">0</text:p>
          </table:table-cell>
          <table:table-cell table:style-name="TableCell3132">
            <text:p text:style-name="P3133">0.0005</text:p>
          </table:table-cell>
          <table:table-cell table:style-name="TableCell3134">
            <text:p text:style-name="P3135">0.0739</text:p>
          </table:table-cell>
          <table:table-cell table:style-name="TableCell3136">
            <text:p text:style-name="P3137">0.0237</text:p>
          </table:table-cell>
          <table:table-cell table:style-name="TableCell3138">
            <text:p text:style-name="P3139">0.0014</text:p>
          </table:table-cell>
          <table:table-cell table:style-name="TableCell3140">
            <text:p text:style-name="P3141">0.0022</text:p>
          </table:table-cell>
          <table:table-cell table:style-name="TableCell3142">
            <text:p text:style-name="P3143">0.0294</text:p>
          </table:table-cell>
        </table:table-row>
        <table:table-row table:style-name="TableRow3144">
          <table:table-cell table:style-name="TableCell3145">
            <text:p text:style-name="P3146">е</text:p>
          </table:table-cell>
          <table:table-cell table:style-name="TableCell3147">
            <text:p text:style-name="P3148">1.7542</text:p>
          </table:table-cell>
          <table:table-cell table:style-name="TableCell3149">
            <text:p text:style-name="P3150">0.0237</text:p>
          </table:table-cell>
          <table:table-cell table:style-name="TableCell3151">
            <text:p text:style-name="P3152">0.1287</text:p>
          </table:table-cell>
          <table:table-cell table:style-name="TableCell3153">
            <text:p text:style-name="P3154">0.1381</text:p>
          </table:table-cell>
          <table:table-cell table:style-name="TableCell3155">
            <text:p text:style-name="P3156">0.2013</text:p>
          </table:table-cell>
          <table:table-cell table:style-name="TableCell3157">
            <text:p text:style-name="P3158">0.271</text:p>
          </table:table-cell>
          <table:table-cell table:style-name="TableCell3159">
            <text:p text:style-name="P3160">0.1298</text:p>
          </table:table-cell>
          <table:table-cell table:style-name="TableCell3161">
            <text:p text:style-name="P3162">0.0732</text:p>
          </table:table-cell>
          <table:table-cell table:style-name="TableCell3163">
            <text:p text:style-name="P3164">0.1524</text:p>
          </table:table-cell>
          <table:table-cell table:style-name="TableCell3165">
            <text:p text:style-name="P3166">0.0132</text:p>
          </table:table-cell>
          <table:table-cell table:style-name="TableCell3167">
            <text:p text:style-name="P3168">0.275</text:p>
          </table:table-cell>
          <table:table-cell table:style-name="TableCell3169">
            <text:p text:style-name="P3170">0.1762</text:p>
          </table:table-cell>
          <table:table-cell table:style-name="TableCell3171">
            <text:p text:style-name="P3172">0.5143</text:p>
          </table:table-cell>
          <table:table-cell table:style-name="TableCell3173">
            <text:p text:style-name="P3174">0.3999</text:p>
          </table:table-cell>
          <table:table-cell table:style-name="TableCell3175">
            <text:p text:style-name="P3176">0.7239</text:p>
          </table:table-cell>
          <table:table-cell table:style-name="TableCell3177">
            <text:p text:style-name="P3178">0.0336</text:p>
          </table:table-cell>
          <table:table-cell table:style-name="TableCell3179">
            <text:p text:style-name="P3180">0.1051</text:p>
          </table:table-cell>
          <table:table-cell table:style-name="TableCell3181">
            <text:p text:style-name="P3182">0.608</text:p>
          </table:table-cell>
          <table:table-cell table:style-name="TableCell3183">
            <text:p text:style-name="P3184">0.4803</text:p>
          </table:table-cell>
          <table:table-cell table:style-name="TableCell3185">
            <text:p text:style-name="P3186">0.6119</text:p>
          </table:table-cell>
          <table:table-cell table:style-name="TableCell3187">
            <text:p text:style-name="P3188">0.012</text:p>
          </table:table-cell>
          <table:table-cell table:style-name="TableCell3189">
            <text:p text:style-name="P3190">0.0093</text:p>
          </table:table-cell>
          <table:table-cell table:style-name="TableCell3191">
            <text:p text:style-name="P3192">0.0549</text:p>
          </table:table-cell>
          <table:table-cell table:style-name="TableCell3193">
            <text:p text:style-name="P3194">0.0321</text:p>
          </table:table-cell>
          <table:table-cell table:style-name="TableCell3195">
            <text:p text:style-name="P3196">0.1118</text:p>
          </table:table-cell>
          <table:table-cell table:style-name="TableCell3197">
            <text:p text:style-name="P3198">0.1063</text:p>
          </table:table-cell>
          <table:table-cell table:style-name="TableCell3199">
            <text:p text:style-name="P3200">0.0515</text:p>
          </table:table-cell>
          <table:table-cell table:style-name="TableCell3201">
            <text:p text:style-name="P3202">0</text:p>
          </table:table-cell>
          <table:table-cell table:style-name="TableCell3203">
            <text:p text:style-name="P3204">0</text:p>
          </table:table-cell>
          <table:table-cell table:style-name="TableCell3205">
            <text:p text:style-name="P3206">0</text:p>
          </table:table-cell>
          <table:table-cell table:style-name="TableCell3207">
            <text:p text:style-name="P3208">0.0008</text:p>
          </table:table-cell>
          <table:table-cell table:style-name="TableCell3209">
            <text:p text:style-name="P3210">0.0103</text:p>
          </table:table-cell>
          <table:table-cell table:style-name="TableCell3211">
            <text:p text:style-name="P3212">0.0257</text:p>
          </table:table-cell>
        </table:table-row>
        <table:table-row table:style-name="TableRow3213">
          <table:table-cell table:style-name="TableCell3214">
            <text:p text:style-name="P3215">ж</text:p>
          </table:table-cell>
          <table:table-cell table:style-name="TableCell3216">
            <text:p text:style-name="P3217">0.0065</text:p>
          </table:table-cell>
          <table:table-cell table:style-name="TableCell3218">
            <text:p text:style-name="P3219">0.0878</text:p>
          </table:table-cell>
          <table:table-cell table:style-name="TableCell3220">
            <text:p text:style-name="P3221">0.0005</text:p>
          </table:table-cell>
          <table:table-cell table:style-name="TableCell3222">
            <text:p text:style-name="P3223">0.0009</text:p>
          </table:table-cell>
          <table:table-cell table:style-name="TableCell3224">
            <text:p text:style-name="P3225">0.0017</text:p>
          </table:table-cell>
          <table:table-cell table:style-name="TableCell3226">
            <text:p text:style-name="P3227">0.0893</text:p>
          </table:table-cell>
          <table:table-cell table:style-name="TableCell3228">
            <text:p text:style-name="P3229">0.3242</text:p>
          </table:table-cell>
          <table:table-cell table:style-name="TableCell3230">
            <text:p text:style-name="P3231">0.0022</text:p>
          </table:table-cell>
          <table:table-cell table:style-name="TableCell3232">
            <text:p text:style-name="P3233">0.0014</text:p>
          </table:table-cell>
          <table:table-cell table:style-name="TableCell3234">
            <text:p text:style-name="P3235">0.1217</text:p>
          </table:table-cell>
          <table:table-cell table:style-name="TableCell3236">
            <text:p text:style-name="P3237">0</text:p>
          </table:table-cell>
          <table:table-cell table:style-name="TableCell3238">
            <text:p text:style-name="P3239">0.0061</text:p>
          </table:table-cell>
          <table:table-cell table:style-name="TableCell3240">
            <text:p text:style-name="P3241">0.0009</text:p>
          </table:table-cell>
          <table:table-cell table:style-name="TableCell3242">
            <text:p text:style-name="P3243">0.0008</text:p>
          </table:table-cell>
          <table:table-cell table:style-name="TableCell3244">
            <text:p text:style-name="P3245">0.1009</text:p>
          </table:table-cell>
          <table:table-cell table:style-name="TableCell3246">
            <text:p text:style-name="P3247">0.0036</text:p>
          </table:table-cell>
          <table:table-cell table:style-name="TableCell3248">
            <text:p text:style-name="P3249">0.0006</text:p>
          </table:table-cell>
          <table:table-cell table:style-name="TableCell3250">
            <text:p text:style-name="P3251">0.0019</text:p>
          </table:table-cell>
          <table:table-cell table:style-name="TableCell3252">
            <text:p text:style-name="P3253">0.0005</text:p>
          </table:table-cell>
          <table:table-cell table:style-name="TableCell3254">
            <text:p text:style-name="P3255">0</text:p>
          </table:table-cell>
          <table:table-cell table:style-name="TableCell3256">
            <text:p text:style-name="P3257">0.0185</text:p>
          </table:table-cell>
          <table:table-cell table:style-name="TableCell3258">
            <text:p text:style-name="P3259">0</text:p>
          </table:table-cell>
          <table:table-cell table:style-name="TableCell3260">
            <text:p text:style-name="P3261">0</text:p>
          </table:table-cell>
          <table:table-cell table:style-name="TableCell3262">
            <text:p text:style-name="P3263">0</text:p>
          </table:table-cell>
          <table:table-cell table:style-name="TableCell3264">
            <text:p text:style-name="P3265">0.0005</text:p>
          </table:table-cell>
          <table:table-cell table:style-name="TableCell3266">
            <text:p text:style-name="P3267">0</text:p>
          </table:table-cell>
          <table:table-cell table:style-name="TableCell3268">
            <text:p text:style-name="P3269">0</text:p>
          </table:table-cell>
          <table:table-cell table:style-name="TableCell3270">
            <text:p text:style-name="P3271">0</text:p>
          </table:table-cell>
          <table:table-cell table:style-name="TableCell3272">
            <text:p text:style-name="P3273">0</text:p>
          </table:table-cell>
          <table:table-cell table:style-name="TableCell3274">
            <text:p text:style-name="P3275">0.0016</text:p>
          </table:table-cell>
          <table:table-cell table:style-name="TableCell3276">
            <text:p text:style-name="P3277">0</text:p>
          </table:table-cell>
          <table:table-cell table:style-name="TableCell3278">
            <text:p text:style-name="P3279">0</text:p>
          </table:table-cell>
          <table:table-cell table:style-name="TableCell3280">
            <text:p text:style-name="P3281">0</text:p>
          </table:table-cell>
        </table:table-row>
        <table:table-row table:style-name="TableRow3282">
          <table:table-cell table:style-name="TableCell3283">
            <text:p text:style-name="P3284">з</text:p>
          </table:table-cell>
          <table:table-cell table:style-name="TableCell3285">
            <text:p text:style-name="P3286">0.1379</text:p>
          </table:table-cell>
          <table:table-cell table:style-name="TableCell3287">
            <text:p text:style-name="P3288">0.4604</text:p>
          </table:table-cell>
          <table:table-cell table:style-name="TableCell3289">
            <text:p text:style-name="P3290">0.0123</text:p>
          </table:table-cell>
          <table:table-cell table:style-name="TableCell3291">
            <text:p text:style-name="P3292">0.0917</text:p>
          </table:table-cell>
          <table:table-cell table:style-name="TableCell3293">
            <text:p text:style-name="P3294">0.0553</text:p>
          </table:table-cell>
          <table:table-cell table:style-name="TableCell3295">
            <text:p text:style-name="P3296">0.0714</text:p>
          </table:table-cell>
          <table:table-cell table:style-name="TableCell3297">
            <text:p text:style-name="P3298">0.0739</text:p>
          </table:table-cell>
          <table:table-cell table:style-name="TableCell3299">
            <text:p text:style-name="P3300">0.0025</text:p>
          </table:table-cell>
          <table:table-cell table:style-name="TableCell3301">
            <text:p text:style-name="P3302">0.0075</text:p>
          </table:table-cell>
          <table:table-cell table:style-name="TableCell3303">
            <text:p text:style-name="P3304">0.0518</text:p>
          </table:table-cell>
          <table:table-cell table:style-name="TableCell3305">
            <text:p text:style-name="P3306">0</text:p>
          </table:table-cell>
          <table:table-cell table:style-name="TableCell3307">
            <text:p text:style-name="P3308">0.0134</text:p>
          </table:table-cell>
          <table:table-cell table:style-name="TableCell3309">
            <text:p text:style-name="P3310">0.0276</text:p>
          </table:table-cell>
          <table:table-cell table:style-name="TableCell3311">
            <text:p text:style-name="P3312">0.064</text:p>
          </table:table-cell>
          <table:table-cell table:style-name="TableCell3313">
            <text:p text:style-name="P3314">0.1879</text:p>
          </table:table-cell>
          <table:table-cell table:style-name="TableCell3315">
            <text:p text:style-name="P3316">0.092</text:p>
          </table:table-cell>
          <table:table-cell table:style-name="TableCell3317">
            <text:p text:style-name="P3318">0.0022</text:p>
          </table:table-cell>
          <table:table-cell table:style-name="TableCell3319">
            <text:p text:style-name="P3320">0.0476</text:p>
          </table:table-cell>
          <table:table-cell table:style-name="TableCell3321">
            <text:p text:style-name="P3322">0</text:p>
          </table:table-cell>
          <table:table-cell table:style-name="TableCell3323">
            <text:p text:style-name="P3324">0.0008</text:p>
          </table:table-cell>
          <table:table-cell table:style-name="TableCell3325">
            <text:p text:style-name="P3326">0.0654</text:p>
          </table:table-cell>
          <table:table-cell table:style-name="TableCell3327">
            <text:p text:style-name="P3328">0</text:p>
          </table:table-cell>
          <table:table-cell table:style-name="TableCell3329">
            <text:p text:style-name="P3330">0</text:p>
          </table:table-cell>
          <table:table-cell table:style-name="TableCell3331">
            <text:p text:style-name="P3332">0.0012</text:p>
          </table:table-cell>
          <table:table-cell table:style-name="TableCell3333">
            <text:p text:style-name="P3334">0.0016</text:p>
          </table:table-cell>
          <table:table-cell table:style-name="TableCell3335">
            <text:p text:style-name="P3336">0.0005</text:p>
          </table:table-cell>
          <table:table-cell table:style-name="TableCell3337">
            <text:p text:style-name="P3338">0</text:p>
          </table:table-cell>
          <table:table-cell table:style-name="TableCell3339">
            <text:p text:style-name="P3340">0.0028</text:p>
          </table:table-cell>
          <table:table-cell table:style-name="TableCell3341">
            <text:p text:style-name="P3342">0.0481</text:p>
          </table:table-cell>
          <table:table-cell table:style-name="TableCell3343">
            <text:p text:style-name="P3344">0.0181</text:p>
          </table:table-cell>
          <table:table-cell table:style-name="TableCell3345">
            <text:p text:style-name="P3346">0.0002</text:p>
          </table:table-cell>
          <table:table-cell table:style-name="TableCell3347">
            <text:p text:style-name="P3348">0.0006</text:p>
          </table:table-cell>
          <table:table-cell table:style-name="TableCell3349">
            <text:p text:style-name="P3350">0.0137</text:p>
          </table:table-cell>
        </table:table-row>
        <table:table-row table:style-name="TableRow3351">
          <table:table-cell table:style-name="TableCell3352">
            <text:p text:style-name="P3353">и</text:p>
          </table:table-cell>
          <table:table-cell table:style-name="TableCell3354">
            <text:p text:style-name="P3355">1.7182</text:p>
          </table:table-cell>
          <table:table-cell table:style-name="TableCell3356">
            <text:p text:style-name="P3357">0.0383</text:p>
          </table:table-cell>
          <table:table-cell table:style-name="TableCell3358">
            <text:p text:style-name="P3359">0.0375</text:p>
          </table:table-cell>
          <table:table-cell table:style-name="TableCell3360">
            <text:p text:style-name="P3361">0.2452</text:p>
          </table:table-cell>
          <table:table-cell table:style-name="TableCell3362">
            <text:p text:style-name="P3363">0.0763</text:p>
          </table:table-cell>
          <table:table-cell table:style-name="TableCell3364">
            <text:p text:style-name="P3365">0.1423</text:p>
          </table:table-cell>
          <table:table-cell table:style-name="TableCell3366">
            <text:p text:style-name="P3367">0.2316</text:p>
          </table:table-cell>
          <table:table-cell table:style-name="TableCell3368">
            <text:p text:style-name="P3369">0.0346</text:p>
          </table:table-cell>
          <table:table-cell table:style-name="TableCell3370">
            <text:p text:style-name="P3371">0.2378</text:p>
          </table:table-cell>
          <table:table-cell table:style-name="TableCell3372">
            <text:p text:style-name="P3373">0.0985</text:p>
          </table:table-cell>
          <table:table-cell table:style-name="TableCell3374">
            <text:p text:style-name="P3375">0.1021</text:p>
          </table:table-cell>
          <table:table-cell table:style-name="TableCell3376">
            <text:p text:style-name="P3377">0.2227</text:p>
          </table:table-cell>
          <table:table-cell table:style-name="TableCell3378">
            <text:p text:style-name="P3379">0.4548</text:p>
          </table:table-cell>
          <table:table-cell table:style-name="TableCell3380">
            <text:p text:style-name="P3381">0.297</text:p>
          </table:table-cell>
          <table:table-cell table:style-name="TableCell3382">
            <text:p text:style-name="P3383">0.3961</text:p>
          </table:table-cell>
          <table:table-cell table:style-name="TableCell3384">
            <text:p text:style-name="P3385">0.0702</text:p>
          </table:table-cell>
          <table:table-cell table:style-name="TableCell3386">
            <text:p text:style-name="P3387">0.0327</text:p>
          </table:table-cell>
          <table:table-cell table:style-name="TableCell3388">
            <text:p text:style-name="P3389">0.1619</text:p>
          </table:table-cell>
          <table:table-cell table:style-name="TableCell3390">
            <text:p text:style-name="P3391">0.3083</text:p>
          </table:table-cell>
          <table:table-cell table:style-name="TableCell3392">
            <text:p text:style-name="P3393">0.4131</text:p>
          </table:table-cell>
          <table:table-cell table:style-name="TableCell3394">
            <text:p text:style-name="P3395">0.0022</text:p>
          </table:table-cell>
          <table:table-cell table:style-name="TableCell3396">
            <text:p text:style-name="P3397">0.0238</text:p>
          </table:table-cell>
          <table:table-cell table:style-name="TableCell3398">
            <text:p text:style-name="P3399">0.182</text:p>
          </table:table-cell>
          <table:table-cell table:style-name="TableCell3400">
            <text:p text:style-name="P3401">0.0523</text:p>
          </table:table-cell>
          <table:table-cell table:style-name="TableCell3402">
            <text:p text:style-name="P3403">0.1567</text:p>
          </table:table-cell>
          <table:table-cell table:style-name="TableCell3404">
            <text:p text:style-name="P3405">0.0923</text:p>
          </table:table-cell>
          <table:table-cell table:style-name="TableCell3406">
            <text:p text:style-name="P3407">0.0176</text:p>
          </table:table-cell>
          <table:table-cell table:style-name="TableCell3408">
            <text:p text:style-name="P3409">0</text:p>
          </table:table-cell>
          <table:table-cell table:style-name="TableCell3410">
            <text:p text:style-name="P3411">0</text:p>
          </table:table-cell>
          <table:table-cell table:style-name="TableCell3412">
            <text:p text:style-name="P3413">0</text:p>
          </table:table-cell>
          <table:table-cell table:style-name="TableCell3414">
            <text:p text:style-name="P3415">0.0009</text:p>
          </table:table-cell>
          <table:table-cell table:style-name="TableCell3416">
            <text:p text:style-name="P3417">0.0395</text:p>
          </table:table-cell>
          <table:table-cell table:style-name="TableCell3418">
            <text:p text:style-name="P3419">0.1935</text:p>
          </table:table-cell>
        </table:table-row>
        <table:table-row table:style-name="TableRow3420">
          <table:table-cell table:style-name="TableCell3421">
            <text:p text:style-name="P3422">й</text:p>
          </table:table-cell>
          <table:table-cell table:style-name="TableCell3423">
            <text:p text:style-name="P3424">0.7137</text:p>
          </table:table-cell>
          <table:table-cell table:style-name="TableCell3425">
            <text:p text:style-name="P3426">0</text:p>
          </table:table-cell>
          <table:table-cell table:style-name="TableCell3427">
            <text:p text:style-name="P3428">0.0003</text:p>
          </table:table-cell>
          <table:table-cell table:style-name="TableCell3429">
            <text:p text:style-name="P3430">0.0006</text:p>
          </table:table-cell>
          <table:table-cell table:style-name="TableCell3431">
            <text:p text:style-name="P3432">0</text:p>
          </table:table-cell>
          <table:table-cell table:style-name="TableCell3433">
            <text:p text:style-name="P3434">0.007</text:p>
          </table:table-cell>
          <table:table-cell table:style-name="TableCell3435">
            <text:p text:style-name="P3436">0.0012</text:p>
          </table:table-cell>
          <table:table-cell table:style-name="TableCell3437">
            <text:p text:style-name="P3438">0</text:p>
          </table:table-cell>
          <table:table-cell table:style-name="TableCell3439">
            <text:p text:style-name="P3440">0.0008</text:p>
          </table:table-cell>
          <table:table-cell table:style-name="TableCell3441">
            <text:p text:style-name="P3442">0</text:p>
          </table:table-cell>
          <table:table-cell table:style-name="TableCell3443">
            <text:p text:style-name="P3444">0</text:p>
          </table:table-cell>
          <table:table-cell table:style-name="TableCell3445">
            <text:p text:style-name="P3446">0.0067</text:p>
          </table:table-cell>
          <table:table-cell table:style-name="TableCell3447">
            <text:p text:style-name="P3448">0.0026</text:p>
          </table:table-cell>
          <table:table-cell table:style-name="TableCell3449">
            <text:p text:style-name="P3450">0.0291</text:p>
          </table:table-cell>
          <table:table-cell table:style-name="TableCell3451">
            <text:p text:style-name="P3452">0.0311</text:p>
          </table:table-cell>
          <table:table-cell table:style-name="TableCell3453">
            <text:p text:style-name="P3454">0.007</text:p>
          </table:table-cell>
          <table:table-cell table:style-name="TableCell3455">
            <text:p text:style-name="P3456">0.0012</text:p>
          </table:table-cell>
          <table:table-cell table:style-name="TableCell3457">
            <text:p text:style-name="P3458">0.007</text:p>
          </table:table-cell>
          <table:table-cell table:style-name="TableCell3459">
            <text:p text:style-name="P3460">0.0464</text:p>
          </table:table-cell>
          <table:table-cell table:style-name="TableCell3461">
            <text:p text:style-name="P3462">0.0679</text:p>
          </table:table-cell>
          <table:table-cell table:style-name="TableCell3463">
            <text:p text:style-name="P3464">0</text:p>
          </table:table-cell>
          <table:table-cell table:style-name="TableCell3465">
            <text:p text:style-name="P3466">0.0011</text:p>
          </table:table-cell>
          <table:table-cell table:style-name="TableCell3467">
            <text:p text:style-name="P3468">0.0002</text:p>
          </table:table-cell>
          <table:table-cell table:style-name="TableCell3469">
            <text:p text:style-name="P3470">0.0031</text:p>
          </table:table-cell>
          <table:table-cell table:style-name="TableCell3471">
            <text:p text:style-name="P3472">0.016</text:p>
          </table:table-cell>
          <table:table-cell table:style-name="TableCell3473">
            <text:p text:style-name="P3474">0.0072</text:p>
          </table:table-cell>
          <table:table-cell table:style-name="TableCell3475">
            <text:p text:style-name="P3476">0</text:p>
          </table:table-cell>
          <table:table-cell table:style-name="TableCell3477">
            <text:p text:style-name="P3478">0</text:p>
          </table:table-cell>
          <table:table-cell table:style-name="TableCell3479">
            <text:p text:style-name="P3480">0</text:p>
          </table:table-cell>
          <table:table-cell table:style-name="TableCell3481">
            <text:p text:style-name="P3482">0</text:p>
          </table:table-cell>
          <table:table-cell table:style-name="TableCell3483">
            <text:p text:style-name="P3484">0.0003</text:p>
          </table:table-cell>
          <table:table-cell table:style-name="TableCell3485">
            <text:p text:style-name="P3486">0</text:p>
          </table:table-cell>
          <table:table-cell table:style-name="TableCell3487">
            <text:p text:style-name="P3488">0</text:p>
          </table:table-cell>
        </table:table-row>
        <table:table-row table:style-name="TableRow3489">
          <table:table-cell table:style-name="TableCell3490">
            <text:p text:style-name="P3491">к</text:p>
          </table:table-cell>
          <table:table-cell table:style-name="TableCell3492">
            <text:p text:style-name="P3493">0.3628</text:p>
          </table:table-cell>
          <table:table-cell table:style-name="TableCell3494">
            <text:p text:style-name="P3495">0.6231</text:p>
          </table:table-cell>
          <table:table-cell table:style-name="TableCell3496">
            <text:p text:style-name="P3497">0</text:p>
          </table:table-cell>
          <table:table-cell table:style-name="TableCell3498">
            <text:p text:style-name="P3499">0.0254</text:p>
          </table:table-cell>
          <table:table-cell table:style-name="TableCell3500">
            <text:p text:style-name="P3501">0.0009</text:p>
          </table:table-cell>
          <table:table-cell table:style-name="TableCell3502">
            <text:p text:style-name="P3503">0.0005</text:p>
          </table:table-cell>
          <table:table-cell table:style-name="TableCell3504">
            <text:p text:style-name="P3505">0.052</text:p>
          </table:table-cell>
          <table:table-cell table:style-name="TableCell3506">
            <text:p text:style-name="P3507">0.0022</text:p>
          </table:table-cell>
          <table:table-cell table:style-name="TableCell3508">
            <text:p text:style-name="P3509">0.0011</text:p>
          </table:table-cell>
          <table:table-cell table:style-name="TableCell3510">
            <text:p text:style-name="P3511">0.3116</text:p>
          </table:table-cell>
          <table:table-cell table:style-name="TableCell3512">
            <text:p text:style-name="P3513">0</text:p>
          </table:table-cell>
          <table:table-cell table:style-name="TableCell3514">
            <text:p text:style-name="P3515">0.0107</text:p>
          </table:table-cell>
          <table:table-cell table:style-name="TableCell3516">
            <text:p text:style-name="P3517">0.0841</text:p>
          </table:table-cell>
          <table:table-cell table:style-name="TableCell3518">
            <text:p text:style-name="P3519">0.0012</text:p>
          </table:table-cell>
          <table:table-cell table:style-name="TableCell3520">
            <text:p text:style-name="P3521">0.0391</text:p>
          </table:table-cell>
          <table:table-cell table:style-name="TableCell3522">
            <text:p text:style-name="P3523">0.7904</text:p>
          </table:table-cell>
          <table:table-cell table:style-name="TableCell3524">
            <text:p text:style-name="P3525">0.0002</text:p>
          </table:table-cell>
          <table:table-cell table:style-name="TableCell3526">
            <text:p text:style-name="P3527">0.1725</text:p>
          </table:table-cell>
          <table:table-cell table:style-name="TableCell3528">
            <text:p text:style-name="P3529">0.0255</text:p>
          </table:table-cell>
          <table:table-cell table:style-name="TableCell3530">
            <text:p text:style-name="P3531">0.1267</text:p>
          </table:table-cell>
          <table:table-cell table:style-name="TableCell3532">
            <text:p text:style-name="P3533">0.1465</text:p>
          </table:table-cell>
          <table:table-cell table:style-name="TableCell3534">
            <text:p text:style-name="P3535">0</text:p>
          </table:table-cell>
          <table:table-cell table:style-name="TableCell3536">
            <text:p text:style-name="P3537">0</text:p>
          </table:table-cell>
          <table:table-cell table:style-name="TableCell3538">
            <text:p text:style-name="P3539">0.0131</text:p>
          </table:table-cell>
          <table:table-cell table:style-name="TableCell3540">
            <text:p text:style-name="P3541">0</text:p>
          </table:table-cell>
          <table:table-cell table:style-name="TableCell3542">
            <text:p text:style-name="P3543">0.0022</text:p>
          </table:table-cell>
          <table:table-cell table:style-name="TableCell3544">
            <text:p text:style-name="P3545">0</text:p>
          </table:table-cell>
          <table:table-cell table:style-name="TableCell3546">
            <text:p text:style-name="P3547">0</text:p>
          </table:table-cell>
          <table:table-cell table:style-name="TableCell3548">
            <text:p text:style-name="P3549">0</text:p>
          </table:table-cell>
          <table:table-cell table:style-name="TableCell3550">
            <text:p text:style-name="P3551">0.0002</text:p>
          </table:table-cell>
          <table:table-cell table:style-name="TableCell3552">
            <text:p text:style-name="P3553">0.0003</text:p>
          </table:table-cell>
          <table:table-cell table:style-name="TableCell3554">
            <text:p text:style-name="P3555">0</text:p>
          </table:table-cell>
          <table:table-cell table:style-name="TableCell3556">
            <text:p text:style-name="P3557">0.0002</text:p>
          </table:table-cell>
        </table:table-row>
        <table:table-row table:style-name="TableRow3558">
          <table:table-cell table:style-name="TableCell3559">
            <text:p text:style-name="P3560">л</text:p>
          </table:table-cell>
          <table:table-cell table:style-name="TableCell3561">
            <text:p text:style-name="P3562">0.4663</text:p>
          </table:table-cell>
          <table:table-cell table:style-name="TableCell3563">
            <text:p text:style-name="P3564">0.5333</text:p>
          </table:table-cell>
          <table:table-cell table:style-name="TableCell3565">
            <text:p text:style-name="P3566">0.0025</text:p>
          </table:table-cell>
          <table:table-cell table:style-name="TableCell3567">
            <text:p text:style-name="P3568">0.0012</text:p>
          </table:table-cell>
          <table:table-cell table:style-name="TableCell3569">
            <text:p text:style-name="P3570">0.0173</text:p>
          </table:table-cell>
          <table:table-cell table:style-name="TableCell3571">
            <text:p text:style-name="P3572">0.0101</text:p>
          </table:table-cell>
          <table:table-cell table:style-name="TableCell3573">
            <text:p text:style-name="P3574">0.4374</text:p>
          </table:table-cell>
          <table:table-cell table:style-name="TableCell3575">
            <text:p text:style-name="P3576">0.024</text:p>
          </table:table-cell>
          <table:table-cell table:style-name="TableCell3577">
            <text:p text:style-name="P3578">0.0056</text:p>
          </table:table-cell>
          <table:table-cell table:style-name="TableCell3579">
            <text:p text:style-name="P3580">0.7367</text:p>
          </table:table-cell>
          <table:table-cell table:style-name="TableCell3581">
            <text:p text:style-name="P3582">0</text:p>
          </table:table-cell>
          <table:table-cell table:style-name="TableCell3583">
            <text:p text:style-name="P3584">0.0445</text:p>
          </table:table-cell>
          <table:table-cell table:style-name="TableCell3585">
            <text:p text:style-name="P3586">0.0336</text:p>
          </table:table-cell>
          <table:table-cell table:style-name="TableCell3587">
            <text:p text:style-name="P3588">0.0023</text:p>
          </table:table-cell>
          <table:table-cell table:style-name="TableCell3589">
            <text:p text:style-name="P3590">0.044</text:p>
          </table:table-cell>
          <table:table-cell table:style-name="TableCell3591">
            <text:p text:style-name="P3592">0.5424</text:p>
          </table:table-cell>
          <table:table-cell table:style-name="TableCell3593">
            <text:p text:style-name="P3594">0.003</text:p>
          </table:table-cell>
          <table:table-cell table:style-name="TableCell3595">
            <text:p text:style-name="P3596">0.0002</text:p>
          </table:table-cell>
          <table:table-cell table:style-name="TableCell3597">
            <text:p text:style-name="P3598">0.1423</text:p>
          </table:table-cell>
          <table:table-cell table:style-name="TableCell3599">
            <text:p text:style-name="P3600">0.0059</text:p>
          </table:table-cell>
          <table:table-cell table:style-name="TableCell3601">
            <text:p text:style-name="P3602">0.1205</text:p>
          </table:table-cell>
          <table:table-cell table:style-name="TableCell3603">
            <text:p text:style-name="P3604">0.0023</text:p>
          </table:table-cell>
          <table:table-cell table:style-name="TableCell3605">
            <text:p text:style-name="P3606">0.0002</text:p>
          </table:table-cell>
          <table:table-cell table:style-name="TableCell3607">
            <text:p text:style-name="P3608">0</text:p>
          </table:table-cell>
          <table:table-cell table:style-name="TableCell3609">
            <text:p text:style-name="P3610">0.0114</text:p>
          </table:table-cell>
          <table:table-cell table:style-name="TableCell3611">
            <text:p text:style-name="P3612">0.0012</text:p>
          </table:table-cell>
          <table:table-cell table:style-name="TableCell3613">
            <text:p text:style-name="P3614">0.0014</text:p>
          </table:table-cell>
          <table:table-cell table:style-name="TableCell3615">
            <text:p text:style-name="P3616">0</text:p>
          </table:table-cell>
          <table:table-cell table:style-name="TableCell3617">
            <text:p text:style-name="P3618">0.0711</text:p>
          </table:table-cell>
          <table:table-cell table:style-name="TableCell3619">
            <text:p text:style-name="P3620">0.4452</text:p>
          </table:table-cell>
          <table:table-cell table:style-name="TableCell3621">
            <text:p text:style-name="P3622">0.0002</text:p>
          </table:table-cell>
          <table:table-cell table:style-name="TableCell3623">
            <text:p text:style-name="P3624">0.1155</text:p>
          </table:table-cell>
          <table:table-cell table:style-name="TableCell3625">
            <text:p text:style-name="P3626">0.195</text:p>
          </table:table-cell>
        </table:table-row>
        <table:table-row table:style-name="TableRow3627">
          <table:table-cell table:style-name="TableCell3628">
            <text:p text:style-name="P3629">м</text:p>
          </table:table-cell>
          <table:table-cell table:style-name="TableCell3630">
            <text:p text:style-name="P3631">0.6953</text:p>
          </table:table-cell>
          <table:table-cell table:style-name="TableCell3632">
            <text:p text:style-name="P3633">0.2872</text:p>
          </table:table-cell>
          <table:table-cell table:style-name="TableCell3634">
            <text:p text:style-name="P3635">0.0137</text:p>
          </table:table-cell>
          <table:table-cell table:style-name="TableCell3636">
            <text:p text:style-name="P3637">0.0022</text:p>
          </table:table-cell>
          <table:table-cell table:style-name="TableCell3638">
            <text:p text:style-name="P3639">0.0051</text:p>
          </table:table-cell>
          <table:table-cell table:style-name="TableCell3640">
            <text:p text:style-name="P3641">0.0006</text:p>
          </table:table-cell>
          <table:table-cell table:style-name="TableCell3642">
            <text:p text:style-name="P3643">0.4364</text:p>
          </table:table-cell>
          <table:table-cell table:style-name="TableCell3644">
            <text:p text:style-name="P3645">0</text:p>
          </table:table-cell>
          <table:table-cell table:style-name="TableCell3646">
            <text:p text:style-name="P3647">0.0002</text:p>
          </table:table-cell>
          <table:table-cell table:style-name="TableCell3648">
            <text:p text:style-name="P3649">0.3365</text:p>
          </table:table-cell>
          <table:table-cell table:style-name="TableCell3650">
            <text:p text:style-name="P3651">0</text:p>
          </table:table-cell>
          <table:table-cell table:style-name="TableCell3652">
            <text:p text:style-name="P3653">0.0075</text:p>
          </table:table-cell>
          <table:table-cell table:style-name="TableCell3654">
            <text:p text:style-name="P3655">0.014</text:p>
          </table:table-cell>
          <table:table-cell table:style-name="TableCell3656">
            <text:p text:style-name="P3657">0.0177</text:p>
          </table:table-cell>
          <table:table-cell table:style-name="TableCell3658">
            <text:p text:style-name="P3659">0.1476</text:p>
          </table:table-cell>
          <table:table-cell table:style-name="TableCell3660">
            <text:p text:style-name="P3661">0.4378</text:p>
          </table:table-cell>
          <table:table-cell table:style-name="TableCell3662">
            <text:p text:style-name="P3663">0.0442</text:p>
          </table:table-cell>
          <table:table-cell table:style-name="TableCell3664">
            <text:p text:style-name="P3665">0.0045</text:p>
          </table:table-cell>
          <table:table-cell table:style-name="TableCell3666">
            <text:p text:style-name="P3667">0.035</text:p>
          </table:table-cell>
          <table:table-cell table:style-name="TableCell3668">
            <text:p text:style-name="P3669">0.0081</text:p>
          </table:table-cell>
          <table:table-cell table:style-name="TableCell3670">
            <text:p text:style-name="P3671">0.1514</text:p>
          </table:table-cell>
          <table:table-cell table:style-name="TableCell3672">
            <text:p text:style-name="P3673">0.0005</text:p>
          </table:table-cell>
          <table:table-cell table:style-name="TableCell3674">
            <text:p text:style-name="P3675">0</text:p>
          </table:table-cell>
          <table:table-cell table:style-name="TableCell3676">
            <text:p text:style-name="P3677">0.0005</text:p>
          </table:table-cell>
          <table:table-cell table:style-name="TableCell3678">
            <text:p text:style-name="P3679">0.0022</text:p>
          </table:table-cell>
          <table:table-cell table:style-name="TableCell3680">
            <text:p text:style-name="P3681">0.0006</text:p>
          </table:table-cell>
          <table:table-cell table:style-name="TableCell3682">
            <text:p text:style-name="P3683">0.0003</text:p>
          </table:table-cell>
          <table:table-cell table:style-name="TableCell3684">
            <text:p text:style-name="P3685">0</text:p>
          </table:table-cell>
          <table:table-cell table:style-name="TableCell3686">
            <text:p text:style-name="P3687">0.1905</text:p>
          </table:table-cell>
          <table:table-cell table:style-name="TableCell3688">
            <text:p text:style-name="P3689">0.0075</text:p>
          </table:table-cell>
          <table:table-cell table:style-name="TableCell3690">
            <text:p text:style-name="P3691">0.0017</text:p>
          </table:table-cell>
          <table:table-cell table:style-name="TableCell3692">
            <text:p text:style-name="P3693">0.0003</text:p>
          </table:table-cell>
          <table:table-cell table:style-name="TableCell3694">
            <text:p text:style-name="P3695">0.0391</text:p>
          </table:table-cell>
        </table:table-row>
        <table:table-row table:style-name="TableRow3696">
          <table:table-cell table:style-name="TableCell3697">
            <text:p text:style-name="P3698">н</text:p>
          </table:table-cell>
          <table:table-cell table:style-name="TableCell3699">
            <text:p text:style-name="P3700">0.2132</text:p>
          </table:table-cell>
          <table:table-cell table:style-name="TableCell3701">
            <text:p text:style-name="P3702">1.0485</text:p>
          </table:table-cell>
          <table:table-cell table:style-name="TableCell3703">
            <text:p text:style-name="P3704">0.0008</text:p>
          </table:table-cell>
          <table:table-cell table:style-name="TableCell3705">
            <text:p text:style-name="P3706">0.0037</text:p>
          </table:table-cell>
          <table:table-cell table:style-name="TableCell3707">
            <text:p text:style-name="P3708">0.0377</text:p>
          </table:table-cell>
          <table:table-cell table:style-name="TableCell3709">
            <text:p text:style-name="P3710">0.1013</text:p>
          </table:table-cell>
          <table:table-cell table:style-name="TableCell3711">
            <text:p text:style-name="P3712">0.9696</text:p>
          </table:table-cell>
          <table:table-cell table:style-name="TableCell3713">
            <text:p text:style-name="P3714">0.0016</text:p>
          </table:table-cell>
          <table:table-cell table:style-name="TableCell3715">
            <text:p text:style-name="P3716">0.0037</text:p>
          </table:table-cell>
          <table:table-cell table:style-name="TableCell3717">
            <text:p text:style-name="P3718">0.8334</text:p>
          </table:table-cell>
          <table:table-cell table:style-name="TableCell3719">
            <text:p text:style-name="P3720">0</text:p>
          </table:table-cell>
          <table:table-cell table:style-name="TableCell3721">
            <text:p text:style-name="P3722">0.035</text:p>
          </table:table-cell>
          <table:table-cell table:style-name="TableCell3723">
            <text:p text:style-name="P3724">0.0005</text:p>
          </table:table-cell>
          <table:table-cell table:style-name="TableCell3725">
            <text:p text:style-name="P3726">0</text:p>
          </table:table-cell>
          <table:table-cell table:style-name="TableCell3727">
            <text:p text:style-name="P3728">0.3116</text:p>
          </table:table-cell>
          <table:table-cell table:style-name="TableCell3729">
            <text:p text:style-name="P3730">1.0021</text:p>
          </table:table-cell>
          <table:table-cell table:style-name="TableCell3731">
            <text:p text:style-name="P3732">0.0002</text:p>
          </table:table-cell>
          <table:table-cell table:style-name="TableCell3733">
            <text:p text:style-name="P3734">0.0044</text:p>
          </table:table-cell>
          <table:table-cell table:style-name="TableCell3735">
            <text:p text:style-name="P3736">0.0834</text:p>
          </table:table-cell>
          <table:table-cell table:style-name="TableCell3737">
            <text:p text:style-name="P3738">0.1208</text:p>
          </table:table-cell>
          <table:table-cell table:style-name="TableCell3739">
            <text:p text:style-name="P3740">0.278</text:p>
          </table:table-cell>
          <table:table-cell table:style-name="TableCell3741">
            <text:p text:style-name="P3742">0.0159</text:p>
          </table:table-cell>
          <table:table-cell table:style-name="TableCell3743">
            <text:p text:style-name="P3744">0.0009</text:p>
          </table:table-cell>
          <table:table-cell table:style-name="TableCell3745">
            <text:p text:style-name="P3746">0.0423</text:p>
          </table:table-cell>
          <table:table-cell table:style-name="TableCell3747">
            <text:p text:style-name="P3748">0.0118</text:p>
          </table:table-cell>
          <table:table-cell table:style-name="TableCell3749">
            <text:p text:style-name="P3750">0.0003</text:p>
          </table:table-cell>
          <table:table-cell table:style-name="TableCell3751">
            <text:p text:style-name="P3752">0.0033</text:p>
          </table:table-cell>
          <table:table-cell table:style-name="TableCell3753">
            <text:p text:style-name="P3754">0.0002</text:p>
          </table:table-cell>
          <table:table-cell table:style-name="TableCell3755">
            <text:p text:style-name="P3756">0.4383</text:p>
          </table:table-cell>
          <table:table-cell table:style-name="TableCell3757">
            <text:p text:style-name="P3758">0.0591</text:p>
          </table:table-cell>
          <table:table-cell table:style-name="TableCell3759">
            <text:p text:style-name="P3760">0.0003</text:p>
          </table:table-cell>
          <table:table-cell table:style-name="TableCell3761">
            <text:p text:style-name="P3762">0.0112</text:p>
          </table:table-cell>
          <table:table-cell table:style-name="TableCell3763">
            <text:p text:style-name="P3764">0.1286</text:p>
          </table:table-cell>
        </table:table-row>
        <table:table-row table:style-name="TableRow3765">
          <table:table-cell table:style-name="TableCell3766">
            <text:p text:style-name="P3767">о</text:p>
          </table:table-cell>
          <table:table-cell table:style-name="TableCell3768">
            <text:p text:style-name="P3769">1.7791</text:p>
          </table:table-cell>
          <table:table-cell table:style-name="TableCell3770">
            <text:p text:style-name="P3771">0.0039</text:p>
          </table:table-cell>
          <table:table-cell table:style-name="TableCell3772">
            <text:p text:style-name="P3773">0.3996</text:p>
          </table:table-cell>
          <table:table-cell table:style-name="TableCell3774">
            <text:p text:style-name="P3775">0.7227</text:p>
          </table:table-cell>
          <table:table-cell table:style-name="TableCell3776">
            <text:p text:style-name="P3777">0.4626</text:p>
          </table:table-cell>
          <table:table-cell table:style-name="TableCell3778">
            <text:p text:style-name="P3779">0.4053</text:p>
          </table:table-cell>
          <table:table-cell table:style-name="TableCell3780">
            <text:p text:style-name="P3781">0.1846</text:p>
          </table:table-cell>
          <table:table-cell table:style-name="TableCell3782">
            <text:p text:style-name="P3783">0.2078</text:p>
          </table:table-cell>
          <table:table-cell table:style-name="TableCell3784">
            <text:p text:style-name="P3785">0.1868</text:p>
          </table:table-cell>
          <table:table-cell table:style-name="TableCell3786">
            <text:p text:style-name="P3787">0.0847</text:p>
          </table:table-cell>
          <table:table-cell table:style-name="TableCell3788">
            <text:p text:style-name="P3789">0.349</text:p>
          </table:table-cell>
          <table:table-cell table:style-name="TableCell3790">
            <text:p text:style-name="P3791">0.2033</text:p>
          </table:table-cell>
          <table:table-cell table:style-name="TableCell3792">
            <text:p text:style-name="P3793">0.5963</text:p>
          </table:table-cell>
          <table:table-cell table:style-name="TableCell3794">
            <text:p text:style-name="P3795">0.4805</text:p>
          </table:table-cell>
          <table:table-cell table:style-name="TableCell3796">
            <text:p text:style-name="P3797">0.5639</text:p>
          </table:table-cell>
          <table:table-cell table:style-name="TableCell3798">
            <text:p text:style-name="P3799">0.0313</text:p>
          </table:table-cell>
          <table:table-cell table:style-name="TableCell3800">
            <text:p text:style-name="P3801">0.1578</text:p>
          </table:table-cell>
          <table:table-cell table:style-name="TableCell3802">
            <text:p text:style-name="P3803">0.5566</text:p>
          </table:table-cell>
          <table:table-cell table:style-name="TableCell3804">
            <text:p text:style-name="P3805">0.6446</text:p>
          </table:table-cell>
          <table:table-cell table:style-name="TableCell3806">
            <text:p text:style-name="P3807">0.6449</text:p>
          </table:table-cell>
          <table:table-cell table:style-name="TableCell3808">
            <text:p text:style-name="P3809">0.0067</text:p>
          </table:table-cell>
          <table:table-cell table:style-name="TableCell3810">
            <text:p text:style-name="P3811">0.0168</text:p>
          </table:table-cell>
          <table:table-cell table:style-name="TableCell3812">
            <text:p text:style-name="P3813">0.0535</text:p>
          </table:table-cell>
          <table:table-cell table:style-name="TableCell3814">
            <text:p text:style-name="P3815">0.0226</text:p>
          </table:table-cell>
          <table:table-cell table:style-name="TableCell3816">
            <text:p text:style-name="P3817">0.175</text:p>
          </table:table-cell>
          <table:table-cell table:style-name="TableCell3818">
            <text:p text:style-name="P3819">0.0573</text:p>
          </table:table-cell>
          <table:table-cell table:style-name="TableCell3820">
            <text:p text:style-name="P3821">0.0238</text:p>
          </table:table-cell>
          <table:table-cell table:style-name="TableCell3822">
            <text:p text:style-name="P3823">0</text:p>
          </table:table-cell>
          <table:table-cell table:style-name="TableCell3824">
            <text:p text:style-name="P3825">0</text:p>
          </table:table-cell>
          <table:table-cell table:style-name="TableCell3826">
            <text:p text:style-name="P3827">0</text:p>
          </table:table-cell>
          <table:table-cell table:style-name="TableCell3828">
            <text:p text:style-name="P3829">0.0068</text:p>
          </table:table-cell>
          <table:table-cell table:style-name="TableCell3830">
            <text:p text:style-name="P3831">0.017</text:p>
          </table:table-cell>
          <table:table-cell table:style-name="TableCell3832">
            <text:p text:style-name="P3833">0.0758</text:p>
          </table:table-cell>
        </table:table-row>
        <table:table-row table:style-name="TableRow3834">
          <table:table-cell table:style-name="TableCell3835">
            <text:p text:style-name="P3836">п</text:p>
          </table:table-cell>
          <table:table-cell table:style-name="TableCell3837">
            <text:p text:style-name="P3838">0.0117</text:p>
          </table:table-cell>
          <table:table-cell table:style-name="TableCell3839">
            <text:p text:style-name="P3840">0.1888</text:p>
          </table:table-cell>
          <table:table-cell table:style-name="TableCell3841">
            <text:p text:style-name="P3842">0</text:p>
          </table:table-cell>
          <table:table-cell table:style-name="TableCell3843">
            <text:p text:style-name="P3844">0</text:p>
          </table:table-cell>
          <table:table-cell table:style-name="TableCell3845">
            <text:p text:style-name="P3846">0.0002</text:p>
          </table:table-cell>
          <table:table-cell table:style-name="TableCell3847">
            <text:p text:style-name="P3848">0.0002</text:p>
          </table:table-cell>
          <table:table-cell table:style-name="TableCell3849">
            <text:p text:style-name="P3850">0.2067</text:p>
          </table:table-cell>
          <table:table-cell table:style-name="TableCell3851">
            <text:p text:style-name="P3852">0.0002</text:p>
          </table:table-cell>
          <table:table-cell table:style-name="TableCell3853">
            <text:p text:style-name="P3854">0</text:p>
          </table:table-cell>
          <table:table-cell table:style-name="TableCell3855">
            <text:p text:style-name="P3856">0.1331</text:p>
          </table:table-cell>
          <table:table-cell table:style-name="TableCell3857">
            <text:p text:style-name="P3858">0</text:p>
          </table:table-cell>
          <table:table-cell table:style-name="TableCell3859">
            <text:p text:style-name="P3860">0.0062</text:p>
          </table:table-cell>
          <table:table-cell table:style-name="TableCell3861">
            <text:p text:style-name="P3862">0.1231</text:p>
          </table:table-cell>
          <table:table-cell table:style-name="TableCell3863">
            <text:p text:style-name="P3864">0</text:p>
          </table:table-cell>
          <table:table-cell table:style-name="TableCell3865">
            <text:p text:style-name="P3866">0.0181</text:p>
          </table:table-cell>
          <table:table-cell table:style-name="TableCell3867">
            <text:p text:style-name="P3868">0.9258</text:p>
          </table:table-cell>
          <table:table-cell table:style-name="TableCell3869">
            <text:p text:style-name="P3870">0.0058</text:p>
          </table:table-cell>
          <table:table-cell table:style-name="TableCell3871">
            <text:p text:style-name="P3872">0.6816</text:p>
          </table:table-cell>
          <table:table-cell table:style-name="TableCell3873">
            <text:p text:style-name="P3874">0.0098</text:p>
          </table:table-cell>
          <table:table-cell table:style-name="TableCell3875">
            <text:p text:style-name="P3876">0.0215</text:p>
          </table:table-cell>
          <table:table-cell table:style-name="TableCell3877">
            <text:p text:style-name="P3878">0.0869</text:p>
          </table:table-cell>
          <table:table-cell table:style-name="TableCell3879">
            <text:p text:style-name="P3880">0.0002</text:p>
          </table:table-cell>
          <table:table-cell table:style-name="TableCell3881">
            <text:p text:style-name="P3882">0</text:p>
          </table:table-cell>
          <table:table-cell table:style-name="TableCell3883">
            <text:p text:style-name="P3884">0.0011</text:p>
          </table:table-cell>
          <table:table-cell table:style-name="TableCell3885">
            <text:p text:style-name="P3886">0.003</text:p>
          </table:table-cell>
          <table:table-cell table:style-name="TableCell3887">
            <text:p text:style-name="P3888">0.0005</text:p>
          </table:table-cell>
          <table:table-cell table:style-name="TableCell3889">
            <text:p text:style-name="P3890">0</text:p>
          </table:table-cell>
          <table:table-cell table:style-name="TableCell3891">
            <text:p text:style-name="P3892">0</text:p>
          </table:table-cell>
          <table:table-cell table:style-name="TableCell3893">
            <text:p text:style-name="P3894">0.0464</text:p>
          </table:table-cell>
          <table:table-cell table:style-name="TableCell3895">
            <text:p text:style-name="P3896">0.0045</text:p>
          </table:table-cell>
          <table:table-cell table:style-name="TableCell3897">
            <text:p text:style-name="P3898">0.0002</text:p>
          </table:table-cell>
          <table:table-cell table:style-name="TableCell3899">
            <text:p text:style-name="P3900">0.0005</text:p>
          </table:table-cell>
          <table:table-cell table:style-name="TableCell3901">
            <text:p text:style-name="P3902">0.0244</text:p>
          </table:table-cell>
        </table:table-row>
        <table:table-row table:style-name="TableRow3903">
          <table:table-cell table:style-name="TableCell3904">
            <text:p text:style-name="P3905">р</text:p>
          </table:table-cell>
          <table:table-cell table:style-name="TableCell3906">
            <text:p text:style-name="P3907">0.0918</text:p>
          </table:table-cell>
          <table:table-cell table:style-name="TableCell3908">
            <text:p text:style-name="P3909">0.864</text:p>
          </table:table-cell>
          <table:table-cell table:style-name="TableCell3910">
            <text:p text:style-name="P3911">0.0128</text:p>
          </table:table-cell>
          <table:table-cell table:style-name="TableCell3912">
            <text:p text:style-name="P3913">0.042</text:p>
          </table:table-cell>
          <table:table-cell table:style-name="TableCell3914">
            <text:p text:style-name="P3915">0.0252</text:p>
          </table:table-cell>
          <table:table-cell table:style-name="TableCell3916">
            <text:p text:style-name="P3917">0.0157</text:p>
          </table:table-cell>
          <table:table-cell table:style-name="TableCell3918">
            <text:p text:style-name="P3919">0.6189</text:p>
          </table:table-cell>
          <table:table-cell table:style-name="TableCell3920">
            <text:p text:style-name="P3921">0.0277</text:p>
          </table:table-cell>
          <table:table-cell table:style-name="TableCell3922">
            <text:p text:style-name="P3923">0.0039</text:p>
          </table:table-cell>
          <table:table-cell table:style-name="TableCell3924">
            <text:p text:style-name="P3925">0.4522</text:p>
          </table:table-cell>
          <table:table-cell table:style-name="TableCell3926">
            <text:p text:style-name="P3927">0</text:p>
          </table:table-cell>
          <table:table-cell table:style-name="TableCell3928">
            <text:p text:style-name="P3929">0.0291</text:p>
          </table:table-cell>
          <table:table-cell table:style-name="TableCell3930">
            <text:p text:style-name="P3931">0.0095</text:p>
          </table:table-cell>
          <table:table-cell table:style-name="TableCell3932">
            <text:p text:style-name="P3933">0.0495</text:p>
          </table:table-cell>
          <table:table-cell table:style-name="TableCell3934">
            <text:p text:style-name="P3935">0.0992</text:p>
          </table:table-cell>
          <table:table-cell table:style-name="TableCell3936">
            <text:p text:style-name="P3937">0.7845</text:p>
          </table:table-cell>
          <table:table-cell table:style-name="TableCell3938">
            <text:p text:style-name="P3939">0.0093</text:p>
          </table:table-cell>
          <table:table-cell table:style-name="TableCell3940">
            <text:p text:style-name="P3941">0.0112</text:p>
          </table:table-cell>
          <table:table-cell table:style-name="TableCell3942">
            <text:p text:style-name="P3943">0.0293</text:p>
          </table:table-cell>
          <table:table-cell table:style-name="TableCell3944">
            <text:p text:style-name="P3945">0.0878</text:p>
          </table:table-cell>
          <table:table-cell table:style-name="TableCell3946">
            <text:p text:style-name="P3947">0.2355</text:p>
          </table:table-cell>
          <table:table-cell table:style-name="TableCell3948">
            <text:p text:style-name="P3949">0.0056</text:p>
          </table:table-cell>
          <table:table-cell table:style-name="TableCell3950">
            <text:p text:style-name="P3951">0.0193</text:p>
          </table:table-cell>
          <table:table-cell table:style-name="TableCell3952">
            <text:p text:style-name="P3953">0.0073</text:p>
          </table:table-cell>
          <table:table-cell table:style-name="TableCell3954">
            <text:p text:style-name="P3955">0.0086</text:p>
          </table:table-cell>
          <table:table-cell table:style-name="TableCell3956">
            <text:p text:style-name="P3957">0.0461</text:p>
          </table:table-cell>
          <table:table-cell table:style-name="TableCell3958">
            <text:p text:style-name="P3959">0.0033</text:p>
          </table:table-cell>
          <table:table-cell table:style-name="TableCell3960">
            <text:p text:style-name="P3961">0</text:p>
          </table:table-cell>
          <table:table-cell table:style-name="TableCell3962">
            <text:p text:style-name="P3963">0.1364</text:p>
          </table:table-cell>
          <table:table-cell table:style-name="TableCell3964">
            <text:p text:style-name="P3965">0.0336</text:p>
          </table:table-cell>
          <table:table-cell table:style-name="TableCell3966">
            <text:p text:style-name="P3967">0.0016</text:p>
          </table:table-cell>
          <table:table-cell table:style-name="TableCell3968">
            <text:p text:style-name="P3969">0.0103</text:p>
          </table:table-cell>
          <table:table-cell table:style-name="TableCell3970">
            <text:p text:style-name="P3971">0.0943</text:p>
          </table:table-cell>
        </table:table-row>
        <table:table-row table:style-name="TableRow3972">
          <table:table-cell table:style-name="TableCell3973">
            <text:p text:style-name="P3974">с</text:p>
          </table:table-cell>
          <table:table-cell table:style-name="TableCell3975">
            <text:p text:style-name="P3976">0.3418</text:p>
          </table:table-cell>
          <table:table-cell table:style-name="TableCell3977">
            <text:p text:style-name="P3978">0.1936</text:p>
          </table:table-cell>
          <table:table-cell table:style-name="TableCell3979">
            <text:p text:style-name="P3980">0.0079</text:p>
          </table:table-cell>
          <table:table-cell table:style-name="TableCell3981">
            <text:p text:style-name="P3982">0.113</text:p>
          </table:table-cell>
          <table:table-cell table:style-name="TableCell3983">
            <text:p text:style-name="P3984">0.0048</text:p>
          </table:table-cell>
          <table:table-cell table:style-name="TableCell3985">
            <text:p text:style-name="P3986">0.019</text:p>
          </table:table-cell>
          <table:table-cell table:style-name="TableCell3987">
            <text:p text:style-name="P3988">0.2993</text:p>
          </table:table-cell>
          <table:table-cell table:style-name="TableCell3989">
            <text:p text:style-name="P3990">0.0026</text:p>
          </table:table-cell>
          <table:table-cell table:style-name="TableCell3991">
            <text:p text:style-name="P3992">0.0008</text:p>
          </table:table-cell>
          <table:table-cell table:style-name="TableCell3993">
            <text:p text:style-name="P3994">0.2013</text:p>
          </table:table-cell>
          <table:table-cell table:style-name="TableCell3995">
            <text:p text:style-name="P3996">0</text:p>
          </table:table-cell>
          <table:table-cell table:style-name="TableCell3997">
            <text:p text:style-name="P3998">0.3568</text:p>
          </table:table-cell>
          <table:table-cell table:style-name="TableCell3999">
            <text:p text:style-name="P4000">0.3294</text:p>
          </table:table-cell>
          <table:table-cell table:style-name="TableCell4001">
            <text:p text:style-name="P4002">0.0825</text:p>
          </table:table-cell>
          <table:table-cell table:style-name="TableCell4003">
            <text:p text:style-name="P4004">0.0951</text:p>
          </table:table-cell>
          <table:table-cell table:style-name="TableCell4005">
            <text:p text:style-name="P4006">0.2805</text:p>
          </table:table-cell>
          <table:table-cell table:style-name="TableCell4007">
            <text:p text:style-name="P4008">0.1913</text:p>
          </table:table-cell>
          <table:table-cell table:style-name="TableCell4009">
            <text:p text:style-name="P4010">0.0327</text:p>
          </table:table-cell>
          <table:table-cell table:style-name="TableCell4011">
            <text:p text:style-name="P4012">0.08</text:p>
          </table:table-cell>
          <table:table-cell table:style-name="TableCell4013">
            <text:p text:style-name="P4014">1.0955</text:p>
          </table:table-cell>
          <table:table-cell table:style-name="TableCell4015">
            <text:p text:style-name="P4016">0.0923</text:p>
          </table:table-cell>
          <table:table-cell table:style-name="TableCell4017">
            <text:p text:style-name="P4018">0.014</text:p>
          </table:table-cell>
          <table:table-cell table:style-name="TableCell4019">
            <text:p text:style-name="P4020">0.0202</text:p>
          </table:table-cell>
          <table:table-cell table:style-name="TableCell4021">
            <text:p text:style-name="P4022">0.0082</text:p>
          </table:table-cell>
          <table:table-cell table:style-name="TableCell4023">
            <text:p text:style-name="P4024">0.0322</text:p>
          </table:table-cell>
          <table:table-cell table:style-name="TableCell4025">
            <text:p text:style-name="P4026">0.0084</text:p>
          </table:table-cell>
          <table:table-cell table:style-name="TableCell4027">
            <text:p text:style-name="P4028">0.0005</text:p>
          </table:table-cell>
          <table:table-cell table:style-name="TableCell4029">
            <text:p text:style-name="P4030">0.0016</text:p>
          </table:table-cell>
          <table:table-cell table:style-name="TableCell4031">
            <text:p text:style-name="P4032">0.0338</text:p>
          </table:table-cell>
          <table:table-cell table:style-name="TableCell4033">
            <text:p text:style-name="P4034">0.2769</text:p>
          </table:table-cell>
          <table:table-cell table:style-name="TableCell4035">
            <text:p text:style-name="P4036">0.003</text:p>
          </table:table-cell>
          <table:table-cell table:style-name="TableCell4037">
            <text:p text:style-name="P4038">0.0103</text:p>
          </table:table-cell>
          <table:table-cell table:style-name="TableCell4039">
            <text:p text:style-name="P4040">0.4248</text:p>
          </table:table-cell>
        </table:table-row>
        <table:table-row table:style-name="TableRow4041">
          <table:table-cell table:style-name="TableCell4042">
            <text:p text:style-name="P4043">т</text:p>
          </table:table-cell>
          <table:table-cell table:style-name="TableCell4044">
            <text:p text:style-name="P4045">0.6324</text:p>
          </table:table-cell>
          <table:table-cell table:style-name="TableCell4046">
            <text:p text:style-name="P4047">0.5758</text:p>
          </table:table-cell>
          <table:table-cell table:style-name="TableCell4048">
            <text:p text:style-name="P4049">0.0062</text:p>
          </table:table-cell>
          <table:table-cell table:style-name="TableCell4050">
            <text:p text:style-name="P4051">0.2592</text:p>
          </table:table-cell>
          <table:table-cell table:style-name="TableCell4052">
            <text:p text:style-name="P4053">0.0014</text:p>
          </table:table-cell>
          <table:table-cell table:style-name="TableCell4054">
            <text:p text:style-name="P4055">0.0101</text:p>
          </table:table-cell>
          <table:table-cell table:style-name="TableCell4056">
            <text:p text:style-name="P4057">0.5484</text:p>
          </table:table-cell>
          <table:table-cell table:style-name="TableCell4058">
            <text:p text:style-name="P4059">0.0002</text:p>
          </table:table-cell>
          <table:table-cell table:style-name="TableCell4060">
            <text:p text:style-name="P4061">0.0006</text:p>
          </table:table-cell>
          <table:table-cell table:style-name="TableCell4062">
            <text:p text:style-name="P4063">0.4601</text:p>
          </table:table-cell>
          <table:table-cell table:style-name="TableCell4064">
            <text:p text:style-name="P4065">0</text:p>
          </table:table-cell>
          <table:table-cell table:style-name="TableCell4066">
            <text:p text:style-name="P4067">0.0858</text:p>
          </table:table-cell>
          <table:table-cell table:style-name="TableCell4068">
            <text:p text:style-name="P4069">0.0218</text:p>
          </table:table-cell>
          <table:table-cell table:style-name="TableCell4070">
            <text:p text:style-name="P4071">0.0134</text:p>
          </table:table-cell>
          <table:table-cell table:style-name="TableCell4072">
            <text:p text:style-name="P4073">0.1286</text:p>
          </table:table-cell>
          <table:table-cell table:style-name="TableCell4074">
            <text:p text:style-name="P4075">1.1537</text:p>
          </table:table-cell>
          <table:table-cell table:style-name="TableCell4076">
            <text:p text:style-name="P4077">0.0118</text:p>
          </table:table-cell>
          <table:table-cell table:style-name="TableCell4078">
            <text:p text:style-name="P4079">0.2996</text:p>
          </table:table-cell>
          <table:table-cell table:style-name="TableCell4080">
            <text:p text:style-name="P4081">0.2118</text:p>
          </table:table-cell>
          <table:table-cell table:style-name="TableCell4082">
            <text:p text:style-name="P4083">0.0109</text:p>
          </table:table-cell>
          <table:table-cell table:style-name="TableCell4084">
            <text:p text:style-name="P4085">0.1325</text:p>
          </table:table-cell>
          <table:table-cell table:style-name="TableCell4086">
            <text:p text:style-name="P4087">0.0022</text:p>
          </table:table-cell>
          <table:table-cell table:style-name="TableCell4088">
            <text:p text:style-name="P4089">0.0009</text:p>
          </table:table-cell>
          <table:table-cell table:style-name="TableCell4090">
            <text:p text:style-name="P4091">0.0034</text:p>
          </table:table-cell>
          <table:table-cell table:style-name="TableCell4092">
            <text:p text:style-name="P4093">0.0134</text:p>
          </table:table-cell>
          <table:table-cell table:style-name="TableCell4094">
            <text:p text:style-name="P4095">0.0006</text:p>
          </table:table-cell>
          <table:table-cell table:style-name="TableCell4096">
            <text:p text:style-name="P4097">0.0012</text:p>
          </table:table-cell>
          <table:table-cell table:style-name="TableCell4098">
            <text:p text:style-name="P4099">0</text:p>
          </table:table-cell>
          <table:table-cell table:style-name="TableCell4100">
            <text:p text:style-name="P4101">0.2237</text:p>
          </table:table-cell>
          <table:table-cell table:style-name="TableCell4102">
            <text:p text:style-name="P4103">0.5664</text:p>
          </table:table-cell>
          <table:table-cell table:style-name="TableCell4104">
            <text:p text:style-name="P4105">0.0003</text:p>
          </table:table-cell>
          <table:table-cell table:style-name="TableCell4106">
            <text:p text:style-name="P4107">0.002</text:p>
          </table:table-cell>
          <table:table-cell table:style-name="TableCell4108">
            <text:p text:style-name="P4109">0.0671</text:p>
          </table:table-cell>
        </table:table-row>
        <table:table-row table:style-name="TableRow4110">
          <table:table-cell table:style-name="TableCell4111">
            <text:p text:style-name="P4112">у</text:p>
          </table:table-cell>
          <table:table-cell table:style-name="TableCell4113">
            <text:p text:style-name="P4114">0.4788</text:p>
          </table:table-cell>
          <table:table-cell table:style-name="TableCell4115">
            <text:p text:style-name="P4116">0.01</text:p>
          </table:table-cell>
          <table:table-cell table:style-name="TableCell4117">
            <text:p text:style-name="P4118">0.0644</text:p>
          </table:table-cell>
          <table:table-cell table:style-name="TableCell4119">
            <text:p text:style-name="P4120">0.0576</text:p>
          </table:table-cell>
          <table:table-cell table:style-name="TableCell4121">
            <text:p text:style-name="P4122">0.0971</text:p>
          </table:table-cell>
          <table:table-cell table:style-name="TableCell4123">
            <text:p text:style-name="P4124">0.1185</text:p>
          </table:table-cell>
          <table:table-cell table:style-name="TableCell4125">
            <text:p text:style-name="P4126">0.0279</text:p>
          </table:table-cell>
          <table:table-cell table:style-name="TableCell4127">
            <text:p text:style-name="P4128">0.0844</text:p>
          </table:table-cell>
          <table:table-cell table:style-name="TableCell4129">
            <text:p text:style-name="P4130">0.0333</text:p>
          </table:table-cell>
          <table:table-cell table:style-name="TableCell4131">
            <text:p text:style-name="P4132">0.0026</text:p>
          </table:table-cell>
          <table:table-cell table:style-name="TableCell4133">
            <text:p text:style-name="P4134">0.0086</text:p>
          </table:table-cell>
          <table:table-cell table:style-name="TableCell4135">
            <text:p text:style-name="P4136">0.0679</text:p>
          </table:table-cell>
          <table:table-cell table:style-name="TableCell4137">
            <text:p text:style-name="P4138">0.1681</text:p>
          </table:table-cell>
          <table:table-cell table:style-name="TableCell4139">
            <text:p text:style-name="P4140">0.1026</text:p>
          </table:table-cell>
          <table:table-cell table:style-name="TableCell4141">
            <text:p text:style-name="P4142">0.0378</text:p>
          </table:table-cell>
          <table:table-cell table:style-name="TableCell4143">
            <text:p text:style-name="P4144">0.0034</text:p>
          </table:table-cell>
          <table:table-cell table:style-name="TableCell4145">
            <text:p text:style-name="P4146">0.0753</text:p>
          </table:table-cell>
          <table:table-cell table:style-name="TableCell4147">
            <text:p text:style-name="P4148">0.0623</text:p>
          </table:table-cell>
          <table:table-cell table:style-name="TableCell4149">
            <text:p text:style-name="P4150">0.1314</text:p>
          </table:table-cell>
          <table:table-cell table:style-name="TableCell4151">
            <text:p text:style-name="P4152">0.1519</text:p>
          </table:table-cell>
          <table:table-cell table:style-name="TableCell4153">
            <text:p text:style-name="P4154">0.0025</text:p>
          </table:table-cell>
          <table:table-cell table:style-name="TableCell4155">
            <text:p text:style-name="P4156">0.0009</text:p>
          </table:table-cell>
          <table:table-cell table:style-name="TableCell4157">
            <text:p text:style-name="P4158">0.0344</text:p>
          </table:table-cell>
          <table:table-cell table:style-name="TableCell4159">
            <text:p text:style-name="P4160">0.002</text:p>
          </table:table-cell>
          <table:table-cell table:style-name="TableCell4161">
            <text:p text:style-name="P4162">0.0909</text:p>
          </table:table-cell>
          <table:table-cell table:style-name="TableCell4163">
            <text:p text:style-name="P4164">0.0528</text:p>
          </table:table-cell>
          <table:table-cell table:style-name="TableCell4165">
            <text:p text:style-name="P4166">0.0453</text:p>
          </table:table-cell>
          <table:table-cell table:style-name="TableCell4167">
            <text:p text:style-name="P4168">0</text:p>
          </table:table-cell>
          <table:table-cell table:style-name="TableCell4169">
            <text:p text:style-name="P4170">0</text:p>
          </table:table-cell>
          <table:table-cell table:style-name="TableCell4171">
            <text:p text:style-name="P4172">0</text:p>
          </table:table-cell>
          <table:table-cell table:style-name="TableCell4173">
            <text:p text:style-name="P4174">0.0014</text:p>
          </table:table-cell>
          <table:table-cell table:style-name="TableCell4175">
            <text:p text:style-name="P4176">0.1079</text:p>
          </table:table-cell>
          <table:table-cell table:style-name="TableCell4177">
            <text:p text:style-name="P4178">0.0059</text:p>
          </table:table-cell>
        </table:table-row>
        <table:table-row table:style-name="TableRow4179">
          <table:table-cell table:style-name="TableCell4180">
            <text:p text:style-name="P4181">ф</text:p>
          </table:table-cell>
          <table:table-cell table:style-name="TableCell4182">
            <text:p text:style-name="P4183">0.003</text:p>
          </table:table-cell>
          <table:table-cell table:style-name="TableCell4184">
            <text:p text:style-name="P4185">0.0255</text:p>
          </table:table-cell>
          <table:table-cell table:style-name="TableCell4186">
            <text:p text:style-name="P4187">0</text:p>
          </table:table-cell>
          <table:table-cell table:style-name="TableCell4188">
            <text:p text:style-name="P4189">0</text:p>
          </table:table-cell>
          <table:table-cell table:style-name="TableCell4190">
            <text:p text:style-name="P4191">0</text:p>
          </table:table-cell>
          <table:table-cell table:style-name="TableCell4192">
            <text:p text:style-name="P4193">0</text:p>
          </table:table-cell>
          <table:table-cell table:style-name="TableCell4194">
            <text:p text:style-name="P4195">0.0327</text:p>
          </table:table-cell>
          <table:table-cell table:style-name="TableCell4196">
            <text:p text:style-name="P4197">0</text:p>
          </table:table-cell>
          <table:table-cell table:style-name="TableCell4198">
            <text:p text:style-name="P4199">0</text:p>
          </table:table-cell>
          <table:table-cell table:style-name="TableCell4200">
            <text:p text:style-name="P4201">0.0416</text:p>
          </table:table-cell>
          <table:table-cell table:style-name="TableCell4202">
            <text:p text:style-name="P4203">0</text:p>
          </table:table-cell>
          <table:table-cell table:style-name="TableCell4204">
            <text:p text:style-name="P4205">0</text:p>
          </table:table-cell>
          <table:table-cell table:style-name="TableCell4206">
            <text:p text:style-name="P4207">0.007</text:p>
          </table:table-cell>
          <table:table-cell table:style-name="TableCell4208">
            <text:p text:style-name="P4209">0.0002</text:p>
          </table:table-cell>
          <table:table-cell table:style-name="TableCell4210">
            <text:p text:style-name="P4211">0</text:p>
          </table:table-cell>
          <table:table-cell table:style-name="TableCell4212">
            <text:p text:style-name="P4213">0.0377</text:p>
          </table:table-cell>
          <table:table-cell table:style-name="TableCell4214">
            <text:p text:style-name="P4215">0</text:p>
          </table:table-cell>
          <table:table-cell table:style-name="TableCell4216">
            <text:p text:style-name="P4217">0.0272</text:p>
          </table:table-cell>
          <table:table-cell table:style-name="TableCell4218">
            <text:p text:style-name="P4219">0.0005</text:p>
          </table:table-cell>
          <table:table-cell table:style-name="TableCell4220">
            <text:p text:style-name="P4221">0.0023</text:p>
          </table:table-cell>
          <table:table-cell table:style-name="TableCell4222">
            <text:p text:style-name="P4223">0.0058</text:p>
          </table:table-cell>
          <table:table-cell table:style-name="TableCell4224">
            <text:p text:style-name="P4225">0.0082</text:p>
          </table:table-cell>
          <table:table-cell table:style-name="TableCell4226">
            <text:p text:style-name="P4227">0</text:p>
          </table:table-cell>
          <table:table-cell table:style-name="TableCell4228">
            <text:p text:style-name="P4229">0</text:p>
          </table:table-cell>
          <table:table-cell table:style-name="TableCell4230">
            <text:p text:style-name="P4231">0</text:p>
          </table:table-cell>
          <table:table-cell table:style-name="TableCell4232">
            <text:p text:style-name="P4233">0</text:p>
          </table:table-cell>
          <table:table-cell table:style-name="TableCell4234">
            <text:p text:style-name="P4235">0</text:p>
          </table:table-cell>
          <table:table-cell table:style-name="TableCell4236">
            <text:p text:style-name="P4237">0</text:p>
          </table:table-cell>
          <table:table-cell table:style-name="TableCell4238">
            <text:p text:style-name="P4239">0.0048</text:p>
          </table:table-cell>
          <table:table-cell table:style-name="TableCell4240">
            <text:p text:style-name="P4241">0</text:p>
          </table:table-cell>
          <table:table-cell table:style-name="TableCell4242">
            <text:p text:style-name="P4243">0.0002</text:p>
          </table:table-cell>
          <table:table-cell table:style-name="TableCell4244">
            <text:p text:style-name="P4245">0</text:p>
          </table:table-cell>
          <table:table-cell table:style-name="TableCell4246">
            <text:p text:style-name="P4247">0.0002</text:p>
          </table:table-cell>
        </table:table-row>
        <table:table-row table:style-name="TableRow4248">
          <table:table-cell table:style-name="TableCell4249">
            <text:p text:style-name="P4250">х</text:p>
          </table:table-cell>
          <table:table-cell table:style-name="TableCell4251">
            <text:p text:style-name="P4252">0.3933</text:p>
          </table:table-cell>
          <table:table-cell table:style-name="TableCell4253">
            <text:p text:style-name="P4254">0.0434</text:p>
          </table:table-cell>
          <table:table-cell table:style-name="TableCell4255">
            <text:p text:style-name="P4256">0</text:p>
          </table:table-cell>
          <table:table-cell table:style-name="TableCell4257">
            <text:p text:style-name="P4258">0.0153</text:p>
          </table:table-cell>
          <table:table-cell table:style-name="TableCell4259">
            <text:p text:style-name="P4260">0.0005</text:p>
          </table:table-cell>
          <table:table-cell table:style-name="TableCell4261">
            <text:p text:style-name="P4262">0</text:p>
          </table:table-cell>
          <table:table-cell table:style-name="TableCell4263">
            <text:p text:style-name="P4264">0.0157</text:p>
          </table:table-cell>
          <table:table-cell table:style-name="TableCell4265">
            <text:p text:style-name="P4266">0</text:p>
          </table:table-cell>
          <table:table-cell table:style-name="TableCell4267">
            <text:p text:style-name="P4268">0.0002</text:p>
          </table:table-cell>
          <table:table-cell table:style-name="TableCell4269">
            <text:p text:style-name="P4270">0.024</text:p>
          </table:table-cell>
          <table:table-cell table:style-name="TableCell4271">
            <text:p text:style-name="P4272">0</text:p>
          </table:table-cell>
          <table:table-cell table:style-name="TableCell4273">
            <text:p text:style-name="P4274">0.0003</text:p>
          </table:table-cell>
          <table:table-cell table:style-name="TableCell4275">
            <text:p text:style-name="P4276">0.0114</text:p>
          </table:table-cell>
          <table:table-cell table:style-name="TableCell4277">
            <text:p text:style-name="P4278">0.0075</text:p>
          </table:table-cell>
          <table:table-cell table:style-name="TableCell4279">
            <text:p text:style-name="P4280">0.0308</text:p>
          </table:table-cell>
          <table:table-cell table:style-name="TableCell4281">
            <text:p text:style-name="P4282">0.1844</text:p>
          </table:table-cell>
          <table:table-cell table:style-name="TableCell4283">
            <text:p text:style-name="P4284">0.0028</text:p>
          </table:table-cell>
          <table:table-cell table:style-name="TableCell4285">
            <text:p text:style-name="P4286">0.0272</text:p>
          </table:table-cell>
          <table:table-cell table:style-name="TableCell4287">
            <text:p text:style-name="P4288">0.0076</text:p>
          </table:table-cell>
          <table:table-cell table:style-name="TableCell4289">
            <text:p text:style-name="P4290">0.0023</text:p>
          </table:table-cell>
          <table:table-cell table:style-name="TableCell4291">
            <text:p text:style-name="P4292">0.0073</text:p>
          </table:table-cell>
          <table:table-cell table:style-name="TableCell4293">
            <text:p text:style-name="P4294">0</text:p>
          </table:table-cell>
          <table:table-cell table:style-name="TableCell4295">
            <text:p text:style-name="P4296">0.0003</text:p>
          </table:table-cell>
          <table:table-cell table:style-name="TableCell4297">
            <text:p text:style-name="P4298">0</text:p>
          </table:table-cell>
          <table:table-cell table:style-name="TableCell4299">
            <text:p text:style-name="P4300">0.0003</text:p>
          </table:table-cell>
          <table:table-cell table:style-name="TableCell4301">
            <text:p text:style-name="P4302">0.0012</text:p>
          </table:table-cell>
          <table:table-cell table:style-name="TableCell4303">
            <text:p text:style-name="P4304">0</text:p>
          </table:table-cell>
          <table:table-cell table:style-name="TableCell4305">
            <text:p text:style-name="P4306">0.0002</text:p>
          </table:table-cell>
          <table:table-cell table:style-name="TableCell4307">
            <text:p text:style-name="P4308">0</text:p>
          </table:table-cell>
          <table:table-cell table:style-name="TableCell4309">
            <text:p text:style-name="P4310">0</text:p>
          </table:table-cell>
          <table:table-cell table:style-name="TableCell4311">
            <text:p text:style-name="P4312">0.0003</text:p>
          </table:table-cell>
          <table:table-cell table:style-name="TableCell4313">
            <text:p text:style-name="P4314">0</text:p>
          </table:table-cell>
          <table:table-cell table:style-name="TableCell4315">
            <text:p text:style-name="P4316">0</text:p>
          </table:table-cell>
        </table:table-row>
        <table:table-row table:style-name="TableRow4317">
          <table:table-cell table:style-name="TableCell4318">
            <text:p text:style-name="P4319">ц</text:p>
          </table:table-cell>
          <table:table-cell table:style-name="TableCell4320">
            <text:p text:style-name="P4321">0.0258</text:p>
          </table:table-cell>
          <table:table-cell table:style-name="TableCell4322">
            <text:p text:style-name="P4323">0.0549</text:p>
          </table:table-cell>
          <table:table-cell table:style-name="TableCell4324">
            <text:p text:style-name="P4325">0.0002</text:p>
          </table:table-cell>
          <table:table-cell table:style-name="TableCell4326">
            <text:p text:style-name="P4327">0.0056</text:p>
          </table:table-cell>
          <table:table-cell table:style-name="TableCell4328">
            <text:p text:style-name="P4329">0</text:p>
          </table:table-cell>
          <table:table-cell table:style-name="TableCell4330">
            <text:p text:style-name="P4331">0.0005</text:p>
          </table:table-cell>
          <table:table-cell table:style-name="TableCell4332">
            <text:p text:style-name="P4333">0.0929</text:p>
          </table:table-cell>
          <table:table-cell table:style-name="TableCell4334">
            <text:p text:style-name="P4335">0</text:p>
          </table:table-cell>
          <table:table-cell table:style-name="TableCell4336">
            <text:p text:style-name="P4337">0</text:p>
          </table:table-cell>
          <table:table-cell table:style-name="TableCell4338">
            <text:p text:style-name="P4339">0.115</text:p>
          </table:table-cell>
          <table:table-cell table:style-name="TableCell4340">
            <text:p text:style-name="P4341">0</text:p>
          </table:table-cell>
          <table:table-cell table:style-name="TableCell4342">
            <text:p text:style-name="P4343">0.0031</text:p>
          </table:table-cell>
          <table:table-cell table:style-name="TableCell4344">
            <text:p text:style-name="P4345">0</text:p>
          </table:table-cell>
          <table:table-cell table:style-name="TableCell4346">
            <text:p text:style-name="P4347">0.0002</text:p>
          </table:table-cell>
          <table:table-cell table:style-name="TableCell4348">
            <text:p text:style-name="P4349">0.0002</text:p>
          </table:table-cell>
          <table:table-cell table:style-name="TableCell4350">
            <text:p text:style-name="P4351">0.0148</text:p>
          </table:table-cell>
          <table:table-cell table:style-name="TableCell4352">
            <text:p text:style-name="P4353">0</text:p>
          </table:table-cell>
          <table:table-cell table:style-name="TableCell4354">
            <text:p text:style-name="P4355">0</text:p>
          </table:table-cell>
          <table:table-cell table:style-name="TableCell4356">
            <text:p text:style-name="P4357">0</text:p>
          </table:table-cell>
          <table:table-cell table:style-name="TableCell4358">
            <text:p text:style-name="P4359">0.0002</text:p>
          </table:table-cell>
          <table:table-cell table:style-name="TableCell4360">
            <text:p text:style-name="P4361">0.0082</text:p>
          </table:table-cell>
          <table:table-cell table:style-name="TableCell4362">
            <text:p text:style-name="P4363">0</text:p>
          </table:table-cell>
          <table:table-cell table:style-name="TableCell4364">
            <text:p text:style-name="P4365">0</text:p>
          </table:table-cell>
          <table:table-cell table:style-name="TableCell4366">
            <text:p text:style-name="P4367">0</text:p>
          </table:table-cell>
          <table:table-cell table:style-name="TableCell4368">
            <text:p text:style-name="P4369">0</text:p>
          </table:table-cell>
          <table:table-cell table:style-name="TableCell4370">
            <text:p text:style-name="P4371">0.0002</text:p>
          </table:table-cell>
          <table:table-cell table:style-name="TableCell4372">
            <text:p text:style-name="P4373">0</text:p>
          </table:table-cell>
          <table:table-cell table:style-name="TableCell4374">
            <text:p text:style-name="P4375">0</text:p>
          </table:table-cell>
          <table:table-cell table:style-name="TableCell4376">
            <text:p text:style-name="P4377">0.019</text:p>
          </table:table-cell>
          <table:table-cell table:style-name="TableCell4378">
            <text:p text:style-name="P4379">0</text:p>
          </table:table-cell>
          <table:table-cell table:style-name="TableCell4380">
            <text:p text:style-name="P4381">0</text:p>
          </table:table-cell>
          <table:table-cell table:style-name="TableCell4382">
            <text:p text:style-name="P4383">0</text:p>
          </table:table-cell>
          <table:table-cell table:style-name="TableCell4384">
            <text:p text:style-name="P4385">0</text:p>
          </table:table-cell>
        </table:table-row>
        <table:table-row table:style-name="TableRow4386">
          <table:table-cell table:style-name="TableCell4387">
            <text:p text:style-name="P4388">ч</text:p>
          </table:table-cell>
          <table:table-cell table:style-name="TableCell4389">
            <text:p text:style-name="P4390">0.0064</text:p>
          </table:table-cell>
          <table:table-cell table:style-name="TableCell4391">
            <text:p text:style-name="P4392">0.1827</text:p>
          </table:table-cell>
          <table:table-cell table:style-name="TableCell4393">
            <text:p text:style-name="P4394">0</text:p>
          </table:table-cell>
          <table:table-cell table:style-name="TableCell4395">
            <text:p text:style-name="P4396">0.0002</text:p>
          </table:table-cell>
          <table:table-cell table:style-name="TableCell4397">
            <text:p text:style-name="P4398">0</text:p>
          </table:table-cell>
          <table:table-cell table:style-name="TableCell4399">
            <text:p text:style-name="P4400">0</text:p>
          </table:table-cell>
          <table:table-cell table:style-name="TableCell4401">
            <text:p text:style-name="P4402">0.4006</text:p>
          </table:table-cell>
          <table:table-cell table:style-name="TableCell4403">
            <text:p text:style-name="P4404">0</text:p>
          </table:table-cell>
          <table:table-cell table:style-name="TableCell4405">
            <text:p text:style-name="P4406">0</text:p>
          </table:table-cell>
          <table:table-cell table:style-name="TableCell4407">
            <text:p text:style-name="P4408">0.1725</text:p>
          </table:table-cell>
          <table:table-cell table:style-name="TableCell4409">
            <text:p text:style-name="P4410">0</text:p>
          </table:table-cell>
          <table:table-cell table:style-name="TableCell4411">
            <text:p text:style-name="P4412">0.036</text:p>
          </table:table-cell>
          <table:table-cell table:style-name="TableCell4413">
            <text:p text:style-name="P4414">0.004</text:p>
          </table:table-cell>
          <table:table-cell table:style-name="TableCell4415">
            <text:p text:style-name="P4416">0.0005</text:p>
          </table:table-cell>
          <table:table-cell table:style-name="TableCell4417">
            <text:p text:style-name="P4418">0.1178</text:p>
          </table:table-cell>
          <table:table-cell table:style-name="TableCell4419">
            <text:p text:style-name="P4420">0.0067</text:p>
          </table:table-cell>
          <table:table-cell table:style-name="TableCell4421">
            <text:p text:style-name="P4422">0.0005</text:p>
          </table:table-cell>
          <table:table-cell table:style-name="TableCell4423">
            <text:p text:style-name="P4424">0.0017</text:p>
          </table:table-cell>
          <table:table-cell table:style-name="TableCell4425">
            <text:p text:style-name="P4426">0</text:p>
          </table:table-cell>
          <table:table-cell table:style-name="TableCell4427">
            <text:p text:style-name="P4428">0.2592</text:p>
          </table:table-cell>
          <table:table-cell table:style-name="TableCell4429">
            <text:p text:style-name="P4430">0.0546</text:p>
          </table:table-cell>
          <table:table-cell table:style-name="TableCell4431">
            <text:p text:style-name="P4432">0</text:p>
          </table:table-cell>
          <table:table-cell table:style-name="TableCell4433">
            <text:p text:style-name="P4434">0</text:p>
          </table:table-cell>
          <table:table-cell table:style-name="TableCell4435">
            <text:p text:style-name="P4436">0</text:p>
          </table:table-cell>
          <table:table-cell table:style-name="TableCell4437">
            <text:p text:style-name="P4438">0.0011</text:p>
          </table:table-cell>
          <table:table-cell table:style-name="TableCell4439">
            <text:p text:style-name="P4440">0.0129</text:p>
          </table:table-cell>
          <table:table-cell table:style-name="TableCell4441">
            <text:p text:style-name="P4442">0</text:p>
          </table:table-cell>
          <table:table-cell table:style-name="TableCell4443">
            <text:p text:style-name="P4444">0</text:p>
          </table:table-cell>
          <table:table-cell table:style-name="TableCell4445">
            <text:p text:style-name="P4446">0</text:p>
          </table:table-cell>
          <table:table-cell table:style-name="TableCell4447">
            <text:p text:style-name="P4448">0.0185</text:p>
          </table:table-cell>
          <table:table-cell table:style-name="TableCell4449">
            <text:p text:style-name="P4450">0</text:p>
          </table:table-cell>
          <table:table-cell table:style-name="TableCell4451">
            <text:p text:style-name="P4452">0</text:p>
          </table:table-cell>
          <table:table-cell table:style-name="TableCell4453">
            <text:p text:style-name="P4454">0</text:p>
          </table:table-cell>
        </table:table-row>
        <table:table-row table:style-name="TableRow4455">
          <table:table-cell table:style-name="TableCell4456">
            <text:p text:style-name="P4457">ш</text:p>
          </table:table-cell>
          <table:table-cell table:style-name="TableCell4458">
            <text:p text:style-name="P4459">0.007</text:p>
          </table:table-cell>
          <table:table-cell table:style-name="TableCell4460">
            <text:p text:style-name="P4461">0.1114</text:p>
          </table:table-cell>
          <table:table-cell table:style-name="TableCell4462">
            <text:p text:style-name="P4463">0</text:p>
          </table:table-cell>
          <table:table-cell table:style-name="TableCell4464">
            <text:p text:style-name="P4465">0.003</text:p>
          </table:table-cell>
          <table:table-cell table:style-name="TableCell4466">
            <text:p text:style-name="P4467">0</text:p>
          </table:table-cell>
          <table:table-cell table:style-name="TableCell4468">
            <text:p text:style-name="P4469">0</text:p>
          </table:table-cell>
          <table:table-cell table:style-name="TableCell4470">
            <text:p text:style-name="P4471">0.1796</text:p>
          </table:table-cell>
          <table:table-cell table:style-name="TableCell4472">
            <text:p text:style-name="P4473">0</text:p>
          </table:table-cell>
          <table:table-cell table:style-name="TableCell4474">
            <text:p text:style-name="P4475">0</text:p>
          </table:table-cell>
          <table:table-cell table:style-name="TableCell4476">
            <text:p text:style-name="P4477">0.1519</text:p>
          </table:table-cell>
          <table:table-cell table:style-name="TableCell4478">
            <text:p text:style-name="P4479">0</text:p>
          </table:table-cell>
          <table:table-cell table:style-name="TableCell4480">
            <text:p text:style-name="P4481">0.0504</text:p>
          </table:table-cell>
          <table:table-cell table:style-name="TableCell4482">
            <text:p text:style-name="P4483">0.0389</text:p>
          </table:table-cell>
          <table:table-cell table:style-name="TableCell4484">
            <text:p text:style-name="P4485">0.0028</text:p>
          </table:table-cell>
          <table:table-cell table:style-name="TableCell4486">
            <text:p text:style-name="P4487">0.0218</text:p>
          </table:table-cell>
          <table:table-cell table:style-name="TableCell4488">
            <text:p text:style-name="P4489">0.0159</text:p>
          </table:table-cell>
          <table:table-cell table:style-name="TableCell4490">
            <text:p text:style-name="P4491">0.0327</text:p>
          </table:table-cell>
          <table:table-cell table:style-name="TableCell4492">
            <text:p text:style-name="P4493">0.0012</text:p>
          </table:table-cell>
          <table:table-cell table:style-name="TableCell4494">
            <text:p text:style-name="P4495">0</text:p>
          </table:table-cell>
          <table:table-cell table:style-name="TableCell4496">
            <text:p text:style-name="P4497">0.0111</text:p>
          </table:table-cell>
          <table:table-cell table:style-name="TableCell4498">
            <text:p text:style-name="P4499">0.0182</text:p>
          </table:table-cell>
          <table:table-cell table:style-name="TableCell4500">
            <text:p text:style-name="P4501">0</text:p>
          </table:table-cell>
          <table:table-cell table:style-name="TableCell4502">
            <text:p text:style-name="P4503">0</text:p>
          </table:table-cell>
          <table:table-cell table:style-name="TableCell4504">
            <text:p text:style-name="P4505">0.0012</text:p>
          </table:table-cell>
          <table:table-cell table:style-name="TableCell4506">
            <text:p text:style-name="P4507">0</text:p>
          </table:table-cell>
          <table:table-cell table:style-name="TableCell4508">
            <text:p text:style-name="P4509">0</text:p>
          </table:table-cell>
          <table:table-cell table:style-name="TableCell4510">
            <text:p text:style-name="P4511">0</text:p>
          </table:table-cell>
          <table:table-cell table:style-name="TableCell4512">
            <text:p text:style-name="P4513">0</text:p>
          </table:table-cell>
          <table:table-cell table:style-name="TableCell4514">
            <text:p text:style-name="P4515">0</text:p>
          </table:table-cell>
          <table:table-cell table:style-name="TableCell4516">
            <text:p text:style-name="P4517">0.1058</text:p>
          </table:table-cell>
          <table:table-cell table:style-name="TableCell4518">
            <text:p text:style-name="P4519">0</text:p>
          </table:table-cell>
          <table:table-cell table:style-name="TableCell4520">
            <text:p text:style-name="P4521">0.0002</text:p>
          </table:table-cell>
          <table:table-cell table:style-name="TableCell4522">
            <text:p text:style-name="P4523">0</text:p>
          </table:table-cell>
        </table:table-row>
        <table:table-row table:style-name="TableRow4524">
          <table:table-cell table:style-name="TableCell4525">
            <text:p text:style-name="P4526">щ</text:p>
          </table:table-cell>
          <table:table-cell table:style-name="TableCell4527">
            <text:p text:style-name="P4528">0.0014</text:p>
          </table:table-cell>
          <table:table-cell table:style-name="TableCell4529">
            <text:p text:style-name="P4530">0.0395</text:p>
          </table:table-cell>
          <table:table-cell table:style-name="TableCell4531">
            <text:p text:style-name="P4532">0</text:p>
          </table:table-cell>
          <table:table-cell table:style-name="TableCell4533">
            <text:p text:style-name="P4534">0</text:p>
          </table:table-cell>
          <table:table-cell table:style-name="TableCell4535">
            <text:p text:style-name="P4536">0</text:p>
          </table:table-cell>
          <table:table-cell table:style-name="TableCell4537">
            <text:p text:style-name="P4538">0</text:p>
          </table:table-cell>
          <table:table-cell table:style-name="TableCell4539">
            <text:p text:style-name="P4540">0.1441</text:p>
          </table:table-cell>
          <table:table-cell table:style-name="TableCell4541">
            <text:p text:style-name="P4542">0</text:p>
          </table:table-cell>
          <table:table-cell table:style-name="TableCell4543">
            <text:p text:style-name="P4544">0</text:p>
          </table:table-cell>
          <table:table-cell table:style-name="TableCell4545">
            <text:p text:style-name="P4546">0.0897</text:p>
          </table:table-cell>
          <table:table-cell table:style-name="TableCell4547">
            <text:p text:style-name="P4548">0</text:p>
          </table:table-cell>
          <table:table-cell table:style-name="TableCell4549">
            <text:p text:style-name="P4550">0</text:p>
          </table:table-cell>
          <table:table-cell table:style-name="TableCell4551">
            <text:p text:style-name="P4552">0</text:p>
          </table:table-cell>
          <table:table-cell table:style-name="TableCell4553">
            <text:p text:style-name="P4554">0</text:p>
          </table:table-cell>
          <table:table-cell table:style-name="TableCell4555">
            <text:p text:style-name="P4556">0.0093</text:p>
          </table:table-cell>
          <table:table-cell table:style-name="TableCell4557">
            <text:p text:style-name="P4558">0</text:p>
          </table:table-cell>
          <table:table-cell table:style-name="TableCell4559">
            <text:p text:style-name="P4560">0</text:p>
          </table:table-cell>
          <table:table-cell table:style-name="TableCell4561">
            <text:p text:style-name="P4562">0.0008</text:p>
          </table:table-cell>
          <table:table-cell table:style-name="TableCell4563">
            <text:p text:style-name="P4564">0</text:p>
          </table:table-cell>
          <table:table-cell table:style-name="TableCell4565">
            <text:p text:style-name="P4566">0</text:p>
          </table:table-cell>
          <table:table-cell table:style-name="TableCell4567">
            <text:p text:style-name="P4568">0.0237</text:p>
          </table:table-cell>
          <table:table-cell table:style-name="TableCell4569">
            <text:p text:style-name="P4570">0</text:p>
          </table:table-cell>
          <table:table-cell table:style-name="TableCell4571">
            <text:p text:style-name="P4572">0</text:p>
          </table:table-cell>
          <table:table-cell table:style-name="TableCell4573">
            <text:p text:style-name="P4574">0</text:p>
          </table:table-cell>
          <table:table-cell table:style-name="TableCell4575">
            <text:p text:style-name="P4576">0</text:p>
          </table:table-cell>
          <table:table-cell table:style-name="TableCell4577">
            <text:p text:style-name="P4578">0</text:p>
          </table:table-cell>
          <table:table-cell table:style-name="TableCell4579">
            <text:p text:style-name="P4580">0</text:p>
          </table:table-cell>
          <table:table-cell table:style-name="TableCell4581">
            <text:p text:style-name="P4582">0</text:p>
          </table:table-cell>
          <table:table-cell table:style-name="TableCell4583">
            <text:p text:style-name="P4584">0</text:p>
          </table:table-cell>
          <table:table-cell table:style-name="TableCell4585">
            <text:p text:style-name="P4586">0.0026</text:p>
          </table:table-cell>
          <table:table-cell table:style-name="TableCell4587">
            <text:p text:style-name="P4588">0</text:p>
          </table:table-cell>
          <table:table-cell table:style-name="TableCell4589">
            <text:p text:style-name="P4590">0</text:p>
          </table:table-cell>
          <table:table-cell table:style-name="TableCell4591">
            <text:p text:style-name="P4592">0</text:p>
          </table:table-cell>
        </table:table-row>
        <table:table-row table:style-name="TableRow4593">
          <table:table-cell table:style-name="TableCell4594">
            <text:p text:style-name="P4595">ъ</text:p>
          </table:table-cell>
          <table:table-cell table:style-name="TableCell4596">
            <text:p text:style-name="P4597">0</text:p>
          </table:table-cell>
          <table:table-cell table:style-name="TableCell4598">
            <text:p text:style-name="P4599">0</text:p>
          </table:table-cell>
          <table:table-cell table:style-name="TableCell4600">
            <text:p text:style-name="P4601">0</text:p>
          </table:table-cell>
          <table:table-cell table:style-name="TableCell4602">
            <text:p text:style-name="P4603">0</text:p>
          </table:table-cell>
          <table:table-cell table:style-name="TableCell4604">
            <text:p text:style-name="P4605">0</text:p>
          </table:table-cell>
          <table:table-cell table:style-name="TableCell4606">
            <text:p text:style-name="P4607">0</text:p>
          </table:table-cell>
          <table:table-cell table:style-name="TableCell4608">
            <text:p text:style-name="P4609">0.0191</text:p>
          </table:table-cell>
          <table:table-cell table:style-name="TableCell4610">
            <text:p text:style-name="P4611">0</text:p>
          </table:table-cell>
          <table:table-cell table:style-name="TableCell4612">
            <text:p text:style-name="P4613">0</text:p>
          </table:table-cell>
          <table:table-cell table:style-name="TableCell4614">
            <text:p text:style-name="P4615">0</text:p>
          </table:table-cell>
          <table:table-cell table:style-name="TableCell4616">
            <text:p text:style-name="P4617">0</text:p>
          </table:table-cell>
          <table:table-cell table:style-name="TableCell4618">
            <text:p text:style-name="P4619">0</text:p>
          </table:table-cell>
          <table:table-cell table:style-name="TableCell4620">
            <text:p text:style-name="P4621">0</text:p>
          </table:table-cell>
          <table:table-cell table:style-name="TableCell4622">
            <text:p text:style-name="P4623">0</text:p>
          </table:table-cell>
          <table:table-cell table:style-name="TableCell4624">
            <text:p text:style-name="P4625">0</text:p>
          </table:table-cell>
          <table:table-cell table:style-name="TableCell4626">
            <text:p text:style-name="P4627">0</text:p>
          </table:table-cell>
          <table:table-cell table:style-name="TableCell4628">
            <text:p text:style-name="P4629">0</text:p>
          </table:table-cell>
          <table:table-cell table:style-name="TableCell4630">
            <text:p text:style-name="P4631">0</text:p>
          </table:table-cell>
          <table:table-cell table:style-name="TableCell4632">
            <text:p text:style-name="P4633">0</text:p>
          </table:table-cell>
          <table:table-cell table:style-name="TableCell4634">
            <text:p text:style-name="P4635">0</text:p>
          </table:table-cell>
          <table:table-cell table:style-name="TableCell4636">
            <text:p text:style-name="P4637">0</text:p>
          </table:table-cell>
          <table:table-cell table:style-name="TableCell4638">
            <text:p text:style-name="P4639">0</text:p>
          </table:table-cell>
          <table:table-cell table:style-name="TableCell4640">
            <text:p text:style-name="P4641">0</text:p>
          </table:table-cell>
          <table:table-cell table:style-name="TableCell4642">
            <text:p text:style-name="P4643">0</text:p>
          </table:table-cell>
          <table:table-cell table:style-name="TableCell4644">
            <text:p text:style-name="P4645">0</text:p>
          </table:table-cell>
          <table:table-cell table:style-name="TableCell4646">
            <text:p text:style-name="P4647">0</text:p>
          </table:table-cell>
          <table:table-cell table:style-name="TableCell4648">
            <text:p text:style-name="P4649">0</text:p>
          </table:table-cell>
          <table:table-cell table:style-name="TableCell4650">
            <text:p text:style-name="P4651">0</text:p>
          </table:table-cell>
          <table:table-cell table:style-name="TableCell4652">
            <text:p text:style-name="P4653">0</text:p>
          </table:table-cell>
          <table:table-cell table:style-name="TableCell4654">
            <text:p text:style-name="P4655">0</text:p>
          </table:table-cell>
          <table:table-cell table:style-name="TableCell4656">
            <text:p text:style-name="P4657">0</text:p>
          </table:table-cell>
          <table:table-cell table:style-name="TableCell4658">
            <text:p text:style-name="P4659">0</text:p>
          </table:table-cell>
          <table:table-cell table:style-name="TableCell4660">
            <text:p text:style-name="P4661">0.0111</text:p>
          </table:table-cell>
        </table:table-row>
        <table:table-row table:style-name="TableRow4662">
          <table:table-cell table:style-name="TableCell4663">
            <text:p text:style-name="P4664">ы</text:p>
          </table:table-cell>
          <table:table-cell table:style-name="TableCell4665">
            <text:p text:style-name="P4666">0.6478</text:p>
          </table:table-cell>
          <table:table-cell table:style-name="TableCell4667">
            <text:p text:style-name="P4668">0</text:p>
          </table:table-cell>
          <table:table-cell table:style-name="TableCell4669">
            <text:p text:style-name="P4670">0.0145</text:p>
          </table:table-cell>
          <table:table-cell table:style-name="TableCell4671">
            <text:p text:style-name="P4672">0.1088</text:p>
          </table:table-cell>
          <table:table-cell table:style-name="TableCell4673">
            <text:p text:style-name="P4674">0.0079</text:p>
          </table:table-cell>
          <table:table-cell table:style-name="TableCell4675">
            <text:p text:style-name="P4676">0.0135</text:p>
          </table:table-cell>
          <table:table-cell table:style-name="TableCell4677">
            <text:p text:style-name="P4678">0.1745</text:p>
          </table:table-cell>
          <table:table-cell table:style-name="TableCell4679">
            <text:p text:style-name="P4680">0.0082</text:p>
          </table:table-cell>
          <table:table-cell table:style-name="TableCell4681">
            <text:p text:style-name="P4682">0.0093</text:p>
          </table:table-cell>
          <table:table-cell table:style-name="TableCell4683">
            <text:p text:style-name="P4684">0.0011</text:p>
          </table:table-cell>
          <table:table-cell table:style-name="TableCell4685">
            <text:p text:style-name="P4686">0.149</text:p>
          </table:table-cell>
          <table:table-cell table:style-name="TableCell4687">
            <text:p text:style-name="P4688">0.0232</text:p>
          </table:table-cell>
          <table:table-cell table:style-name="TableCell4689">
            <text:p text:style-name="P4690">0.1213</text:p>
          </table:table-cell>
          <table:table-cell table:style-name="TableCell4691">
            <text:p text:style-name="P4692">0.1194</text:p>
          </table:table-cell>
          <table:table-cell table:style-name="TableCell4693">
            <text:p text:style-name="P4694">0.0143</text:p>
          </table:table-cell>
          <table:table-cell table:style-name="TableCell4695">
            <text:p text:style-name="P4696">0.0002</text:p>
          </table:table-cell>
          <table:table-cell table:style-name="TableCell4697">
            <text:p text:style-name="P4698">0.016</text:p>
          </table:table-cell>
          <table:table-cell table:style-name="TableCell4699">
            <text:p text:style-name="P4700">0.0416</text:p>
          </table:table-cell>
          <table:table-cell table:style-name="TableCell4701">
            <text:p text:style-name="P4702">0.0652</text:p>
          </table:table-cell>
          <table:table-cell table:style-name="TableCell4703">
            <text:p text:style-name="P4704">0.068</text:p>
          </table:table-cell>
          <table:table-cell table:style-name="TableCell4705">
            <text:p text:style-name="P4706">0.0005</text:p>
          </table:table-cell>
          <table:table-cell table:style-name="TableCell4707">
            <text:p text:style-name="P4708">0</text:p>
          </table:table-cell>
          <table:table-cell table:style-name="TableCell4709">
            <text:p text:style-name="P4710">0.1278</text:p>
          </table:table-cell>
          <table:table-cell table:style-name="TableCell4711">
            <text:p text:style-name="P4712">0.0006</text:p>
          </table:table-cell>
          <table:table-cell table:style-name="TableCell4713">
            <text:p text:style-name="P4714">0.0226</text:p>
          </table:table-cell>
          <table:table-cell table:style-name="TableCell4715">
            <text:p text:style-name="P4716">0.0367</text:p>
          </table:table-cell>
          <table:table-cell table:style-name="TableCell4717">
            <text:p text:style-name="P4718">0.0008</text:p>
          </table:table-cell>
          <table:table-cell table:style-name="TableCell4719">
            <text:p text:style-name="P4720">0</text:p>
          </table:table-cell>
          <table:table-cell table:style-name="TableCell4721">
            <text:p text:style-name="P4722">0</text:p>
          </table:table-cell>
          <table:table-cell table:style-name="TableCell4723">
            <text:p text:style-name="P4724">0</text:p>
          </table:table-cell>
          <table:table-cell table:style-name="TableCell4725">
            <text:p text:style-name="P4726">0</text:p>
          </table:table-cell>
          <table:table-cell table:style-name="TableCell4727">
            <text:p text:style-name="P4728">0</text:p>
          </table:table-cell>
          <table:table-cell table:style-name="TableCell4729">
            <text:p text:style-name="P4730">0.0033</text:p>
          </table:table-cell>
        </table:table-row>
        <table:table-row table:style-name="TableRow4731">
          <table:table-cell table:style-name="TableCell4732">
            <text:p text:style-name="P4733">ь</text:p>
          </table:table-cell>
          <table:table-cell table:style-name="TableCell4734">
            <text:p text:style-name="P4735">1.0161</text:p>
          </table:table-cell>
          <table:table-cell table:style-name="TableCell4736">
            <text:p text:style-name="P4737">0</text:p>
          </table:table-cell>
          <table:table-cell table:style-name="TableCell4738">
            <text:p text:style-name="P4739">0.004</text:p>
          </table:table-cell>
          <table:table-cell table:style-name="TableCell4740">
            <text:p text:style-name="P4741">0.0008</text:p>
          </table:table-cell>
          <table:table-cell table:style-name="TableCell4742">
            <text:p text:style-name="P4743">0.0006</text:p>
          </table:table-cell>
          <table:table-cell table:style-name="TableCell4744">
            <text:p text:style-name="P4745">0.0047</text:p>
          </table:table-cell>
          <table:table-cell table:style-name="TableCell4746">
            <text:p text:style-name="P4747">0.0198</text:p>
          </table:table-cell>
          <table:table-cell table:style-name="TableCell4748">
            <text:p text:style-name="P4749">0</text:p>
          </table:table-cell>
          <table:table-cell table:style-name="TableCell4750">
            <text:p text:style-name="P4751">0.0174</text:p>
          </table:table-cell>
          <table:table-cell table:style-name="TableCell4752">
            <text:p text:style-name="P4753">0.0039</text:p>
          </table:table-cell>
          <table:table-cell table:style-name="TableCell4754">
            <text:p text:style-name="P4755">0</text:p>
          </table:table-cell>
          <table:table-cell table:style-name="TableCell4756">
            <text:p text:style-name="P4757">0.0864</text:p>
          </table:table-cell>
          <table:table-cell table:style-name="TableCell4758">
            <text:p text:style-name="P4759">0</text:p>
          </table:table-cell>
          <table:table-cell table:style-name="TableCell4760">
            <text:p text:style-name="P4761">0.0109</text:p>
          </table:table-cell>
          <table:table-cell table:style-name="TableCell4762">
            <text:p text:style-name="P4763">0.1611</text:p>
          </table:table-cell>
          <table:table-cell table:style-name="TableCell4764">
            <text:p text:style-name="P4765">0.0016</text:p>
          </table:table-cell>
          <table:table-cell table:style-name="TableCell4766">
            <text:p text:style-name="P4767">0.0006</text:p>
          </table:table-cell>
          <table:table-cell table:style-name="TableCell4768">
            <text:p text:style-name="P4769">0</text:p>
          </table:table-cell>
          <table:table-cell table:style-name="TableCell4770">
            <text:p text:style-name="P4771">0.0943</text:p>
          </table:table-cell>
          <table:table-cell table:style-name="TableCell4772">
            <text:p text:style-name="P4773">0.0184</text:p>
          </table:table-cell>
          <table:table-cell table:style-name="TableCell4774">
            <text:p text:style-name="P4775">0</text:p>
          </table:table-cell>
          <table:table-cell table:style-name="TableCell4776">
            <text:p text:style-name="P4777">0.0019</text:p>
          </table:table-cell>
          <table:table-cell table:style-name="TableCell4778">
            <text:p text:style-name="P4779">0</text:p>
          </table:table-cell>
          <table:table-cell table:style-name="TableCell4780">
            <text:p text:style-name="P4781">0.0218</text:p>
          </table:table-cell>
          <table:table-cell table:style-name="TableCell4782">
            <text:p text:style-name="P4783">0.0016</text:p>
          </table:table-cell>
          <table:table-cell table:style-name="TableCell4784">
            <text:p text:style-name="P4785">0.0542</text:p>
          </table:table-cell>
          <table:table-cell table:style-name="TableCell4786">
            <text:p text:style-name="P4787">0.0006</text:p>
          </table:table-cell>
          <table:table-cell table:style-name="TableCell4788">
            <text:p text:style-name="P4789">0</text:p>
          </table:table-cell>
          <table:table-cell table:style-name="TableCell4790">
            <text:p text:style-name="P4791">0</text:p>
          </table:table-cell>
          <table:table-cell table:style-name="TableCell4792">
            <text:p text:style-name="P4793">0</text:p>
          </table:table-cell>
          <table:table-cell table:style-name="TableCell4794">
            <text:p text:style-name="P4795">0</text:p>
          </table:table-cell>
          <table:table-cell table:style-name="TableCell4796">
            <text:p text:style-name="P4797">0.0509</text:p>
          </table:table-cell>
          <table:table-cell table:style-name="TableCell4798">
            <text:p text:style-name="P4799">0.0092</text:p>
          </table:table-cell>
        </table:table-row>
        <table:table-row table:style-name="TableRow4800">
          <table:table-cell table:style-name="TableCell4801">
            <text:p text:style-name="P4802">э</text:p>
          </table:table-cell>
          <table:table-cell table:style-name="TableCell4803">
            <text:p text:style-name="P4804">0.0012</text:p>
          </table:table-cell>
          <table:table-cell table:style-name="TableCell4805">
            <text:p text:style-name="P4806">0</text:p>
          </table:table-cell>
          <table:table-cell table:style-name="TableCell4807">
            <text:p text:style-name="P4808">0.0002</text:p>
          </table:table-cell>
          <table:table-cell table:style-name="TableCell4809">
            <text:p text:style-name="P4810">0.0059</text:p>
          </table:table-cell>
          <table:table-cell table:style-name="TableCell4811">
            <text:p text:style-name="P4812">0.0017</text:p>
          </table:table-cell>
          <table:table-cell table:style-name="TableCell4813">
            <text:p text:style-name="P4814">0.0005</text:p>
          </table:table-cell>
          <table:table-cell table:style-name="TableCell4815">
            <text:p text:style-name="P4816">0</text:p>
          </table:table-cell>
          <table:table-cell table:style-name="TableCell4817">
            <text:p text:style-name="P4818">0</text:p>
          </table:table-cell>
          <table:table-cell table:style-name="TableCell4819">
            <text:p text:style-name="P4820">0.0002</text:p>
          </table:table-cell>
          <table:table-cell table:style-name="TableCell4821">
            <text:p text:style-name="P4822">0.0005</text:p>
          </table:table-cell>
          <table:table-cell table:style-name="TableCell4823">
            <text:p text:style-name="P4824">0.003</text:p>
          </table:table-cell>
          <table:table-cell table:style-name="TableCell4825">
            <text:p text:style-name="P4826">0.0215</text:p>
          </table:table-cell>
          <table:table-cell table:style-name="TableCell4827">
            <text:p text:style-name="P4828">0.0089</text:p>
          </table:table-cell>
          <table:table-cell table:style-name="TableCell4829">
            <text:p text:style-name="P4830">0.0061</text:p>
          </table:table-cell>
          <table:table-cell table:style-name="TableCell4831">
            <text:p text:style-name="P4832">0.0067</text:p>
          </table:table-cell>
          <table:table-cell table:style-name="TableCell4833">
            <text:p text:style-name="P4834">0.0002</text:p>
          </table:table-cell>
          <table:table-cell table:style-name="TableCell4835">
            <text:p text:style-name="P4836">0.0036</text:p>
          </table:table-cell>
          <table:table-cell table:style-name="TableCell4837">
            <text:p text:style-name="P4838">0.0056</text:p>
          </table:table-cell>
          <table:table-cell table:style-name="TableCell4839">
            <text:p text:style-name="P4840">0.0019</text:p>
          </table:table-cell>
          <table:table-cell table:style-name="TableCell4841">
            <text:p text:style-name="P4842">0.1774</text:p>
          </table:table-cell>
          <table:table-cell table:style-name="TableCell4843">
            <text:p text:style-name="P4844">0.0003</text:p>
          </table:table-cell>
          <table:table-cell table:style-name="TableCell4845">
            <text:p text:style-name="P4846">0.0081</text:p>
          </table:table-cell>
          <table:table-cell table:style-name="TableCell4847">
            <text:p text:style-name="P4848">0.0012</text:p>
          </table:table-cell>
          <table:table-cell table:style-name="TableCell4849">
            <text:p text:style-name="P4850">0</text:p>
          </table:table-cell>
          <table:table-cell table:style-name="TableCell4851">
            <text:p text:style-name="P4852">0</text:p>
          </table:table-cell>
          <table:table-cell table:style-name="TableCell4853">
            <text:p text:style-name="P4854">0.0003</text:p>
          </table:table-cell>
          <table:table-cell table:style-name="TableCell4855">
            <text:p text:style-name="P4856">0</text:p>
          </table:table-cell>
          <table:table-cell table:style-name="TableCell4857">
            <text:p text:style-name="P4858">0</text:p>
          </table:table-cell>
          <table:table-cell table:style-name="TableCell4859">
            <text:p text:style-name="P4860">0</text:p>
          </table:table-cell>
          <table:table-cell table:style-name="TableCell4861">
            <text:p text:style-name="P4862">0</text:p>
          </table:table-cell>
          <table:table-cell table:style-name="TableCell4863">
            <text:p text:style-name="P4864">0.0002</text:p>
          </table:table-cell>
          <table:table-cell table:style-name="TableCell4865">
            <text:p text:style-name="P4866">0</text:p>
          </table:table-cell>
          <table:table-cell table:style-name="TableCell4867">
            <text:p text:style-name="P4868">0</text:p>
          </table:table-cell>
        </table:table-row>
        <table:table-row table:style-name="TableRow4869">
          <table:table-cell table:style-name="TableCell4870">
            <text:p text:style-name="P4871">ю</text:p>
          </table:table-cell>
          <table:table-cell table:style-name="TableCell4872">
            <text:p text:style-name="P4873">0.2313</text:p>
          </table:table-cell>
          <table:table-cell table:style-name="TableCell4874">
            <text:p text:style-name="P4875">0</text:p>
          </table:table-cell>
          <table:table-cell table:style-name="TableCell4876">
            <text:p text:style-name="P4877">0.0215</text:p>
          </table:table-cell>
          <table:table-cell table:style-name="TableCell4878">
            <text:p text:style-name="P4879">0.0003</text:p>
          </table:table-cell>
          <table:table-cell table:style-name="TableCell4880">
            <text:p text:style-name="P4881">0.0003</text:p>
          </table:table-cell>
          <table:table-cell table:style-name="TableCell4882">
            <text:p text:style-name="P4883">0.0386</text:p>
          </table:table-cell>
          <table:table-cell table:style-name="TableCell4884">
            <text:p text:style-name="P4885">0.0002</text:p>
          </table:table-cell>
          <table:table-cell table:style-name="TableCell4886">
            <text:p text:style-name="P4887">0.003</text:p>
          </table:table-cell>
          <table:table-cell table:style-name="TableCell4888">
            <text:p text:style-name="P4889">0.0216</text:p>
          </table:table-cell>
          <table:table-cell table:style-name="TableCell4890">
            <text:p text:style-name="P4891">0</text:p>
          </table:table-cell>
          <table:table-cell table:style-name="TableCell4892">
            <text:p text:style-name="P4893">0.0002</text:p>
          </table:table-cell>
          <table:table-cell table:style-name="TableCell4894">
            <text:p text:style-name="P4895">0.0129</text:p>
          </table:table-cell>
          <table:table-cell table:style-name="TableCell4896">
            <text:p text:style-name="P4897">0.0005</text:p>
          </table:table-cell>
          <table:table-cell table:style-name="TableCell4898">
            <text:p text:style-name="P4899">0.0045</text:p>
          </table:table-cell>
          <table:table-cell table:style-name="TableCell4900">
            <text:p text:style-name="P4901">0.0026</text:p>
          </table:table-cell>
          <table:table-cell table:style-name="TableCell4902">
            <text:p text:style-name="P4903">0.0002</text:p>
          </table:table-cell>
          <table:table-cell table:style-name="TableCell4904">
            <text:p text:style-name="P4905">0.0017</text:p>
          </table:table-cell>
          <table:table-cell table:style-name="TableCell4906">
            <text:p text:style-name="P4907">0.0039</text:p>
          </table:table-cell>
          <table:table-cell table:style-name="TableCell4908">
            <text:p text:style-name="P4909">0.0137</text:p>
          </table:table-cell>
          <table:table-cell table:style-name="TableCell4910">
            <text:p text:style-name="P4911">0.0965</text:p>
          </table:table-cell>
          <table:table-cell table:style-name="TableCell4912">
            <text:p text:style-name="P4913">0</text:p>
          </table:table-cell>
          <table:table-cell table:style-name="TableCell4914">
            <text:p text:style-name="P4915">0</text:p>
          </table:table-cell>
          <table:table-cell table:style-name="TableCell4916">
            <text:p text:style-name="P4917">0.002</text:p>
          </table:table-cell>
          <table:table-cell table:style-name="TableCell4918">
            <text:p text:style-name="P4919">0.0082</text:p>
          </table:table-cell>
          <table:table-cell table:style-name="TableCell4920">
            <text:p text:style-name="P4921">0.0254</text:p>
          </table:table-cell>
          <table:table-cell table:style-name="TableCell4922">
            <text:p text:style-name="P4923">0.0014</text:p>
          </table:table-cell>
          <table:table-cell table:style-name="TableCell4924">
            <text:p text:style-name="P4925">0.0596</text:p>
          </table:table-cell>
          <table:table-cell table:style-name="TableCell4926">
            <text:p text:style-name="P4927">0</text:p>
          </table:table-cell>
          <table:table-cell table:style-name="TableCell4928">
            <text:p text:style-name="P4929">0</text:p>
          </table:table-cell>
          <table:table-cell table:style-name="TableCell4930">
            <text:p text:style-name="P4931">0</text:p>
          </table:table-cell>
          <table:table-cell table:style-name="TableCell4932">
            <text:p text:style-name="P4933">0</text:p>
          </table:table-cell>
          <table:table-cell table:style-name="TableCell4934">
            <text:p text:style-name="P4935">0.0034</text:p>
          </table:table-cell>
          <table:table-cell table:style-name="TableCell4936">
            <text:p text:style-name="P4937">0</text:p>
          </table:table-cell>
        </table:table-row>
        <table:table-row table:style-name="TableRow4938">
          <table:table-cell table:style-name="TableCell4939">
            <text:p text:style-name="P4940">я</text:p>
          </table:table-cell>
          <table:table-cell table:style-name="TableCell4941">
            <text:p text:style-name="P4942">1.1953</text:p>
          </table:table-cell>
          <table:table-cell table:style-name="TableCell4943">
            <text:p text:style-name="P4944">0</text:p>
          </table:table-cell>
          <table:table-cell table:style-name="TableCell4945">
            <text:p text:style-name="P4946">0.0011</text:p>
          </table:table-cell>
          <table:table-cell table:style-name="TableCell4947">
            <text:p text:style-name="P4948">0.0283</text:p>
          </table:table-cell>
          <table:table-cell table:style-name="TableCell4949">
            <text:p text:style-name="P4950">0.0121</text:p>
          </table:table-cell>
          <table:table-cell table:style-name="TableCell4951">
            <text:p text:style-name="P4952">0.0475</text:p>
          </table:table-cell>
          <table:table-cell table:style-name="TableCell4953">
            <text:p text:style-name="P4954">0.0266</text:p>
          </table:table-cell>
          <table:table-cell table:style-name="TableCell4955">
            <text:p text:style-name="P4956">0.0128</text:p>
          </table:table-cell>
          <table:table-cell table:style-name="TableCell4957">
            <text:p text:style-name="P4958">0.0388</text:p>
          </table:table-cell>
          <table:table-cell table:style-name="TableCell4959">
            <text:p text:style-name="P4960">0.0012</text:p>
          </table:table-cell>
          <table:table-cell table:style-name="TableCell4961">
            <text:p text:style-name="P4962">0.0031</text:p>
          </table:table-cell>
          <table:table-cell table:style-name="TableCell4963">
            <text:p text:style-name="P4964">0.0109</text:p>
          </table:table-cell>
          <table:table-cell table:style-name="TableCell4965">
            <text:p text:style-name="P4966">0.0649</text:p>
          </table:table-cell>
          <table:table-cell table:style-name="TableCell4967">
            <text:p text:style-name="P4968">0.0462</text:p>
          </table:table-cell>
          <table:table-cell table:style-name="TableCell4969">
            <text:p text:style-name="P4970">0.0604</text:p>
          </table:table-cell>
          <table:table-cell table:style-name="TableCell4971">
            <text:p text:style-name="P4972">0</text:p>
          </table:table-cell>
          <table:table-cell table:style-name="TableCell4973">
            <text:p text:style-name="P4974">0.0014</text:p>
          </table:table-cell>
          <table:table-cell table:style-name="TableCell4975">
            <text:p text:style-name="P4976">0.0087</text:p>
          </table:table-cell>
          <table:table-cell table:style-name="TableCell4977">
            <text:p text:style-name="P4978">0.0493</text:p>
          </table:table-cell>
          <table:table-cell table:style-name="TableCell4979">
            <text:p text:style-name="P4980">0.1382</text:p>
          </table:table-cell>
          <table:table-cell table:style-name="TableCell4981">
            <text:p text:style-name="P4982">0</text:p>
          </table:table-cell>
          <table:table-cell table:style-name="TableCell4983">
            <text:p text:style-name="P4984">0</text:p>
          </table:table-cell>
          <table:table-cell table:style-name="TableCell4985">
            <text:p text:style-name="P4986">0.0174</text:p>
          </table:table-cell>
          <table:table-cell table:style-name="TableCell4987">
            <text:p text:style-name="P4988">0.0106</text:p>
          </table:table-cell>
          <table:table-cell table:style-name="TableCell4989">
            <text:p text:style-name="P4990">0.0199</text:p>
          </table:table-cell>
          <table:table-cell table:style-name="TableCell4991">
            <text:p text:style-name="P4992">0.0012</text:p>
          </table:table-cell>
          <table:table-cell table:style-name="TableCell4993">
            <text:p text:style-name="P4994">0.0247</text:p>
          </table:table-cell>
          <table:table-cell table:style-name="TableCell4995">
            <text:p text:style-name="P4996">0</text:p>
          </table:table-cell>
          <table:table-cell table:style-name="TableCell4997">
            <text:p text:style-name="P4998">0</text:p>
          </table:table-cell>
          <table:table-cell table:style-name="TableCell4999">
            <text:p text:style-name="P5000">0</text:p>
          </table:table-cell>
          <table:table-cell table:style-name="TableCell5001">
            <text:p text:style-name="P5002">0</text:p>
          </table:table-cell>
          <table:table-cell table:style-name="TableCell5003">
            <text:p text:style-name="P5004">0.0224</text:p>
          </table:table-cell>
          <table:table-cell table:style-name="TableCell5005">
            <text:p text:style-name="P5006">0.008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007">Довільний текст(без пробілів) blindsight_without_spaces:</text:span></text:p>
      <text:p text:style-name="Standard"><text:span text:style-name="T5008">частоти букв :</text:span></text:p>
      <text:p text:style-name="Standard"/>
      <table:table table:style-name="Table5009">
        <table:table-columns>
          <table:table-column table:style-name="TableColumn5010"/>
          <table:table-column table:style-name="TableColumn5011"/>
        </table:table-columns>
        <table:table-row table:style-name="TableRow5012">
          <table:table-cell table:style-name="TableCell5013">
            <text:p text:style-name="P5014">а</text:p>
          </table:table-cell>
          <table:table-cell table:style-name="TableCell5015">
            <text:p text:style-name="P5016">7.97</text:p>
          </table:table-cell>
        </table:table-row>
        <table:table-row table:style-name="TableRow5017">
          <table:table-cell table:style-name="TableCell5018">
            <text:p text:style-name="P5019">б</text:p>
          </table:table-cell>
          <table:table-cell table:style-name="TableCell5020">
            <text:p text:style-name="P5021">1.65</text:p>
          </table:table-cell>
        </table:table-row>
        <table:table-row table:style-name="TableRow5022">
          <table:table-cell table:style-name="TableCell5023">
            <text:p text:style-name="P5024">в</text:p>
          </table:table-cell>
          <table:table-cell table:style-name="TableCell5025">
            <text:p text:style-name="P5026">4.15</text:p>
          </table:table-cell>
        </table:table-row>
        <table:table-row table:style-name="TableRow5027">
          <table:table-cell table:style-name="TableCell5028">
            <text:p text:style-name="P5029">г</text:p>
          </table:table-cell>
          <table:table-cell table:style-name="TableCell5030">
            <text:p text:style-name="P5031">1.64</text:p>
          </table:table-cell>
        </table:table-row>
        <table:table-row table:style-name="TableRow5032">
          <table:table-cell table:style-name="TableCell5033">
            <text:p text:style-name="P5034">д</text:p>
          </table:table-cell>
          <table:table-cell table:style-name="TableCell5035">
            <text:p text:style-name="P5036">2.67</text:p>
          </table:table-cell>
        </table:table-row>
        <table:table-row table:style-name="TableRow5037">
          <table:table-cell table:style-name="TableCell5038">
            <text:p text:style-name="P5039">е</text:p>
          </table:table-cell>
          <table:table-cell table:style-name="TableCell5040">
            <text:p text:style-name="P5041">8.52</text:p>
          </table:table-cell>
        </table:table-row>
        <table:table-row table:style-name="TableRow5042">
          <table:table-cell table:style-name="TableCell5043">
            <text:p text:style-name="P5044">ж</text:p>
          </table:table-cell>
          <table:table-cell table:style-name="TableCell5045">
            <text:p text:style-name="P5046">0.91</text:p>
          </table:table-cell>
        </table:table-row>
        <table:table-row table:style-name="TableRow5047">
          <table:table-cell table:style-name="TableCell5048">
            <text:p text:style-name="P5049">з</text:p>
          </table:table-cell>
          <table:table-cell table:style-name="TableCell5050">
            <text:p text:style-name="P5051">1.83</text:p>
          </table:table-cell>
        </table:table-row>
        <table:table-row table:style-name="TableRow5052">
          <table:table-cell table:style-name="TableCell5053">
            <text:p text:style-name="P5054">и</text:p>
          </table:table-cell>
          <table:table-cell table:style-name="TableCell5055">
            <text:p text:style-name="P5056">7.17</text:p>
          </table:table-cell>
        </table:table-row>
        <table:table-row table:style-name="TableRow5057">
          <table:table-cell table:style-name="TableCell5058">
            <text:p text:style-name="P5059">й</text:p>
          </table:table-cell>
          <table:table-cell table:style-name="TableCell5060">
            <text:p text:style-name="P5061">1.12</text:p>
          </table:table-cell>
        </table:table-row>
        <table:table-row table:style-name="TableRow5062">
          <table:table-cell table:style-name="TableCell5063">
            <text:p text:style-name="P5064">к</text:p>
          </table:table-cell>
          <table:table-cell table:style-name="TableCell5065">
            <text:p text:style-name="P5066">3.29</text:p>
          </table:table-cell>
        </table:table-row>
        <table:table-row table:style-name="TableRow5067">
          <table:table-cell table:style-name="TableCell5068">
            <text:p text:style-name="P5069">л</text:p>
          </table:table-cell>
          <table:table-cell table:style-name="TableCell5070">
            <text:p text:style-name="P5071">4.74</text:p>
          </table:table-cell>
        </table:table-row>
        <table:table-row table:style-name="TableRow5072">
          <table:table-cell table:style-name="TableCell5073">
            <text:p text:style-name="P5074">м</text:p>
          </table:table-cell>
          <table:table-cell table:style-name="TableCell5075">
            <text:p text:style-name="P5076">3.41</text:p>
          </table:table-cell>
        </table:table-row>
        <table:table-row table:style-name="TableRow5077">
          <table:table-cell table:style-name="TableCell5078">
            <text:p text:style-name="P5079">н</text:p>
          </table:table-cell>
          <table:table-cell table:style-name="TableCell5080">
            <text:p text:style-name="P5081">6.79</text:p>
          </table:table-cell>
        </table:table-row>
        <table:table-row table:style-name="TableRow5082">
          <table:table-cell table:style-name="TableCell5083">
            <text:p text:style-name="P5084">о</text:p>
          </table:table-cell>
          <table:table-cell table:style-name="TableCell5085">
            <text:p text:style-name="P5086">10.75</text:p>
          </table:table-cell>
        </table:table-row>
        <table:table-row table:style-name="TableRow5087">
          <table:table-cell table:style-name="TableCell5088">
            <text:p text:style-name="P5089">п</text:p>
          </table:table-cell>
          <table:table-cell table:style-name="TableCell5090">
            <text:p text:style-name="P5091">2.95</text:p>
          </table:table-cell>
        </table:table-row>
        <table:table-row table:style-name="TableRow5092">
          <table:table-cell table:style-name="TableCell5093">
            <text:p text:style-name="P5094">р</text:p>
          </table:table-cell>
          <table:table-cell table:style-name="TableCell5095">
            <text:p text:style-name="P5096">4.56</text:p>
          </table:table-cell>
        </table:table-row>
        <table:table-row table:style-name="TableRow5097">
          <table:table-cell table:style-name="TableCell5098">
            <text:p text:style-name="P5099">с</text:p>
          </table:table-cell>
          <table:table-cell table:style-name="TableCell5100">
            <text:p text:style-name="P5101">5.49</text:p>
          </table:table-cell>
        </table:table-row>
        <table:table-row table:style-name="TableRow5102">
          <table:table-cell table:style-name="TableCell5103">
            <text:p text:style-name="P5104">т</text:p>
          </table:table-cell>
          <table:table-cell table:style-name="TableCell5105">
            <text:p text:style-name="P5106">6.42</text:p>
          </table:table-cell>
        </table:table-row>
        <table:table-row table:style-name="TableRow5107">
          <table:table-cell table:style-name="TableCell5108">
            <text:p text:style-name="P5109">у</text:p>
          </table:table-cell>
          <table:table-cell table:style-name="TableCell5110">
            <text:p text:style-name="P5111">2.51</text:p>
          </table:table-cell>
        </table:table-row>
        <table:table-row table:style-name="TableRow5112">
          <table:table-cell table:style-name="TableCell5113">
            <text:p text:style-name="P5114">ф</text:p>
          </table:table-cell>
          <table:table-cell table:style-name="TableCell5115">
            <text:p text:style-name="P5116">0.23</text:p>
          </table:table-cell>
        </table:table-row>
        <table:table-row table:style-name="TableRow5117">
          <table:table-cell table:style-name="TableCell5118">
            <text:p text:style-name="P5119">х</text:p>
          </table:table-cell>
          <table:table-cell table:style-name="TableCell5120">
            <text:p text:style-name="P5121">0.92</text:p>
          </table:table-cell>
        </table:table-row>
        <table:table-row table:style-name="TableRow5122">
          <table:table-cell table:style-name="TableCell5123">
            <text:p text:style-name="P5124">ц</text:p>
          </table:table-cell>
          <table:table-cell table:style-name="TableCell5125">
            <text:p text:style-name="P5126">0.40</text:p>
          </table:table-cell>
        </table:table-row>
        <table:table-row table:style-name="TableRow5127">
          <table:table-cell table:style-name="TableCell5128">
            <text:p text:style-name="P5129">ч</text:p>
          </table:table-cell>
          <table:table-cell table:style-name="TableCell5130">
            <text:p text:style-name="P5131">1.50</text:p>
          </table:table-cell>
        </table:table-row>
        <table:table-row table:style-name="TableRow5132">
          <table:table-cell table:style-name="TableCell5133">
            <text:p text:style-name="P5134">ш</text:p>
          </table:table-cell>
          <table:table-cell table:style-name="TableCell5135">
            <text:p text:style-name="P5136">0.89</text:p>
          </table:table-cell>
        </table:table-row>
        <table:table-row table:style-name="TableRow5137">
          <table:table-cell table:style-name="TableCell5138">
            <text:p text:style-name="P5139">щ</text:p>
          </table:table-cell>
          <table:table-cell table:style-name="TableCell5140">
            <text:p text:style-name="P5141">0.37</text:p>
          </table:table-cell>
        </table:table-row>
        <table:table-row table:style-name="TableRow5142">
          <table:table-cell table:style-name="TableCell5143">
            <text:p text:style-name="P5144">ъ</text:p>
          </table:table-cell>
          <table:table-cell table:style-name="TableCell5145">
            <text:p text:style-name="P5146">0.04</text:p>
          </table:table-cell>
        </table:table-row>
        <table:table-row table:style-name="TableRow5147">
          <table:table-cell table:style-name="TableCell5148">
            <text:p text:style-name="P5149">ы</text:p>
          </table:table-cell>
          <table:table-cell table:style-name="TableCell5150">
            <text:p text:style-name="P5151">2.12</text:p>
          </table:table-cell>
        </table:table-row>
        <table:table-row table:style-name="TableRow5152">
          <table:table-cell table:style-name="TableCell5153">
            <text:p text:style-name="P5154">ь</text:p>
          </table:table-cell>
          <table:table-cell table:style-name="TableCell5155">
            <text:p text:style-name="P5156">1.86</text:p>
          </table:table-cell>
        </table:table-row>
        <table:table-row table:style-name="TableRow5157">
          <table:table-cell table:style-name="TableCell5158">
            <text:p text:style-name="P5159">э</text:p>
          </table:table-cell>
          <table:table-cell table:style-name="TableCell5160">
            <text:p text:style-name="P5161">0.30</text:p>
          </table:table-cell>
        </table:table-row>
        <table:table-row table:style-name="TableRow5162">
          <table:table-cell table:style-name="TableCell5163">
            <text:p text:style-name="P5164">ю</text:p>
          </table:table-cell>
          <table:table-cell table:style-name="TableCell5165">
            <text:p text:style-name="P5166">0.65</text:p>
          </table:table-cell>
        </table:table-row>
        <table:table-row table:style-name="TableRow5167">
          <table:table-cell table:style-name="TableCell5168">
            <text:p text:style-name="P5169">я</text:p>
          </table:table-cell>
          <table:table-cell table:style-name="TableCell5170">
            <text:p text:style-name="P5171">2.1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172">частоти біграм(без перетинання):</text:span></text:p>
      <text:p text:style-name="Standard"/>
      <text:p text:style-name="Standard"/>
      <table:table table:style-name="Table5173">
        <table:table-columns>
          <table:table-column table:style-name="TableColumn5174"/>
          <table:table-column table:style-name="TableColumn5175"/>
          <table:table-column table:style-name="TableColumn5176"/>
          <table:table-column table:style-name="TableColumn5177"/>
          <table:table-column table:style-name="TableColumn5178"/>
          <table:table-column table:style-name="TableColumn5179"/>
          <table:table-column table:style-name="TableColumn5180"/>
          <table:table-column table:style-name="TableColumn5181"/>
          <table:table-column table:style-name="TableColumn5182"/>
          <table:table-column table:style-name="TableColumn5183"/>
          <table:table-column table:style-name="TableColumn5184"/>
          <table:table-column table:style-name="TableColumn5185"/>
          <table:table-column table:style-name="TableColumn5186"/>
          <table:table-column table:style-name="TableColumn5187"/>
          <table:table-column table:style-name="TableColumn5188"/>
          <table:table-column table:style-name="TableColumn5189"/>
          <table:table-column table:style-name="TableColumn5190"/>
          <table:table-column table:style-name="TableColumn5191"/>
          <table:table-column table:style-name="TableColumn5192"/>
          <table:table-column table:style-name="TableColumn5193"/>
          <table:table-column table:style-name="TableColumn5194"/>
          <table:table-column table:style-name="TableColumn5195"/>
          <table:table-column table:style-name="TableColumn5196"/>
          <table:table-column table:style-name="TableColumn5197"/>
          <table:table-column table:style-name="TableColumn5198"/>
          <table:table-column table:style-name="TableColumn5199"/>
          <table:table-column table:style-name="TableColumn5200"/>
          <table:table-column table:style-name="TableColumn5201"/>
          <table:table-column table:style-name="TableColumn5202"/>
          <table:table-column table:style-name="TableColumn5203"/>
          <table:table-column table:style-name="TableColumn5204"/>
          <table:table-column table:style-name="TableColumn5205"/>
          <table:table-column table:style-name="TableColumn5206"/>
        </table:table-columns>
        <table:table-row table:style-name="TableRow5207">
          <table:table-cell table:style-name="TableCell5208">
            <text:p text:style-name="P5209"><text:span text:style-name="T5210">-</text:span></text:p>
          </table:table-cell>
          <table:table-cell table:style-name="TableCell5211">
            <text:p text:style-name="P5212">а</text:p>
          </table:table-cell>
          <table:table-cell table:style-name="TableCell5213">
            <text:p text:style-name="P5214">б</text:p>
          </table:table-cell>
          <table:table-cell table:style-name="TableCell5215">
            <text:p text:style-name="P5216">в</text:p>
          </table:table-cell>
          <table:table-cell table:style-name="TableCell5217">
            <text:p text:style-name="P5218">г</text:p>
          </table:table-cell>
          <table:table-cell table:style-name="TableCell5219">
            <text:p text:style-name="P5220">д</text:p>
          </table:table-cell>
          <table:table-cell table:style-name="TableCell5221">
            <text:p text:style-name="P5222">е</text:p>
          </table:table-cell>
          <table:table-cell table:style-name="TableCell5223">
            <text:p text:style-name="P5224">ж</text:p>
          </table:table-cell>
          <table:table-cell table:style-name="TableCell5225">
            <text:p text:style-name="P5226">з</text:p>
          </table:table-cell>
          <table:table-cell table:style-name="TableCell5227">
            <text:p text:style-name="P5228">и</text:p>
          </table:table-cell>
          <table:table-cell table:style-name="TableCell5229">
            <text:p text:style-name="P5230">й</text:p>
          </table:table-cell>
          <table:table-cell table:style-name="TableCell5231">
            <text:p text:style-name="P5232">к</text:p>
          </table:table-cell>
          <table:table-cell table:style-name="TableCell5233">
            <text:p text:style-name="P5234">л</text:p>
          </table:table-cell>
          <table:table-cell table:style-name="TableCell5235">
            <text:p text:style-name="P5236">м</text:p>
          </table:table-cell>
          <table:table-cell table:style-name="TableCell5237">
            <text:p text:style-name="P5238">н</text:p>
          </table:table-cell>
          <table:table-cell table:style-name="TableCell5239">
            <text:p text:style-name="P5240">о</text:p>
          </table:table-cell>
          <table:table-cell table:style-name="TableCell5241">
            <text:p text:style-name="P5242">п</text:p>
          </table:table-cell>
          <table:table-cell table:style-name="TableCell5243">
            <text:p text:style-name="P5244">р</text:p>
          </table:table-cell>
          <table:table-cell table:style-name="TableCell5245">
            <text:p text:style-name="P5246">с</text:p>
          </table:table-cell>
          <table:table-cell table:style-name="TableCell5247">
            <text:p text:style-name="P5248">т</text:p>
          </table:table-cell>
          <table:table-cell table:style-name="TableCell5249">
            <text:p text:style-name="P5250">у</text:p>
          </table:table-cell>
          <table:table-cell table:style-name="TableCell5251">
            <text:p text:style-name="P5252">ф</text:p>
          </table:table-cell>
          <table:table-cell table:style-name="TableCell5253">
            <text:p text:style-name="P5254">х</text:p>
          </table:table-cell>
          <table:table-cell table:style-name="TableCell5255">
            <text:p text:style-name="P5256">ц</text:p>
          </table:table-cell>
          <table:table-cell table:style-name="TableCell5257">
            <text:p text:style-name="P5258">ч</text:p>
          </table:table-cell>
          <table:table-cell table:style-name="TableCell5259">
            <text:p text:style-name="P5260">ш</text:p>
          </table:table-cell>
          <table:table-cell table:style-name="TableCell5261">
            <text:p text:style-name="P5262">щ</text:p>
          </table:table-cell>
          <table:table-cell table:style-name="TableCell5263">
            <text:p text:style-name="P5264">ъ</text:p>
          </table:table-cell>
          <table:table-cell table:style-name="TableCell5265">
            <text:p text:style-name="P5266">ы</text:p>
          </table:table-cell>
          <table:table-cell table:style-name="TableCell5267">
            <text:p text:style-name="P5268">ь</text:p>
          </table:table-cell>
          <table:table-cell table:style-name="TableCell5269">
            <text:p text:style-name="P5270">э</text:p>
          </table:table-cell>
          <table:table-cell table:style-name="TableCell5271">
            <text:p text:style-name="P5272">ю</text:p>
          </table:table-cell>
          <table:table-cell table:style-name="TableCell5273">
            <text:p text:style-name="P5274">я</text:p>
          </table:table-cell>
        </table:table-row>
        <table:table-row table:style-name="TableRow5275">
          <table:table-cell table:style-name="TableCell5276">
            <text:p text:style-name="P5277">а</text:p>
          </table:table-cell>
          <table:table-cell table:style-name="TableCell5278">
            <text:p text:style-name="P5279">0.0308</text:p>
          </table:table-cell>
          <table:table-cell table:style-name="TableCell5280">
            <text:p text:style-name="P5281">0.2232</text:p>
          </table:table-cell>
          <table:table-cell table:style-name="TableCell5282">
            <text:p text:style-name="P5283">0.4453</text:p>
          </table:table-cell>
          <table:table-cell table:style-name="TableCell5284">
            <text:p text:style-name="P5285">0.1373</text:p>
          </table:table-cell>
          <table:table-cell table:style-name="TableCell5286">
            <text:p text:style-name="P5287">0.2654</text:p>
          </table:table-cell>
          <table:table-cell table:style-name="TableCell5288">
            <text:p text:style-name="P5289">0.2584</text:p>
          </table:table-cell>
          <table:table-cell table:style-name="TableCell5290">
            <text:p text:style-name="P5291">0.1593</text:p>
          </table:table-cell>
          <table:table-cell table:style-name="TableCell5292">
            <text:p text:style-name="P5293">0.432</text:p>
          </table:table-cell>
          <table:table-cell table:style-name="TableCell5294">
            <text:p text:style-name="P5295">0.1127</text:p>
          </table:table-cell>
          <table:table-cell table:style-name="TableCell5296">
            <text:p text:style-name="P5297">0.0697</text:p>
          </table:table-cell>
          <table:table-cell table:style-name="TableCell5298">
            <text:p text:style-name="P5299">0.533</text:p>
          </table:table-cell>
          <table:table-cell table:style-name="TableCell5300">
            <text:p text:style-name="P5301">0.914</text:p>
          </table:table-cell>
          <table:table-cell table:style-name="TableCell5302">
            <text:p text:style-name="P5303">0.5216</text:p>
          </table:table-cell>
          <table:table-cell table:style-name="TableCell5304">
            <text:p text:style-name="P5305">0.7283</text:p>
          </table:table-cell>
          <table:table-cell table:style-name="TableCell5306">
            <text:p text:style-name="P5307">0.1178</text:p>
          </table:table-cell>
          <table:table-cell table:style-name="TableCell5308">
            <text:p text:style-name="P5309">0.2874</text:p>
          </table:table-cell>
          <table:table-cell table:style-name="TableCell5310">
            <text:p text:style-name="P5311">0.3036</text:p>
          </table:table-cell>
          <table:table-cell table:style-name="TableCell5312">
            <text:p text:style-name="P5313">0.6879</text:p>
          </table:table-cell>
          <table:table-cell table:style-name="TableCell5314">
            <text:p text:style-name="P5315">0.6706</text:p>
          </table:table-cell>
          <table:table-cell table:style-name="TableCell5316">
            <text:p text:style-name="P5317">0.0437</text:p>
          </table:table-cell>
          <table:table-cell table:style-name="TableCell5318">
            <text:p text:style-name="P5319">0.0308</text:p>
          </table:table-cell>
          <table:table-cell table:style-name="TableCell5320">
            <text:p text:style-name="P5321">0.1604</text:p>
          </table:table-cell>
          <table:table-cell table:style-name="TableCell5322">
            <text:p text:style-name="P5323">0.0587</text:p>
          </table:table-cell>
          <table:table-cell table:style-name="TableCell5324">
            <text:p text:style-name="P5325">0.1725</text:p>
          </table:table-cell>
          <table:table-cell table:style-name="TableCell5326">
            <text:p text:style-name="P5327">0.1156</text:p>
          </table:table-cell>
          <table:table-cell table:style-name="TableCell5328">
            <text:p text:style-name="P5329">0.0396</text:p>
          </table:table-cell>
          <table:table-cell table:style-name="TableCell5330">
            <text:p text:style-name="P5331">0</text:p>
          </table:table-cell>
          <table:table-cell table:style-name="TableCell5332">
            <text:p text:style-name="P5333">0</text:p>
          </table:table-cell>
          <table:table-cell table:style-name="TableCell5334">
            <text:p text:style-name="P5335">0</text:p>
          </table:table-cell>
          <table:table-cell table:style-name="TableCell5336">
            <text:p text:style-name="P5337">0.0305</text:p>
          </table:table-cell>
          <table:table-cell table:style-name="TableCell5338">
            <text:p text:style-name="P5339">0.1604</text:p>
          </table:table-cell>
          <table:table-cell table:style-name="TableCell5340">
            <text:p text:style-name="P5341">0.2257</text:p>
          </table:table-cell>
        </table:table-row>
        <table:table-row table:style-name="TableRow5342">
          <table:table-cell table:style-name="TableCell5343">
            <text:p text:style-name="P5344">б</text:p>
          </table:table-cell>
          <table:table-cell table:style-name="TableCell5345">
            <text:p text:style-name="P5346">0.0745</text:p>
          </table:table-cell>
          <table:table-cell table:style-name="TableCell5347">
            <text:p text:style-name="P5348">0.0007</text:p>
          </table:table-cell>
          <table:table-cell table:style-name="TableCell5349">
            <text:p text:style-name="P5350">0.0037</text:p>
          </table:table-cell>
          <table:table-cell table:style-name="TableCell5351">
            <text:p text:style-name="P5352">0.0007</text:p>
          </table:table-cell>
          <table:table-cell table:style-name="TableCell5353">
            <text:p text:style-name="P5354">0.0026</text:p>
          </table:table-cell>
          <table:table-cell table:style-name="TableCell5355">
            <text:p text:style-name="P5356">0.2716</text:p>
          </table:table-cell>
          <table:table-cell table:style-name="TableCell5357">
            <text:p text:style-name="P5358">0.0011</text:p>
          </table:table-cell>
          <table:table-cell table:style-name="TableCell5359">
            <text:p text:style-name="P5360">0.0022</text:p>
          </table:table-cell>
          <table:table-cell table:style-name="TableCell5361">
            <text:p text:style-name="P5362">0.1233</text:p>
          </table:table-cell>
          <table:table-cell table:style-name="TableCell5363">
            <text:p text:style-name="P5364">0</text:p>
          </table:table-cell>
          <table:table-cell table:style-name="TableCell5365">
            <text:p text:style-name="P5366">0.0117</text:p>
          </table:table-cell>
          <table:table-cell table:style-name="TableCell5367">
            <text:p text:style-name="P5368">0.1149</text:p>
          </table:table-cell>
          <table:table-cell table:style-name="TableCell5369">
            <text:p text:style-name="P5370">0.0059</text:p>
          </table:table-cell>
          <table:table-cell table:style-name="TableCell5371">
            <text:p text:style-name="P5372">0.0492</text:p>
          </table:table-cell>
          <table:table-cell table:style-name="TableCell5373">
            <text:p text:style-name="P5374">0.2808</text:p>
          </table:table-cell>
          <table:table-cell table:style-name="TableCell5375">
            <text:p text:style-name="P5376">0.0011</text:p>
          </table:table-cell>
          <table:table-cell table:style-name="TableCell5377">
            <text:p text:style-name="P5378">0.1263</text:p>
          </table:table-cell>
          <table:table-cell table:style-name="TableCell5379">
            <text:p text:style-name="P5380">0.0316</text:p>
          </table:table-cell>
          <table:table-cell table:style-name="TableCell5381">
            <text:p text:style-name="P5382">0.0066</text:p>
          </table:table-cell>
          <table:table-cell table:style-name="TableCell5383">
            <text:p text:style-name="P5384">0.0833</text:p>
          </table:table-cell>
          <table:table-cell table:style-name="TableCell5385">
            <text:p text:style-name="P5386">0</text:p>
          </table:table-cell>
          <table:table-cell table:style-name="TableCell5387">
            <text:p text:style-name="P5388">0.0066</text:p>
          </table:table-cell>
          <table:table-cell table:style-name="TableCell5389">
            <text:p text:style-name="P5390">0.0004</text:p>
          </table:table-cell>
          <table:table-cell table:style-name="TableCell5391">
            <text:p text:style-name="P5392">0.0004</text:p>
          </table:table-cell>
          <table:table-cell table:style-name="TableCell5393">
            <text:p text:style-name="P5394">0.0015</text:p>
          </table:table-cell>
          <table:table-cell table:style-name="TableCell5395">
            <text:p text:style-name="P5396">0.0363</text:p>
          </table:table-cell>
          <table:table-cell table:style-name="TableCell5397">
            <text:p text:style-name="P5398">0.0275</text:p>
          </table:table-cell>
          <table:table-cell table:style-name="TableCell5399">
            <text:p text:style-name="P5400">0.3094</text:p>
          </table:table-cell>
          <table:table-cell table:style-name="TableCell5401">
            <text:p text:style-name="P5402">0.0059</text:p>
          </table:table-cell>
          <table:table-cell table:style-name="TableCell5403">
            <text:p text:style-name="P5404">0.0048</text:p>
          </table:table-cell>
          <table:table-cell table:style-name="TableCell5405">
            <text:p text:style-name="P5406">0.0011</text:p>
          </table:table-cell>
          <table:table-cell table:style-name="TableCell5407">
            <text:p text:style-name="P5408">0.0562</text:p>
          </table:table-cell>
        </table:table-row>
        <table:table-row table:style-name="TableRow5409">
          <table:table-cell table:style-name="TableCell5410">
            <text:p text:style-name="P5411">в</text:p>
          </table:table-cell>
          <table:table-cell table:style-name="TableCell5412">
            <text:p text:style-name="P5413">0.6912</text:p>
          </table:table-cell>
          <table:table-cell table:style-name="TableCell5414">
            <text:p text:style-name="P5415">0.0213</text:p>
          </table:table-cell>
          <table:table-cell table:style-name="TableCell5416">
            <text:p text:style-name="P5417">0.0481</text:p>
          </table:table-cell>
          <table:table-cell table:style-name="TableCell5418">
            <text:p text:style-name="P5419">0.0228</text:p>
          </table:table-cell>
          <table:table-cell table:style-name="TableCell5420">
            <text:p text:style-name="P5421">0.0543</text:p>
          </table:table-cell>
          <table:table-cell table:style-name="TableCell5422">
            <text:p text:style-name="P5423">0.4966</text:p>
          </table:table-cell>
          <table:table-cell table:style-name="TableCell5424">
            <text:p text:style-name="P5425">0.004</text:p>
          </table:table-cell>
          <table:table-cell table:style-name="TableCell5426">
            <text:p text:style-name="P5427">0.0661</text:p>
          </table:table-cell>
          <table:table-cell table:style-name="TableCell5428">
            <text:p text:style-name="P5429">0.3906</text:p>
          </table:table-cell>
          <table:table-cell table:style-name="TableCell5430">
            <text:p text:style-name="P5431">0</text:p>
          </table:table-cell>
          <table:table-cell table:style-name="TableCell5432">
            <text:p text:style-name="P5433">0.0815</text:p>
          </table:table-cell>
          <table:table-cell table:style-name="TableCell5434">
            <text:p text:style-name="P5435">0.1061</text:p>
          </table:table-cell>
          <table:table-cell table:style-name="TableCell5436">
            <text:p text:style-name="P5437">0.0455</text:p>
          </table:table-cell>
          <table:table-cell table:style-name="TableCell5438">
            <text:p text:style-name="P5439">0.2239</text:p>
          </table:table-cell>
          <table:table-cell table:style-name="TableCell5440">
            <text:p text:style-name="P5441">0.6901</text:p>
          </table:table-cell>
          <table:table-cell table:style-name="TableCell5442">
            <text:p text:style-name="P5443">0.1046</text:p>
          </table:table-cell>
          <table:table-cell table:style-name="TableCell5444">
            <text:p text:style-name="P5445">0.1204</text:p>
          </table:table-cell>
          <table:table-cell table:style-name="TableCell5446">
            <text:p text:style-name="P5447">0.3171</text:p>
          </table:table-cell>
          <table:table-cell table:style-name="TableCell5448">
            <text:p text:style-name="P5449">0.0866</text:p>
          </table:table-cell>
          <table:table-cell table:style-name="TableCell5450">
            <text:p text:style-name="P5451">0.0859</text:p>
          </table:table-cell>
          <table:table-cell table:style-name="TableCell5452">
            <text:p text:style-name="P5453">0.0026</text:p>
          </table:table-cell>
          <table:table-cell table:style-name="TableCell5454">
            <text:p text:style-name="P5455">0.0114</text:p>
          </table:table-cell>
          <table:table-cell table:style-name="TableCell5456">
            <text:p text:style-name="P5457">0.0059</text:p>
          </table:table-cell>
          <table:table-cell table:style-name="TableCell5458">
            <text:p text:style-name="P5459">0.0198</text:p>
          </table:table-cell>
          <table:table-cell table:style-name="TableCell5460">
            <text:p text:style-name="P5461">0.0675</text:p>
          </table:table-cell>
          <table:table-cell table:style-name="TableCell5462">
            <text:p text:style-name="P5463">0.0022</text:p>
          </table:table-cell>
          <table:table-cell table:style-name="TableCell5464">
            <text:p text:style-name="P5465">0.0004</text:p>
          </table:table-cell>
          <table:table-cell table:style-name="TableCell5466">
            <text:p text:style-name="P5467">0.3028</text:p>
          </table:table-cell>
          <table:table-cell table:style-name="TableCell5468">
            <text:p text:style-name="P5469">0.0132</text:p>
          </table:table-cell>
          <table:table-cell table:style-name="TableCell5470">
            <text:p text:style-name="P5471">0.0228</text:p>
          </table:table-cell>
          <table:table-cell table:style-name="TableCell5472">
            <text:p text:style-name="P5473">0.0004</text:p>
          </table:table-cell>
          <table:table-cell table:style-name="TableCell5474">
            <text:p text:style-name="P5475">0.0327</text:p>
          </table:table-cell>
        </table:table-row>
        <table:table-row table:style-name="TableRow5476">
          <table:table-cell table:style-name="TableCell5477">
            <text:p text:style-name="P5478">г</text:p>
          </table:table-cell>
          <table:table-cell table:style-name="TableCell5479">
            <text:p text:style-name="P5480">0.1325</text:p>
          </table:table-cell>
          <table:table-cell table:style-name="TableCell5481">
            <text:p text:style-name="P5482">0.0055</text:p>
          </table:table-cell>
          <table:table-cell table:style-name="TableCell5483">
            <text:p text:style-name="P5484">0.0139</text:p>
          </table:table-cell>
          <table:table-cell table:style-name="TableCell5485">
            <text:p text:style-name="P5486">0.0004</text:p>
          </table:table-cell>
          <table:table-cell table:style-name="TableCell5487">
            <text:p text:style-name="P5488">0.1186</text:p>
          </table:table-cell>
          <table:table-cell table:style-name="TableCell5489">
            <text:p text:style-name="P5490">0.0664</text:p>
          </table:table-cell>
          <table:table-cell table:style-name="TableCell5491">
            <text:p text:style-name="P5492">0.0004</text:p>
          </table:table-cell>
          <table:table-cell table:style-name="TableCell5493">
            <text:p text:style-name="P5494">0.0033</text:p>
          </table:table-cell>
          <table:table-cell table:style-name="TableCell5495">
            <text:p text:style-name="P5496">0.1167</text:p>
          </table:table-cell>
          <table:table-cell table:style-name="TableCell5497">
            <text:p text:style-name="P5498">0</text:p>
          </table:table-cell>
          <table:table-cell table:style-name="TableCell5499">
            <text:p text:style-name="P5500">0.0121</text:p>
          </table:table-cell>
          <table:table-cell table:style-name="TableCell5501">
            <text:p text:style-name="P5502">0.178</text:p>
          </table:table-cell>
          <table:table-cell table:style-name="TableCell5503">
            <text:p text:style-name="P5504">0.0095</text:p>
          </table:table-cell>
          <table:table-cell table:style-name="TableCell5505">
            <text:p text:style-name="P5506">0.0852</text:p>
          </table:table-cell>
          <table:table-cell table:style-name="TableCell5507">
            <text:p text:style-name="P5508">0.6765</text:p>
          </table:table-cell>
          <table:table-cell table:style-name="TableCell5509">
            <text:p text:style-name="P5510">0.0136</text:p>
          </table:table-cell>
          <table:table-cell table:style-name="TableCell5511">
            <text:p text:style-name="P5512">0.1222</text:p>
          </table:table-cell>
          <table:table-cell table:style-name="TableCell5513">
            <text:p text:style-name="P5514">0.0136</text:p>
          </table:table-cell>
          <table:table-cell table:style-name="TableCell5515">
            <text:p text:style-name="P5516">0.0062</text:p>
          </table:table-cell>
          <table:table-cell table:style-name="TableCell5517">
            <text:p text:style-name="P5518">0.0639</text:p>
          </table:table-cell>
          <table:table-cell table:style-name="TableCell5519">
            <text:p text:style-name="P5520">0</text:p>
          </table:table-cell>
          <table:table-cell table:style-name="TableCell5521">
            <text:p text:style-name="P5522">0.0011</text:p>
          </table:table-cell>
          <table:table-cell table:style-name="TableCell5523">
            <text:p text:style-name="P5524">0</text:p>
          </table:table-cell>
          <table:table-cell table:style-name="TableCell5525">
            <text:p text:style-name="P5526">0.0026</text:p>
          </table:table-cell>
          <table:table-cell table:style-name="TableCell5527">
            <text:p text:style-name="P5528">0.0007</text:p>
          </table:table-cell>
          <table:table-cell table:style-name="TableCell5529">
            <text:p text:style-name="P5530">0</text:p>
          </table:table-cell>
          <table:table-cell table:style-name="TableCell5531">
            <text:p text:style-name="P5532">0</text:p>
          </table:table-cell>
          <table:table-cell table:style-name="TableCell5533">
            <text:p text:style-name="P5534">0</text:p>
          </table:table-cell>
          <table:table-cell table:style-name="TableCell5535">
            <text:p text:style-name="P5536">0</text:p>
          </table:table-cell>
          <table:table-cell table:style-name="TableCell5537">
            <text:p text:style-name="P5538">0.0007</text:p>
          </table:table-cell>
          <table:table-cell table:style-name="TableCell5539">
            <text:p text:style-name="P5540">0</text:p>
          </table:table-cell>
          <table:table-cell table:style-name="TableCell5541">
            <text:p text:style-name="P5542">0.0015</text:p>
          </table:table-cell>
        </table:table-row>
        <table:table-row table:style-name="TableRow5543">
          <table:table-cell table:style-name="TableCell5544">
            <text:p text:style-name="P5545">д</text:p>
          </table:table-cell>
          <table:table-cell table:style-name="TableCell5546">
            <text:p text:style-name="P5547">0.4787</text:p>
          </table:table-cell>
          <table:table-cell table:style-name="TableCell5548">
            <text:p text:style-name="P5549">0.004</text:p>
          </table:table-cell>
          <table:table-cell table:style-name="TableCell5550">
            <text:p text:style-name="P5551">0.0914</text:p>
          </table:table-cell>
          <table:table-cell table:style-name="TableCell5552">
            <text:p text:style-name="P5553">0.0033</text:p>
          </table:table-cell>
          <table:table-cell table:style-name="TableCell5554">
            <text:p text:style-name="P5555">0.0114</text:p>
          </table:table-cell>
          <table:table-cell table:style-name="TableCell5556">
            <text:p text:style-name="P5557">0.4577</text:p>
          </table:table-cell>
          <table:table-cell table:style-name="TableCell5558">
            <text:p text:style-name="P5559">0.0356</text:p>
          </table:table-cell>
          <table:table-cell table:style-name="TableCell5560">
            <text:p text:style-name="P5561">0.0073</text:p>
          </table:table-cell>
          <table:table-cell table:style-name="TableCell5562">
            <text:p text:style-name="P5563">0.2951</text:p>
          </table:table-cell>
          <table:table-cell table:style-name="TableCell5564">
            <text:p text:style-name="P5565">0</text:p>
          </table:table-cell>
          <table:table-cell table:style-name="TableCell5566">
            <text:p text:style-name="P5567">0.0415</text:p>
          </table:table-cell>
          <table:table-cell table:style-name="TableCell5568">
            <text:p text:style-name="P5569">0.0837</text:p>
          </table:table-cell>
          <table:table-cell table:style-name="TableCell5570">
            <text:p text:style-name="P5571">0.0132</text:p>
          </table:table-cell>
          <table:table-cell table:style-name="TableCell5572">
            <text:p text:style-name="P5573">0.174</text:p>
          </table:table-cell>
          <table:table-cell table:style-name="TableCell5574">
            <text:p text:style-name="P5575">0.3733</text:p>
          </table:table-cell>
          <table:table-cell table:style-name="TableCell5576">
            <text:p text:style-name="P5577">0.0272</text:p>
          </table:table-cell>
          <table:table-cell table:style-name="TableCell5578">
            <text:p text:style-name="P5579">0.1156</text:p>
          </table:table-cell>
          <table:table-cell table:style-name="TableCell5580">
            <text:p text:style-name="P5581">0.0547</text:p>
          </table:table-cell>
          <table:table-cell table:style-name="TableCell5582">
            <text:p text:style-name="P5583">0.0305</text:p>
          </table:table-cell>
          <table:table-cell table:style-name="TableCell5584">
            <text:p text:style-name="P5585">0.1531</text:p>
          </table:table-cell>
          <table:table-cell table:style-name="TableCell5586">
            <text:p text:style-name="P5587">0.0004</text:p>
          </table:table-cell>
          <table:table-cell table:style-name="TableCell5588">
            <text:p text:style-name="P5589">0.0059</text:p>
          </table:table-cell>
          <table:table-cell table:style-name="TableCell5590">
            <text:p text:style-name="P5591">0.0209</text:p>
          </table:table-cell>
          <table:table-cell table:style-name="TableCell5592">
            <text:p text:style-name="P5593">0.0114</text:p>
          </table:table-cell>
          <table:table-cell table:style-name="TableCell5594">
            <text:p text:style-name="P5595">0.007</text:p>
          </table:table-cell>
          <table:table-cell table:style-name="TableCell5596">
            <text:p text:style-name="P5597">0.0004</text:p>
          </table:table-cell>
          <table:table-cell table:style-name="TableCell5598">
            <text:p text:style-name="P5599">0</text:p>
          </table:table-cell>
          <table:table-cell table:style-name="TableCell5600">
            <text:p text:style-name="P5601">0.0918</text:p>
          </table:table-cell>
          <table:table-cell table:style-name="TableCell5602">
            <text:p text:style-name="P5603">0.0275</text:p>
          </table:table-cell>
          <table:table-cell table:style-name="TableCell5604">
            <text:p text:style-name="P5605">0.0048</text:p>
          </table:table-cell>
          <table:table-cell table:style-name="TableCell5606">
            <text:p text:style-name="P5607">0.0018</text:p>
          </table:table-cell>
          <table:table-cell table:style-name="TableCell5608">
            <text:p text:style-name="P5609">0.0385</text:p>
          </table:table-cell>
        </table:table-row>
        <table:table-row table:style-name="TableRow5610">
          <table:table-cell table:style-name="TableCell5611">
            <text:p text:style-name="P5612">е</text:p>
          </table:table-cell>
          <table:table-cell table:style-name="TableCell5613">
            <text:p text:style-name="P5614">0.0481</text:p>
          </table:table-cell>
          <table:table-cell table:style-name="TableCell5615">
            <text:p text:style-name="P5616">0.2305</text:p>
          </table:table-cell>
          <table:table-cell table:style-name="TableCell5617">
            <text:p text:style-name="P5618">0.3484</text:p>
          </table:table-cell>
          <table:table-cell table:style-name="TableCell5619">
            <text:p text:style-name="P5620">0.2705</text:p>
          </table:table-cell>
          <table:table-cell table:style-name="TableCell5621">
            <text:p text:style-name="P5622">0.4063</text:p>
          </table:table-cell>
          <table:table-cell table:style-name="TableCell5623">
            <text:p text:style-name="P5624">0.1773</text:p>
          </table:table-cell>
          <table:table-cell table:style-name="TableCell5625">
            <text:p text:style-name="P5626">0.1006</text:p>
          </table:table-cell>
          <table:table-cell table:style-name="TableCell5627">
            <text:p text:style-name="P5628">0.2753</text:p>
          </table:table-cell>
          <table:table-cell table:style-name="TableCell5629">
            <text:p text:style-name="P5630">0.1134</text:p>
          </table:table-cell>
          <table:table-cell table:style-name="TableCell5631">
            <text:p text:style-name="P5632">0.3208</text:p>
          </table:table-cell>
          <table:table-cell table:style-name="TableCell5633">
            <text:p text:style-name="P5634">0.294</text:p>
          </table:table-cell>
          <table:table-cell table:style-name="TableCell5635">
            <text:p text:style-name="P5636">0.6611</text:p>
          </table:table-cell>
          <table:table-cell table:style-name="TableCell5637">
            <text:p text:style-name="P5638">0.5847</text:p>
          </table:table-cell>
          <table:table-cell table:style-name="TableCell5639">
            <text:p text:style-name="P5640">1.0439</text:p>
          </table:table-cell>
          <table:table-cell table:style-name="TableCell5641">
            <text:p text:style-name="P5642">0.1901</text:p>
          </table:table-cell>
          <table:table-cell table:style-name="TableCell5643">
            <text:p text:style-name="P5644">0.3715</text:p>
          </table:table-cell>
          <table:table-cell table:style-name="TableCell5645">
            <text:p text:style-name="P5646">0.776</text:p>
          </table:table-cell>
          <table:table-cell table:style-name="TableCell5647">
            <text:p text:style-name="P5648">0.787</text:p>
          </table:table-cell>
          <table:table-cell table:style-name="TableCell5649">
            <text:p text:style-name="P5650">0.8266</text:p>
          </table:table-cell>
          <table:table-cell table:style-name="TableCell5651">
            <text:p text:style-name="P5652">0.0657</text:p>
          </table:table-cell>
          <table:table-cell table:style-name="TableCell5653">
            <text:p text:style-name="P5654">0.0213</text:p>
          </table:table-cell>
          <table:table-cell table:style-name="TableCell5655">
            <text:p text:style-name="P5656">0.0852</text:p>
          </table:table-cell>
          <table:table-cell table:style-name="TableCell5657">
            <text:p text:style-name="P5658">0.0426</text:p>
          </table:table-cell>
          <table:table-cell table:style-name="TableCell5659">
            <text:p text:style-name="P5660">0.2136</text:p>
          </table:table-cell>
          <table:table-cell table:style-name="TableCell5661">
            <text:p text:style-name="P5662">0.1505</text:p>
          </table:table-cell>
          <table:table-cell table:style-name="TableCell5663">
            <text:p text:style-name="P5664">0.0668</text:p>
          </table:table-cell>
          <table:table-cell table:style-name="TableCell5665">
            <text:p text:style-name="P5666">0</text:p>
          </table:table-cell>
          <table:table-cell table:style-name="TableCell5667">
            <text:p text:style-name="P5668">0</text:p>
          </table:table-cell>
          <table:table-cell table:style-name="TableCell5669">
            <text:p text:style-name="P5670">0</text:p>
          </table:table-cell>
          <table:table-cell table:style-name="TableCell5671">
            <text:p text:style-name="P5672">0.0268</text:p>
          </table:table-cell>
          <table:table-cell table:style-name="TableCell5673">
            <text:p text:style-name="P5674">0.0147</text:p>
          </table:table-cell>
          <table:table-cell table:style-name="TableCell5675">
            <text:p text:style-name="P5676">0.0565</text:p>
          </table:table-cell>
        </table:table-row>
        <table:table-row table:style-name="TableRow5677">
          <table:table-cell table:style-name="TableCell5678">
            <text:p text:style-name="P5679">ж</text:p>
          </table:table-cell>
          <table:table-cell table:style-name="TableCell5680">
            <text:p text:style-name="P5681">0.1017</text:p>
          </table:table-cell>
          <table:table-cell table:style-name="TableCell5682">
            <text:p text:style-name="P5683">0.0011</text:p>
          </table:table-cell>
          <table:table-cell table:style-name="TableCell5684">
            <text:p text:style-name="P5685">0.0007</text:p>
          </table:table-cell>
          <table:table-cell table:style-name="TableCell5686">
            <text:p text:style-name="P5687">0.0007</text:p>
          </table:table-cell>
          <table:table-cell table:style-name="TableCell5688">
            <text:p text:style-name="P5689">0.1131</text:p>
          </table:table-cell>
          <table:table-cell table:style-name="TableCell5690">
            <text:p text:style-name="P5691">0.4012</text:p>
          </table:table-cell>
          <table:table-cell table:style-name="TableCell5692">
            <text:p text:style-name="P5693">0.0029</text:p>
          </table:table-cell>
          <table:table-cell table:style-name="TableCell5694">
            <text:p text:style-name="P5695">0.0026</text:p>
          </table:table-cell>
          <table:table-cell table:style-name="TableCell5696">
            <text:p text:style-name="P5697">0.1432</text:p>
          </table:table-cell>
          <table:table-cell table:style-name="TableCell5698">
            <text:p text:style-name="P5699">0</text:p>
          </table:table-cell>
          <table:table-cell table:style-name="TableCell5700">
            <text:p text:style-name="P5701">0.0084</text:p>
          </table:table-cell>
          <table:table-cell table:style-name="TableCell5702">
            <text:p text:style-name="P5703">0.0007</text:p>
          </table:table-cell>
          <table:table-cell table:style-name="TableCell5704">
            <text:p text:style-name="P5705">0.0007</text:p>
          </table:table-cell>
          <table:table-cell table:style-name="TableCell5706">
            <text:p text:style-name="P5707">0.1127</text:p>
          </table:table-cell>
          <table:table-cell table:style-name="TableCell5708">
            <text:p text:style-name="P5709">0.0026</text:p>
          </table:table-cell>
          <table:table-cell table:style-name="TableCell5710">
            <text:p text:style-name="P5711">0.0004</text:p>
          </table:table-cell>
          <table:table-cell table:style-name="TableCell5712">
            <text:p text:style-name="P5713">0.0015</text:p>
          </table:table-cell>
          <table:table-cell table:style-name="TableCell5714">
            <text:p text:style-name="P5715">0.0011</text:p>
          </table:table-cell>
          <table:table-cell table:style-name="TableCell5716">
            <text:p text:style-name="P5717">0.0007</text:p>
          </table:table-cell>
          <table:table-cell table:style-name="TableCell5718">
            <text:p text:style-name="P5719">0.0213</text:p>
          </table:table-cell>
          <table:table-cell table:style-name="TableCell5720">
            <text:p text:style-name="P5721">0.0004</text:p>
          </table:table-cell>
          <table:table-cell table:style-name="TableCell5722">
            <text:p text:style-name="P5723">0</text:p>
          </table:table-cell>
          <table:table-cell table:style-name="TableCell5724">
            <text:p text:style-name="P5725">0</text:p>
          </table:table-cell>
          <table:table-cell table:style-name="TableCell5726">
            <text:p text:style-name="P5727">0.0007</text:p>
          </table:table-cell>
          <table:table-cell table:style-name="TableCell5728">
            <text:p text:style-name="P5729">0.0004</text:p>
          </table:table-cell>
          <table:table-cell table:style-name="TableCell5730">
            <text:p text:style-name="P5731">0</text:p>
          </table:table-cell>
          <table:table-cell table:style-name="TableCell5732">
            <text:p text:style-name="P5733">0</text:p>
          </table:table-cell>
          <table:table-cell table:style-name="TableCell5734">
            <text:p text:style-name="P5735">0</text:p>
          </table:table-cell>
          <table:table-cell table:style-name="TableCell5736">
            <text:p text:style-name="P5737">0.0011</text:p>
          </table:table-cell>
          <table:table-cell table:style-name="TableCell5738">
            <text:p text:style-name="P5739">0</text:p>
          </table:table-cell>
          <table:table-cell table:style-name="TableCell5740">
            <text:p text:style-name="P5741">0</text:p>
          </table:table-cell>
          <table:table-cell table:style-name="TableCell5742">
            <text:p text:style-name="P5743">0.0004</text:p>
          </table:table-cell>
        </table:table-row>
        <table:table-row table:style-name="TableRow5744">
          <table:table-cell table:style-name="TableCell5745">
            <text:p text:style-name="P5746">з</text:p>
          </table:table-cell>
          <table:table-cell table:style-name="TableCell5747">
            <text:p text:style-name="P5748">0.551</text:p>
          </table:table-cell>
          <table:table-cell table:style-name="TableCell5749">
            <text:p text:style-name="P5750">0.0184</text:p>
          </table:table-cell>
          <table:table-cell table:style-name="TableCell5751">
            <text:p text:style-name="P5752">0.1219</text:p>
          </table:table-cell>
          <table:table-cell table:style-name="TableCell5753">
            <text:p text:style-name="P5754">0.073</text:p>
          </table:table-cell>
          <table:table-cell table:style-name="TableCell5755">
            <text:p text:style-name="P5756">0.0969</text:p>
          </table:table-cell>
          <table:table-cell table:style-name="TableCell5757">
            <text:p text:style-name="P5758">0.0859</text:p>
          </table:table-cell>
          <table:table-cell table:style-name="TableCell5759">
            <text:p text:style-name="P5760">0.0029</text:p>
          </table:table-cell>
          <table:table-cell table:style-name="TableCell5761">
            <text:p text:style-name="P5762">0.0128</text:p>
          </table:table-cell>
          <table:table-cell table:style-name="TableCell5763">
            <text:p text:style-name="P5764">0.0584</text:p>
          </table:table-cell>
          <table:table-cell table:style-name="TableCell5765">
            <text:p text:style-name="P5766">0</text:p>
          </table:table-cell>
          <table:table-cell table:style-name="TableCell5767">
            <text:p text:style-name="P5768">0.0283</text:p>
          </table:table-cell>
          <table:table-cell table:style-name="TableCell5769">
            <text:p text:style-name="P5770">0.0411</text:p>
          </table:table-cell>
          <table:table-cell table:style-name="TableCell5771">
            <text:p text:style-name="P5772">0.0852</text:p>
          </table:table-cell>
          <table:table-cell table:style-name="TableCell5773">
            <text:p text:style-name="P5774">0.2287</text:p>
          </table:table-cell>
          <table:table-cell table:style-name="TableCell5775">
            <text:p text:style-name="P5776">0.1076</text:p>
          </table:table-cell>
          <table:table-cell table:style-name="TableCell5777">
            <text:p text:style-name="P5778">0.0235</text:p>
          </table:table-cell>
          <table:table-cell table:style-name="TableCell5779">
            <text:p text:style-name="P5780">0.0664</text:p>
          </table:table-cell>
          <table:table-cell table:style-name="TableCell5781">
            <text:p text:style-name="P5782">0.0128</text:p>
          </table:table-cell>
          <table:table-cell table:style-name="TableCell5783">
            <text:p text:style-name="P5784">0.011</text:p>
          </table:table-cell>
          <table:table-cell table:style-name="TableCell5785">
            <text:p text:style-name="P5786">0.0764</text:p>
          </table:table-cell>
          <table:table-cell table:style-name="TableCell5787">
            <text:p text:style-name="P5788">0.0015</text:p>
          </table:table-cell>
          <table:table-cell table:style-name="TableCell5789">
            <text:p text:style-name="P5790">0.0011</text:p>
          </table:table-cell>
          <table:table-cell table:style-name="TableCell5791">
            <text:p text:style-name="P5792">0.0022</text:p>
          </table:table-cell>
          <table:table-cell table:style-name="TableCell5793">
            <text:p text:style-name="P5794">0.0018</text:p>
          </table:table-cell>
          <table:table-cell table:style-name="TableCell5795">
            <text:p text:style-name="P5796">0.0015</text:p>
          </table:table-cell>
          <table:table-cell table:style-name="TableCell5797">
            <text:p text:style-name="P5798">0</text:p>
          </table:table-cell>
          <table:table-cell table:style-name="TableCell5799">
            <text:p text:style-name="P5800">0.0037</text:p>
          </table:table-cell>
          <table:table-cell table:style-name="TableCell5801">
            <text:p text:style-name="P5802">0.0543</text:p>
          </table:table-cell>
          <table:table-cell table:style-name="TableCell5803">
            <text:p text:style-name="P5804">0.0217</text:p>
          </table:table-cell>
          <table:table-cell table:style-name="TableCell5805">
            <text:p text:style-name="P5806">0.0037</text:p>
          </table:table-cell>
          <table:table-cell table:style-name="TableCell5807">
            <text:p text:style-name="P5808">0.0004</text:p>
          </table:table-cell>
          <table:table-cell table:style-name="TableCell5809">
            <text:p text:style-name="P5810">0.0158</text:p>
          </table:table-cell>
        </table:table-row>
        <table:table-row table:style-name="TableRow5811">
          <table:table-cell table:style-name="TableCell5812">
            <text:p text:style-name="P5813">и</text:p>
          </table:table-cell>
          <table:table-cell table:style-name="TableCell5814">
            <text:p text:style-name="P5815">0.0686</text:p>
          </table:table-cell>
          <table:table-cell table:style-name="TableCell5816">
            <text:p text:style-name="P5817">0.1281</text:p>
          </table:table-cell>
          <table:table-cell table:style-name="TableCell5818">
            <text:p text:style-name="P5819">0.4834</text:p>
          </table:table-cell>
          <table:table-cell table:style-name="TableCell5820">
            <text:p text:style-name="P5821">0.1219</text:p>
          </table:table-cell>
          <table:table-cell table:style-name="TableCell5822">
            <text:p text:style-name="P5823">0.2459</text:p>
          </table:table-cell>
          <table:table-cell table:style-name="TableCell5824">
            <text:p text:style-name="P5825">0.3197</text:p>
          </table:table-cell>
          <table:table-cell table:style-name="TableCell5826">
            <text:p text:style-name="P5827">0.0529</text:p>
          </table:table-cell>
          <table:table-cell table:style-name="TableCell5828">
            <text:p text:style-name="P5829">0.3557</text:p>
          </table:table-cell>
          <table:table-cell table:style-name="TableCell5830">
            <text:p text:style-name="P5831">0.2368</text:p>
          </table:table-cell>
          <table:table-cell table:style-name="TableCell5832">
            <text:p text:style-name="P5833">0.1134</text:p>
          </table:table-cell>
          <table:table-cell table:style-name="TableCell5834">
            <text:p text:style-name="P5835">0.3539</text:p>
          </table:table-cell>
          <table:table-cell table:style-name="TableCell5836">
            <text:p text:style-name="P5837">0.5752</text:p>
          </table:table-cell>
          <table:table-cell table:style-name="TableCell5838">
            <text:p text:style-name="P5839">0.4596</text:p>
          </table:table-cell>
          <table:table-cell table:style-name="TableCell5840">
            <text:p text:style-name="P5841">0.7154</text:p>
          </table:table-cell>
          <table:table-cell table:style-name="TableCell5842">
            <text:p text:style-name="P5843">0.2177</text:p>
          </table:table-cell>
          <table:table-cell table:style-name="TableCell5844">
            <text:p text:style-name="P5845">0.2709</text:p>
          </table:table-cell>
          <table:table-cell table:style-name="TableCell5846">
            <text:p text:style-name="P5847">0.2581</text:p>
          </table:table-cell>
          <table:table-cell table:style-name="TableCell5848">
            <text:p text:style-name="P5849">0.5462</text:p>
          </table:table-cell>
          <table:table-cell table:style-name="TableCell5850">
            <text:p text:style-name="P5851">0.5855</text:p>
          </table:table-cell>
          <table:table-cell table:style-name="TableCell5852">
            <text:p text:style-name="P5853">0.0499</text:p>
          </table:table-cell>
          <table:table-cell table:style-name="TableCell5854">
            <text:p text:style-name="P5855">0.0323</text:p>
          </table:table-cell>
          <table:table-cell table:style-name="TableCell5856">
            <text:p text:style-name="P5857">0.232</text:p>
          </table:table-cell>
          <table:table-cell table:style-name="TableCell5858">
            <text:p text:style-name="P5859">0.0716</text:p>
          </table:table-cell>
          <table:table-cell table:style-name="TableCell5860">
            <text:p text:style-name="P5861">0.2287</text:p>
          </table:table-cell>
          <table:table-cell table:style-name="TableCell5862">
            <text:p text:style-name="P5863">0.1263</text:p>
          </table:table-cell>
          <table:table-cell table:style-name="TableCell5864">
            <text:p text:style-name="P5865">0.0246</text:p>
          </table:table-cell>
          <table:table-cell table:style-name="TableCell5866">
            <text:p text:style-name="P5867">0</text:p>
          </table:table-cell>
          <table:table-cell table:style-name="TableCell5868">
            <text:p text:style-name="P5869">0</text:p>
          </table:table-cell>
          <table:table-cell table:style-name="TableCell5870">
            <text:p text:style-name="P5871">0</text:p>
          </table:table-cell>
          <table:table-cell table:style-name="TableCell5872">
            <text:p text:style-name="P5873">0.0246</text:p>
          </table:table-cell>
          <table:table-cell table:style-name="TableCell5874">
            <text:p text:style-name="P5875">0.0474</text:p>
          </table:table-cell>
          <table:table-cell table:style-name="TableCell5876">
            <text:p text:style-name="P5877">0.2746</text:p>
          </table:table-cell>
        </table:table-row>
        <table:table-row table:style-name="TableRow5878">
          <table:table-cell table:style-name="TableCell5879">
            <text:p text:style-name="P5880">й</text:p>
          </table:table-cell>
          <table:table-cell table:style-name="TableCell5881">
            <text:p text:style-name="P5882">0.0139</text:p>
          </table:table-cell>
          <table:table-cell table:style-name="TableCell5883">
            <text:p text:style-name="P5884">0.0297</text:p>
          </table:table-cell>
          <table:table-cell table:style-name="TableCell5885">
            <text:p text:style-name="P5886">0.065</text:p>
          </table:table-cell>
          <table:table-cell table:style-name="TableCell5887">
            <text:p text:style-name="P5888">0.0195</text:p>
          </table:table-cell>
          <table:table-cell table:style-name="TableCell5889">
            <text:p text:style-name="P5890">0.0433</text:p>
          </table:table-cell>
          <table:table-cell table:style-name="TableCell5891">
            <text:p text:style-name="P5892">0.011</text:p>
          </table:table-cell>
          <table:table-cell table:style-name="TableCell5893">
            <text:p text:style-name="P5894">0.0066</text:p>
          </table:table-cell>
          <table:table-cell table:style-name="TableCell5895">
            <text:p text:style-name="P5896">0.0206</text:p>
          </table:table-cell>
          <table:table-cell table:style-name="TableCell5897">
            <text:p text:style-name="P5898">0.0551</text:p>
          </table:table-cell>
          <table:table-cell table:style-name="TableCell5899">
            <text:p text:style-name="P5900">0</text:p>
          </table:table-cell>
          <table:table-cell table:style-name="TableCell5901">
            <text:p text:style-name="P5902">0.058</text:p>
          </table:table-cell>
          <table:table-cell table:style-name="TableCell5903">
            <text:p text:style-name="P5904">0.0169</text:p>
          </table:table-cell>
          <table:table-cell table:style-name="TableCell5905">
            <text:p text:style-name="P5906">0.0962</text:p>
          </table:table-cell>
          <table:table-cell table:style-name="TableCell5907">
            <text:p text:style-name="P5908">0.0998</text:p>
          </table:table-cell>
          <table:table-cell table:style-name="TableCell5909">
            <text:p text:style-name="P5910">0.0602</text:p>
          </table:table-cell>
          <table:table-cell table:style-name="TableCell5911">
            <text:p text:style-name="P5912">0.0973</text:p>
          </table:table-cell>
          <table:table-cell table:style-name="TableCell5913">
            <text:p text:style-name="P5914">0.0477</text:p>
          </table:table-cell>
          <table:table-cell table:style-name="TableCell5915">
            <text:p text:style-name="P5916">0.1391</text:p>
          </table:table-cell>
          <table:table-cell table:style-name="TableCell5917">
            <text:p text:style-name="P5918">0.1142</text:p>
          </table:table-cell>
          <table:table-cell table:style-name="TableCell5919">
            <text:p text:style-name="P5920">0.0173</text:p>
          </table:table-cell>
          <table:table-cell table:style-name="TableCell5921">
            <text:p text:style-name="P5922">0.0077</text:p>
          </table:table-cell>
          <table:table-cell table:style-name="TableCell5923">
            <text:p text:style-name="P5924">0.0059</text:p>
          </table:table-cell>
          <table:table-cell table:style-name="TableCell5925">
            <text:p text:style-name="P5926">0.0103</text:p>
          </table:table-cell>
          <table:table-cell table:style-name="TableCell5927">
            <text:p text:style-name="P5928">0.0363</text:p>
          </table:table-cell>
          <table:table-cell table:style-name="TableCell5929">
            <text:p text:style-name="P5930">0.015</text:p>
          </table:table-cell>
          <table:table-cell table:style-name="TableCell5931">
            <text:p text:style-name="P5932">0.0007</text:p>
          </table:table-cell>
          <table:table-cell table:style-name="TableCell5933">
            <text:p text:style-name="P5934">0</text:p>
          </table:table-cell>
          <table:table-cell table:style-name="TableCell5935">
            <text:p text:style-name="P5936">0</text:p>
          </table:table-cell>
          <table:table-cell table:style-name="TableCell5937">
            <text:p text:style-name="P5938">0</text:p>
          </table:table-cell>
          <table:table-cell table:style-name="TableCell5939">
            <text:p text:style-name="P5940">0.0139</text:p>
          </table:table-cell>
          <table:table-cell table:style-name="TableCell5941">
            <text:p text:style-name="P5942">0.0004</text:p>
          </table:table-cell>
          <table:table-cell table:style-name="TableCell5943">
            <text:p text:style-name="P5944">0.011</text:p>
          </table:table-cell>
        </table:table-row>
        <table:table-row table:style-name="TableRow5945">
          <table:table-cell table:style-name="TableCell5946">
            <text:p text:style-name="P5947">к</text:p>
          </table:table-cell>
          <table:table-cell table:style-name="TableCell5948">
            <text:p text:style-name="P5949">0.7598</text:p>
          </table:table-cell>
          <table:table-cell table:style-name="TableCell5950">
            <text:p text:style-name="P5951">0.0132</text:p>
          </table:table-cell>
          <table:table-cell table:style-name="TableCell5952">
            <text:p text:style-name="P5953">0.0639</text:p>
          </table:table-cell>
          <table:table-cell table:style-name="TableCell5954">
            <text:p text:style-name="P5955">0.0106</text:p>
          </table:table-cell>
          <table:table-cell table:style-name="TableCell5956">
            <text:p text:style-name="P5957">0.0143</text:p>
          </table:table-cell>
          <table:table-cell table:style-name="TableCell5958">
            <text:p text:style-name="P5959">0.0631</text:p>
          </table:table-cell>
          <table:table-cell table:style-name="TableCell5960">
            <text:p text:style-name="P5961">0.0092</text:p>
          </table:table-cell>
          <table:table-cell table:style-name="TableCell5962">
            <text:p text:style-name="P5963">0.0095</text:p>
          </table:table-cell>
          <table:table-cell table:style-name="TableCell5964">
            <text:p text:style-name="P5965">0.4038</text:p>
          </table:table-cell>
          <table:table-cell table:style-name="TableCell5966">
            <text:p text:style-name="P5967">0</text:p>
          </table:table-cell>
          <table:table-cell table:style-name="TableCell5968">
            <text:p text:style-name="P5969">0.0341</text:p>
          </table:table-cell>
          <table:table-cell table:style-name="TableCell5970">
            <text:p text:style-name="P5971">0.1098</text:p>
          </table:table-cell>
          <table:table-cell table:style-name="TableCell5972">
            <text:p text:style-name="P5973">0.0279</text:p>
          </table:table-cell>
          <table:table-cell table:style-name="TableCell5974">
            <text:p text:style-name="P5975">0.0855</text:p>
          </table:table-cell>
          <table:table-cell table:style-name="TableCell5976">
            <text:p text:style-name="P5977">0.9812</text:p>
          </table:table-cell>
          <table:table-cell table:style-name="TableCell5978">
            <text:p text:style-name="P5979">0.0422</text:p>
          </table:table-cell>
          <table:table-cell table:style-name="TableCell5980">
            <text:p text:style-name="P5981">0.2202</text:p>
          </table:table-cell>
          <table:table-cell table:style-name="TableCell5982">
            <text:p text:style-name="P5983">0.0683</text:p>
          </table:table-cell>
          <table:table-cell table:style-name="TableCell5984">
            <text:p text:style-name="P5985">0.174</text:p>
          </table:table-cell>
          <table:table-cell table:style-name="TableCell5986">
            <text:p text:style-name="P5987">0.1931</text:p>
          </table:table-cell>
          <table:table-cell table:style-name="TableCell5988">
            <text:p text:style-name="P5989">0.0015</text:p>
          </table:table-cell>
          <table:table-cell table:style-name="TableCell5990">
            <text:p text:style-name="P5991">0.0055</text:p>
          </table:table-cell>
          <table:table-cell table:style-name="TableCell5992">
            <text:p text:style-name="P5993">0.0184</text:p>
          </table:table-cell>
          <table:table-cell table:style-name="TableCell5994">
            <text:p text:style-name="P5995">0.0128</text:p>
          </table:table-cell>
          <table:table-cell table:style-name="TableCell5996">
            <text:p text:style-name="P5997">0.0095</text:p>
          </table:table-cell>
          <table:table-cell table:style-name="TableCell5998">
            <text:p text:style-name="P5999">0.0004</text:p>
          </table:table-cell>
          <table:table-cell table:style-name="TableCell6000">
            <text:p text:style-name="P6001">0</text:p>
          </table:table-cell>
          <table:table-cell table:style-name="TableCell6002">
            <text:p text:style-name="P6003">0</text:p>
          </table:table-cell>
          <table:table-cell table:style-name="TableCell6004">
            <text:p text:style-name="P6005">0.0004</text:p>
          </table:table-cell>
          <table:table-cell table:style-name="TableCell6006">
            <text:p text:style-name="P6007">0.0095</text:p>
          </table:table-cell>
          <table:table-cell table:style-name="TableCell6008">
            <text:p text:style-name="P6009">0.0007</text:p>
          </table:table-cell>
          <table:table-cell table:style-name="TableCell6010">
            <text:p text:style-name="P6011">0.0077</text:p>
          </table:table-cell>
        </table:table-row>
        <table:table-row table:style-name="TableRow6012">
          <table:table-cell table:style-name="TableCell6013">
            <text:p text:style-name="P6014">л</text:p>
          </table:table-cell>
          <table:table-cell table:style-name="TableCell6015">
            <text:p text:style-name="P6016">0.6196</text:p>
          </table:table-cell>
          <table:table-cell table:style-name="TableCell6017">
            <text:p text:style-name="P6018">0.0173</text:p>
          </table:table-cell>
          <table:table-cell table:style-name="TableCell6019">
            <text:p text:style-name="P6020">0.0507</text:p>
          </table:table-cell>
          <table:table-cell table:style-name="TableCell6021">
            <text:p text:style-name="P6022">0.0389</text:p>
          </table:table-cell>
          <table:table-cell table:style-name="TableCell6023">
            <text:p text:style-name="P6024">0.029</text:p>
          </table:table-cell>
          <table:table-cell table:style-name="TableCell6025">
            <text:p text:style-name="P6026">0.5223</text:p>
          </table:table-cell>
          <table:table-cell table:style-name="TableCell6027">
            <text:p text:style-name="P6028">0.0301</text:p>
          </table:table-cell>
          <table:table-cell table:style-name="TableCell6029">
            <text:p text:style-name="P6030">0.0224</text:p>
          </table:table-cell>
          <table:table-cell table:style-name="TableCell6031">
            <text:p text:style-name="P6032">0.91</text:p>
          </table:table-cell>
          <table:table-cell table:style-name="TableCell6033">
            <text:p text:style-name="P6034">0</text:p>
          </table:table-cell>
          <table:table-cell table:style-name="TableCell6035">
            <text:p text:style-name="P6036">0.0852</text:p>
          </table:table-cell>
          <table:table-cell table:style-name="TableCell6037">
            <text:p text:style-name="P6038">0.047</text:p>
          </table:table-cell>
          <table:table-cell table:style-name="TableCell6039">
            <text:p text:style-name="P6040">0.025</text:p>
          </table:table-cell>
          <table:table-cell table:style-name="TableCell6041">
            <text:p text:style-name="P6042">0.1017</text:p>
          </table:table-cell>
          <table:table-cell table:style-name="TableCell6043">
            <text:p text:style-name="P6044">0.6607</text:p>
          </table:table-cell>
          <table:table-cell table:style-name="TableCell6045">
            <text:p text:style-name="P6046">0.0521</text:p>
          </table:table-cell>
          <table:table-cell table:style-name="TableCell6047">
            <text:p text:style-name="P6048">0.015</text:p>
          </table:table-cell>
          <table:table-cell table:style-name="TableCell6049">
            <text:p text:style-name="P6050">0.2235</text:p>
          </table:table-cell>
          <table:table-cell table:style-name="TableCell6051">
            <text:p text:style-name="P6052">0.0261</text:p>
          </table:table-cell>
          <table:table-cell table:style-name="TableCell6053">
            <text:p text:style-name="P6054">0.1479</text:p>
          </table:table-cell>
          <table:table-cell table:style-name="TableCell6055">
            <text:p text:style-name="P6056">0.0059</text:p>
          </table:table-cell>
          <table:table-cell table:style-name="TableCell6057">
            <text:p text:style-name="P6058">0.004</text:p>
          </table:table-cell>
          <table:table-cell table:style-name="TableCell6059">
            <text:p text:style-name="P6060">0.0007</text:p>
          </table:table-cell>
          <table:table-cell table:style-name="TableCell6061">
            <text:p text:style-name="P6062">0.0323</text:p>
          </table:table-cell>
          <table:table-cell table:style-name="TableCell6063">
            <text:p text:style-name="P6064">0.0117</text:p>
          </table:table-cell>
          <table:table-cell table:style-name="TableCell6065">
            <text:p text:style-name="P6066">0.0007</text:p>
          </table:table-cell>
          <table:table-cell table:style-name="TableCell6067">
            <text:p text:style-name="P6068">0</text:p>
          </table:table-cell>
          <table:table-cell table:style-name="TableCell6069">
            <text:p text:style-name="P6070">0.0815</text:p>
          </table:table-cell>
          <table:table-cell table:style-name="TableCell6071">
            <text:p text:style-name="P6072">0.5044</text:p>
          </table:table-cell>
          <table:table-cell table:style-name="TableCell6073">
            <text:p text:style-name="P6074">0.0066</text:p>
          </table:table-cell>
          <table:table-cell table:style-name="TableCell6075">
            <text:p text:style-name="P6076">0.1296</text:p>
          </table:table-cell>
          <table:table-cell table:style-name="TableCell6077">
            <text:p text:style-name="P6078">0.2507</text:p>
          </table:table-cell>
        </table:table-row>
        <table:table-row table:style-name="TableRow6079">
          <table:table-cell table:style-name="TableCell6080">
            <text:p text:style-name="P6081">м</text:p>
          </table:table-cell>
          <table:table-cell table:style-name="TableCell6082">
            <text:p text:style-name="P6083">0.3491</text:p>
          </table:table-cell>
          <table:table-cell table:style-name="TableCell6084">
            <text:p text:style-name="P6085">0.0418</text:p>
          </table:table-cell>
          <table:table-cell table:style-name="TableCell6086">
            <text:p text:style-name="P6087">0.0686</text:p>
          </table:table-cell>
          <table:table-cell table:style-name="TableCell6088">
            <text:p text:style-name="P6089">0.0231</text:p>
          </table:table-cell>
          <table:table-cell table:style-name="TableCell6090">
            <text:p text:style-name="P6091">0.0378</text:p>
          </table:table-cell>
          <table:table-cell table:style-name="TableCell6092">
            <text:p text:style-name="P6093">0.5242</text:p>
          </table:table-cell>
          <table:table-cell table:style-name="TableCell6094">
            <text:p text:style-name="P6095">0.0037</text:p>
          </table:table-cell>
          <table:table-cell table:style-name="TableCell6096">
            <text:p text:style-name="P6097">0.0206</text:p>
          </table:table-cell>
          <table:table-cell table:style-name="TableCell6098">
            <text:p text:style-name="P6099">0.4346</text:p>
          </table:table-cell>
          <table:table-cell table:style-name="TableCell6100">
            <text:p text:style-name="P6101">0</text:p>
          </table:table-cell>
          <table:table-cell table:style-name="TableCell6102">
            <text:p text:style-name="P6103">0.0488</text:p>
          </table:table-cell>
          <table:table-cell table:style-name="TableCell6104">
            <text:p text:style-name="P6105">0.0253</text:p>
          </table:table-cell>
          <table:table-cell table:style-name="TableCell6106">
            <text:p text:style-name="P6107">0.0661</text:p>
          </table:table-cell>
          <table:table-cell table:style-name="TableCell6108">
            <text:p text:style-name="P6109">0.2467</text:p>
          </table:table-cell>
          <table:table-cell table:style-name="TableCell6110">
            <text:p text:style-name="P6111">0.5543</text:p>
          </table:table-cell>
          <table:table-cell table:style-name="TableCell6112">
            <text:p text:style-name="P6113">0.1321</text:p>
          </table:table-cell>
          <table:table-cell table:style-name="TableCell6114">
            <text:p text:style-name="P6115">0.0371</text:p>
          </table:table-cell>
          <table:table-cell table:style-name="TableCell6116">
            <text:p text:style-name="P6117">0.1153</text:p>
          </table:table-cell>
          <table:table-cell table:style-name="TableCell6118">
            <text:p text:style-name="P6119">0.0433</text:p>
          </table:table-cell>
          <table:table-cell table:style-name="TableCell6120">
            <text:p text:style-name="P6121">0.2122</text:p>
          </table:table-cell>
          <table:table-cell table:style-name="TableCell6122">
            <text:p text:style-name="P6123">0.0033</text:p>
          </table:table-cell>
          <table:table-cell table:style-name="TableCell6124">
            <text:p text:style-name="P6125">0.0048</text:p>
          </table:table-cell>
          <table:table-cell table:style-name="TableCell6126">
            <text:p text:style-name="P6127">0.0018</text:p>
          </table:table-cell>
          <table:table-cell table:style-name="TableCell6128">
            <text:p text:style-name="P6129">0.0356</text:p>
          </table:table-cell>
          <table:table-cell table:style-name="TableCell6130">
            <text:p text:style-name="P6131">0.0055</text:p>
          </table:table-cell>
          <table:table-cell table:style-name="TableCell6132">
            <text:p text:style-name="P6133">0.0011</text:p>
          </table:table-cell>
          <table:table-cell table:style-name="TableCell6134">
            <text:p text:style-name="P6135">0</text:p>
          </table:table-cell>
          <table:table-cell table:style-name="TableCell6136">
            <text:p text:style-name="P6137">0.2257</text:p>
          </table:table-cell>
          <table:table-cell table:style-name="TableCell6138">
            <text:p text:style-name="P6139">0.0103</text:p>
          </table:table-cell>
          <table:table-cell table:style-name="TableCell6140">
            <text:p text:style-name="P6141">0.0121</text:p>
          </table:table-cell>
          <table:table-cell table:style-name="TableCell6142">
            <text:p text:style-name="P6143">0.0004</text:p>
          </table:table-cell>
          <table:table-cell table:style-name="TableCell6144">
            <text:p text:style-name="P6145">0.0664</text:p>
          </table:table-cell>
        </table:table-row>
        <table:table-row table:style-name="TableRow6146">
          <table:table-cell table:style-name="TableCell6147">
            <text:p text:style-name="P6148">н</text:p>
          </table:table-cell>
          <table:table-cell table:style-name="TableCell6149">
            <text:p text:style-name="P6150">1.2591</text:p>
          </table:table-cell>
          <table:table-cell table:style-name="TableCell6151">
            <text:p text:style-name="P6152">0.0106</text:p>
          </table:table-cell>
          <table:table-cell table:style-name="TableCell6153">
            <text:p text:style-name="P6154">0.022</text:p>
          </table:table-cell>
          <table:table-cell table:style-name="TableCell6155">
            <text:p text:style-name="P6156">0.0492</text:p>
          </table:table-cell>
          <table:table-cell table:style-name="TableCell6157">
            <text:p text:style-name="P6158">0.1299</text:p>
          </table:table-cell>
          <table:table-cell table:style-name="TableCell6159">
            <text:p text:style-name="P6160">1.1427</text:p>
          </table:table-cell>
          <table:table-cell table:style-name="TableCell6161">
            <text:p text:style-name="P6162">0.0037</text:p>
          </table:table-cell>
          <table:table-cell table:style-name="TableCell6163">
            <text:p text:style-name="P6164">0.0147</text:p>
          </table:table-cell>
          <table:table-cell table:style-name="TableCell6165">
            <text:p text:style-name="P6166">1.0014</text:p>
          </table:table-cell>
          <table:table-cell table:style-name="TableCell6167">
            <text:p text:style-name="P6168">0</text:p>
          </table:table-cell>
          <table:table-cell table:style-name="TableCell6169">
            <text:p text:style-name="P6170">0.0529</text:p>
          </table:table-cell>
          <table:table-cell table:style-name="TableCell6171">
            <text:p text:style-name="P6172">0.0022</text:p>
          </table:table-cell>
          <table:table-cell table:style-name="TableCell6173">
            <text:p text:style-name="P6174">0.0128</text:p>
          </table:table-cell>
          <table:table-cell table:style-name="TableCell6175">
            <text:p text:style-name="P6176">0.3931</text:p>
          </table:table-cell>
          <table:table-cell table:style-name="TableCell6177">
            <text:p text:style-name="P6178">1.1944</text:p>
          </table:table-cell>
          <table:table-cell table:style-name="TableCell6179">
            <text:p text:style-name="P6180">0.0338</text:p>
          </table:table-cell>
          <table:table-cell table:style-name="TableCell6181">
            <text:p text:style-name="P6182">0.0147</text:p>
          </table:table-cell>
          <table:table-cell table:style-name="TableCell6183">
            <text:p text:style-name="P6184">0.1145</text:p>
          </table:table-cell>
          <table:table-cell table:style-name="TableCell6185">
            <text:p text:style-name="P6186">0.1509</text:p>
          </table:table-cell>
          <table:table-cell table:style-name="TableCell6187">
            <text:p text:style-name="P6188">0.3315</text:p>
          </table:table-cell>
          <table:table-cell table:style-name="TableCell6189">
            <text:p text:style-name="P6190">0.0198</text:p>
          </table:table-cell>
          <table:table-cell table:style-name="TableCell6191">
            <text:p text:style-name="P6192">0.0026</text:p>
          </table:table-cell>
          <table:table-cell table:style-name="TableCell6193">
            <text:p text:style-name="P6194">0.0518</text:p>
          </table:table-cell>
          <table:table-cell table:style-name="TableCell6195">
            <text:p text:style-name="P6196">0.015</text:p>
          </table:table-cell>
          <table:table-cell table:style-name="TableCell6197">
            <text:p text:style-name="P6198">0.0015</text:p>
          </table:table-cell>
          <table:table-cell table:style-name="TableCell6199">
            <text:p text:style-name="P6200">0.0037</text:p>
          </table:table-cell>
          <table:table-cell table:style-name="TableCell6201">
            <text:p text:style-name="P6202">0.0004</text:p>
          </table:table-cell>
          <table:table-cell table:style-name="TableCell6203">
            <text:p text:style-name="P6204">0.5069</text:p>
          </table:table-cell>
          <table:table-cell table:style-name="TableCell6205">
            <text:p text:style-name="P6206">0.0752</text:p>
          </table:table-cell>
          <table:table-cell table:style-name="TableCell6207">
            <text:p text:style-name="P6208">0.0026</text:p>
          </table:table-cell>
          <table:table-cell table:style-name="TableCell6209">
            <text:p text:style-name="P6210">0.0125</text:p>
          </table:table-cell>
          <table:table-cell table:style-name="TableCell6211">
            <text:p text:style-name="P6212">0.1487</text:p>
          </table:table-cell>
        </table:table-row>
        <table:table-row table:style-name="TableRow6213">
          <table:table-cell table:style-name="TableCell6214">
            <text:p text:style-name="P6215">о</text:p>
          </table:table-cell>
          <table:table-cell table:style-name="TableCell6216">
            <text:p text:style-name="P6217">0.0246</text:p>
          </table:table-cell>
          <table:table-cell table:style-name="TableCell6218">
            <text:p text:style-name="P6219">0.5686</text:p>
          </table:table-cell>
          <table:table-cell table:style-name="TableCell6220">
            <text:p text:style-name="P6221">1.055</text:p>
          </table:table-cell>
          <table:table-cell table:style-name="TableCell6222">
            <text:p text:style-name="P6223">0.5737</text:p>
          </table:table-cell>
          <table:table-cell table:style-name="TableCell6224">
            <text:p text:style-name="P6225">0.5602</text:p>
          </table:table-cell>
          <table:table-cell table:style-name="TableCell6226">
            <text:p text:style-name="P6227">0.2592</text:p>
          </table:table-cell>
          <table:table-cell table:style-name="TableCell6228">
            <text:p text:style-name="P6229">0.2724</text:p>
          </table:table-cell>
          <table:table-cell table:style-name="TableCell6230">
            <text:p text:style-name="P6231">0.2702</text:p>
          </table:table-cell>
          <table:table-cell table:style-name="TableCell6232">
            <text:p text:style-name="P6233">0.1912</text:p>
          </table:table-cell>
          <table:table-cell table:style-name="TableCell6234">
            <text:p text:style-name="P6235">0.4221</text:p>
          </table:table-cell>
          <table:table-cell table:style-name="TableCell6236">
            <text:p text:style-name="P6237">0.3557</text:p>
          </table:table-cell>
          <table:table-cell table:style-name="TableCell6238">
            <text:p text:style-name="P6239">0.7514</text:p>
          </table:table-cell>
          <table:table-cell table:style-name="TableCell6240">
            <text:p text:style-name="P6241">0.6908</text:p>
          </table:table-cell>
          <table:table-cell table:style-name="TableCell6242">
            <text:p text:style-name="P6243">0.9034</text:p>
          </table:table-cell>
          <table:table-cell table:style-name="TableCell6244">
            <text:p text:style-name="P6245">0.1795</text:p>
          </table:table-cell>
          <table:table-cell table:style-name="TableCell6246">
            <text:p text:style-name="P6247">0.4108</text:p>
          </table:table-cell>
          <table:table-cell table:style-name="TableCell6248">
            <text:p text:style-name="P6249">0.7015</text:p>
          </table:table-cell>
          <table:table-cell table:style-name="TableCell6250">
            <text:p text:style-name="P6251">0.9716</text:p>
          </table:table-cell>
          <table:table-cell table:style-name="TableCell6252">
            <text:p text:style-name="P6253">0.8564</text:p>
          </table:table-cell>
          <table:table-cell table:style-name="TableCell6254">
            <text:p text:style-name="P6255">0.0609</text:p>
          </table:table-cell>
          <table:table-cell table:style-name="TableCell6256">
            <text:p text:style-name="P6257">0.0264</text:p>
          </table:table-cell>
          <table:table-cell table:style-name="TableCell6258">
            <text:p text:style-name="P6259">0.0848</text:p>
          </table:table-cell>
          <table:table-cell table:style-name="TableCell6260">
            <text:p text:style-name="P6261">0.0305</text:p>
          </table:table-cell>
          <table:table-cell table:style-name="TableCell6262">
            <text:p text:style-name="P6263">0.2867</text:p>
          </table:table-cell>
          <table:table-cell table:style-name="TableCell6264">
            <text:p text:style-name="P6265">0.0786</text:p>
          </table:table-cell>
          <table:table-cell table:style-name="TableCell6266">
            <text:p text:style-name="P6267">0.0253</text:p>
          </table:table-cell>
          <table:table-cell table:style-name="TableCell6268">
            <text:p text:style-name="P6269">0</text:p>
          </table:table-cell>
          <table:table-cell table:style-name="TableCell6270">
            <text:p text:style-name="P6271">0</text:p>
          </table:table-cell>
          <table:table-cell table:style-name="TableCell6272">
            <text:p text:style-name="P6273">0</text:p>
          </table:table-cell>
          <table:table-cell table:style-name="TableCell6274">
            <text:p text:style-name="P6275">0.0448</text:p>
          </table:table-cell>
          <table:table-cell table:style-name="TableCell6276">
            <text:p text:style-name="P6277">0.0206</text:p>
          </table:table-cell>
          <table:table-cell table:style-name="TableCell6278">
            <text:p text:style-name="P6279">0.1354</text:p>
          </table:table-cell>
        </table:table-row>
        <table:table-row table:style-name="TableRow6280">
          <table:table-cell table:style-name="TableCell6281">
            <text:p text:style-name="P6282">п</text:p>
          </table:table-cell>
          <table:table-cell table:style-name="TableCell6283">
            <text:p text:style-name="P6284">0.2243</text:p>
          </table:table-cell>
          <table:table-cell table:style-name="TableCell6285">
            <text:p text:style-name="P6286">0</text:p>
          </table:table-cell>
          <table:table-cell table:style-name="TableCell6287">
            <text:p text:style-name="P6288">0</text:p>
          </table:table-cell>
          <table:table-cell table:style-name="TableCell6289">
            <text:p text:style-name="P6290">0.0011</text:p>
          </table:table-cell>
          <table:table-cell table:style-name="TableCell6291">
            <text:p text:style-name="P6292">0.0004</text:p>
          </table:table-cell>
          <table:table-cell table:style-name="TableCell6293">
            <text:p text:style-name="P6294">0.2507</text:p>
          </table:table-cell>
          <table:table-cell table:style-name="TableCell6295">
            <text:p text:style-name="P6296">0.0004</text:p>
          </table:table-cell>
          <table:table-cell table:style-name="TableCell6297">
            <text:p text:style-name="P6298">0.0004</text:p>
          </table:table-cell>
          <table:table-cell table:style-name="TableCell6299">
            <text:p text:style-name="P6300">0.1534</text:p>
          </table:table-cell>
          <table:table-cell table:style-name="TableCell6301">
            <text:p text:style-name="P6302">0</text:p>
          </table:table-cell>
          <table:table-cell table:style-name="TableCell6303">
            <text:p text:style-name="P6304">0.0081</text:p>
          </table:table-cell>
          <table:table-cell table:style-name="TableCell6305">
            <text:p text:style-name="P6306">0.1461</text:p>
          </table:table-cell>
          <table:table-cell table:style-name="TableCell6307">
            <text:p text:style-name="P6308">0.0015</text:p>
          </table:table-cell>
          <table:table-cell table:style-name="TableCell6309">
            <text:p text:style-name="P6310">0.0231</text:p>
          </table:table-cell>
          <table:table-cell table:style-name="TableCell6311">
            <text:p text:style-name="P6312">1.0939</text:p>
          </table:table-cell>
          <table:table-cell table:style-name="TableCell6313">
            <text:p text:style-name="P6314">0.0081</text:p>
          </table:table-cell>
          <table:table-cell table:style-name="TableCell6315">
            <text:p text:style-name="P6316">0.8142</text:p>
          </table:table-cell>
          <table:table-cell table:style-name="TableCell6317">
            <text:p text:style-name="P6318">0.0125</text:p>
          </table:table-cell>
          <table:table-cell table:style-name="TableCell6319">
            <text:p text:style-name="P6320">0.0231</text:p>
          </table:table-cell>
          <table:table-cell table:style-name="TableCell6321">
            <text:p text:style-name="P6322">0.0969</text:p>
          </table:table-cell>
          <table:table-cell table:style-name="TableCell6323">
            <text:p text:style-name="P6324">0</text:p>
          </table:table-cell>
          <table:table-cell table:style-name="TableCell6325">
            <text:p text:style-name="P6326">0.0004</text:p>
          </table:table-cell>
          <table:table-cell table:style-name="TableCell6327">
            <text:p text:style-name="P6328">0.0018</text:p>
          </table:table-cell>
          <table:table-cell table:style-name="TableCell6329">
            <text:p text:style-name="P6330">0.0037</text:p>
          </table:table-cell>
          <table:table-cell table:style-name="TableCell6331">
            <text:p text:style-name="P6332">0.0007</text:p>
          </table:table-cell>
          <table:table-cell table:style-name="TableCell6333">
            <text:p text:style-name="P6334">0</text:p>
          </table:table-cell>
          <table:table-cell table:style-name="TableCell6335">
            <text:p text:style-name="P6336">0</text:p>
          </table:table-cell>
          <table:table-cell table:style-name="TableCell6337">
            <text:p text:style-name="P6338">0.0562</text:p>
          </table:table-cell>
          <table:table-cell table:style-name="TableCell6339">
            <text:p text:style-name="P6340">0.0055</text:p>
          </table:table-cell>
          <table:table-cell table:style-name="TableCell6341">
            <text:p text:style-name="P6342">0</text:p>
          </table:table-cell>
          <table:table-cell table:style-name="TableCell6343">
            <text:p text:style-name="P6344">0.0007</text:p>
          </table:table-cell>
          <table:table-cell table:style-name="TableCell6345">
            <text:p text:style-name="P6346">0.0297</text:p>
          </table:table-cell>
        </table:table-row>
        <table:table-row table:style-name="TableRow6347">
          <table:table-cell table:style-name="TableCell6348">
            <text:p text:style-name="P6349">р</text:p>
          </table:table-cell>
          <table:table-cell table:style-name="TableCell6350">
            <text:p text:style-name="P6351">1.0469</text:p>
          </table:table-cell>
          <table:table-cell table:style-name="TableCell6352">
            <text:p text:style-name="P6353">0.0165</text:p>
          </table:table-cell>
          <table:table-cell table:style-name="TableCell6354">
            <text:p text:style-name="P6355">0.0606</text:p>
          </table:table-cell>
          <table:table-cell table:style-name="TableCell6356">
            <text:p text:style-name="P6357">0.0356</text:p>
          </table:table-cell>
          <table:table-cell table:style-name="TableCell6358">
            <text:p text:style-name="P6359">0.0195</text:p>
          </table:table-cell>
          <table:table-cell table:style-name="TableCell6360">
            <text:p text:style-name="P6361">0.7176</text:p>
          </table:table-cell>
          <table:table-cell table:style-name="TableCell6362">
            <text:p text:style-name="P6363">0.0319</text:p>
          </table:table-cell>
          <table:table-cell table:style-name="TableCell6364">
            <text:p text:style-name="P6365">0.0084</text:p>
          </table:table-cell>
          <table:table-cell table:style-name="TableCell6366">
            <text:p text:style-name="P6367">0.5356</text:p>
          </table:table-cell>
          <table:table-cell table:style-name="TableCell6368">
            <text:p text:style-name="P6369">0</text:p>
          </table:table-cell>
          <table:table-cell table:style-name="TableCell6370">
            <text:p text:style-name="P6371">0.0385</text:p>
          </table:table-cell>
          <table:table-cell table:style-name="TableCell6372">
            <text:p text:style-name="P6373">0.0136</text:p>
          </table:table-cell>
          <table:table-cell table:style-name="TableCell6374">
            <text:p text:style-name="P6375">0.0668</text:p>
          </table:table-cell>
          <table:table-cell table:style-name="TableCell6376">
            <text:p text:style-name="P6377">0.1292</text:p>
          </table:table-cell>
          <table:table-cell table:style-name="TableCell6378">
            <text:p text:style-name="P6379">0.9173</text:p>
          </table:table-cell>
          <table:table-cell table:style-name="TableCell6380">
            <text:p text:style-name="P6381">0.0202</text:p>
          </table:table-cell>
          <table:table-cell table:style-name="TableCell6382">
            <text:p text:style-name="P6383">0.018</text:p>
          </table:table-cell>
          <table:table-cell table:style-name="TableCell6384">
            <text:p text:style-name="P6385">0.0448</text:p>
          </table:table-cell>
          <table:table-cell table:style-name="TableCell6386">
            <text:p text:style-name="P6387">0.12</text:p>
          </table:table-cell>
          <table:table-cell table:style-name="TableCell6388">
            <text:p text:style-name="P6389">0.2867</text:p>
          </table:table-cell>
          <table:table-cell table:style-name="TableCell6390">
            <text:p text:style-name="P6391">0.0084</text:p>
          </table:table-cell>
          <table:table-cell table:style-name="TableCell6392">
            <text:p text:style-name="P6393">0.0239</text:p>
          </table:table-cell>
          <table:table-cell table:style-name="TableCell6394">
            <text:p text:style-name="P6395">0.0092</text:p>
          </table:table-cell>
          <table:table-cell table:style-name="TableCell6396">
            <text:p text:style-name="P6397">0.0132</text:p>
          </table:table-cell>
          <table:table-cell table:style-name="TableCell6398">
            <text:p text:style-name="P6399">0.0551</text:p>
          </table:table-cell>
          <table:table-cell table:style-name="TableCell6400">
            <text:p text:style-name="P6401">0.0044</text:p>
          </table:table-cell>
          <table:table-cell table:style-name="TableCell6402">
            <text:p text:style-name="P6403">0</text:p>
          </table:table-cell>
          <table:table-cell table:style-name="TableCell6404">
            <text:p text:style-name="P6405">0.1644</text:p>
          </table:table-cell>
          <table:table-cell table:style-name="TableCell6406">
            <text:p text:style-name="P6407">0.0415</text:p>
          </table:table-cell>
          <table:table-cell table:style-name="TableCell6408">
            <text:p text:style-name="P6409">0.004</text:p>
          </table:table-cell>
          <table:table-cell table:style-name="TableCell6410">
            <text:p text:style-name="P6411">0.0128</text:p>
          </table:table-cell>
          <table:table-cell table:style-name="TableCell6412">
            <text:p text:style-name="P6413">0.1112</text:p>
          </table:table-cell>
        </table:table-row>
        <table:table-row table:style-name="TableRow6414">
          <table:table-cell table:style-name="TableCell6415">
            <text:p text:style-name="P6416">с</text:p>
          </table:table-cell>
          <table:table-cell table:style-name="TableCell6417">
            <text:p text:style-name="P6418">0.2316</text:p>
          </table:table-cell>
          <table:table-cell table:style-name="TableCell6419">
            <text:p text:style-name="P6420">0.0231</text:p>
          </table:table-cell>
          <table:table-cell table:style-name="TableCell6421">
            <text:p text:style-name="P6422">0.1696</text:p>
          </table:table-cell>
          <table:table-cell table:style-name="TableCell6423">
            <text:p text:style-name="P6424">0.0162</text:p>
          </table:table-cell>
          <table:table-cell table:style-name="TableCell6425">
            <text:p text:style-name="P6426">0.0389</text:p>
          </table:table-cell>
          <table:table-cell table:style-name="TableCell6427">
            <text:p text:style-name="P6428">0.3605</text:p>
          </table:table-cell>
          <table:table-cell table:style-name="TableCell6429">
            <text:p text:style-name="P6430">0.0037</text:p>
          </table:table-cell>
          <table:table-cell table:style-name="TableCell6431">
            <text:p text:style-name="P6432">0.0117</text:p>
          </table:table-cell>
          <table:table-cell table:style-name="TableCell6433">
            <text:p text:style-name="P6434">0.2496</text:p>
          </table:table-cell>
          <table:table-cell table:style-name="TableCell6435">
            <text:p text:style-name="P6436">0</text:p>
          </table:table-cell>
          <table:table-cell table:style-name="TableCell6437">
            <text:p text:style-name="P6438">0.4559</text:p>
          </table:table-cell>
          <table:table-cell table:style-name="TableCell6439">
            <text:p text:style-name="P6440">0.3979</text:p>
          </table:table-cell>
          <table:table-cell table:style-name="TableCell6441">
            <text:p text:style-name="P6442">0.1153</text:p>
          </table:table-cell>
          <table:table-cell table:style-name="TableCell6443">
            <text:p text:style-name="P6444">0.1582</text:p>
          </table:table-cell>
          <table:table-cell table:style-name="TableCell6445">
            <text:p text:style-name="P6446">0.3608</text:p>
          </table:table-cell>
          <table:table-cell table:style-name="TableCell6447">
            <text:p text:style-name="P6448">0.2669</text:p>
          </table:table-cell>
          <table:table-cell table:style-name="TableCell6449">
            <text:p text:style-name="P6450">0.0547</text:p>
          </table:table-cell>
          <table:table-cell table:style-name="TableCell6451">
            <text:p text:style-name="P6452">0.123</text:p>
          </table:table-cell>
          <table:table-cell table:style-name="TableCell6453">
            <text:p text:style-name="P6454">1.3233</text:p>
          </table:table-cell>
          <table:table-cell table:style-name="TableCell6455">
            <text:p text:style-name="P6456">0.1178</text:p>
          </table:table-cell>
          <table:table-cell table:style-name="TableCell6457">
            <text:p text:style-name="P6458">0.018</text:p>
          </table:table-cell>
          <table:table-cell table:style-name="TableCell6459">
            <text:p text:style-name="P6460">0.0235</text:p>
          </table:table-cell>
          <table:table-cell table:style-name="TableCell6461">
            <text:p text:style-name="P6462">0.011</text:p>
          </table:table-cell>
          <table:table-cell table:style-name="TableCell6463">
            <text:p text:style-name="P6464">0.0492</text:p>
          </table:table-cell>
          <table:table-cell table:style-name="TableCell6465">
            <text:p text:style-name="P6466">0.015</text:p>
          </table:table-cell>
          <table:table-cell table:style-name="TableCell6467">
            <text:p text:style-name="P6468">0</text:p>
          </table:table-cell>
          <table:table-cell table:style-name="TableCell6469">
            <text:p text:style-name="P6470">0.0029</text:p>
          </table:table-cell>
          <table:table-cell table:style-name="TableCell6471">
            <text:p text:style-name="P6472">0.0356</text:p>
          </table:table-cell>
          <table:table-cell table:style-name="TableCell6473">
            <text:p text:style-name="P6474">0.33</text:p>
          </table:table-cell>
          <table:table-cell table:style-name="TableCell6475">
            <text:p text:style-name="P6476">0.0081</text:p>
          </table:table-cell>
          <table:table-cell table:style-name="TableCell6477">
            <text:p text:style-name="P6478">0.0143</text:p>
          </table:table-cell>
          <table:table-cell table:style-name="TableCell6479">
            <text:p text:style-name="P6480">0.5117</text:p>
          </table:table-cell>
        </table:table-row>
        <table:table-row table:style-name="TableRow6481">
          <table:table-cell table:style-name="TableCell6482">
            <text:p text:style-name="P6483">т</text:p>
          </table:table-cell>
          <table:table-cell table:style-name="TableCell6484">
            <text:p text:style-name="P6485">0.6886</text:p>
          </table:table-cell>
          <table:table-cell table:style-name="TableCell6486">
            <text:p text:style-name="P6487">0.0286</text:p>
          </table:table-cell>
          <table:table-cell table:style-name="TableCell6488">
            <text:p text:style-name="P6489">0.3671</text:p>
          </table:table-cell>
          <table:table-cell table:style-name="TableCell6490">
            <text:p text:style-name="P6491">0.0143</text:p>
          </table:table-cell>
          <table:table-cell table:style-name="TableCell6492">
            <text:p text:style-name="P6493">0.0437</text:p>
          </table:table-cell>
          <table:table-cell table:style-name="TableCell6494">
            <text:p text:style-name="P6495">0.6626</text:p>
          </table:table-cell>
          <table:table-cell table:style-name="TableCell6496">
            <text:p text:style-name="P6497">0.0084</text:p>
          </table:table-cell>
          <table:table-cell table:style-name="TableCell6498">
            <text:p text:style-name="P6499">0.0165</text:p>
          </table:table-cell>
          <table:table-cell table:style-name="TableCell6500">
            <text:p text:style-name="P6501">0.5921</text:p>
          </table:table-cell>
          <table:table-cell table:style-name="TableCell6502">
            <text:p text:style-name="P6503">0</text:p>
          </table:table-cell>
          <table:table-cell table:style-name="TableCell6504">
            <text:p text:style-name="P6505">0.141</text:p>
          </table:table-cell>
          <table:table-cell table:style-name="TableCell6506">
            <text:p text:style-name="P6507">0.0415</text:p>
          </table:table-cell>
          <table:table-cell table:style-name="TableCell6508">
            <text:p text:style-name="P6509">0.0521</text:p>
          </table:table-cell>
          <table:table-cell table:style-name="TableCell6510">
            <text:p text:style-name="P6511">0.2335</text:p>
          </table:table-cell>
          <table:table-cell table:style-name="TableCell6512">
            <text:p text:style-name="P6513">1.411</text:p>
          </table:table-cell>
          <table:table-cell table:style-name="TableCell6514">
            <text:p text:style-name="P6515">0.094</text:p>
          </table:table-cell>
          <table:table-cell table:style-name="TableCell6516">
            <text:p text:style-name="P6517">0.3803</text:p>
          </table:table-cell>
          <table:table-cell table:style-name="TableCell6518">
            <text:p text:style-name="P6519">0.3098</text:p>
          </table:table-cell>
          <table:table-cell table:style-name="TableCell6520">
            <text:p text:style-name="P6521">0.0507</text:p>
          </table:table-cell>
          <table:table-cell table:style-name="TableCell6522">
            <text:p text:style-name="P6523">0.1626</text:p>
          </table:table-cell>
          <table:table-cell table:style-name="TableCell6524">
            <text:p text:style-name="P6525">0.0048</text:p>
          </table:table-cell>
          <table:table-cell table:style-name="TableCell6526">
            <text:p text:style-name="P6527">0.0051</text:p>
          </table:table-cell>
          <table:table-cell table:style-name="TableCell6528">
            <text:p text:style-name="P6529">0.0048</text:p>
          </table:table-cell>
          <table:table-cell table:style-name="TableCell6530">
            <text:p text:style-name="P6531">0.047</text:p>
          </table:table-cell>
          <table:table-cell table:style-name="TableCell6532">
            <text:p text:style-name="P6533">0.0044</text:p>
          </table:table-cell>
          <table:table-cell table:style-name="TableCell6534">
            <text:p text:style-name="P6535">0.0018</text:p>
          </table:table-cell>
          <table:table-cell table:style-name="TableCell6536">
            <text:p text:style-name="P6537">0</text:p>
          </table:table-cell>
          <table:table-cell table:style-name="TableCell6538">
            <text:p text:style-name="P6539">0.2584</text:p>
          </table:table-cell>
          <table:table-cell table:style-name="TableCell6540">
            <text:p text:style-name="P6541">0.6607</text:p>
          </table:table-cell>
          <table:table-cell table:style-name="TableCell6542">
            <text:p text:style-name="P6543">0.0176</text:p>
          </table:table-cell>
          <table:table-cell table:style-name="TableCell6544">
            <text:p text:style-name="P6545">0.0011</text:p>
          </table:table-cell>
          <table:table-cell table:style-name="TableCell6546">
            <text:p text:style-name="P6547">0.0808</text:p>
          </table:table-cell>
        </table:table-row>
        <table:table-row table:style-name="TableRow6548">
          <table:table-cell table:style-name="TableCell6549">
            <text:p text:style-name="P6550">у</text:p>
          </table:table-cell>
          <table:table-cell table:style-name="TableCell6551">
            <text:p text:style-name="P6552">0.0195</text:p>
          </table:table-cell>
          <table:table-cell table:style-name="TableCell6553">
            <text:p text:style-name="P6554">0.0888</text:p>
          </table:table-cell>
          <table:table-cell table:style-name="TableCell6555">
            <text:p text:style-name="P6556">0.1112</text:p>
          </table:table-cell>
          <table:table-cell table:style-name="TableCell6557">
            <text:p text:style-name="P6558">0.1252</text:p>
          </table:table-cell>
          <table:table-cell table:style-name="TableCell6559">
            <text:p text:style-name="P6560">0.1575</text:p>
          </table:table-cell>
          <table:table-cell table:style-name="TableCell6561">
            <text:p text:style-name="P6562">0.0437</text:p>
          </table:table-cell>
          <table:table-cell table:style-name="TableCell6563">
            <text:p text:style-name="P6564">0.105</text:p>
          </table:table-cell>
          <table:table-cell table:style-name="TableCell6565">
            <text:p text:style-name="P6566">0.0565</text:p>
          </table:table-cell>
          <table:table-cell table:style-name="TableCell6567">
            <text:p text:style-name="P6568">0.0496</text:p>
          </table:table-cell>
          <table:table-cell table:style-name="TableCell6569">
            <text:p text:style-name="P6570">0.0121</text:p>
          </table:table-cell>
          <table:table-cell table:style-name="TableCell6571">
            <text:p text:style-name="P6572">0.1013</text:p>
          </table:table-cell>
          <table:table-cell table:style-name="TableCell6573">
            <text:p text:style-name="P6574">0.2122</text:p>
          </table:table-cell>
          <table:table-cell table:style-name="TableCell6575">
            <text:p text:style-name="P6576">0.1494</text:p>
          </table:table-cell>
          <table:table-cell table:style-name="TableCell6577">
            <text:p text:style-name="P6578">0.1101</text:p>
          </table:table-cell>
          <table:table-cell table:style-name="TableCell6579">
            <text:p text:style-name="P6580">0.0294</text:p>
          </table:table-cell>
          <table:table-cell table:style-name="TableCell6581">
            <text:p text:style-name="P6582">0.1461</text:p>
          </table:table-cell>
          <table:table-cell table:style-name="TableCell6583">
            <text:p text:style-name="P6584">0.091</text:p>
          </table:table-cell>
          <table:table-cell table:style-name="TableCell6585">
            <text:p text:style-name="P6586">0.2118</text:p>
          </table:table-cell>
          <table:table-cell table:style-name="TableCell6587">
            <text:p text:style-name="P6588">0.2235</text:p>
          </table:table-cell>
          <table:table-cell table:style-name="TableCell6589">
            <text:p text:style-name="P6590">0.0099</text:p>
          </table:table-cell>
          <table:table-cell table:style-name="TableCell6591">
            <text:p text:style-name="P6592">0.0037</text:p>
          </table:table-cell>
          <table:table-cell table:style-name="TableCell6593">
            <text:p text:style-name="P6594">0.0444</text:p>
          </table:table-cell>
          <table:table-cell table:style-name="TableCell6595">
            <text:p text:style-name="P6596">0.0048</text:p>
          </table:table-cell>
          <table:table-cell table:style-name="TableCell6597">
            <text:p text:style-name="P6598">0.1321</text:p>
          </table:table-cell>
          <table:table-cell table:style-name="TableCell6599">
            <text:p text:style-name="P6600">0.0657</text:p>
          </table:table-cell>
          <table:table-cell table:style-name="TableCell6601">
            <text:p text:style-name="P6602">0.0529</text:p>
          </table:table-cell>
          <table:table-cell table:style-name="TableCell6603">
            <text:p text:style-name="P6604">0</text:p>
          </table:table-cell>
          <table:table-cell table:style-name="TableCell6605">
            <text:p text:style-name="P6606">0</text:p>
          </table:table-cell>
          <table:table-cell table:style-name="TableCell6607">
            <text:p text:style-name="P6608">0</text:p>
          </table:table-cell>
          <table:table-cell table:style-name="TableCell6609">
            <text:p text:style-name="P6610">0.0051</text:p>
          </table:table-cell>
          <table:table-cell table:style-name="TableCell6611">
            <text:p text:style-name="P6612">0.131</text:p>
          </table:table-cell>
          <table:table-cell table:style-name="TableCell6613">
            <text:p text:style-name="P6614">0.0176</text:p>
          </table:table-cell>
        </table:table-row>
        <table:table-row table:style-name="TableRow6615">
          <table:table-cell table:style-name="TableCell6616">
            <text:p text:style-name="P6617">ф</text:p>
          </table:table-cell>
          <table:table-cell table:style-name="TableCell6618">
            <text:p text:style-name="P6619">0.0308</text:p>
          </table:table-cell>
          <table:table-cell table:style-name="TableCell6620">
            <text:p text:style-name="P6621">0</text:p>
          </table:table-cell>
          <table:table-cell table:style-name="TableCell6622">
            <text:p text:style-name="P6623">0.0007</text:p>
          </table:table-cell>
          <table:table-cell table:style-name="TableCell6624">
            <text:p text:style-name="P6625">0</text:p>
          </table:table-cell>
          <table:table-cell table:style-name="TableCell6626">
            <text:p text:style-name="P6627">0</text:p>
          </table:table-cell>
          <table:table-cell table:style-name="TableCell6628">
            <text:p text:style-name="P6629">0.0389</text:p>
          </table:table-cell>
          <table:table-cell table:style-name="TableCell6630">
            <text:p text:style-name="P6631">0</text:p>
          </table:table-cell>
          <table:table-cell table:style-name="TableCell6632">
            <text:p text:style-name="P6633">0</text:p>
          </table:table-cell>
          <table:table-cell table:style-name="TableCell6634">
            <text:p text:style-name="P6635">0.0514</text:p>
          </table:table-cell>
          <table:table-cell table:style-name="TableCell6636">
            <text:p text:style-name="P6637">0</text:p>
          </table:table-cell>
          <table:table-cell table:style-name="TableCell6638">
            <text:p text:style-name="P6639">0</text:p>
          </table:table-cell>
          <table:table-cell table:style-name="TableCell6640">
            <text:p text:style-name="P6641">0.0084</text:p>
          </table:table-cell>
          <table:table-cell table:style-name="TableCell6642">
            <text:p text:style-name="P6643">0.0004</text:p>
          </table:table-cell>
          <table:table-cell table:style-name="TableCell6644">
            <text:p text:style-name="P6645">0.0011</text:p>
          </table:table-cell>
          <table:table-cell table:style-name="TableCell6646">
            <text:p text:style-name="P6647">0.0474</text:p>
          </table:table-cell>
          <table:table-cell table:style-name="TableCell6648">
            <text:p text:style-name="P6649">0.0007</text:p>
          </table:table-cell>
          <table:table-cell table:style-name="TableCell6650">
            <text:p text:style-name="P6651">0.0334</text:p>
          </table:table-cell>
          <table:table-cell table:style-name="TableCell6652">
            <text:p text:style-name="P6653">0.0004</text:p>
          </table:table-cell>
          <table:table-cell table:style-name="TableCell6654">
            <text:p text:style-name="P6655">0.0026</text:p>
          </table:table-cell>
          <table:table-cell table:style-name="TableCell6656">
            <text:p text:style-name="P6657">0.0073</text:p>
          </table:table-cell>
          <table:table-cell table:style-name="TableCell6658">
            <text:p text:style-name="P6659">0.0106</text:p>
          </table:table-cell>
          <table:table-cell table:style-name="TableCell6660">
            <text:p text:style-name="P6661">0</text:p>
          </table:table-cell>
          <table:table-cell table:style-name="TableCell6662">
            <text:p text:style-name="P6663">0</text:p>
          </table:table-cell>
          <table:table-cell table:style-name="TableCell6664">
            <text:p text:style-name="P6665">0</text:p>
          </table:table-cell>
          <table:table-cell table:style-name="TableCell6666">
            <text:p text:style-name="P6667">0</text:p>
          </table:table-cell>
          <table:table-cell table:style-name="TableCell6668">
            <text:p text:style-name="P6669">0</text:p>
          </table:table-cell>
          <table:table-cell table:style-name="TableCell6670">
            <text:p text:style-name="P6671">0</text:p>
          </table:table-cell>
          <table:table-cell table:style-name="TableCell6672">
            <text:p text:style-name="P6673">0.0033</text:p>
          </table:table-cell>
          <table:table-cell table:style-name="TableCell6674">
            <text:p text:style-name="P6675">0</text:p>
          </table:table-cell>
          <table:table-cell table:style-name="TableCell6676">
            <text:p text:style-name="P6677">0</text:p>
          </table:table-cell>
          <table:table-cell table:style-name="TableCell6678">
            <text:p text:style-name="P6679">0</text:p>
          </table:table-cell>
          <table:table-cell table:style-name="TableCell6680">
            <text:p text:style-name="P6681">0.0004</text:p>
          </table:table-cell>
        </table:table-row>
        <table:table-row table:style-name="TableRow6682">
          <table:table-cell table:style-name="TableCell6683">
            <text:p text:style-name="P6684">х</text:p>
          </table:table-cell>
          <table:table-cell table:style-name="TableCell6685">
            <text:p text:style-name="P6686">0.051</text:p>
          </table:table-cell>
          <table:table-cell table:style-name="TableCell6687">
            <text:p text:style-name="P6688">0.011</text:p>
          </table:table-cell>
          <table:table-cell table:style-name="TableCell6689">
            <text:p text:style-name="P6690">0.0576</text:p>
          </table:table-cell>
          <table:table-cell table:style-name="TableCell6691">
            <text:p text:style-name="P6692">0.0136</text:p>
          </table:table-cell>
          <table:table-cell table:style-name="TableCell6693">
            <text:p text:style-name="P6694">0.0217</text:p>
          </table:table-cell>
          <table:table-cell table:style-name="TableCell6695">
            <text:p text:style-name="P6696">0.0246</text:p>
          </table:table-cell>
          <table:table-cell table:style-name="TableCell6697">
            <text:p text:style-name="P6698">0.0044</text:p>
          </table:table-cell>
          <table:table-cell table:style-name="TableCell6699">
            <text:p text:style-name="P6700">0.0136</text:p>
          </table:table-cell>
          <table:table-cell table:style-name="TableCell6701">
            <text:p text:style-name="P6702">0.054</text:p>
          </table:table-cell>
          <table:table-cell table:style-name="TableCell6703">
            <text:p text:style-name="P6704">0</text:p>
          </table:table-cell>
          <table:table-cell table:style-name="TableCell6705">
            <text:p text:style-name="P6706">0.0272</text:p>
          </table:table-cell>
          <table:table-cell table:style-name="TableCell6707">
            <text:p text:style-name="P6708">0.022</text:p>
          </table:table-cell>
          <table:table-cell table:style-name="TableCell6709">
            <text:p text:style-name="P6710">0.033</text:p>
          </table:table-cell>
          <table:table-cell table:style-name="TableCell6711">
            <text:p text:style-name="P6712">0.0705</text:p>
          </table:table-cell>
          <table:table-cell table:style-name="TableCell6713">
            <text:p text:style-name="P6714">0.254</text:p>
          </table:table-cell>
          <table:table-cell table:style-name="TableCell6715">
            <text:p text:style-name="P6716">0.0664</text:p>
          </table:table-cell>
          <table:table-cell table:style-name="TableCell6717">
            <text:p text:style-name="P6718">0.0466</text:p>
          </table:table-cell>
          <table:table-cell table:style-name="TableCell6719">
            <text:p text:style-name="P6720">0.0595</text:p>
          </table:table-cell>
          <table:table-cell table:style-name="TableCell6721">
            <text:p text:style-name="P6722">0.0239</text:p>
          </table:table-cell>
          <table:table-cell table:style-name="TableCell6723">
            <text:p text:style-name="P6724">0.0206</text:p>
          </table:table-cell>
          <table:table-cell table:style-name="TableCell6725">
            <text:p text:style-name="P6726">0.0029</text:p>
          </table:table-cell>
          <table:table-cell table:style-name="TableCell6727">
            <text:p text:style-name="P6728">0.0033</text:p>
          </table:table-cell>
          <table:table-cell table:style-name="TableCell6729">
            <text:p text:style-name="P6730">0.0029</text:p>
          </table:table-cell>
          <table:table-cell table:style-name="TableCell6731">
            <text:p text:style-name="P6732">0.0125</text:p>
          </table:table-cell>
          <table:table-cell table:style-name="TableCell6733">
            <text:p text:style-name="P6734">0.007</text:p>
          </table:table-cell>
          <table:table-cell table:style-name="TableCell6735">
            <text:p text:style-name="P6736">0.0015</text:p>
          </table:table-cell>
          <table:table-cell table:style-name="TableCell6737">
            <text:p text:style-name="P6738">0.0004</text:p>
          </table:table-cell>
          <table:table-cell table:style-name="TableCell6739">
            <text:p text:style-name="P6740">0</text:p>
          </table:table-cell>
          <table:table-cell table:style-name="TableCell6741">
            <text:p text:style-name="P6742">0</text:p>
          </table:table-cell>
          <table:table-cell table:style-name="TableCell6743">
            <text:p text:style-name="P6744">0.0055</text:p>
          </table:table-cell>
          <table:table-cell table:style-name="TableCell6745">
            <text:p text:style-name="P6746">0.0007</text:p>
          </table:table-cell>
          <table:table-cell table:style-name="TableCell6747">
            <text:p text:style-name="P6748">0.0073</text:p>
          </table:table-cell>
        </table:table-row>
        <table:table-row table:style-name="TableRow6749">
          <table:table-cell table:style-name="TableCell6750">
            <text:p text:style-name="P6751">ц</text:p>
          </table:table-cell>
          <table:table-cell table:style-name="TableCell6752">
            <text:p text:style-name="P6753">0.069</text:p>
          </table:table-cell>
          <table:table-cell table:style-name="TableCell6754">
            <text:p text:style-name="P6755">0.0011</text:p>
          </table:table-cell>
          <table:table-cell table:style-name="TableCell6756">
            <text:p text:style-name="P6757">0.0062</text:p>
          </table:table-cell>
          <table:table-cell table:style-name="TableCell6758">
            <text:p text:style-name="P6759">0</text:p>
          </table:table-cell>
          <table:table-cell table:style-name="TableCell6760">
            <text:p text:style-name="P6761">0.0015</text:p>
          </table:table-cell>
          <table:table-cell table:style-name="TableCell6762">
            <text:p text:style-name="P6763">0.1053</text:p>
          </table:table-cell>
          <table:table-cell table:style-name="TableCell6764">
            <text:p text:style-name="P6765">0</text:p>
          </table:table-cell>
          <table:table-cell table:style-name="TableCell6766">
            <text:p text:style-name="P6767">0.0007</text:p>
          </table:table-cell>
          <table:table-cell table:style-name="TableCell6768">
            <text:p text:style-name="P6769">0.1354</text:p>
          </table:table-cell>
          <table:table-cell table:style-name="TableCell6770">
            <text:p text:style-name="P6771">0</text:p>
          </table:table-cell>
          <table:table-cell table:style-name="TableCell6772">
            <text:p text:style-name="P6773">0.0062</text:p>
          </table:table-cell>
          <table:table-cell table:style-name="TableCell6774">
            <text:p text:style-name="P6775">0.0011</text:p>
          </table:table-cell>
          <table:table-cell table:style-name="TableCell6776">
            <text:p text:style-name="P6777">0.0007</text:p>
          </table:table-cell>
          <table:table-cell table:style-name="TableCell6778">
            <text:p text:style-name="P6779">0.0048</text:p>
          </table:table-cell>
          <table:table-cell table:style-name="TableCell6780">
            <text:p text:style-name="P6781">0.0195</text:p>
          </table:table-cell>
          <table:table-cell table:style-name="TableCell6782">
            <text:p text:style-name="P6783">0.004</text:p>
          </table:table-cell>
          <table:table-cell table:style-name="TableCell6784">
            <text:p text:style-name="P6785">0.0004</text:p>
          </table:table-cell>
          <table:table-cell table:style-name="TableCell6786">
            <text:p text:style-name="P6787">0.0048</text:p>
          </table:table-cell>
          <table:table-cell table:style-name="TableCell6788">
            <text:p text:style-name="P6789">0.0015</text:p>
          </table:table-cell>
          <table:table-cell table:style-name="TableCell6790">
            <text:p text:style-name="P6791">0.0121</text:p>
          </table:table-cell>
          <table:table-cell table:style-name="TableCell6792">
            <text:p text:style-name="P6793">0</text:p>
          </table:table-cell>
          <table:table-cell table:style-name="TableCell6794">
            <text:p text:style-name="P6795">0</text:p>
          </table:table-cell>
          <table:table-cell table:style-name="TableCell6796">
            <text:p text:style-name="P6797">0.0004</text:p>
          </table:table-cell>
          <table:table-cell table:style-name="TableCell6798">
            <text:p text:style-name="P6799">0.0011</text:p>
          </table:table-cell>
          <table:table-cell table:style-name="TableCell6800">
            <text:p text:style-name="P6801">0.0004</text:p>
          </table:table-cell>
          <table:table-cell table:style-name="TableCell6802">
            <text:p text:style-name="P6803">0</text:p>
          </table:table-cell>
          <table:table-cell table:style-name="TableCell6804">
            <text:p text:style-name="P6805">0</text:p>
          </table:table-cell>
          <table:table-cell table:style-name="TableCell6806">
            <text:p text:style-name="P6807">0.0217</text:p>
          </table:table-cell>
          <table:table-cell table:style-name="TableCell6808">
            <text:p text:style-name="P6809">0</text:p>
          </table:table-cell>
          <table:table-cell table:style-name="TableCell6810">
            <text:p text:style-name="P6811">0.0004</text:p>
          </table:table-cell>
          <table:table-cell table:style-name="TableCell6812">
            <text:p text:style-name="P6813">0</text:p>
          </table:table-cell>
          <table:table-cell table:style-name="TableCell6814">
            <text:p text:style-name="P6815">0.0007</text:p>
          </table:table-cell>
        </table:table-row>
        <table:table-row table:style-name="TableRow6816">
          <table:table-cell table:style-name="TableCell6817">
            <text:p text:style-name="P6818">ч</text:p>
          </table:table-cell>
          <table:table-cell table:style-name="TableCell6819">
            <text:p text:style-name="P6820">0.214</text:p>
          </table:table-cell>
          <table:table-cell table:style-name="TableCell6821">
            <text:p text:style-name="P6822">0</text:p>
          </table:table-cell>
          <table:table-cell table:style-name="TableCell6823">
            <text:p text:style-name="P6824">0.0004</text:p>
          </table:table-cell>
          <table:table-cell table:style-name="TableCell6825">
            <text:p text:style-name="P6826">0.0004</text:p>
          </table:table-cell>
          <table:table-cell table:style-name="TableCell6827">
            <text:p text:style-name="P6828">0.0004</text:p>
          </table:table-cell>
          <table:table-cell table:style-name="TableCell6829">
            <text:p text:style-name="P6830">0.4662</text:p>
          </table:table-cell>
          <table:table-cell table:style-name="TableCell6831">
            <text:p text:style-name="P6832">0</text:p>
          </table:table-cell>
          <table:table-cell table:style-name="TableCell6833">
            <text:p text:style-name="P6834">0</text:p>
          </table:table-cell>
          <table:table-cell table:style-name="TableCell6835">
            <text:p text:style-name="P6836">0.1949</text:p>
          </table:table-cell>
          <table:table-cell table:style-name="TableCell6837">
            <text:p text:style-name="P6838">0</text:p>
          </table:table-cell>
          <table:table-cell table:style-name="TableCell6839">
            <text:p text:style-name="P6840">0.0426</text:p>
          </table:table-cell>
          <table:table-cell table:style-name="TableCell6841">
            <text:p text:style-name="P6842">0.0051</text:p>
          </table:table-cell>
          <table:table-cell table:style-name="TableCell6843">
            <text:p text:style-name="P6844">0.0004</text:p>
          </table:table-cell>
          <table:table-cell table:style-name="TableCell6845">
            <text:p text:style-name="P6846">0.1424</text:p>
          </table:table-cell>
          <table:table-cell table:style-name="TableCell6847">
            <text:p text:style-name="P6848">0.0062</text:p>
          </table:table-cell>
          <table:table-cell table:style-name="TableCell6849">
            <text:p text:style-name="P6850">0.0011</text:p>
          </table:table-cell>
          <table:table-cell table:style-name="TableCell6851">
            <text:p text:style-name="P6852">0.0018</text:p>
          </table:table-cell>
          <table:table-cell table:style-name="TableCell6853">
            <text:p text:style-name="P6854">0.0007</text:p>
          </table:table-cell>
          <table:table-cell table:style-name="TableCell6855">
            <text:p text:style-name="P6856">0.3061</text:p>
          </table:table-cell>
          <table:table-cell table:style-name="TableCell6857">
            <text:p text:style-name="P6858">0.0628</text:p>
          </table:table-cell>
          <table:table-cell table:style-name="TableCell6859">
            <text:p text:style-name="P6860">0</text:p>
          </table:table-cell>
          <table:table-cell table:style-name="TableCell6861">
            <text:p text:style-name="P6862">0</text:p>
          </table:table-cell>
          <table:table-cell table:style-name="TableCell6863">
            <text:p text:style-name="P6864">0</text:p>
          </table:table-cell>
          <table:table-cell table:style-name="TableCell6865">
            <text:p text:style-name="P6866">0.0011</text:p>
          </table:table-cell>
          <table:table-cell table:style-name="TableCell6867">
            <text:p text:style-name="P6868">0.0147</text:p>
          </table:table-cell>
          <table:table-cell table:style-name="TableCell6869">
            <text:p text:style-name="P6870">0</text:p>
          </table:table-cell>
          <table:table-cell table:style-name="TableCell6871">
            <text:p text:style-name="P6872">0</text:p>
          </table:table-cell>
          <table:table-cell table:style-name="TableCell6873">
            <text:p text:style-name="P6874">0</text:p>
          </table:table-cell>
          <table:table-cell table:style-name="TableCell6875">
            <text:p text:style-name="P6876">0.0206</text:p>
          </table:table-cell>
          <table:table-cell table:style-name="TableCell6877">
            <text:p text:style-name="P6878">0</text:p>
          </table:table-cell>
          <table:table-cell table:style-name="TableCell6879">
            <text:p text:style-name="P6880">0</text:p>
          </table:table-cell>
          <table:table-cell table:style-name="TableCell6881">
            <text:p text:style-name="P6882">0</text:p>
          </table:table-cell>
        </table:table-row>
        <table:table-row table:style-name="TableRow6883">
          <table:table-cell table:style-name="TableCell6884">
            <text:p text:style-name="P6885">ш</text:p>
          </table:table-cell>
          <table:table-cell table:style-name="TableCell6886">
            <text:p text:style-name="P6887">0.1332</text:p>
          </table:table-cell>
          <table:table-cell table:style-name="TableCell6888">
            <text:p text:style-name="P6889">0.0007</text:p>
          </table:table-cell>
          <table:table-cell table:style-name="TableCell6890">
            <text:p text:style-name="P6891">0.0048</text:p>
          </table:table-cell>
          <table:table-cell table:style-name="TableCell6892">
            <text:p text:style-name="P6893">0</text:p>
          </table:table-cell>
          <table:table-cell table:style-name="TableCell6894">
            <text:p text:style-name="P6895">0</text:p>
          </table:table-cell>
          <table:table-cell table:style-name="TableCell6896">
            <text:p text:style-name="P6897">0.2107</text:p>
          </table:table-cell>
          <table:table-cell table:style-name="TableCell6898">
            <text:p text:style-name="P6899">0</text:p>
          </table:table-cell>
          <table:table-cell table:style-name="TableCell6900">
            <text:p text:style-name="P6901">0.0007</text:p>
          </table:table-cell>
          <table:table-cell table:style-name="TableCell6902">
            <text:p text:style-name="P6903">0.1854</text:p>
          </table:table-cell>
          <table:table-cell table:style-name="TableCell6904">
            <text:p text:style-name="P6905">0</text:p>
          </table:table-cell>
          <table:table-cell table:style-name="TableCell6906">
            <text:p text:style-name="P6907">0.0481</text:p>
          </table:table-cell>
          <table:table-cell table:style-name="TableCell6908">
            <text:p text:style-name="P6909">0.0437</text:p>
          </table:table-cell>
          <table:table-cell table:style-name="TableCell6910">
            <text:p text:style-name="P6911">0.004</text:p>
          </table:table-cell>
          <table:table-cell table:style-name="TableCell6912">
            <text:p text:style-name="P6913">0.025</text:p>
          </table:table-cell>
          <table:table-cell table:style-name="TableCell6914">
            <text:p text:style-name="P6915">0.0165</text:p>
          </table:table-cell>
          <table:table-cell table:style-name="TableCell6916">
            <text:p text:style-name="P6917">0.0418</text:p>
          </table:table-cell>
          <table:table-cell table:style-name="TableCell6918">
            <text:p text:style-name="P6919">0.0022</text:p>
          </table:table-cell>
          <table:table-cell table:style-name="TableCell6920">
            <text:p text:style-name="P6921">0.0007</text:p>
          </table:table-cell>
          <table:table-cell table:style-name="TableCell6922">
            <text:p text:style-name="P6923">0.0136</text:p>
          </table:table-cell>
          <table:table-cell table:style-name="TableCell6924">
            <text:p text:style-name="P6925">0.0217</text:p>
          </table:table-cell>
          <table:table-cell table:style-name="TableCell6926">
            <text:p text:style-name="P6927">0</text:p>
          </table:table-cell>
          <table:table-cell table:style-name="TableCell6928">
            <text:p text:style-name="P6929">0</text:p>
          </table:table-cell>
          <table:table-cell table:style-name="TableCell6930">
            <text:p text:style-name="P6931">0.0007</text:p>
          </table:table-cell>
          <table:table-cell table:style-name="TableCell6932">
            <text:p text:style-name="P6933">0</text:p>
          </table:table-cell>
          <table:table-cell table:style-name="TableCell6934">
            <text:p text:style-name="P6935">0.0004</text:p>
          </table:table-cell>
          <table:table-cell table:style-name="TableCell6936">
            <text:p text:style-name="P6937">0</text:p>
          </table:table-cell>
          <table:table-cell table:style-name="TableCell6938">
            <text:p text:style-name="P6939">0</text:p>
          </table:table-cell>
          <table:table-cell table:style-name="TableCell6940">
            <text:p text:style-name="P6941">0</text:p>
          </table:table-cell>
          <table:table-cell table:style-name="TableCell6942">
            <text:p text:style-name="P6943">0.1277</text:p>
          </table:table-cell>
          <table:table-cell table:style-name="TableCell6944">
            <text:p text:style-name="P6945">0</text:p>
          </table:table-cell>
          <table:table-cell table:style-name="TableCell6946">
            <text:p text:style-name="P6947">0.0004</text:p>
          </table:table-cell>
          <table:table-cell table:style-name="TableCell6948">
            <text:p text:style-name="P6949">0</text:p>
          </table:table-cell>
        </table:table-row>
        <table:table-row table:style-name="TableRow6950">
          <table:table-cell table:style-name="TableCell6951">
            <text:p text:style-name="P6952">щ</text:p>
          </table:table-cell>
          <table:table-cell table:style-name="TableCell6953">
            <text:p text:style-name="P6954">0.0429</text:p>
          </table:table-cell>
          <table:table-cell table:style-name="TableCell6955">
            <text:p text:style-name="P6956">0</text:p>
          </table:table-cell>
          <table:table-cell table:style-name="TableCell6957">
            <text:p text:style-name="P6958">0</text:p>
          </table:table-cell>
          <table:table-cell table:style-name="TableCell6959">
            <text:p text:style-name="P6960">0</text:p>
          </table:table-cell>
          <table:table-cell table:style-name="TableCell6961">
            <text:p text:style-name="P6962">0</text:p>
          </table:table-cell>
          <table:table-cell table:style-name="TableCell6963">
            <text:p text:style-name="P6964">0.1692</text:p>
          </table:table-cell>
          <table:table-cell table:style-name="TableCell6965">
            <text:p text:style-name="P6966">0</text:p>
          </table:table-cell>
          <table:table-cell table:style-name="TableCell6967">
            <text:p text:style-name="P6968">0</text:p>
          </table:table-cell>
          <table:table-cell table:style-name="TableCell6969">
            <text:p text:style-name="P6970">0.1083</text:p>
          </table:table-cell>
          <table:table-cell table:style-name="TableCell6971">
            <text:p text:style-name="P6972">0</text:p>
          </table:table-cell>
          <table:table-cell table:style-name="TableCell6973">
            <text:p text:style-name="P6974">0</text:p>
          </table:table-cell>
          <table:table-cell table:style-name="TableCell6975">
            <text:p text:style-name="P6976">0</text:p>
          </table:table-cell>
          <table:table-cell table:style-name="TableCell6977">
            <text:p text:style-name="P6978">0</text:p>
          </table:table-cell>
          <table:table-cell table:style-name="TableCell6979">
            <text:p text:style-name="P6980">0.0114</text:p>
          </table:table-cell>
          <table:table-cell table:style-name="TableCell6981">
            <text:p text:style-name="P6982">0</text:p>
          </table:table-cell>
          <table:table-cell table:style-name="TableCell6983">
            <text:p text:style-name="P6984">0.0004</text:p>
          </table:table-cell>
          <table:table-cell table:style-name="TableCell6985">
            <text:p text:style-name="P6986">0.0007</text:p>
          </table:table-cell>
          <table:table-cell table:style-name="TableCell6987">
            <text:p text:style-name="P6988">0.0004</text:p>
          </table:table-cell>
          <table:table-cell table:style-name="TableCell6989">
            <text:p text:style-name="P6990">0</text:p>
          </table:table-cell>
          <table:table-cell table:style-name="TableCell6991">
            <text:p text:style-name="P6992">0.0294</text:p>
          </table:table-cell>
          <table:table-cell table:style-name="TableCell6993">
            <text:p text:style-name="P6994">0</text:p>
          </table:table-cell>
          <table:table-cell table:style-name="TableCell6995">
            <text:p text:style-name="P6996">0</text:p>
          </table:table-cell>
          <table:table-cell table:style-name="TableCell6997">
            <text:p text:style-name="P6998">0</text:p>
          </table:table-cell>
          <table:table-cell table:style-name="TableCell6999">
            <text:p text:style-name="P7000">0</text:p>
          </table:table-cell>
          <table:table-cell table:style-name="TableCell7001">
            <text:p text:style-name="P7002">0</text:p>
          </table:table-cell>
          <table:table-cell table:style-name="TableCell7003">
            <text:p text:style-name="P7004">0</text:p>
          </table:table-cell>
          <table:table-cell table:style-name="TableCell7005">
            <text:p text:style-name="P7006">0</text:p>
          </table:table-cell>
          <table:table-cell table:style-name="TableCell7007">
            <text:p text:style-name="P7008">0</text:p>
          </table:table-cell>
          <table:table-cell table:style-name="TableCell7009">
            <text:p text:style-name="P7010">0.0029</text:p>
          </table:table-cell>
          <table:table-cell table:style-name="TableCell7011">
            <text:p text:style-name="P7012">0</text:p>
          </table:table-cell>
          <table:table-cell table:style-name="TableCell7013">
            <text:p text:style-name="P7014">0</text:p>
          </table:table-cell>
          <table:table-cell table:style-name="TableCell7015">
            <text:p text:style-name="P7016">0</text:p>
          </table:table-cell>
        </table:table-row>
        <table:table-row table:style-name="TableRow7017">
          <table:table-cell table:style-name="TableCell7018">
            <text:p text:style-name="P7019">ъ</text:p>
          </table:table-cell>
          <table:table-cell table:style-name="TableCell7020">
            <text:p text:style-name="P7021">0</text:p>
          </table:table-cell>
          <table:table-cell table:style-name="TableCell7022">
            <text:p text:style-name="P7023">0</text:p>
          </table:table-cell>
          <table:table-cell table:style-name="TableCell7024">
            <text:p text:style-name="P7025">0</text:p>
          </table:table-cell>
          <table:table-cell table:style-name="TableCell7026">
            <text:p text:style-name="P7027">0</text:p>
          </table:table-cell>
          <table:table-cell table:style-name="TableCell7028">
            <text:p text:style-name="P7029">0</text:p>
          </table:table-cell>
          <table:table-cell table:style-name="TableCell7030">
            <text:p text:style-name="P7031">0.0228</text:p>
          </table:table-cell>
          <table:table-cell table:style-name="TableCell7032">
            <text:p text:style-name="P7033">0</text:p>
          </table:table-cell>
          <table:table-cell table:style-name="TableCell7034">
            <text:p text:style-name="P7035">0</text:p>
          </table:table-cell>
          <table:table-cell table:style-name="TableCell7036">
            <text:p text:style-name="P7037">0</text:p>
          </table:table-cell>
          <table:table-cell table:style-name="TableCell7038">
            <text:p text:style-name="P7039">0</text:p>
          </table:table-cell>
          <table:table-cell table:style-name="TableCell7040">
            <text:p text:style-name="P7041">0</text:p>
          </table:table-cell>
          <table:table-cell table:style-name="TableCell7042">
            <text:p text:style-name="P7043">0</text:p>
          </table:table-cell>
          <table:table-cell table:style-name="TableCell7044">
            <text:p text:style-name="P7045">0</text:p>
          </table:table-cell>
          <table:table-cell table:style-name="TableCell7046">
            <text:p text:style-name="P7047">0</text:p>
          </table:table-cell>
          <table:table-cell table:style-name="TableCell7048">
            <text:p text:style-name="P7049">0</text:p>
          </table:table-cell>
          <table:table-cell table:style-name="TableCell7050">
            <text:p text:style-name="P7051">0</text:p>
          </table:table-cell>
          <table:table-cell table:style-name="TableCell7052">
            <text:p text:style-name="P7053">0</text:p>
          </table:table-cell>
          <table:table-cell table:style-name="TableCell7054">
            <text:p text:style-name="P7055">0</text:p>
          </table:table-cell>
          <table:table-cell table:style-name="TableCell7056">
            <text:p text:style-name="P7057">0</text:p>
          </table:table-cell>
          <table:table-cell table:style-name="TableCell7058">
            <text:p text:style-name="P7059">0</text:p>
          </table:table-cell>
          <table:table-cell table:style-name="TableCell7060">
            <text:p text:style-name="P7061">0</text:p>
          </table:table-cell>
          <table:table-cell table:style-name="TableCell7062">
            <text:p text:style-name="P7063">0</text:p>
          </table:table-cell>
          <table:table-cell table:style-name="TableCell7064">
            <text:p text:style-name="P7065">0</text:p>
          </table:table-cell>
          <table:table-cell table:style-name="TableCell7066">
            <text:p text:style-name="P7067">0</text:p>
          </table:table-cell>
          <table:table-cell table:style-name="TableCell7068">
            <text:p text:style-name="P7069">0</text:p>
          </table:table-cell>
          <table:table-cell table:style-name="TableCell7070">
            <text:p text:style-name="P7071">0</text:p>
          </table:table-cell>
          <table:table-cell table:style-name="TableCell7072">
            <text:p text:style-name="P7073">0</text:p>
          </table:table-cell>
          <table:table-cell table:style-name="TableCell7074">
            <text:p text:style-name="P7075">0</text:p>
          </table:table-cell>
          <table:table-cell table:style-name="TableCell7076">
            <text:p text:style-name="P7077">0</text:p>
          </table:table-cell>
          <table:table-cell table:style-name="TableCell7078">
            <text:p text:style-name="P7079">0</text:p>
          </table:table-cell>
          <table:table-cell table:style-name="TableCell7080">
            <text:p text:style-name="P7081">0</text:p>
          </table:table-cell>
          <table:table-cell table:style-name="TableCell7082">
            <text:p text:style-name="P7083">0.0132</text:p>
          </table:table-cell>
        </table:table-row>
        <table:table-row table:style-name="TableRow7084">
          <table:table-cell table:style-name="TableCell7085">
            <text:p text:style-name="P7086">ы</text:p>
          </table:table-cell>
          <table:table-cell table:style-name="TableCell7087">
            <text:p text:style-name="P7088">0.0092</text:p>
          </table:table-cell>
          <table:table-cell table:style-name="TableCell7089">
            <text:p text:style-name="P7090">0.0415</text:p>
          </table:table-cell>
          <table:table-cell table:style-name="TableCell7091">
            <text:p text:style-name="P7092">0.1846</text:p>
          </table:table-cell>
          <table:table-cell table:style-name="TableCell7093">
            <text:p text:style-name="P7094">0.0191</text:p>
          </table:table-cell>
          <table:table-cell table:style-name="TableCell7095">
            <text:p text:style-name="P7096">0.0529</text:p>
          </table:table-cell>
          <table:table-cell table:style-name="TableCell7097">
            <text:p text:style-name="P7098">0.2305</text:p>
          </table:table-cell>
          <table:table-cell table:style-name="TableCell7099">
            <text:p text:style-name="P7100">0.0169</text:p>
          </table:table-cell>
          <table:table-cell table:style-name="TableCell7101">
            <text:p text:style-name="P7102">0.0415</text:p>
          </table:table-cell>
          <table:table-cell table:style-name="TableCell7103">
            <text:p text:style-name="P7104">0.0609</text:p>
          </table:table-cell>
          <table:table-cell table:style-name="TableCell7105">
            <text:p text:style-name="P7106">0.1839</text:p>
          </table:table-cell>
          <table:table-cell table:style-name="TableCell7107">
            <text:p text:style-name="P7108">0.0536</text:p>
          </table:table-cell>
          <table:table-cell table:style-name="TableCell7109">
            <text:p text:style-name="P7110">0.1597</text:p>
          </table:table-cell>
          <table:table-cell table:style-name="TableCell7111">
            <text:p text:style-name="P7112">0.1747</text:p>
          </table:table-cell>
          <table:table-cell table:style-name="TableCell7113">
            <text:p text:style-name="P7114">0.1057</text:p>
          </table:table-cell>
          <table:table-cell table:style-name="TableCell7115">
            <text:p text:style-name="P7116">0.0496</text:p>
          </table:table-cell>
          <table:table-cell table:style-name="TableCell7117">
            <text:p text:style-name="P7118">0.1061</text:p>
          </table:table-cell>
          <table:table-cell table:style-name="TableCell7119">
            <text:p text:style-name="P7120">0.0734</text:p>
          </table:table-cell>
          <table:table-cell table:style-name="TableCell7121">
            <text:p text:style-name="P7122">0.149</text:p>
          </table:table-cell>
          <table:table-cell table:style-name="TableCell7123">
            <text:p text:style-name="P7124">0.1175</text:p>
          </table:table-cell>
          <table:table-cell table:style-name="TableCell7125">
            <text:p text:style-name="P7126">0.0198</text:p>
          </table:table-cell>
          <table:table-cell table:style-name="TableCell7127">
            <text:p text:style-name="P7128">0.0026</text:p>
          </table:table-cell>
          <table:table-cell table:style-name="TableCell7129">
            <text:p text:style-name="P7130">0.1571</text:p>
          </table:table-cell>
          <table:table-cell table:style-name="TableCell7131">
            <text:p text:style-name="P7132">0.0018</text:p>
          </table:table-cell>
          <table:table-cell table:style-name="TableCell7133">
            <text:p text:style-name="P7134">0.0371</text:p>
          </table:table-cell>
          <table:table-cell table:style-name="TableCell7135">
            <text:p text:style-name="P7136">0.047</text:p>
          </table:table-cell>
          <table:table-cell table:style-name="TableCell7137">
            <text:p text:style-name="P7138">0.0022</text:p>
          </table:table-cell>
          <table:table-cell table:style-name="TableCell7139">
            <text:p text:style-name="P7140">0</text:p>
          </table:table-cell>
          <table:table-cell table:style-name="TableCell7141">
            <text:p text:style-name="P7142">0</text:p>
          </table:table-cell>
          <table:table-cell table:style-name="TableCell7143">
            <text:p text:style-name="P7144">0</text:p>
          </table:table-cell>
          <table:table-cell table:style-name="TableCell7145">
            <text:p text:style-name="P7146">0.0106</text:p>
          </table:table-cell>
          <table:table-cell table:style-name="TableCell7147">
            <text:p text:style-name="P7148">0.0004</text:p>
          </table:table-cell>
          <table:table-cell table:style-name="TableCell7149">
            <text:p text:style-name="P7150">0.0147</text:p>
          </table:table-cell>
        </table:table-row>
        <table:table-row table:style-name="TableRow7151">
          <table:table-cell table:style-name="TableCell7152">
            <text:p text:style-name="P7153">ь</text:p>
          </table:table-cell>
          <table:table-cell table:style-name="TableCell7154">
            <text:p text:style-name="P7155">0.0136</text:p>
          </table:table-cell>
          <table:table-cell table:style-name="TableCell7156">
            <text:p text:style-name="P7157">0.0437</text:p>
          </table:table-cell>
          <table:table-cell table:style-name="TableCell7158">
            <text:p text:style-name="P7159">0.1065</text:p>
          </table:table-cell>
          <table:table-cell table:style-name="TableCell7160">
            <text:p text:style-name="P7161">0.0125</text:p>
          </table:table-cell>
          <table:table-cell table:style-name="TableCell7162">
            <text:p text:style-name="P7163">0.0507</text:p>
          </table:table-cell>
          <table:table-cell table:style-name="TableCell7164">
            <text:p text:style-name="P7165">0.0503</text:p>
          </table:table-cell>
          <table:table-cell table:style-name="TableCell7166">
            <text:p text:style-name="P7167">0.0066</text:p>
          </table:table-cell>
          <table:table-cell table:style-name="TableCell7168">
            <text:p text:style-name="P7169">0.0569</text:p>
          </table:table-cell>
          <table:table-cell table:style-name="TableCell7170">
            <text:p text:style-name="P7171">0.0778</text:p>
          </table:table-cell>
          <table:table-cell table:style-name="TableCell7172">
            <text:p text:style-name="P7173">0</text:p>
          </table:table-cell>
          <table:table-cell table:style-name="TableCell7174">
            <text:p text:style-name="P7175">0.1766</text:p>
          </table:table-cell>
          <table:table-cell table:style-name="TableCell7176">
            <text:p text:style-name="P7177">0.0272</text:p>
          </table:table-cell>
          <table:table-cell table:style-name="TableCell7178">
            <text:p text:style-name="P7179">0.0727</text:p>
          </table:table-cell>
          <table:table-cell table:style-name="TableCell7180">
            <text:p text:style-name="P7181">0.3212</text:p>
          </table:table-cell>
          <table:table-cell table:style-name="TableCell7182">
            <text:p text:style-name="P7183">0.0852</text:p>
          </table:table-cell>
          <table:table-cell table:style-name="TableCell7184">
            <text:p text:style-name="P7185">0.1219</text:p>
          </table:table-cell>
          <table:table-cell table:style-name="TableCell7186">
            <text:p text:style-name="P7187">0.0275</text:p>
          </table:table-cell>
          <table:table-cell table:style-name="TableCell7188">
            <text:p text:style-name="P7189">0.2364</text:p>
          </table:table-cell>
          <table:table-cell table:style-name="TableCell7190">
            <text:p text:style-name="P7191">0.0877</text:p>
          </table:table-cell>
          <table:table-cell table:style-name="TableCell7192">
            <text:p text:style-name="P7193">0.0191</text:p>
          </table:table-cell>
          <table:table-cell table:style-name="TableCell7194">
            <text:p text:style-name="P7195">0.0055</text:p>
          </table:table-cell>
          <table:table-cell table:style-name="TableCell7196">
            <text:p text:style-name="P7197">0.0084</text:p>
          </table:table-cell>
          <table:table-cell table:style-name="TableCell7198">
            <text:p text:style-name="P7199">0.0242</text:p>
          </table:table-cell>
          <table:table-cell table:style-name="TableCell7200">
            <text:p text:style-name="P7201">0.0551</text:p>
          </table:table-cell>
          <table:table-cell table:style-name="TableCell7202">
            <text:p text:style-name="P7203">0.0752</text:p>
          </table:table-cell>
          <table:table-cell table:style-name="TableCell7204">
            <text:p text:style-name="P7205">0.0018</text:p>
          </table:table-cell>
          <table:table-cell table:style-name="TableCell7206">
            <text:p text:style-name="P7207">0</text:p>
          </table:table-cell>
          <table:table-cell table:style-name="TableCell7208">
            <text:p text:style-name="P7209">0</text:p>
          </table:table-cell>
          <table:table-cell table:style-name="TableCell7210">
            <text:p text:style-name="P7211">0</text:p>
          </table:table-cell>
          <table:table-cell table:style-name="TableCell7212">
            <text:p text:style-name="P7213">0.0187</text:p>
          </table:table-cell>
          <table:table-cell table:style-name="TableCell7214">
            <text:p text:style-name="P7215">0.0624</text:p>
          </table:table-cell>
          <table:table-cell table:style-name="TableCell7216">
            <text:p text:style-name="P7217">0.0338</text:p>
          </table:table-cell>
        </table:table-row>
        <table:table-row table:style-name="TableRow7218">
          <table:table-cell table:style-name="TableCell7219">
            <text:p text:style-name="P7220">э</text:p>
          </table:table-cell>
          <table:table-cell table:style-name="TableCell7221">
            <text:p text:style-name="P7222">0</text:p>
          </table:table-cell>
          <table:table-cell table:style-name="TableCell7223">
            <text:p text:style-name="P7224">0</text:p>
          </table:table-cell>
          <table:table-cell table:style-name="TableCell7225">
            <text:p text:style-name="P7226">0.0051</text:p>
          </table:table-cell>
          <table:table-cell table:style-name="TableCell7227">
            <text:p text:style-name="P7228">0.0018</text:p>
          </table:table-cell>
          <table:table-cell table:style-name="TableCell7229">
            <text:p text:style-name="P7230">0</text:p>
          </table:table-cell>
          <table:table-cell table:style-name="TableCell7231">
            <text:p text:style-name="P7232">0</text:p>
          </table:table-cell>
          <table:table-cell table:style-name="TableCell7233">
            <text:p text:style-name="P7234">0</text:p>
          </table:table-cell>
          <table:table-cell table:style-name="TableCell7235">
            <text:p text:style-name="P7236">0.0004</text:p>
          </table:table-cell>
          <table:table-cell table:style-name="TableCell7237">
            <text:p text:style-name="P7238">0.0011</text:p>
          </table:table-cell>
          <table:table-cell table:style-name="TableCell7239">
            <text:p text:style-name="P7240">0.0033</text:p>
          </table:table-cell>
          <table:table-cell table:style-name="TableCell7241">
            <text:p text:style-name="P7242">0.0217</text:p>
          </table:table-cell>
          <table:table-cell table:style-name="TableCell7243">
            <text:p text:style-name="P7244">0.0081</text:p>
          </table:table-cell>
          <table:table-cell table:style-name="TableCell7245">
            <text:p text:style-name="P7246">0.0081</text:p>
          </table:table-cell>
          <table:table-cell table:style-name="TableCell7247">
            <text:p text:style-name="P7248">0.0095</text:p>
          </table:table-cell>
          <table:table-cell table:style-name="TableCell7249">
            <text:p text:style-name="P7250">0.0011</text:p>
          </table:table-cell>
          <table:table-cell table:style-name="TableCell7251">
            <text:p text:style-name="P7252">0.004</text:p>
          </table:table-cell>
          <table:table-cell table:style-name="TableCell7253">
            <text:p text:style-name="P7254">0.0066</text:p>
          </table:table-cell>
          <table:table-cell table:style-name="TableCell7255">
            <text:p text:style-name="P7256">0.0018</text:p>
          </table:table-cell>
          <table:table-cell table:style-name="TableCell7257">
            <text:p text:style-name="P7258">0.214</text:p>
          </table:table-cell>
          <table:table-cell table:style-name="TableCell7259">
            <text:p text:style-name="P7260">0.0004</text:p>
          </table:table-cell>
          <table:table-cell table:style-name="TableCell7261">
            <text:p text:style-name="P7262">0.0088</text:p>
          </table:table-cell>
          <table:table-cell table:style-name="TableCell7263">
            <text:p text:style-name="P7264">0.0018</text:p>
          </table:table-cell>
          <table:table-cell table:style-name="TableCell7265">
            <text:p text:style-name="P7266">0</text:p>
          </table:table-cell>
          <table:table-cell table:style-name="TableCell7267">
            <text:p text:style-name="P7268">0</text:p>
          </table:table-cell>
          <table:table-cell table:style-name="TableCell7269">
            <text:p text:style-name="P7270">0.0004</text:p>
          </table:table-cell>
          <table:table-cell table:style-name="TableCell7271">
            <text:p text:style-name="P7272">0</text:p>
          </table:table-cell>
          <table:table-cell table:style-name="TableCell7273">
            <text:p text:style-name="P7274">0</text:p>
          </table:table-cell>
          <table:table-cell table:style-name="TableCell7275">
            <text:p text:style-name="P7276">0</text:p>
          </table:table-cell>
          <table:table-cell table:style-name="TableCell7277">
            <text:p text:style-name="P7278">0</text:p>
          </table:table-cell>
          <table:table-cell table:style-name="TableCell7279">
            <text:p text:style-name="P7280">0.0007</text:p>
          </table:table-cell>
          <table:table-cell table:style-name="TableCell7281">
            <text:p text:style-name="P7282">0</text:p>
          </table:table-cell>
          <table:table-cell table:style-name="TableCell7283">
            <text:p text:style-name="P7284">0</text:p>
          </table:table-cell>
        </table:table-row>
        <table:table-row table:style-name="TableRow7285">
          <table:table-cell table:style-name="TableCell7286">
            <text:p text:style-name="P7287">ю</text:p>
          </table:table-cell>
          <table:table-cell table:style-name="TableCell7288">
            <text:p text:style-name="P7289">0.0055</text:p>
          </table:table-cell>
          <table:table-cell table:style-name="TableCell7290">
            <text:p text:style-name="P7291">0.0334</text:p>
          </table:table-cell>
          <table:table-cell table:style-name="TableCell7292">
            <text:p text:style-name="P7293">0.0195</text:p>
          </table:table-cell>
          <table:table-cell table:style-name="TableCell7294">
            <text:p text:style-name="P7295">0.0051</text:p>
          </table:table-cell>
          <table:table-cell table:style-name="TableCell7296">
            <text:p text:style-name="P7297">0.0639</text:p>
          </table:table-cell>
          <table:table-cell table:style-name="TableCell7298">
            <text:p text:style-name="P7299">0.0029</text:p>
          </table:table-cell>
          <table:table-cell table:style-name="TableCell7300">
            <text:p text:style-name="P7301">0.0084</text:p>
          </table:table-cell>
          <table:table-cell table:style-name="TableCell7302">
            <text:p text:style-name="P7303">0.0356</text:p>
          </table:table-cell>
          <table:table-cell table:style-name="TableCell7304">
            <text:p text:style-name="P7305">0.0139</text:p>
          </table:table-cell>
          <table:table-cell table:style-name="TableCell7306">
            <text:p text:style-name="P7307">0.0004</text:p>
          </table:table-cell>
          <table:table-cell table:style-name="TableCell7308">
            <text:p text:style-name="P7309">0.0319</text:p>
          </table:table-cell>
          <table:table-cell table:style-name="TableCell7310">
            <text:p text:style-name="P7311">0.0066</text:p>
          </table:table-cell>
          <table:table-cell table:style-name="TableCell7312">
            <text:p text:style-name="P7313">0.0235</text:p>
          </table:table-cell>
          <table:table-cell table:style-name="TableCell7314">
            <text:p text:style-name="P7315">0.0294</text:p>
          </table:table-cell>
          <table:table-cell table:style-name="TableCell7316">
            <text:p text:style-name="P7317">0.0165</text:p>
          </table:table-cell>
          <table:table-cell table:style-name="TableCell7318">
            <text:p text:style-name="P7319">0.0279</text:p>
          </table:table-cell>
          <table:table-cell table:style-name="TableCell7320">
            <text:p text:style-name="P7321">0.0176</text:p>
          </table:table-cell>
          <table:table-cell table:style-name="TableCell7322">
            <text:p text:style-name="P7323">0.0415</text:p>
          </table:table-cell>
          <table:table-cell table:style-name="TableCell7324">
            <text:p text:style-name="P7325">0.1277</text:p>
          </table:table-cell>
          <table:table-cell table:style-name="TableCell7326">
            <text:p text:style-name="P7327">0.0033</text:p>
          </table:table-cell>
          <table:table-cell table:style-name="TableCell7328">
            <text:p text:style-name="P7329">0.0022</text:p>
          </table:table-cell>
          <table:table-cell table:style-name="TableCell7330">
            <text:p text:style-name="P7331">0.0033</text:p>
          </table:table-cell>
          <table:table-cell table:style-name="TableCell7332">
            <text:p text:style-name="P7333">0.0095</text:p>
          </table:table-cell>
          <table:table-cell table:style-name="TableCell7334">
            <text:p text:style-name="P7335">0.0444</text:p>
          </table:table-cell>
          <table:table-cell table:style-name="TableCell7336">
            <text:p text:style-name="P7337">0.0018</text:p>
          </table:table-cell>
          <table:table-cell table:style-name="TableCell7338">
            <text:p text:style-name="P7339">0.0708</text:p>
          </table:table-cell>
          <table:table-cell table:style-name="TableCell7340">
            <text:p text:style-name="P7341">0</text:p>
          </table:table-cell>
          <table:table-cell table:style-name="TableCell7342">
            <text:p text:style-name="P7343">0</text:p>
          </table:table-cell>
          <table:table-cell table:style-name="TableCell7344">
            <text:p text:style-name="P7345">0</text:p>
          </table:table-cell>
          <table:table-cell table:style-name="TableCell7346">
            <text:p text:style-name="P7347">0.0051</text:p>
          </table:table-cell>
          <table:table-cell table:style-name="TableCell7348">
            <text:p text:style-name="P7349">0.004</text:p>
          </table:table-cell>
          <table:table-cell table:style-name="TableCell7350">
            <text:p text:style-name="P7351">0.0033</text:p>
          </table:table-cell>
        </table:table-row>
        <table:table-row table:style-name="TableRow7352">
          <table:table-cell table:style-name="TableCell7353">
            <text:p text:style-name="P7354">я</text:p>
          </table:table-cell>
          <table:table-cell table:style-name="TableCell7355">
            <text:p text:style-name="P7356">0.0136</text:p>
          </table:table-cell>
          <table:table-cell table:style-name="TableCell7357">
            <text:p text:style-name="P7358">0.0543</text:p>
          </table:table-cell>
          <table:table-cell table:style-name="TableCell7359">
            <text:p text:style-name="P7360">0.1894</text:p>
          </table:table-cell>
          <table:table-cell table:style-name="TableCell7361">
            <text:p text:style-name="P7362">0.036</text:p>
          </table:table-cell>
          <table:table-cell table:style-name="TableCell7363">
            <text:p text:style-name="P7364">0.1068</text:p>
          </table:table-cell>
          <table:table-cell table:style-name="TableCell7365">
            <text:p text:style-name="P7366">0.0624</text:p>
          </table:table-cell>
          <table:table-cell table:style-name="TableCell7367">
            <text:p text:style-name="P7368">0.0294</text:p>
          </table:table-cell>
          <table:table-cell table:style-name="TableCell7369">
            <text:p text:style-name="P7370">0.0925</text:p>
          </table:table-cell>
          <table:table-cell table:style-name="TableCell7371">
            <text:p text:style-name="P7372">0.0683</text:p>
          </table:table-cell>
          <table:table-cell table:style-name="TableCell7373">
            <text:p text:style-name="P7374">0.0033</text:p>
          </table:table-cell>
          <table:table-cell table:style-name="TableCell7375">
            <text:p text:style-name="P7376">0.083</text:p>
          </table:table-cell>
          <table:table-cell table:style-name="TableCell7377">
            <text:p text:style-name="P7378">0.0991</text:p>
          </table:table-cell>
          <table:table-cell table:style-name="TableCell7379">
            <text:p text:style-name="P7380">0.1123</text:p>
          </table:table-cell>
          <table:table-cell table:style-name="TableCell7381">
            <text:p text:style-name="P7382">0.2463</text:p>
          </table:table-cell>
          <table:table-cell table:style-name="TableCell7383">
            <text:p text:style-name="P7384">0.1013</text:p>
          </table:table-cell>
          <table:table-cell table:style-name="TableCell7385">
            <text:p text:style-name="P7386">0.1611</text:p>
          </table:table-cell>
          <table:table-cell table:style-name="TableCell7387">
            <text:p text:style-name="P7388">0.0448</text:p>
          </table:table-cell>
          <table:table-cell table:style-name="TableCell7389">
            <text:p text:style-name="P7390">0.196</text:p>
          </table:table-cell>
          <table:table-cell table:style-name="TableCell7391">
            <text:p text:style-name="P7392">0.2327</text:p>
          </table:table-cell>
          <table:table-cell table:style-name="TableCell7393">
            <text:p text:style-name="P7394">0.0305</text:p>
          </table:table-cell>
          <table:table-cell table:style-name="TableCell7395">
            <text:p text:style-name="P7396">0.0048</text:p>
          </table:table-cell>
          <table:table-cell table:style-name="TableCell7397">
            <text:p text:style-name="P7398">0.0294</text:p>
          </table:table-cell>
          <table:table-cell table:style-name="TableCell7399">
            <text:p text:style-name="P7400">0.0176</text:p>
          </table:table-cell>
          <table:table-cell table:style-name="TableCell7401">
            <text:p text:style-name="P7402">0.0602</text:p>
          </table:table-cell>
          <table:table-cell table:style-name="TableCell7403">
            <text:p text:style-name="P7404">0.0136</text:p>
          </table:table-cell>
          <table:table-cell table:style-name="TableCell7405">
            <text:p text:style-name="P7406">0.0308</text:p>
          </table:table-cell>
          <table:table-cell table:style-name="TableCell7407">
            <text:p text:style-name="P7408">0</text:p>
          </table:table-cell>
          <table:table-cell table:style-name="TableCell7409">
            <text:p text:style-name="P7410">0</text:p>
          </table:table-cell>
          <table:table-cell table:style-name="TableCell7411">
            <text:p text:style-name="P7412">0</text:p>
          </table:table-cell>
          <table:table-cell table:style-name="TableCell7413">
            <text:p text:style-name="P7414">0.0184</text:p>
          </table:table-cell>
          <table:table-cell table:style-name="TableCell7415">
            <text:p text:style-name="P7416">0.0279</text:p>
          </table:table-cell>
          <table:table-cell table:style-name="TableCell7417">
            <text:p text:style-name="P7418">0.027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7419">частоти біграм(з перетинанням):</text:span></text:p>
      <text:p text:style-name="Standard"/>
      <text:p text:style-name="Standard"/>
      <table:table table:style-name="Table7420">
        <table:table-columns>
          <table:table-column table:style-name="TableColumn7421"/>
          <table:table-column table:style-name="TableColumn7422"/>
          <table:table-column table:style-name="TableColumn7423"/>
          <table:table-column table:style-name="TableColumn7424"/>
          <table:table-column table:style-name="TableColumn7425"/>
          <table:table-column table:style-name="TableColumn7426"/>
          <table:table-column table:style-name="TableColumn7427"/>
          <table:table-column table:style-name="TableColumn7428"/>
          <table:table-column table:style-name="TableColumn7429"/>
          <table:table-column table:style-name="TableColumn7430"/>
          <table:table-column table:style-name="TableColumn7431"/>
          <table:table-column table:style-name="TableColumn7432"/>
          <table:table-column table:style-name="TableColumn7433"/>
          <table:table-column table:style-name="TableColumn7434"/>
          <table:table-column table:style-name="TableColumn7435"/>
          <table:table-column table:style-name="TableColumn7436"/>
          <table:table-column table:style-name="TableColumn7437"/>
          <table:table-column table:style-name="TableColumn7438"/>
          <table:table-column table:style-name="TableColumn7439"/>
          <table:table-column table:style-name="TableColumn7440"/>
          <table:table-column table:style-name="TableColumn7441"/>
          <table:table-column table:style-name="TableColumn7442"/>
          <table:table-column table:style-name="TableColumn7443"/>
          <table:table-column table:style-name="TableColumn7444"/>
          <table:table-column table:style-name="TableColumn7445"/>
          <table:table-column table:style-name="TableColumn7446"/>
          <table:table-column table:style-name="TableColumn7447"/>
          <table:table-column table:style-name="TableColumn7448"/>
          <table:table-column table:style-name="TableColumn7449"/>
          <table:table-column table:style-name="TableColumn7450"/>
          <table:table-column table:style-name="TableColumn7451"/>
          <table:table-column table:style-name="TableColumn7452"/>
          <table:table-column table:style-name="TableColumn7453"/>
        </table:table-columns>
        <table:table-row table:style-name="TableRow7454">
          <table:table-cell table:style-name="TableCell7455">
            <text:p text:style-name="P7456">-</text:p>
          </table:table-cell>
          <table:table-cell table:style-name="TableCell7457">
            <text:p text:style-name="P7458">а</text:p>
          </table:table-cell>
          <table:table-cell table:style-name="TableCell7459">
            <text:p text:style-name="P7460">б</text:p>
          </table:table-cell>
          <table:table-cell table:style-name="TableCell7461">
            <text:p text:style-name="P7462">в</text:p>
          </table:table-cell>
          <table:table-cell table:style-name="TableCell7463">
            <text:p text:style-name="P7464">г</text:p>
          </table:table-cell>
          <table:table-cell table:style-name="TableCell7465">
            <text:p text:style-name="P7466">д</text:p>
          </table:table-cell>
          <table:table-cell table:style-name="TableCell7467">
            <text:p text:style-name="P7468">е</text:p>
          </table:table-cell>
          <table:table-cell table:style-name="TableCell7469">
            <text:p text:style-name="P7470">ж</text:p>
          </table:table-cell>
          <table:table-cell table:style-name="TableCell7471">
            <text:p text:style-name="P7472">з</text:p>
          </table:table-cell>
          <table:table-cell table:style-name="TableCell7473">
            <text:p text:style-name="P7474">и</text:p>
          </table:table-cell>
          <table:table-cell table:style-name="TableCell7475">
            <text:p text:style-name="P7476">й</text:p>
          </table:table-cell>
          <table:table-cell table:style-name="TableCell7477">
            <text:p text:style-name="P7478">к</text:p>
          </table:table-cell>
          <table:table-cell table:style-name="TableCell7479">
            <text:p text:style-name="P7480">л</text:p>
          </table:table-cell>
          <table:table-cell table:style-name="TableCell7481">
            <text:p text:style-name="P7482">м</text:p>
          </table:table-cell>
          <table:table-cell table:style-name="TableCell7483">
            <text:p text:style-name="P7484">н</text:p>
          </table:table-cell>
          <table:table-cell table:style-name="TableCell7485">
            <text:p text:style-name="P7486">о</text:p>
          </table:table-cell>
          <table:table-cell table:style-name="TableCell7487">
            <text:p text:style-name="P7488">п</text:p>
          </table:table-cell>
          <table:table-cell table:style-name="TableCell7489">
            <text:p text:style-name="P7490">р</text:p>
          </table:table-cell>
          <table:table-cell table:style-name="TableCell7491">
            <text:p text:style-name="P7492">с</text:p>
          </table:table-cell>
          <table:table-cell table:style-name="TableCell7493">
            <text:p text:style-name="P7494">т</text:p>
          </table:table-cell>
          <table:table-cell table:style-name="TableCell7495">
            <text:p text:style-name="P7496">у</text:p>
          </table:table-cell>
          <table:table-cell table:style-name="TableCell7497">
            <text:p text:style-name="P7498">ф</text:p>
          </table:table-cell>
          <table:table-cell table:style-name="TableCell7499">
            <text:p text:style-name="P7500">х</text:p>
          </table:table-cell>
          <table:table-cell table:style-name="TableCell7501">
            <text:p text:style-name="P7502">ц</text:p>
          </table:table-cell>
          <table:table-cell table:style-name="TableCell7503">
            <text:p text:style-name="P7504">ч</text:p>
          </table:table-cell>
          <table:table-cell table:style-name="TableCell7505">
            <text:p text:style-name="P7506">ш</text:p>
          </table:table-cell>
          <table:table-cell table:style-name="TableCell7507">
            <text:p text:style-name="P7508">щ</text:p>
          </table:table-cell>
          <table:table-cell table:style-name="TableCell7509">
            <text:p text:style-name="P7510">ъ</text:p>
          </table:table-cell>
          <table:table-cell table:style-name="TableCell7511">
            <text:p text:style-name="P7512">ы</text:p>
          </table:table-cell>
          <table:table-cell table:style-name="TableCell7513">
            <text:p text:style-name="P7514">ь</text:p>
          </table:table-cell>
          <table:table-cell table:style-name="TableCell7515">
            <text:p text:style-name="P7516">э</text:p>
          </table:table-cell>
          <table:table-cell table:style-name="TableCell7517">
            <text:p text:style-name="P7518">ю</text:p>
          </table:table-cell>
          <table:table-cell table:style-name="TableCell7519">
            <text:p text:style-name="P7520">я</text:p>
          </table:table-cell>
        </table:table-row>
        <table:table-row table:style-name="TableRow7521">
          <table:table-cell table:style-name="TableCell7522">
            <text:p text:style-name="P7523">а</text:p>
          </table:table-cell>
          <table:table-cell table:style-name="TableCell7524">
            <text:p text:style-name="P7525">0.0303</text:p>
          </table:table-cell>
          <table:table-cell table:style-name="TableCell7526">
            <text:p text:style-name="P7527">0.2232</text:p>
          </table:table-cell>
          <table:table-cell table:style-name="TableCell7528">
            <text:p text:style-name="P7529">0.4447</text:p>
          </table:table-cell>
          <table:table-cell table:style-name="TableCell7530">
            <text:p text:style-name="P7531">0.1424</text:p>
          </table:table-cell>
          <table:table-cell table:style-name="TableCell7532">
            <text:p text:style-name="P7533">0.2683</text:p>
          </table:table-cell>
          <table:table-cell table:style-name="TableCell7534">
            <text:p text:style-name="P7535">0.2658</text:p>
          </table:table-cell>
          <table:table-cell table:style-name="TableCell7536">
            <text:p text:style-name="P7537">0.1729</text:p>
          </table:table-cell>
          <table:table-cell table:style-name="TableCell7538">
            <text:p text:style-name="P7539">0.4394</text:p>
          </table:table-cell>
          <table:table-cell table:style-name="TableCell7540">
            <text:p text:style-name="P7541">0.1173</text:p>
          </table:table-cell>
          <table:table-cell table:style-name="TableCell7542">
            <text:p text:style-name="P7543">0.0712</text:p>
          </table:table-cell>
          <table:table-cell table:style-name="TableCell7544">
            <text:p text:style-name="P7545">0.5343</text:p>
          </table:table-cell>
          <table:table-cell table:style-name="TableCell7546">
            <text:p text:style-name="P7547">0.9153</text:p>
          </table:table-cell>
          <table:table-cell table:style-name="TableCell7548">
            <text:p text:style-name="P7549">0.4992</text:p>
          </table:table-cell>
          <table:table-cell table:style-name="TableCell7550">
            <text:p text:style-name="P7551">0.7299</text:p>
          </table:table-cell>
          <table:table-cell table:style-name="TableCell7552">
            <text:p text:style-name="P7553">0.1193</text:p>
          </table:table-cell>
          <table:table-cell table:style-name="TableCell7554">
            <text:p text:style-name="P7555">0.2973</text:p>
          </table:table-cell>
          <table:table-cell table:style-name="TableCell7556">
            <text:p text:style-name="P7557">0.319</text:p>
          </table:table-cell>
          <table:table-cell table:style-name="TableCell7558">
            <text:p text:style-name="P7559">0.6805</text:p>
          </table:table-cell>
          <table:table-cell table:style-name="TableCell7560">
            <text:p text:style-name="P7561">0.6681</text:p>
          </table:table-cell>
          <table:table-cell table:style-name="TableCell7562">
            <text:p text:style-name="P7563">0.0453</text:p>
          </table:table-cell>
          <table:table-cell table:style-name="TableCell7564">
            <text:p text:style-name="P7565">0.0301</text:p>
          </table:table-cell>
          <table:table-cell table:style-name="TableCell7566">
            <text:p text:style-name="P7567">0.1582</text:p>
          </table:table-cell>
          <table:table-cell table:style-name="TableCell7568">
            <text:p text:style-name="P7569">0.0595</text:p>
          </table:table-cell>
          <table:table-cell table:style-name="TableCell7570">
            <text:p text:style-name="P7571">0.1582</text:p>
          </table:table-cell>
          <table:table-cell table:style-name="TableCell7572">
            <text:p text:style-name="P7573">0.1147</text:p>
          </table:table-cell>
          <table:table-cell table:style-name="TableCell7574">
            <text:p text:style-name="P7575">0.0385</text:p>
          </table:table-cell>
          <table:table-cell table:style-name="TableCell7576">
            <text:p text:style-name="P7577">0</text:p>
          </table:table-cell>
          <table:table-cell table:style-name="TableCell7578">
            <text:p text:style-name="P7579">0</text:p>
          </table:table-cell>
          <table:table-cell table:style-name="TableCell7580">
            <text:p text:style-name="P7581">0</text:p>
          </table:table-cell>
          <table:table-cell table:style-name="TableCell7582">
            <text:p text:style-name="P7583">0.0316</text:p>
          </table:table-cell>
          <table:table-cell table:style-name="TableCell7584">
            <text:p text:style-name="P7585">0.1648</text:p>
          </table:table-cell>
          <table:table-cell table:style-name="TableCell7586">
            <text:p text:style-name="P7587">0.2274</text:p>
          </table:table-cell>
        </table:table-row>
        <table:table-row table:style-name="TableRow7588">
          <table:table-cell table:style-name="TableCell7589">
            <text:p text:style-name="P7590">б</text:p>
          </table:table-cell>
          <table:table-cell table:style-name="TableCell7591">
            <text:p text:style-name="P7592">0.076</text:p>
          </table:table-cell>
          <table:table-cell table:style-name="TableCell7593">
            <text:p text:style-name="P7594">0.0011</text:p>
          </table:table-cell>
          <table:table-cell table:style-name="TableCell7595">
            <text:p text:style-name="P7596">0.0046</text:p>
          </table:table-cell>
          <table:table-cell table:style-name="TableCell7597">
            <text:p text:style-name="P7598">0.0004</text:p>
          </table:table-cell>
          <table:table-cell table:style-name="TableCell7599">
            <text:p text:style-name="P7600">0.0033</text:p>
          </table:table-cell>
          <table:table-cell table:style-name="TableCell7601">
            <text:p text:style-name="P7602">0.2788</text:p>
          </table:table-cell>
          <table:table-cell table:style-name="TableCell7603">
            <text:p text:style-name="P7604">0.0011</text:p>
          </table:table-cell>
          <table:table-cell table:style-name="TableCell7605">
            <text:p text:style-name="P7606">0.0017</text:p>
          </table:table-cell>
          <table:table-cell table:style-name="TableCell7607">
            <text:p text:style-name="P7608">0.1154</text:p>
          </table:table-cell>
          <table:table-cell table:style-name="TableCell7609">
            <text:p text:style-name="P7610">0</text:p>
          </table:table-cell>
          <table:table-cell table:style-name="TableCell7611">
            <text:p text:style-name="P7612">0.0132</text:p>
          </table:table-cell>
          <table:table-cell table:style-name="TableCell7613">
            <text:p text:style-name="P7614">0.1118</text:p>
          </table:table-cell>
          <table:table-cell table:style-name="TableCell7615">
            <text:p text:style-name="P7616">0.0064</text:p>
          </table:table-cell>
          <table:table-cell table:style-name="TableCell7617">
            <text:p text:style-name="P7618">0.049</text:p>
          </table:table-cell>
          <table:table-cell table:style-name="TableCell7619">
            <text:p text:style-name="P7620">0.2942</text:p>
          </table:table-cell>
          <table:table-cell table:style-name="TableCell7621">
            <text:p text:style-name="P7622">0.0018</text:p>
          </table:table-cell>
          <table:table-cell table:style-name="TableCell7623">
            <text:p text:style-name="P7624">0.1252</text:p>
          </table:table-cell>
          <table:table-cell table:style-name="TableCell7625">
            <text:p text:style-name="P7626">0.0301</text:p>
          </table:table-cell>
          <table:table-cell table:style-name="TableCell7627">
            <text:p text:style-name="P7628">0.0075</text:p>
          </table:table-cell>
          <table:table-cell table:style-name="TableCell7629">
            <text:p text:style-name="P7630">0.0798</text:p>
          </table:table-cell>
          <table:table-cell table:style-name="TableCell7631">
            <text:p text:style-name="P7632">0</text:p>
          </table:table-cell>
          <table:table-cell table:style-name="TableCell7633">
            <text:p text:style-name="P7634">0.007</text:p>
          </table:table-cell>
          <table:table-cell table:style-name="TableCell7635">
            <text:p text:style-name="P7636">0.0002</text:p>
          </table:table-cell>
          <table:table-cell table:style-name="TableCell7637">
            <text:p text:style-name="P7638">0.0002</text:p>
          </table:table-cell>
          <table:table-cell table:style-name="TableCell7639">
            <text:p text:style-name="P7640">0.002</text:p>
          </table:table-cell>
          <table:table-cell table:style-name="TableCell7641">
            <text:p text:style-name="P7642">0.0345</text:p>
          </table:table-cell>
          <table:table-cell table:style-name="TableCell7643">
            <text:p text:style-name="P7644">0.029</text:p>
          </table:table-cell>
          <table:table-cell table:style-name="TableCell7645">
            <text:p text:style-name="P7646">0.3058</text:p>
          </table:table-cell>
          <table:table-cell table:style-name="TableCell7647">
            <text:p text:style-name="P7648">0.0048</text:p>
          </table:table-cell>
          <table:table-cell table:style-name="TableCell7649">
            <text:p text:style-name="P7650">0.0062</text:p>
          </table:table-cell>
          <table:table-cell table:style-name="TableCell7651">
            <text:p text:style-name="P7652">0.0007</text:p>
          </table:table-cell>
          <table:table-cell table:style-name="TableCell7653">
            <text:p text:style-name="P7654">0.0576</text:p>
          </table:table-cell>
        </table:table-row>
        <table:table-row table:style-name="TableRow7655">
          <table:table-cell table:style-name="TableCell7656">
            <text:p text:style-name="P7657">в</text:p>
          </table:table-cell>
          <table:table-cell table:style-name="TableCell7658">
            <text:p text:style-name="P7659">0.6989</text:p>
          </table:table-cell>
          <table:table-cell table:style-name="TableCell7660">
            <text:p text:style-name="P7661">0.0215</text:p>
          </table:table-cell>
          <table:table-cell table:style-name="TableCell7662">
            <text:p text:style-name="P7663">0.0479</text:p>
          </table:table-cell>
          <table:table-cell table:style-name="TableCell7664">
            <text:p text:style-name="P7665">0.0239</text:p>
          </table:table-cell>
          <table:table-cell table:style-name="TableCell7666">
            <text:p text:style-name="P7667">0.0474</text:p>
          </table:table-cell>
          <table:table-cell table:style-name="TableCell7668">
            <text:p text:style-name="P7669">0.511</text:p>
          </table:table-cell>
          <table:table-cell table:style-name="TableCell7670">
            <text:p text:style-name="P7671">0.0051</text:p>
          </table:table-cell>
          <table:table-cell table:style-name="TableCell7672">
            <text:p text:style-name="P7673">0.0646</text:p>
          </table:table-cell>
          <table:table-cell table:style-name="TableCell7674">
            <text:p text:style-name="P7675">0.3961</text:p>
          </table:table-cell>
          <table:table-cell table:style-name="TableCell7676">
            <text:p text:style-name="P7677">0</text:p>
          </table:table-cell>
          <table:table-cell table:style-name="TableCell7678">
            <text:p text:style-name="P7679">0.0877</text:p>
          </table:table-cell>
          <table:table-cell table:style-name="TableCell7680">
            <text:p text:style-name="P7681">0.103</text:p>
          </table:table-cell>
          <table:table-cell table:style-name="TableCell7682">
            <text:p text:style-name="P7683">0.0451</text:p>
          </table:table-cell>
          <table:table-cell table:style-name="TableCell7684">
            <text:p text:style-name="P7685">0.219</text:p>
          </table:table-cell>
          <table:table-cell table:style-name="TableCell7686">
            <text:p text:style-name="P7687">0.6881</text:p>
          </table:table-cell>
          <table:table-cell table:style-name="TableCell7688">
            <text:p text:style-name="P7689">0.1011</text:p>
          </table:table-cell>
          <table:table-cell table:style-name="TableCell7690">
            <text:p text:style-name="P7691">0.1241</text:p>
          </table:table-cell>
          <table:table-cell table:style-name="TableCell7692">
            <text:p text:style-name="P7693">0.3131</text:p>
          </table:table-cell>
          <table:table-cell table:style-name="TableCell7694">
            <text:p text:style-name="P7695">0.0864</text:p>
          </table:table-cell>
          <table:table-cell table:style-name="TableCell7696">
            <text:p text:style-name="P7697">0.0863</text:p>
          </table:table-cell>
          <table:table-cell table:style-name="TableCell7698">
            <text:p text:style-name="P7699">0.0037</text:p>
          </table:table-cell>
          <table:table-cell table:style-name="TableCell7700">
            <text:p text:style-name="P7701">0.0105</text:p>
          </table:table-cell>
          <table:table-cell table:style-name="TableCell7702">
            <text:p text:style-name="P7703">0.0068</text:p>
          </table:table-cell>
          <table:table-cell table:style-name="TableCell7704">
            <text:p text:style-name="P7705">0.0211</text:p>
          </table:table-cell>
          <table:table-cell table:style-name="TableCell7706">
            <text:p text:style-name="P7707">0.0685</text:p>
          </table:table-cell>
          <table:table-cell table:style-name="TableCell7708">
            <text:p text:style-name="P7709">0.0018</text:p>
          </table:table-cell>
          <table:table-cell table:style-name="TableCell7710">
            <text:p text:style-name="P7711">0.0006</text:p>
          </table:table-cell>
          <table:table-cell table:style-name="TableCell7712">
            <text:p text:style-name="P7713">0.2957</text:p>
          </table:table-cell>
          <table:table-cell table:style-name="TableCell7714">
            <text:p text:style-name="P7715">0.0152</text:p>
          </table:table-cell>
          <table:table-cell table:style-name="TableCell7716">
            <text:p text:style-name="P7717">0.0204</text:p>
          </table:table-cell>
          <table:table-cell table:style-name="TableCell7718">
            <text:p text:style-name="P7719">0.0004</text:p>
          </table:table-cell>
          <table:table-cell table:style-name="TableCell7720">
            <text:p text:style-name="P7721">0.0371</text:p>
          </table:table-cell>
        </table:table-row>
        <table:table-row table:style-name="TableRow7722">
          <table:table-cell table:style-name="TableCell7723">
            <text:p text:style-name="P7724">г</text:p>
          </table:table-cell>
          <table:table-cell table:style-name="TableCell7725">
            <text:p text:style-name="P7726">0.1343</text:p>
          </table:table-cell>
          <table:table-cell table:style-name="TableCell7727">
            <text:p text:style-name="P7728">0.0072</text:p>
          </table:table-cell>
          <table:table-cell table:style-name="TableCell7729">
            <text:p text:style-name="P7730">0.0158</text:p>
          </table:table-cell>
          <table:table-cell table:style-name="TableCell7731">
            <text:p text:style-name="P7732">0.0009</text:p>
          </table:table-cell>
          <table:table-cell table:style-name="TableCell7733">
            <text:p text:style-name="P7734">0.1187</text:p>
          </table:table-cell>
          <table:table-cell table:style-name="TableCell7735">
            <text:p text:style-name="P7736">0.065</text:p>
          </table:table-cell>
          <table:table-cell table:style-name="TableCell7737">
            <text:p text:style-name="P7738">0.0002</text:p>
          </table:table-cell>
          <table:table-cell table:style-name="TableCell7739">
            <text:p text:style-name="P7740">0.0029</text:p>
          </table:table-cell>
          <table:table-cell table:style-name="TableCell7741">
            <text:p text:style-name="P7742">0.1173</text:p>
          </table:table-cell>
          <table:table-cell table:style-name="TableCell7743">
            <text:p text:style-name="P7744">0</text:p>
          </table:table-cell>
          <table:table-cell table:style-name="TableCell7745">
            <text:p text:style-name="P7746">0.0138</text:p>
          </table:table-cell>
          <table:table-cell table:style-name="TableCell7747">
            <text:p text:style-name="P7748">0.1696</text:p>
          </table:table-cell>
          <table:table-cell table:style-name="TableCell7749">
            <text:p text:style-name="P7750">0.0092</text:p>
          </table:table-cell>
          <table:table-cell table:style-name="TableCell7751">
            <text:p text:style-name="P7752">0.0804</text:p>
          </table:table-cell>
          <table:table-cell table:style-name="TableCell7753">
            <text:p text:style-name="P7754">0.6721</text:p>
          </table:table-cell>
          <table:table-cell table:style-name="TableCell7755">
            <text:p text:style-name="P7756">0.0136</text:p>
          </table:table-cell>
          <table:table-cell table:style-name="TableCell7757">
            <text:p text:style-name="P7758">0.1182</text:p>
          </table:table-cell>
          <table:table-cell table:style-name="TableCell7759">
            <text:p text:style-name="P7760">0.0143</text:p>
          </table:table-cell>
          <table:table-cell table:style-name="TableCell7761">
            <text:p text:style-name="P7762">0.0055</text:p>
          </table:table-cell>
          <table:table-cell table:style-name="TableCell7763">
            <text:p text:style-name="P7764">0.0694</text:p>
          </table:table-cell>
          <table:table-cell table:style-name="TableCell7765">
            <text:p text:style-name="P7766">0</text:p>
          </table:table-cell>
          <table:table-cell table:style-name="TableCell7767">
            <text:p text:style-name="P7768">0.0009</text:p>
          </table:table-cell>
          <table:table-cell table:style-name="TableCell7769">
            <text:p text:style-name="P7770">0.0002</text:p>
          </table:table-cell>
          <table:table-cell table:style-name="TableCell7771">
            <text:p text:style-name="P7772">0.0035</text:p>
          </table:table-cell>
          <table:table-cell table:style-name="TableCell7773">
            <text:p text:style-name="P7774">0.0004</text:p>
          </table:table-cell>
          <table:table-cell table:style-name="TableCell7775">
            <text:p text:style-name="P7776">0</text:p>
          </table:table-cell>
          <table:table-cell table:style-name="TableCell7777">
            <text:p text:style-name="P7778">0</text:p>
          </table:table-cell>
          <table:table-cell table:style-name="TableCell7779">
            <text:p text:style-name="P7780">0</text:p>
          </table:table-cell>
          <table:table-cell table:style-name="TableCell7781">
            <text:p text:style-name="P7782">0</text:p>
          </table:table-cell>
          <table:table-cell table:style-name="TableCell7783">
            <text:p text:style-name="P7784">0.0011</text:p>
          </table:table-cell>
          <table:table-cell table:style-name="TableCell7785">
            <text:p text:style-name="P7786">0</text:p>
          </table:table-cell>
          <table:table-cell table:style-name="TableCell7787">
            <text:p text:style-name="P7788">0.0015</text:p>
          </table:table-cell>
        </table:table-row>
        <table:table-row table:style-name="TableRow7789">
          <table:table-cell table:style-name="TableCell7790">
            <text:p text:style-name="P7791">д</text:p>
          </table:table-cell>
          <table:table-cell table:style-name="TableCell7792">
            <text:p text:style-name="P7793">0.4799</text:p>
          </table:table-cell>
          <table:table-cell table:style-name="TableCell7794">
            <text:p text:style-name="P7795">0.0037</text:p>
          </table:table-cell>
          <table:table-cell table:style-name="TableCell7796">
            <text:p text:style-name="P7797">0.0914</text:p>
          </table:table-cell>
          <table:table-cell table:style-name="TableCell7798">
            <text:p text:style-name="P7799">0.0051</text:p>
          </table:table-cell>
          <table:table-cell table:style-name="TableCell7800">
            <text:p text:style-name="P7801">0.0103</text:p>
          </table:table-cell>
          <table:table-cell table:style-name="TableCell7802">
            <text:p text:style-name="P7803">0.4656</text:p>
          </table:table-cell>
          <table:table-cell table:style-name="TableCell7804">
            <text:p text:style-name="P7805">0.038</text:p>
          </table:table-cell>
          <table:table-cell table:style-name="TableCell7806">
            <text:p text:style-name="P7807">0.005</text:p>
          </table:table-cell>
          <table:table-cell table:style-name="TableCell7808">
            <text:p text:style-name="P7809">0.2909</text:p>
          </table:table-cell>
          <table:table-cell table:style-name="TableCell7810">
            <text:p text:style-name="P7811">0</text:p>
          </table:table-cell>
          <table:table-cell table:style-name="TableCell7812">
            <text:p text:style-name="P7813">0.0428</text:p>
          </table:table-cell>
          <table:table-cell table:style-name="TableCell7814">
            <text:p text:style-name="P7815">0.0791</text:p>
          </table:table-cell>
          <table:table-cell table:style-name="TableCell7816">
            <text:p text:style-name="P7817">0.0116</text:p>
          </table:table-cell>
          <table:table-cell table:style-name="TableCell7818">
            <text:p text:style-name="P7819">0.1789</text:p>
          </table:table-cell>
          <table:table-cell table:style-name="TableCell7820">
            <text:p text:style-name="P7821">0.3792</text:p>
          </table:table-cell>
          <table:table-cell table:style-name="TableCell7822">
            <text:p text:style-name="P7823">0.0259</text:p>
          </table:table-cell>
          <table:table-cell table:style-name="TableCell7824">
            <text:p text:style-name="P7825">0.1127</text:p>
          </table:table-cell>
          <table:table-cell table:style-name="TableCell7826">
            <text:p text:style-name="P7827">0.0585</text:p>
          </table:table-cell>
          <table:table-cell table:style-name="TableCell7828">
            <text:p text:style-name="P7829">0.0286</text:p>
          </table:table-cell>
          <table:table-cell table:style-name="TableCell7830">
            <text:p text:style-name="P7831">0.1593</text:p>
          </table:table-cell>
          <table:table-cell table:style-name="TableCell7832">
            <text:p text:style-name="P7833">0.0006</text:p>
          </table:table-cell>
          <table:table-cell table:style-name="TableCell7834">
            <text:p text:style-name="P7835">0.0073</text:p>
          </table:table-cell>
          <table:table-cell table:style-name="TableCell7836">
            <text:p text:style-name="P7837">0.0213</text:p>
          </table:table-cell>
          <table:table-cell table:style-name="TableCell7838">
            <text:p text:style-name="P7839">0.0121</text:p>
          </table:table-cell>
          <table:table-cell table:style-name="TableCell7840">
            <text:p text:style-name="P7841">0.0079</text:p>
          </table:table-cell>
          <table:table-cell table:style-name="TableCell7842">
            <text:p text:style-name="P7843">0.0004</text:p>
          </table:table-cell>
          <table:table-cell table:style-name="TableCell7844">
            <text:p text:style-name="P7845">0.0006</text:p>
          </table:table-cell>
          <table:table-cell table:style-name="TableCell7846">
            <text:p text:style-name="P7847">0.0872</text:p>
          </table:table-cell>
          <table:table-cell table:style-name="TableCell7848">
            <text:p text:style-name="P7849">0.0279</text:p>
          </table:table-cell>
          <table:table-cell table:style-name="TableCell7850">
            <text:p text:style-name="P7851">0.004</text:p>
          </table:table-cell>
          <table:table-cell table:style-name="TableCell7852">
            <text:p text:style-name="P7853">0.0026</text:p>
          </table:table-cell>
          <table:table-cell table:style-name="TableCell7854">
            <text:p text:style-name="P7855">0.0358</text:p>
          </table:table-cell>
        </table:table-row>
        <table:table-row table:style-name="TableRow7856">
          <table:table-cell table:style-name="TableCell7857">
            <text:p text:style-name="P7858">е</text:p>
          </table:table-cell>
          <table:table-cell table:style-name="TableCell7859">
            <text:p text:style-name="P7860">0.0501</text:p>
          </table:table-cell>
          <table:table-cell table:style-name="TableCell7861">
            <text:p text:style-name="P7862">0.223</text:p>
          </table:table-cell>
          <table:table-cell table:style-name="TableCell7863">
            <text:p text:style-name="P7864">0.3386</text:p>
          </table:table-cell>
          <table:table-cell table:style-name="TableCell7865">
            <text:p text:style-name="P7866">0.2771</text:p>
          </table:table-cell>
          <table:table-cell table:style-name="TableCell7867">
            <text:p text:style-name="P7868">0.4005</text:p>
          </table:table-cell>
          <table:table-cell table:style-name="TableCell7869">
            <text:p text:style-name="P7870">0.1872</text:p>
          </table:table-cell>
          <table:table-cell table:style-name="TableCell7871">
            <text:p text:style-name="P7872">0.1031</text:p>
          </table:table-cell>
          <table:table-cell table:style-name="TableCell7873">
            <text:p text:style-name="P7874">0.2681</text:p>
          </table:table-cell>
          <table:table-cell table:style-name="TableCell7875">
            <text:p text:style-name="P7876">0.1182</text:p>
          </table:table-cell>
          <table:table-cell table:style-name="TableCell7877">
            <text:p text:style-name="P7878">0.3243</text:p>
          </table:table-cell>
          <table:table-cell table:style-name="TableCell7879">
            <text:p text:style-name="P7880">0.2979</text:p>
          </table:table-cell>
          <table:table-cell table:style-name="TableCell7881">
            <text:p text:style-name="P7882">0.6369</text:p>
          </table:table-cell>
          <table:table-cell table:style-name="TableCell7883">
            <text:p text:style-name="P7884">0.5829</text:p>
          </table:table-cell>
          <table:table-cell table:style-name="TableCell7885">
            <text:p text:style-name="P7886">1.0439</text:p>
          </table:table-cell>
          <table:table-cell table:style-name="TableCell7887">
            <text:p text:style-name="P7888">0.1916</text:p>
          </table:table-cell>
          <table:table-cell table:style-name="TableCell7889">
            <text:p text:style-name="P7890">0.372</text:p>
          </table:table-cell>
          <table:table-cell table:style-name="TableCell7891">
            <text:p text:style-name="P7892">0.7888</text:p>
          </table:table-cell>
          <table:table-cell table:style-name="TableCell7893">
            <text:p text:style-name="P7894">0.7842</text:p>
          </table:table-cell>
          <table:table-cell table:style-name="TableCell7895">
            <text:p text:style-name="P7896">0.8142</text:p>
          </table:table-cell>
          <table:table-cell table:style-name="TableCell7897">
            <text:p text:style-name="P7898">0.071</text:p>
          </table:table-cell>
          <table:table-cell table:style-name="TableCell7899">
            <text:p text:style-name="P7900">0.0204</text:p>
          </table:table-cell>
          <table:table-cell table:style-name="TableCell7901">
            <text:p text:style-name="P7902">0.0844</text:p>
          </table:table-cell>
          <table:table-cell table:style-name="TableCell7903">
            <text:p text:style-name="P7904">0.0437</text:p>
          </table:table-cell>
          <table:table-cell table:style-name="TableCell7905">
            <text:p text:style-name="P7906">0.198</text:p>
          </table:table-cell>
          <table:table-cell table:style-name="TableCell7907">
            <text:p text:style-name="P7908">0.1408</text:p>
          </table:table-cell>
          <table:table-cell table:style-name="TableCell7909">
            <text:p text:style-name="P7910">0.0653</text:p>
          </table:table-cell>
          <table:table-cell table:style-name="TableCell7911">
            <text:p text:style-name="P7912">0</text:p>
          </table:table-cell>
          <table:table-cell table:style-name="TableCell7913">
            <text:p text:style-name="P7914">0</text:p>
          </table:table-cell>
          <table:table-cell table:style-name="TableCell7915">
            <text:p text:style-name="P7916">0</text:p>
          </table:table-cell>
          <table:table-cell table:style-name="TableCell7917">
            <text:p text:style-name="P7918">0.0281</text:p>
          </table:table-cell>
          <table:table-cell table:style-name="TableCell7919">
            <text:p text:style-name="P7920">0.0141</text:p>
          </table:table-cell>
          <table:table-cell table:style-name="TableCell7921">
            <text:p text:style-name="P7922">0.0545</text:p>
          </table:table-cell>
        </table:table-row>
        <table:table-row table:style-name="TableRow7923">
          <table:table-cell table:style-name="TableCell7924">
            <text:p text:style-name="P7925">ж</text:p>
          </table:table-cell>
          <table:table-cell table:style-name="TableCell7926">
            <text:p text:style-name="P7927">0.1039</text:p>
          </table:table-cell>
          <table:table-cell table:style-name="TableCell7928">
            <text:p text:style-name="P7929">0.0009</text:p>
          </table:table-cell>
          <table:table-cell table:style-name="TableCell7930">
            <text:p text:style-name="P7931">0.0015</text:p>
          </table:table-cell>
          <table:table-cell table:style-name="TableCell7932">
            <text:p text:style-name="P7933">0.002</text:p>
          </table:table-cell>
          <table:table-cell table:style-name="TableCell7934">
            <text:p text:style-name="P7935">0.1055</text:p>
          </table:table-cell>
          <table:table-cell table:style-name="TableCell7936">
            <text:p text:style-name="P7937">0.3823</text:p>
          </table:table-cell>
          <table:table-cell table:style-name="TableCell7938">
            <text:p text:style-name="P7939">0.0026</text:p>
          </table:table-cell>
          <table:table-cell table:style-name="TableCell7940">
            <text:p text:style-name="P7941">0.0022</text:p>
          </table:table-cell>
          <table:table-cell table:style-name="TableCell7942">
            <text:p text:style-name="P7943">0.145</text:p>
          </table:table-cell>
          <table:table-cell table:style-name="TableCell7944">
            <text:p text:style-name="P7945">0</text:p>
          </table:table-cell>
          <table:table-cell table:style-name="TableCell7946">
            <text:p text:style-name="P7947">0.0072</text:p>
          </table:table-cell>
          <table:table-cell table:style-name="TableCell7948">
            <text:p text:style-name="P7949">0.0011</text:p>
          </table:table-cell>
          <table:table-cell table:style-name="TableCell7950">
            <text:p text:style-name="P7951">0.0009</text:p>
          </table:table-cell>
          <table:table-cell table:style-name="TableCell7952">
            <text:p text:style-name="P7953">0.1193</text:p>
          </table:table-cell>
          <table:table-cell table:style-name="TableCell7954">
            <text:p text:style-name="P7955">0.0048</text:p>
          </table:table-cell>
          <table:table-cell table:style-name="TableCell7956">
            <text:p text:style-name="P7957">0.0015</text:p>
          </table:table-cell>
          <table:table-cell table:style-name="TableCell7958">
            <text:p text:style-name="P7959">0.0026</text:p>
          </table:table-cell>
          <table:table-cell table:style-name="TableCell7960">
            <text:p text:style-name="P7961">0.0007</text:p>
          </table:table-cell>
          <table:table-cell table:style-name="TableCell7962">
            <text:p text:style-name="P7963">0.0009</text:p>
          </table:table-cell>
          <table:table-cell table:style-name="TableCell7964">
            <text:p text:style-name="P7965">0.022</text:p>
          </table:table-cell>
          <table:table-cell table:style-name="TableCell7966">
            <text:p text:style-name="P7967">0.0002</text:p>
          </table:table-cell>
          <table:table-cell table:style-name="TableCell7968">
            <text:p text:style-name="P7969">0</text:p>
          </table:table-cell>
          <table:table-cell table:style-name="TableCell7970">
            <text:p text:style-name="P7971">0</text:p>
          </table:table-cell>
          <table:table-cell table:style-name="TableCell7972">
            <text:p text:style-name="P7973">0.0009</text:p>
          </table:table-cell>
          <table:table-cell table:style-name="TableCell7974">
            <text:p text:style-name="P7975">0.0002</text:p>
          </table:table-cell>
          <table:table-cell table:style-name="TableCell7976">
            <text:p text:style-name="P7977">0</text:p>
          </table:table-cell>
          <table:table-cell table:style-name="TableCell7978">
            <text:p text:style-name="P7979">0</text:p>
          </table:table-cell>
          <table:table-cell table:style-name="TableCell7980">
            <text:p text:style-name="P7981">0</text:p>
          </table:table-cell>
          <table:table-cell table:style-name="TableCell7982">
            <text:p text:style-name="P7983">0.0018</text:p>
          </table:table-cell>
          <table:table-cell table:style-name="TableCell7984">
            <text:p text:style-name="P7985">0</text:p>
          </table:table-cell>
          <table:table-cell table:style-name="TableCell7986">
            <text:p text:style-name="P7987">0</text:p>
          </table:table-cell>
          <table:table-cell table:style-name="TableCell7988">
            <text:p text:style-name="P7989">0.0004</text:p>
          </table:table-cell>
        </table:table-row>
        <table:table-row table:style-name="TableRow7990">
          <table:table-cell table:style-name="TableCell7991">
            <text:p text:style-name="P7992">з</text:p>
          </table:table-cell>
          <table:table-cell table:style-name="TableCell7993">
            <text:p text:style-name="P7994">0.5458</text:p>
          </table:table-cell>
          <table:table-cell table:style-name="TableCell7995">
            <text:p text:style-name="P7996">0.0171</text:p>
          </table:table-cell>
          <table:table-cell table:style-name="TableCell7997">
            <text:p text:style-name="P7998">0.1222</text:p>
          </table:table-cell>
          <table:table-cell table:style-name="TableCell7999">
            <text:p text:style-name="P8000">0.071</text:p>
          </table:table-cell>
          <table:table-cell table:style-name="TableCell8001">
            <text:p text:style-name="P8002">0.0921</text:p>
          </table:table-cell>
          <table:table-cell table:style-name="TableCell8003">
            <text:p text:style-name="P8004">0.0888</text:p>
          </table:table-cell>
          <table:table-cell table:style-name="TableCell8005">
            <text:p text:style-name="P8006">0.0039</text:p>
          </table:table-cell>
          <table:table-cell table:style-name="TableCell8007">
            <text:p text:style-name="P8008">0.0125</text:p>
          </table:table-cell>
          <table:table-cell table:style-name="TableCell8009">
            <text:p text:style-name="P8010">0.067</text:p>
          </table:table-cell>
          <table:table-cell table:style-name="TableCell8011">
            <text:p text:style-name="P8012">0</text:p>
          </table:table-cell>
          <table:table-cell table:style-name="TableCell8013">
            <text:p text:style-name="P8014">0.0299</text:p>
          </table:table-cell>
          <table:table-cell table:style-name="TableCell8015">
            <text:p text:style-name="P8016">0.0352</text:p>
          </table:table-cell>
          <table:table-cell table:style-name="TableCell8017">
            <text:p text:style-name="P8018">0.0822</text:p>
          </table:table-cell>
          <table:table-cell table:style-name="TableCell8019">
            <text:p text:style-name="P8020">0.2386</text:p>
          </table:table-cell>
          <table:table-cell table:style-name="TableCell8021">
            <text:p text:style-name="P8022">0.1153</text:p>
          </table:table-cell>
          <table:table-cell table:style-name="TableCell8023">
            <text:p text:style-name="P8024">0.0244</text:p>
          </table:table-cell>
          <table:table-cell table:style-name="TableCell8025">
            <text:p text:style-name="P8026">0.0631</text:p>
          </table:table-cell>
          <table:table-cell table:style-name="TableCell8027">
            <text:p text:style-name="P8028">0.0156</text:p>
          </table:table-cell>
          <table:table-cell table:style-name="TableCell8029">
            <text:p text:style-name="P8030">0.011</text:p>
          </table:table-cell>
          <table:table-cell table:style-name="TableCell8031">
            <text:p text:style-name="P8032">0.0808</text:p>
          </table:table-cell>
          <table:table-cell table:style-name="TableCell8033">
            <text:p text:style-name="P8034">0.0011</text:p>
          </table:table-cell>
          <table:table-cell table:style-name="TableCell8035">
            <text:p text:style-name="P8036">0.0013</text:p>
          </table:table-cell>
          <table:table-cell table:style-name="TableCell8037">
            <text:p text:style-name="P8038">0.0024</text:p>
          </table:table-cell>
          <table:table-cell table:style-name="TableCell8039">
            <text:p text:style-name="P8040">0.004</text:p>
          </table:table-cell>
          <table:table-cell table:style-name="TableCell8041">
            <text:p text:style-name="P8042">0.0018</text:p>
          </table:table-cell>
          <table:table-cell table:style-name="TableCell8043">
            <text:p text:style-name="P8044">0.0004</text:p>
          </table:table-cell>
          <table:table-cell table:style-name="TableCell8045">
            <text:p text:style-name="P8046">0.0033</text:p>
          </table:table-cell>
          <table:table-cell table:style-name="TableCell8047">
            <text:p text:style-name="P8048">0.0567</text:p>
          </table:table-cell>
          <table:table-cell table:style-name="TableCell8049">
            <text:p text:style-name="P8050">0.0213</text:p>
          </table:table-cell>
          <table:table-cell table:style-name="TableCell8051">
            <text:p text:style-name="P8052">0.0029</text:p>
          </table:table-cell>
          <table:table-cell table:style-name="TableCell8053">
            <text:p text:style-name="P8054">0.0007</text:p>
          </table:table-cell>
          <table:table-cell table:style-name="TableCell8055">
            <text:p text:style-name="P8056">0.0176</text:p>
          </table:table-cell>
        </table:table-row>
        <table:table-row table:style-name="TableRow8057">
          <table:table-cell table:style-name="TableCell8058">
            <text:p text:style-name="P8059">и</text:p>
          </table:table-cell>
          <table:table-cell table:style-name="TableCell8060">
            <text:p text:style-name="P8061">0.0697</text:p>
          </table:table-cell>
          <table:table-cell table:style-name="TableCell8062">
            <text:p text:style-name="P8063">0.1254</text:p>
          </table:table-cell>
          <table:table-cell table:style-name="TableCell8064">
            <text:p text:style-name="P8065">0.488</text:p>
          </table:table-cell>
          <table:table-cell table:style-name="TableCell8066">
            <text:p text:style-name="P8067">0.1237</text:p>
          </table:table-cell>
          <table:table-cell table:style-name="TableCell8068">
            <text:p text:style-name="P8069">0.2489</text:p>
          </table:table-cell>
          <table:table-cell table:style-name="TableCell8070">
            <text:p text:style-name="P8071">0.3124</text:p>
          </table:table-cell>
          <table:table-cell table:style-name="TableCell8072">
            <text:p text:style-name="P8073">0.0532</text:p>
          </table:table-cell>
          <table:table-cell table:style-name="TableCell8074">
            <text:p text:style-name="P8075">0.3445</text:p>
          </table:table-cell>
          <table:table-cell table:style-name="TableCell8076">
            <text:p text:style-name="P8077">0.2404</text:p>
          </table:table-cell>
          <table:table-cell table:style-name="TableCell8078">
            <text:p text:style-name="P8079">0.1206</text:p>
          </table:table-cell>
          <table:table-cell table:style-name="TableCell8080">
            <text:p text:style-name="P8081">0.3689</text:p>
          </table:table-cell>
          <table:table-cell table:style-name="TableCell8082">
            <text:p text:style-name="P8083">0.5635</text:p>
          </table:table-cell>
          <table:table-cell table:style-name="TableCell8084">
            <text:p text:style-name="P8085">0.4392</text:p>
          </table:table-cell>
          <table:table-cell table:style-name="TableCell8086">
            <text:p text:style-name="P8087">0.6912</text:p>
          </table:table-cell>
          <table:table-cell table:style-name="TableCell8088">
            <text:p text:style-name="P8089">0.2184</text:p>
          </table:table-cell>
          <table:table-cell table:style-name="TableCell8090">
            <text:p text:style-name="P8091">0.263</text:p>
          </table:table-cell>
          <table:table-cell table:style-name="TableCell8092">
            <text:p text:style-name="P8093">0.2599</text:p>
          </table:table-cell>
          <table:table-cell table:style-name="TableCell8094">
            <text:p text:style-name="P8095">0.549</text:p>
          </table:table-cell>
          <table:table-cell table:style-name="TableCell8096">
            <text:p text:style-name="P8097">0.5864</text:p>
          </table:table-cell>
          <table:table-cell table:style-name="TableCell8098">
            <text:p text:style-name="P8099">0.0485</text:p>
          </table:table-cell>
          <table:table-cell table:style-name="TableCell8100">
            <text:p text:style-name="P8101">0.0369</text:p>
          </table:table-cell>
          <table:table-cell table:style-name="TableCell8102">
            <text:p text:style-name="P8103">0.2333</text:p>
          </table:table-cell>
          <table:table-cell table:style-name="TableCell8104">
            <text:p text:style-name="P8105">0.067</text:p>
          </table:table-cell>
          <table:table-cell table:style-name="TableCell8106">
            <text:p text:style-name="P8107">0.2338</text:p>
          </table:table-cell>
          <table:table-cell table:style-name="TableCell8108">
            <text:p text:style-name="P8109">0.1268</text:p>
          </table:table-cell>
          <table:table-cell table:style-name="TableCell8110">
            <text:p text:style-name="P8111">0.0229</text:p>
          </table:table-cell>
          <table:table-cell table:style-name="TableCell8112">
            <text:p text:style-name="P8113">0</text:p>
          </table:table-cell>
          <table:table-cell table:style-name="TableCell8114">
            <text:p text:style-name="P8115">0</text:p>
          </table:table-cell>
          <table:table-cell table:style-name="TableCell8116">
            <text:p text:style-name="P8117">0</text:p>
          </table:table-cell>
          <table:table-cell table:style-name="TableCell8118">
            <text:p text:style-name="P8119">0.0268</text:p>
          </table:table-cell>
          <table:table-cell table:style-name="TableCell8120">
            <text:p text:style-name="P8121">0.0483</text:p>
          </table:table-cell>
          <table:table-cell table:style-name="TableCell8122">
            <text:p text:style-name="P8123">0.2588</text:p>
          </table:table-cell>
        </table:table-row>
        <table:table-row table:style-name="TableRow8124">
          <table:table-cell table:style-name="TableCell8125">
            <text:p text:style-name="P8126">й</text:p>
          </table:table-cell>
          <table:table-cell table:style-name="TableCell8127">
            <text:p text:style-name="P8128">0.013</text:p>
          </table:table-cell>
          <table:table-cell table:style-name="TableCell8129">
            <text:p text:style-name="P8130">0.0295</text:p>
          </table:table-cell>
          <table:table-cell table:style-name="TableCell8131">
            <text:p text:style-name="P8132">0.063</text:p>
          </table:table-cell>
          <table:table-cell table:style-name="TableCell8133">
            <text:p text:style-name="P8134">0.0189</text:p>
          </table:table-cell>
          <table:table-cell table:style-name="TableCell8135">
            <text:p text:style-name="P8136">0.0396</text:p>
          </table:table-cell>
          <table:table-cell table:style-name="TableCell8137">
            <text:p text:style-name="P8138">0.0119</text:p>
          </table:table-cell>
          <table:table-cell table:style-name="TableCell8139">
            <text:p text:style-name="P8140">0.0075</text:p>
          </table:table-cell>
          <table:table-cell table:style-name="TableCell8141">
            <text:p text:style-name="P8142">0.0207</text:p>
          </table:table-cell>
          <table:table-cell table:style-name="TableCell8143">
            <text:p text:style-name="P8144">0.0547</text:p>
          </table:table-cell>
          <table:table-cell table:style-name="TableCell8145">
            <text:p text:style-name="P8146">0</text:p>
          </table:table-cell>
          <table:table-cell table:style-name="TableCell8147">
            <text:p text:style-name="P8148">0.0637</text:p>
          </table:table-cell>
          <table:table-cell table:style-name="TableCell8149">
            <text:p text:style-name="P8150">0.0191</text:p>
          </table:table-cell>
          <table:table-cell table:style-name="TableCell8151">
            <text:p text:style-name="P8152">0.0921</text:p>
          </table:table-cell>
          <table:table-cell table:style-name="TableCell8153">
            <text:p text:style-name="P8154">0.0958</text:p>
          </table:table-cell>
          <table:table-cell table:style-name="TableCell8155">
            <text:p text:style-name="P8156">0.0571</text:p>
          </table:table-cell>
          <table:table-cell table:style-name="TableCell8157">
            <text:p text:style-name="P8158">0.0991</text:p>
          </table:table-cell>
          <table:table-cell table:style-name="TableCell8159">
            <text:p text:style-name="P8160">0.0501</text:p>
          </table:table-cell>
          <table:table-cell table:style-name="TableCell8161">
            <text:p text:style-name="P8162">0.1503</text:p>
          </table:table-cell>
          <table:table-cell table:style-name="TableCell8163">
            <text:p text:style-name="P8164">0.1154</text:p>
          </table:table-cell>
          <table:table-cell table:style-name="TableCell8165">
            <text:p text:style-name="P8166">0.0171</text:p>
          </table:table-cell>
          <table:table-cell table:style-name="TableCell8167">
            <text:p text:style-name="P8168">0.0077</text:p>
          </table:table-cell>
          <table:table-cell table:style-name="TableCell8169">
            <text:p text:style-name="P8170">0.0053</text:p>
          </table:table-cell>
          <table:table-cell table:style-name="TableCell8171">
            <text:p text:style-name="P8172">0.0079</text:p>
          </table:table-cell>
          <table:table-cell table:style-name="TableCell8173">
            <text:p text:style-name="P8174">0.0374</text:p>
          </table:table-cell>
          <table:table-cell table:style-name="TableCell8175">
            <text:p text:style-name="P8176">0.0187</text:p>
          </table:table-cell>
          <table:table-cell table:style-name="TableCell8177">
            <text:p text:style-name="P8178">0.0009</text:p>
          </table:table-cell>
          <table:table-cell table:style-name="TableCell8179">
            <text:p text:style-name="P8180">0</text:p>
          </table:table-cell>
          <table:table-cell table:style-name="TableCell8181">
            <text:p text:style-name="P8182">0</text:p>
          </table:table-cell>
          <table:table-cell table:style-name="TableCell8183">
            <text:p text:style-name="P8184">0</text:p>
          </table:table-cell>
          <table:table-cell table:style-name="TableCell8185">
            <text:p text:style-name="P8186">0.013</text:p>
          </table:table-cell>
          <table:table-cell table:style-name="TableCell8187">
            <text:p text:style-name="P8188">0.0002</text:p>
          </table:table-cell>
          <table:table-cell table:style-name="TableCell8189">
            <text:p text:style-name="P8190">0.0108</text:p>
          </table:table-cell>
        </table:table-row>
        <table:table-row table:style-name="TableRow8191">
          <table:table-cell table:style-name="TableCell8192">
            <text:p text:style-name="P8193">к</text:p>
          </table:table-cell>
          <table:table-cell table:style-name="TableCell8194">
            <text:p text:style-name="P8195">0.7391</text:p>
          </table:table-cell>
          <table:table-cell table:style-name="TableCell8196">
            <text:p text:style-name="P8197">0.0189</text:p>
          </table:table-cell>
          <table:table-cell table:style-name="TableCell8198">
            <text:p text:style-name="P8199">0.0617</text:p>
          </table:table-cell>
          <table:table-cell table:style-name="TableCell8200">
            <text:p text:style-name="P8201">0.0095</text:p>
          </table:table-cell>
          <table:table-cell table:style-name="TableCell8202">
            <text:p text:style-name="P8203">0.0154</text:p>
          </table:table-cell>
          <table:table-cell table:style-name="TableCell8204">
            <text:p text:style-name="P8205">0.0661</text:p>
          </table:table-cell>
          <table:table-cell table:style-name="TableCell8206">
            <text:p text:style-name="P8207">0.0097</text:p>
          </table:table-cell>
          <table:table-cell table:style-name="TableCell8208">
            <text:p text:style-name="P8209">0.0125</text:p>
          </table:table-cell>
          <table:table-cell table:style-name="TableCell8210">
            <text:p text:style-name="P8211">0.3985</text:p>
          </table:table-cell>
          <table:table-cell table:style-name="TableCell8212">
            <text:p text:style-name="P8213">0</text:p>
          </table:table-cell>
          <table:table-cell table:style-name="TableCell8214">
            <text:p text:style-name="P8215">0.0323</text:p>
          </table:table-cell>
          <table:table-cell table:style-name="TableCell8216">
            <text:p text:style-name="P8217">0.107</text:p>
          </table:table-cell>
          <table:table-cell table:style-name="TableCell8218">
            <text:p text:style-name="P8219">0.029</text:p>
          </table:table-cell>
          <table:table-cell table:style-name="TableCell8220">
            <text:p text:style-name="P8221">0.0857</text:p>
          </table:table-cell>
          <table:table-cell table:style-name="TableCell8222">
            <text:p text:style-name="P8223">0.9674</text:p>
          </table:table-cell>
          <table:table-cell table:style-name="TableCell8224">
            <text:p text:style-name="P8225">0.0369</text:p>
          </table:table-cell>
          <table:table-cell table:style-name="TableCell8226">
            <text:p text:style-name="P8227">0.2177</text:p>
          </table:table-cell>
          <table:table-cell table:style-name="TableCell8228">
            <text:p text:style-name="P8229">0.0688</text:p>
          </table:table-cell>
          <table:table-cell table:style-name="TableCell8230">
            <text:p text:style-name="P8231">0.1747</text:p>
          </table:table-cell>
          <table:table-cell table:style-name="TableCell8232">
            <text:p text:style-name="P8233">0.1802</text:p>
          </table:table-cell>
          <table:table-cell table:style-name="TableCell8234">
            <text:p text:style-name="P8235">0.0017</text:p>
          </table:table-cell>
          <table:table-cell table:style-name="TableCell8236">
            <text:p text:style-name="P8237">0.0051</text:p>
          </table:table-cell>
          <table:table-cell table:style-name="TableCell8238">
            <text:p text:style-name="P8239">0.0173</text:p>
          </table:table-cell>
          <table:table-cell table:style-name="TableCell8240">
            <text:p text:style-name="P8241">0.0121</text:p>
          </table:table-cell>
          <table:table-cell table:style-name="TableCell8242">
            <text:p text:style-name="P8243">0.0079</text:p>
          </table:table-cell>
          <table:table-cell table:style-name="TableCell8244">
            <text:p text:style-name="P8245">0.0004</text:p>
          </table:table-cell>
          <table:table-cell table:style-name="TableCell8246">
            <text:p text:style-name="P8247">0</text:p>
          </table:table-cell>
          <table:table-cell table:style-name="TableCell8248">
            <text:p text:style-name="P8249">0</text:p>
          </table:table-cell>
          <table:table-cell table:style-name="TableCell8250">
            <text:p text:style-name="P8251">0.0002</text:p>
          </table:table-cell>
          <table:table-cell table:style-name="TableCell8252">
            <text:p text:style-name="P8253">0.0084</text:p>
          </table:table-cell>
          <table:table-cell table:style-name="TableCell8254">
            <text:p text:style-name="P8255">0.0006</text:p>
          </table:table-cell>
          <table:table-cell table:style-name="TableCell8256">
            <text:p text:style-name="P8257">0.0077</text:p>
          </table:table-cell>
        </table:table-row>
        <table:table-row table:style-name="TableRow8258">
          <table:table-cell table:style-name="TableCell8259">
            <text:p text:style-name="P8260">л</text:p>
          </table:table-cell>
          <table:table-cell table:style-name="TableCell8261">
            <text:p text:style-name="P8262">0.6356</text:p>
          </table:table-cell>
          <table:table-cell table:style-name="TableCell8263">
            <text:p text:style-name="P8264">0.0189</text:p>
          </table:table-cell>
          <table:table-cell table:style-name="TableCell8265">
            <text:p text:style-name="P8266">0.0488</text:p>
          </table:table-cell>
          <table:table-cell table:style-name="TableCell8267">
            <text:p text:style-name="P8268">0.0365</text:p>
          </table:table-cell>
          <table:table-cell table:style-name="TableCell8269">
            <text:p text:style-name="P8270">0.0284</text:p>
          </table:table-cell>
          <table:table-cell table:style-name="TableCell8271">
            <text:p text:style-name="P8272">0.5334</text:p>
          </table:table-cell>
          <table:table-cell table:style-name="TableCell8273">
            <text:p text:style-name="P8274">0.0303</text:p>
          </table:table-cell>
          <table:table-cell table:style-name="TableCell8275">
            <text:p text:style-name="P8276">0.02</text:p>
          </table:table-cell>
          <table:table-cell table:style-name="TableCell8277">
            <text:p text:style-name="P8278">0.8979</text:p>
          </table:table-cell>
          <table:table-cell table:style-name="TableCell8279">
            <text:p text:style-name="P8280">0</text:p>
          </table:table-cell>
          <table:table-cell table:style-name="TableCell8281">
            <text:p text:style-name="P8282">0.0883</text:p>
          </table:table-cell>
          <table:table-cell table:style-name="TableCell8283">
            <text:p text:style-name="P8284">0.0468</text:p>
          </table:table-cell>
          <table:table-cell table:style-name="TableCell8285">
            <text:p text:style-name="P8286">0.027</text:p>
          </table:table-cell>
          <table:table-cell table:style-name="TableCell8287">
            <text:p text:style-name="P8288">0.1066</text:p>
          </table:table-cell>
          <table:table-cell table:style-name="TableCell8289">
            <text:p text:style-name="P8290">0.6749</text:p>
          </table:table-cell>
          <table:table-cell table:style-name="TableCell8291">
            <text:p text:style-name="P8292">0.0525</text:p>
          </table:table-cell>
          <table:table-cell table:style-name="TableCell8293">
            <text:p text:style-name="P8294">0.0163</text:p>
          </table:table-cell>
          <table:table-cell table:style-name="TableCell8295">
            <text:p text:style-name="P8296">0.2184</text:p>
          </table:table-cell>
          <table:table-cell table:style-name="TableCell8297">
            <text:p text:style-name="P8298">0.0266</text:p>
          </table:table-cell>
          <table:table-cell table:style-name="TableCell8299">
            <text:p text:style-name="P8300">0.1503</text:p>
          </table:table-cell>
          <table:table-cell table:style-name="TableCell8301">
            <text:p text:style-name="P8302">0.0048</text:p>
          </table:table-cell>
          <table:table-cell table:style-name="TableCell8303">
            <text:p text:style-name="P8304">0.0028</text:p>
          </table:table-cell>
          <table:table-cell table:style-name="TableCell8305">
            <text:p text:style-name="P8306">0.0007</text:p>
          </table:table-cell>
          <table:table-cell table:style-name="TableCell8307">
            <text:p text:style-name="P8308">0.0384</text:p>
          </table:table-cell>
          <table:table-cell table:style-name="TableCell8309">
            <text:p text:style-name="P8310">0.0136</text:p>
          </table:table-cell>
          <table:table-cell table:style-name="TableCell8311">
            <text:p text:style-name="P8312">0.002</text:p>
          </table:table-cell>
          <table:table-cell table:style-name="TableCell8313">
            <text:p text:style-name="P8314">0</text:p>
          </table:table-cell>
          <table:table-cell table:style-name="TableCell8315">
            <text:p text:style-name="P8316">0.0839</text:p>
          </table:table-cell>
          <table:table-cell table:style-name="TableCell8317">
            <text:p text:style-name="P8318">0.5249</text:p>
          </table:table-cell>
          <table:table-cell table:style-name="TableCell8319">
            <text:p text:style-name="P8320">0.0073</text:p>
          </table:table-cell>
          <table:table-cell table:style-name="TableCell8321">
            <text:p text:style-name="P8322">0.1367</text:p>
          </table:table-cell>
          <table:table-cell table:style-name="TableCell8323">
            <text:p text:style-name="P8324">0.2636</text:p>
          </table:table-cell>
        </table:table-row>
        <table:table-row table:style-name="TableRow8325">
          <table:table-cell table:style-name="TableCell8326">
            <text:p text:style-name="P8327">м</text:p>
          </table:table-cell>
          <table:table-cell table:style-name="TableCell8328">
            <text:p text:style-name="P8329">0.3491</text:p>
          </table:table-cell>
          <table:table-cell table:style-name="TableCell8330">
            <text:p text:style-name="P8331">0.042</text:p>
          </table:table-cell>
          <table:table-cell table:style-name="TableCell8332">
            <text:p text:style-name="P8333">0.0712</text:p>
          </table:table-cell>
          <table:table-cell table:style-name="TableCell8334">
            <text:p text:style-name="P8335">0.0244</text:p>
          </table:table-cell>
          <table:table-cell table:style-name="TableCell8336">
            <text:p text:style-name="P8337">0.0391</text:p>
          </table:table-cell>
          <table:table-cell table:style-name="TableCell8338">
            <text:p text:style-name="P8339">0.5288</text:p>
          </table:table-cell>
          <table:table-cell table:style-name="TableCell8340">
            <text:p text:style-name="P8341">0.005</text:p>
          </table:table-cell>
          <table:table-cell table:style-name="TableCell8342">
            <text:p text:style-name="P8343">0.0202</text:p>
          </table:table-cell>
          <table:table-cell table:style-name="TableCell8344">
            <text:p text:style-name="P8345">0.4498</text:p>
          </table:table-cell>
          <table:table-cell table:style-name="TableCell8346">
            <text:p text:style-name="P8347">0</text:p>
          </table:table-cell>
          <table:table-cell table:style-name="TableCell8348">
            <text:p text:style-name="P8349">0.054</text:p>
          </table:table-cell>
          <table:table-cell table:style-name="TableCell8350">
            <text:p text:style-name="P8351">0.0284</text:p>
          </table:table-cell>
          <table:table-cell table:style-name="TableCell8352">
            <text:p text:style-name="P8353">0.0661</text:p>
          </table:table-cell>
          <table:table-cell table:style-name="TableCell8354">
            <text:p text:style-name="P8355">0.2469</text:p>
          </table:table-cell>
          <table:table-cell table:style-name="TableCell8356">
            <text:p text:style-name="P8357">0.5724</text:p>
          </table:table-cell>
          <table:table-cell table:style-name="TableCell8358">
            <text:p text:style-name="P8359">0.1426</text:p>
          </table:table-cell>
          <table:table-cell table:style-name="TableCell8360">
            <text:p text:style-name="P8361">0.0325</text:p>
          </table:table-cell>
          <table:table-cell table:style-name="TableCell8362">
            <text:p text:style-name="P8363">0.1239</text:p>
          </table:table-cell>
          <table:table-cell table:style-name="TableCell8364">
            <text:p text:style-name="P8365">0.0446</text:p>
          </table:table-cell>
          <table:table-cell table:style-name="TableCell8366">
            <text:p text:style-name="P8367">0.2006</text:p>
          </table:table-cell>
          <table:table-cell table:style-name="TableCell8368">
            <text:p text:style-name="P8369">0.0039</text:p>
          </table:table-cell>
          <table:table-cell table:style-name="TableCell8370">
            <text:p text:style-name="P8371">0.0059</text:p>
          </table:table-cell>
          <table:table-cell table:style-name="TableCell8372">
            <text:p text:style-name="P8373">0.0015</text:p>
          </table:table-cell>
          <table:table-cell table:style-name="TableCell8374">
            <text:p text:style-name="P8375">0.0352</text:p>
          </table:table-cell>
          <table:table-cell table:style-name="TableCell8376">
            <text:p text:style-name="P8377">0.0064</text:p>
          </table:table-cell>
          <table:table-cell table:style-name="TableCell8378">
            <text:p text:style-name="P8379">0.0009</text:p>
          </table:table-cell>
          <table:table-cell table:style-name="TableCell8380">
            <text:p text:style-name="P8381">0</text:p>
          </table:table-cell>
          <table:table-cell table:style-name="TableCell8382">
            <text:p text:style-name="P8383">0.2246</text:p>
          </table:table-cell>
          <table:table-cell table:style-name="TableCell8384">
            <text:p text:style-name="P8385">0.0088</text:p>
          </table:table-cell>
          <table:table-cell table:style-name="TableCell8386">
            <text:p text:style-name="P8387">0.0117</text:p>
          </table:table-cell>
          <table:table-cell table:style-name="TableCell8388">
            <text:p text:style-name="P8389">0.0004</text:p>
          </table:table-cell>
          <table:table-cell table:style-name="TableCell8390">
            <text:p text:style-name="P8391">0.0648</text:p>
          </table:table-cell>
        </table:table-row>
        <table:table-row table:style-name="TableRow8392">
          <table:table-cell table:style-name="TableCell8393">
            <text:p text:style-name="P8394">н</text:p>
          </table:table-cell>
          <table:table-cell table:style-name="TableCell8395">
            <text:p text:style-name="P8396">1.2409</text:p>
          </table:table-cell>
          <table:table-cell table:style-name="TableCell8397">
            <text:p text:style-name="P8398">0.0121</text:p>
          </table:table-cell>
          <table:table-cell table:style-name="TableCell8399">
            <text:p text:style-name="P8400">0.0224</text:p>
          </table:table-cell>
          <table:table-cell table:style-name="TableCell8401">
            <text:p text:style-name="P8402">0.0474</text:p>
          </table:table-cell>
          <table:table-cell table:style-name="TableCell8403">
            <text:p text:style-name="P8404">0.1347</text:p>
          </table:table-cell>
          <table:table-cell table:style-name="TableCell8405">
            <text:p text:style-name="P8406">1.146</text:p>
          </table:table-cell>
          <table:table-cell table:style-name="TableCell8407">
            <text:p text:style-name="P8408">0.0042</text:p>
          </table:table-cell>
          <table:table-cell table:style-name="TableCell8409">
            <text:p text:style-name="P8410">0.0136</text:p>
          </table:table-cell>
          <table:table-cell table:style-name="TableCell8411">
            <text:p text:style-name="P8412">1.0027</text:p>
          </table:table-cell>
          <table:table-cell table:style-name="TableCell8413">
            <text:p text:style-name="P8414">0</text:p>
          </table:table-cell>
          <table:table-cell table:style-name="TableCell8415">
            <text:p text:style-name="P8416">0.0508</text:p>
          </table:table-cell>
          <table:table-cell table:style-name="TableCell8417">
            <text:p text:style-name="P8418">0.0031</text:p>
          </table:table-cell>
          <table:table-cell table:style-name="TableCell8419">
            <text:p text:style-name="P8420">0.0112</text:p>
          </table:table-cell>
          <table:table-cell table:style-name="TableCell8421">
            <text:p text:style-name="P8422">0.395</text:p>
          </table:table-cell>
          <table:table-cell table:style-name="TableCell8423">
            <text:p text:style-name="P8424">1.199</text:p>
          </table:table-cell>
          <table:table-cell table:style-name="TableCell8425">
            <text:p text:style-name="P8426">0.0373</text:p>
          </table:table-cell>
          <table:table-cell table:style-name="TableCell8427">
            <text:p text:style-name="P8428">0.0121</text:p>
          </table:table-cell>
          <table:table-cell table:style-name="TableCell8429">
            <text:p text:style-name="P8430">0.118</text:p>
          </table:table-cell>
          <table:table-cell table:style-name="TableCell8431">
            <text:p text:style-name="P8432">0.1545</text:p>
          </table:table-cell>
          <table:table-cell table:style-name="TableCell8433">
            <text:p text:style-name="P8434">0.3331</text:p>
          </table:table-cell>
          <table:table-cell table:style-name="TableCell8435">
            <text:p text:style-name="P8436">0.0195</text:p>
          </table:table-cell>
          <table:table-cell table:style-name="TableCell8437">
            <text:p text:style-name="P8438">0.0031</text:p>
          </table:table-cell>
          <table:table-cell table:style-name="TableCell8439">
            <text:p text:style-name="P8440">0.0505</text:p>
          </table:table-cell>
          <table:table-cell table:style-name="TableCell8441">
            <text:p text:style-name="P8442">0.0191</text:p>
          </table:table-cell>
          <table:table-cell table:style-name="TableCell8443">
            <text:p text:style-name="P8444">0.0017</text:p>
          </table:table-cell>
          <table:table-cell table:style-name="TableCell8445">
            <text:p text:style-name="P8446">0.004</text:p>
          </table:table-cell>
          <table:table-cell table:style-name="TableCell8447">
            <text:p text:style-name="P8448">0.0002</text:p>
          </table:table-cell>
          <table:table-cell table:style-name="TableCell8449">
            <text:p text:style-name="P8450">0.5168</text:p>
          </table:table-cell>
          <table:table-cell table:style-name="TableCell8451">
            <text:p text:style-name="P8452">0.0697</text:p>
          </table:table-cell>
          <table:table-cell table:style-name="TableCell8453">
            <text:p text:style-name="P8454">0.0022</text:p>
          </table:table-cell>
          <table:table-cell table:style-name="TableCell8455">
            <text:p text:style-name="P8456">0.0134</text:p>
          </table:table-cell>
          <table:table-cell table:style-name="TableCell8457">
            <text:p text:style-name="P8458">0.1555</text:p>
          </table:table-cell>
        </table:table-row>
        <table:table-row table:style-name="TableRow8459">
          <table:table-cell table:style-name="TableCell8460">
            <text:p text:style-name="P8461">о</text:p>
          </table:table-cell>
          <table:table-cell table:style-name="TableCell8462">
            <text:p text:style-name="P8463">0.0215</text:p>
          </table:table-cell>
          <table:table-cell table:style-name="TableCell8464">
            <text:p text:style-name="P8465">0.5627</text:p>
          </table:table-cell>
          <table:table-cell table:style-name="TableCell8466">
            <text:p text:style-name="P8467">1.0439</text:p>
          </table:table-cell>
          <table:table-cell table:style-name="TableCell8468">
            <text:p text:style-name="P8469">0.577</text:p>
          </table:table-cell>
          <table:table-cell table:style-name="TableCell8470">
            <text:p text:style-name="P8471">0.5611</text:p>
          </table:table-cell>
          <table:table-cell table:style-name="TableCell8472">
            <text:p text:style-name="P8473">0.2568</text:p>
          </table:table-cell>
          <table:table-cell table:style-name="TableCell8474">
            <text:p text:style-name="P8475">0.2615</text:p>
          </table:table-cell>
          <table:table-cell table:style-name="TableCell8476">
            <text:p text:style-name="P8477">0.274</text:p>
          </table:table-cell>
          <table:table-cell table:style-name="TableCell8478">
            <text:p text:style-name="P8479">0.1951</text:p>
          </table:table-cell>
          <table:table-cell table:style-name="TableCell8480">
            <text:p text:style-name="P8481">0.4115</text:p>
          </table:table-cell>
          <table:table-cell table:style-name="TableCell8482">
            <text:p text:style-name="P8483">0.3482</text:p>
          </table:table-cell>
          <table:table-cell table:style-name="TableCell8484">
            <text:p text:style-name="P8485">0.7431</text:p>
          </table:table-cell>
          <table:table-cell table:style-name="TableCell8486">
            <text:p text:style-name="P8487">0.6862</text:p>
          </table:table-cell>
          <table:table-cell table:style-name="TableCell8488">
            <text:p text:style-name="P8489">0.8946</text:p>
          </table:table-cell>
          <table:table-cell table:style-name="TableCell8490">
            <text:p text:style-name="P8491">0.1731</text:p>
          </table:table-cell>
          <table:table-cell table:style-name="TableCell8492">
            <text:p text:style-name="P8493">0.4117</text:p>
          </table:table-cell>
          <table:table-cell table:style-name="TableCell8494">
            <text:p text:style-name="P8495">0.7163</text:p>
          </table:table-cell>
          <table:table-cell table:style-name="TableCell8496">
            <text:p text:style-name="P8497">0.9621</text:p>
          </table:table-cell>
          <table:table-cell table:style-name="TableCell8498">
            <text:p text:style-name="P8499">0.87</text:p>
          </table:table-cell>
          <table:table-cell table:style-name="TableCell8500">
            <text:p text:style-name="P8501">0.0552</text:p>
          </table:table-cell>
          <table:table-cell table:style-name="TableCell8502">
            <text:p text:style-name="P8503">0.0279</text:p>
          </table:table-cell>
          <table:table-cell table:style-name="TableCell8504">
            <text:p text:style-name="P8505">0.0815</text:p>
          </table:table-cell>
          <table:table-cell table:style-name="TableCell8506">
            <text:p text:style-name="P8507">0.0303</text:p>
          </table:table-cell>
          <table:table-cell table:style-name="TableCell8508">
            <text:p text:style-name="P8509">0.281</text:p>
          </table:table-cell>
          <table:table-cell table:style-name="TableCell8510">
            <text:p text:style-name="P8511">0.0798</text:p>
          </table:table-cell>
          <table:table-cell table:style-name="TableCell8512">
            <text:p text:style-name="P8513">0.0295</text:p>
          </table:table-cell>
          <table:table-cell table:style-name="TableCell8514">
            <text:p text:style-name="P8515">0</text:p>
          </table:table-cell>
          <table:table-cell table:style-name="TableCell8516">
            <text:p text:style-name="P8517">0</text:p>
          </table:table-cell>
          <table:table-cell table:style-name="TableCell8518">
            <text:p text:style-name="P8519">0</text:p>
          </table:table-cell>
          <table:table-cell table:style-name="TableCell8520">
            <text:p text:style-name="P8521">0.0435</text:p>
          </table:table-cell>
          <table:table-cell table:style-name="TableCell8522">
            <text:p text:style-name="P8523">0.0217</text:p>
          </table:table-cell>
          <table:table-cell table:style-name="TableCell8524">
            <text:p text:style-name="P8525">0.1334</text:p>
          </table:table-cell>
        </table:table-row>
        <table:table-row table:style-name="TableRow8526">
          <table:table-cell table:style-name="TableCell8527">
            <text:p text:style-name="P8528">п</text:p>
          </table:table-cell>
          <table:table-cell table:style-name="TableCell8529">
            <text:p text:style-name="P8530">0.223</text:p>
          </table:table-cell>
          <table:table-cell table:style-name="TableCell8531">
            <text:p text:style-name="P8532">0</text:p>
          </table:table-cell>
          <table:table-cell table:style-name="TableCell8533">
            <text:p text:style-name="P8534">0.0002</text:p>
          </table:table-cell>
          <table:table-cell table:style-name="TableCell8535">
            <text:p text:style-name="P8536">0.0009</text:p>
          </table:table-cell>
          <table:table-cell table:style-name="TableCell8537">
            <text:p text:style-name="P8538">0.0011</text:p>
          </table:table-cell>
          <table:table-cell table:style-name="TableCell8539">
            <text:p text:style-name="P8540">0.2437</text:p>
          </table:table-cell>
          <table:table-cell table:style-name="TableCell8541">
            <text:p text:style-name="P8542">0.0002</text:p>
          </table:table-cell>
          <table:table-cell table:style-name="TableCell8543">
            <text:p text:style-name="P8544">0.0004</text:p>
          </table:table-cell>
          <table:table-cell table:style-name="TableCell8545">
            <text:p text:style-name="P8546">0.1582</text:p>
          </table:table-cell>
          <table:table-cell table:style-name="TableCell8547">
            <text:p text:style-name="P8548">0</text:p>
          </table:table-cell>
          <table:table-cell table:style-name="TableCell8549">
            <text:p text:style-name="P8550">0.0083</text:p>
          </table:table-cell>
          <table:table-cell table:style-name="TableCell8551">
            <text:p text:style-name="P8552">0.1452</text:p>
          </table:table-cell>
          <table:table-cell table:style-name="TableCell8553">
            <text:p text:style-name="P8554">0.0013</text:p>
          </table:table-cell>
          <table:table-cell table:style-name="TableCell8555">
            <text:p text:style-name="P8556">0.0229</text:p>
          </table:table-cell>
          <table:table-cell table:style-name="TableCell8557">
            <text:p text:style-name="P8558">1.092</text:p>
          </table:table-cell>
          <table:table-cell table:style-name="TableCell8559">
            <text:p text:style-name="P8560">0.009</text:p>
          </table:table-cell>
          <table:table-cell table:style-name="TableCell8561">
            <text:p text:style-name="P8562">0.8037</text:p>
          </table:table-cell>
          <table:table-cell table:style-name="TableCell8563">
            <text:p text:style-name="P8564">0.0134</text:p>
          </table:table-cell>
          <table:table-cell table:style-name="TableCell8565">
            <text:p text:style-name="P8566">0.0255</text:p>
          </table:table-cell>
          <table:table-cell table:style-name="TableCell8567">
            <text:p text:style-name="P8568">0.1026</text:p>
          </table:table-cell>
          <table:table-cell table:style-name="TableCell8569">
            <text:p text:style-name="P8570">0.0002</text:p>
          </table:table-cell>
          <table:table-cell table:style-name="TableCell8571">
            <text:p text:style-name="P8572">0.0002</text:p>
          </table:table-cell>
          <table:table-cell table:style-name="TableCell8573">
            <text:p text:style-name="P8574">0.0013</text:p>
          </table:table-cell>
          <table:table-cell table:style-name="TableCell8575">
            <text:p text:style-name="P8576">0.0039</text:p>
          </table:table-cell>
          <table:table-cell table:style-name="TableCell8577">
            <text:p text:style-name="P8578">0.0009</text:p>
          </table:table-cell>
          <table:table-cell table:style-name="TableCell8579">
            <text:p text:style-name="P8580">0</text:p>
          </table:table-cell>
          <table:table-cell table:style-name="TableCell8581">
            <text:p text:style-name="P8582">0</text:p>
          </table:table-cell>
          <table:table-cell table:style-name="TableCell8583">
            <text:p text:style-name="P8584">0.0547</text:p>
          </table:table-cell>
          <table:table-cell table:style-name="TableCell8585">
            <text:p text:style-name="P8586">0.0053</text:p>
          </table:table-cell>
          <table:table-cell table:style-name="TableCell8587">
            <text:p text:style-name="P8588">0.0002</text:p>
          </table:table-cell>
          <table:table-cell table:style-name="TableCell8589">
            <text:p text:style-name="P8590">0.0006</text:p>
          </table:table-cell>
          <table:table-cell table:style-name="TableCell8591">
            <text:p text:style-name="P8592">0.0292</text:p>
          </table:table-cell>
        </table:table-row>
        <table:table-row table:style-name="TableRow8593">
          <table:table-cell table:style-name="TableCell8594">
            <text:p text:style-name="P8595">р</text:p>
          </table:table-cell>
          <table:table-cell table:style-name="TableCell8596">
            <text:p text:style-name="P8597">1.0217</text:p>
          </table:table-cell>
          <table:table-cell table:style-name="TableCell8598">
            <text:p text:style-name="P8599">0.0178</text:p>
          </table:table-cell>
          <table:table-cell table:style-name="TableCell8600">
            <text:p text:style-name="P8601">0.0585</text:p>
          </table:table-cell>
          <table:table-cell table:style-name="TableCell8602">
            <text:p text:style-name="P8603">0.0325</text:p>
          </table:table-cell>
          <table:table-cell table:style-name="TableCell8604">
            <text:p text:style-name="P8605">0.0218</text:p>
          </table:table-cell>
          <table:table-cell table:style-name="TableCell8606">
            <text:p text:style-name="P8607">0.7312</text:p>
          </table:table-cell>
          <table:table-cell table:style-name="TableCell8608">
            <text:p text:style-name="P8609">0.0334</text:p>
          </table:table-cell>
          <table:table-cell table:style-name="TableCell8610">
            <text:p text:style-name="P8611">0.0084</text:p>
          </table:table-cell>
          <table:table-cell table:style-name="TableCell8612">
            <text:p text:style-name="P8613">0.5405</text:p>
          </table:table-cell>
          <table:table-cell table:style-name="TableCell8614">
            <text:p text:style-name="P8615">0</text:p>
          </table:table-cell>
          <table:table-cell table:style-name="TableCell8616">
            <text:p text:style-name="P8617">0.0396</text:p>
          </table:table-cell>
          <table:table-cell table:style-name="TableCell8618">
            <text:p text:style-name="P8619">0.0125</text:p>
          </table:table-cell>
          <table:table-cell table:style-name="TableCell8620">
            <text:p text:style-name="P8621">0.0626</text:p>
          </table:table-cell>
          <table:table-cell table:style-name="TableCell8622">
            <text:p text:style-name="P8623">0.1287</text:p>
          </table:table-cell>
          <table:table-cell table:style-name="TableCell8624">
            <text:p text:style-name="P8625">0.9333</text:p>
          </table:table-cell>
          <table:table-cell table:style-name="TableCell8626">
            <text:p text:style-name="P8627">0.0215</text:p>
          </table:table-cell>
          <table:table-cell table:style-name="TableCell8628">
            <text:p text:style-name="P8629">0.0169</text:p>
          </table:table-cell>
          <table:table-cell table:style-name="TableCell8630">
            <text:p text:style-name="P8631">0.0466</text:p>
          </table:table-cell>
          <table:table-cell table:style-name="TableCell8632">
            <text:p text:style-name="P8633">0.1083</text:p>
          </table:table-cell>
          <table:table-cell table:style-name="TableCell8634">
            <text:p text:style-name="P8635">0.2808</text:p>
          </table:table-cell>
          <table:table-cell table:style-name="TableCell8636">
            <text:p text:style-name="P8637">0.0075</text:p>
          </table:table-cell>
          <table:table-cell table:style-name="TableCell8638">
            <text:p text:style-name="P8639">0.0237</text:p>
          </table:table-cell>
          <table:table-cell table:style-name="TableCell8640">
            <text:p text:style-name="P8641">0.009</text:p>
          </table:table-cell>
          <table:table-cell table:style-name="TableCell8642">
            <text:p text:style-name="P8643">0.0127</text:p>
          </table:table-cell>
          <table:table-cell table:style-name="TableCell8644">
            <text:p text:style-name="P8645">0.0552</text:p>
          </table:table-cell>
          <table:table-cell table:style-name="TableCell8646">
            <text:p text:style-name="P8647">0.004</text:p>
          </table:table-cell>
          <table:table-cell table:style-name="TableCell8648">
            <text:p text:style-name="P8649">0</text:p>
          </table:table-cell>
          <table:table-cell table:style-name="TableCell8650">
            <text:p text:style-name="P8651">0.1608</text:p>
          </table:table-cell>
          <table:table-cell table:style-name="TableCell8652">
            <text:p text:style-name="P8653">0.0396</text:p>
          </table:table-cell>
          <table:table-cell table:style-name="TableCell8654">
            <text:p text:style-name="P8655">0.0031</text:p>
          </table:table-cell>
          <table:table-cell table:style-name="TableCell8656">
            <text:p text:style-name="P8657">0.0123</text:p>
          </table:table-cell>
          <table:table-cell table:style-name="TableCell8658">
            <text:p text:style-name="P8659">0.1131</text:p>
          </table:table-cell>
        </table:table-row>
        <table:table-row table:style-name="TableRow8660">
          <table:table-cell table:style-name="TableCell8661">
            <text:p text:style-name="P8662">с</text:p>
          </table:table-cell>
          <table:table-cell table:style-name="TableCell8663">
            <text:p text:style-name="P8664">0.2325</text:p>
          </table:table-cell>
          <table:table-cell table:style-name="TableCell8665">
            <text:p text:style-name="P8666">0.0226</text:p>
          </table:table-cell>
          <table:table-cell table:style-name="TableCell8667">
            <text:p text:style-name="P8668">0.1643</text:p>
          </table:table-cell>
          <table:table-cell table:style-name="TableCell8669">
            <text:p text:style-name="P8670">0.0143</text:p>
          </table:table-cell>
          <table:table-cell table:style-name="TableCell8671">
            <text:p text:style-name="P8672">0.0415</text:p>
          </table:table-cell>
          <table:table-cell table:style-name="TableCell8673">
            <text:p text:style-name="P8674">0.361</text:p>
          </table:table-cell>
          <table:table-cell table:style-name="TableCell8675">
            <text:p text:style-name="P8676">0.0051</text:p>
          </table:table-cell>
          <table:table-cell table:style-name="TableCell8677">
            <text:p text:style-name="P8678">0.011</text:p>
          </table:table-cell>
          <table:table-cell table:style-name="TableCell8679">
            <text:p text:style-name="P8680">0.2579</text:p>
          </table:table-cell>
          <table:table-cell table:style-name="TableCell8681">
            <text:p text:style-name="P8682">0</text:p>
          </table:table-cell>
          <table:table-cell table:style-name="TableCell8683">
            <text:p text:style-name="P8684">0.4462</text:p>
          </table:table-cell>
          <table:table-cell table:style-name="TableCell8685">
            <text:p text:style-name="P8686">0.3931</text:p>
          </table:table-cell>
          <table:table-cell table:style-name="TableCell8687">
            <text:p text:style-name="P8688">0.1173</text:p>
          </table:table-cell>
          <table:table-cell table:style-name="TableCell8689">
            <text:p text:style-name="P8690">0.1635</text:p>
          </table:table-cell>
          <table:table-cell table:style-name="TableCell8691">
            <text:p text:style-name="P8692">0.3592</text:p>
          </table:table-cell>
          <table:table-cell table:style-name="TableCell8693">
            <text:p text:style-name="P8694">0.2648</text:p>
          </table:table-cell>
          <table:table-cell table:style-name="TableCell8695">
            <text:p text:style-name="P8696">0.0523</text:p>
          </table:table-cell>
          <table:table-cell table:style-name="TableCell8697">
            <text:p text:style-name="P8698">0.1241</text:p>
          </table:table-cell>
          <table:table-cell table:style-name="TableCell8699">
            <text:p text:style-name="P8700">1.3264</text:p>
          </table:table-cell>
          <table:table-cell table:style-name="TableCell8701">
            <text:p text:style-name="P8702">0.1173</text:p>
          </table:table-cell>
          <table:table-cell table:style-name="TableCell8703">
            <text:p text:style-name="P8704">0.0182</text:p>
          </table:table-cell>
          <table:table-cell table:style-name="TableCell8705">
            <text:p text:style-name="P8706">0.0266</text:p>
          </table:table-cell>
          <table:table-cell table:style-name="TableCell8707">
            <text:p text:style-name="P8708">0.0116</text:p>
          </table:table-cell>
          <table:table-cell table:style-name="TableCell8709">
            <text:p text:style-name="P8710">0.0483</text:p>
          </table:table-cell>
          <table:table-cell table:style-name="TableCell8711">
            <text:p text:style-name="P8712">0.0134</text:p>
          </table:table-cell>
          <table:table-cell table:style-name="TableCell8713">
            <text:p text:style-name="P8714">0.0006</text:p>
          </table:table-cell>
          <table:table-cell table:style-name="TableCell8715">
            <text:p text:style-name="P8716">0.0018</text:p>
          </table:table-cell>
          <table:table-cell table:style-name="TableCell8717">
            <text:p text:style-name="P8718">0.0398</text:p>
          </table:table-cell>
          <table:table-cell table:style-name="TableCell8719">
            <text:p text:style-name="P8720">0.3265</text:p>
          </table:table-cell>
          <table:table-cell table:style-name="TableCell8721">
            <text:p text:style-name="P8722">0.009</text:p>
          </table:table-cell>
          <table:table-cell table:style-name="TableCell8723">
            <text:p text:style-name="P8724">0.0125</text:p>
          </table:table-cell>
          <table:table-cell table:style-name="TableCell8725">
            <text:p text:style-name="P8726">0.5051</text:p>
          </table:table-cell>
        </table:table-row>
        <table:table-row table:style-name="TableRow8727">
          <table:table-cell table:style-name="TableCell8728">
            <text:p text:style-name="P8729">т</text:p>
          </table:table-cell>
          <table:table-cell table:style-name="TableCell8730">
            <text:p text:style-name="P8731">0.691</text:p>
          </table:table-cell>
          <table:table-cell table:style-name="TableCell8732">
            <text:p text:style-name="P8733">0.0314</text:p>
          </table:table-cell>
          <table:table-cell table:style-name="TableCell8734">
            <text:p text:style-name="P8735">0.3649</text:p>
          </table:table-cell>
          <table:table-cell table:style-name="TableCell8736">
            <text:p text:style-name="P8737">0.0163</text:p>
          </table:table-cell>
          <table:table-cell table:style-name="TableCell8738">
            <text:p text:style-name="P8739">0.0461</text:p>
          </table:table-cell>
          <table:table-cell table:style-name="TableCell8740">
            <text:p text:style-name="P8741">0.6631</text:p>
          </table:table-cell>
          <table:table-cell table:style-name="TableCell8742">
            <text:p text:style-name="P8743">0.0084</text:p>
          </table:table-cell>
          <table:table-cell table:style-name="TableCell8744">
            <text:p text:style-name="P8745">0.0174</text:p>
          </table:table-cell>
          <table:table-cell table:style-name="TableCell8746">
            <text:p text:style-name="P8747">0.5893</text:p>
          </table:table-cell>
          <table:table-cell table:style-name="TableCell8748">
            <text:p text:style-name="P8749">0.0002</text:p>
          </table:table-cell>
          <table:table-cell table:style-name="TableCell8750">
            <text:p text:style-name="P8751">0.1432</text:p>
          </table:table-cell>
          <table:table-cell table:style-name="TableCell8752">
            <text:p text:style-name="P8753">0.04</text:p>
          </table:table-cell>
          <table:table-cell table:style-name="TableCell8754">
            <text:p text:style-name="P8755">0.0485</text:p>
          </table:table-cell>
          <table:table-cell table:style-name="TableCell8756">
            <text:p text:style-name="P8757">0.2355</text:p>
          </table:table-cell>
          <table:table-cell table:style-name="TableCell8758">
            <text:p text:style-name="P8759">1.4196</text:p>
          </table:table-cell>
          <table:table-cell table:style-name="TableCell8760">
            <text:p text:style-name="P8761">0.0923</text:p>
          </table:table-cell>
          <table:table-cell table:style-name="TableCell8762">
            <text:p text:style-name="P8763">0.3746</text:p>
          </table:table-cell>
          <table:table-cell table:style-name="TableCell8764">
            <text:p text:style-name="P8765">0.3155</text:p>
          </table:table-cell>
          <table:table-cell table:style-name="TableCell8766">
            <text:p text:style-name="P8767">0.0481</text:p>
          </table:table-cell>
          <table:table-cell table:style-name="TableCell8768">
            <text:p text:style-name="P8769">0.17</text:p>
          </table:table-cell>
          <table:table-cell table:style-name="TableCell8770">
            <text:p text:style-name="P8771">0.0059</text:p>
          </table:table-cell>
          <table:table-cell table:style-name="TableCell8772">
            <text:p text:style-name="P8773">0.0057</text:p>
          </table:table-cell>
          <table:table-cell table:style-name="TableCell8774">
            <text:p text:style-name="P8775">0.0066</text:p>
          </table:table-cell>
          <table:table-cell table:style-name="TableCell8776">
            <text:p text:style-name="P8777">0.044</text:p>
          </table:table-cell>
          <table:table-cell table:style-name="TableCell8778">
            <text:p text:style-name="P8779">0.004</text:p>
          </table:table-cell>
          <table:table-cell table:style-name="TableCell8780">
            <text:p text:style-name="P8781">0.0017</text:p>
          </table:table-cell>
          <table:table-cell table:style-name="TableCell8782">
            <text:p text:style-name="P8783">0</text:p>
          </table:table-cell>
          <table:table-cell table:style-name="TableCell8784">
            <text:p text:style-name="P8785">0.2637</text:p>
          </table:table-cell>
          <table:table-cell table:style-name="TableCell8786">
            <text:p text:style-name="P8787">0.6679</text:p>
          </table:table-cell>
          <table:table-cell table:style-name="TableCell8788">
            <text:p text:style-name="P8789">0.0149</text:p>
          </table:table-cell>
          <table:table-cell table:style-name="TableCell8790">
            <text:p text:style-name="P8791">0.0026</text:p>
          </table:table-cell>
          <table:table-cell table:style-name="TableCell8792">
            <text:p text:style-name="P8793">0.0886</text:p>
          </table:table-cell>
        </table:table-row>
        <table:table-row table:style-name="TableRow8794">
          <table:table-cell table:style-name="TableCell8795">
            <text:p text:style-name="P8796">у</text:p>
          </table:table-cell>
          <table:table-cell table:style-name="TableCell8797">
            <text:p text:style-name="P8798">0.0187</text:p>
          </table:table-cell>
          <table:table-cell table:style-name="TableCell8799">
            <text:p text:style-name="P8800">0.0931</text:p>
          </table:table-cell>
          <table:table-cell table:style-name="TableCell8801">
            <text:p text:style-name="P8802">0.1136</text:p>
          </table:table-cell>
          <table:table-cell table:style-name="TableCell8803">
            <text:p text:style-name="P8804">0.1233</text:p>
          </table:table-cell>
          <table:table-cell table:style-name="TableCell8805">
            <text:p text:style-name="P8806">0.1589</text:p>
          </table:table-cell>
          <table:table-cell table:style-name="TableCell8807">
            <text:p text:style-name="P8808">0.0407</text:p>
          </table:table-cell>
          <table:table-cell table:style-name="TableCell8809">
            <text:p text:style-name="P8810">0.1039</text:p>
          </table:table-cell>
          <table:table-cell table:style-name="TableCell8811">
            <text:p text:style-name="P8812">0.0534</text:p>
          </table:table-cell>
          <table:table-cell table:style-name="TableCell8813">
            <text:p text:style-name="P8814">0.0483</text:p>
          </table:table-cell>
          <table:table-cell table:style-name="TableCell8815">
            <text:p text:style-name="P8816">0.0101</text:p>
          </table:table-cell>
          <table:table-cell table:style-name="TableCell8817">
            <text:p text:style-name="P8818">0.1136</text:p>
          </table:table-cell>
          <table:table-cell table:style-name="TableCell8819">
            <text:p text:style-name="P8820">0.2074</text:p>
          </table:table-cell>
          <table:table-cell table:style-name="TableCell8821">
            <text:p text:style-name="P8822">0.156</text:p>
          </table:table-cell>
          <table:table-cell table:style-name="TableCell8823">
            <text:p text:style-name="P8824">0.1125</text:p>
          </table:table-cell>
          <table:table-cell table:style-name="TableCell8825">
            <text:p text:style-name="P8826">0.0314</text:p>
          </table:table-cell>
          <table:table-cell table:style-name="TableCell8827">
            <text:p text:style-name="P8828">0.1443</text:p>
          </table:table-cell>
          <table:table-cell table:style-name="TableCell8829">
            <text:p text:style-name="P8830">0.092</text:p>
          </table:table-cell>
          <table:table-cell table:style-name="TableCell8831">
            <text:p text:style-name="P8832">0.2067</text:p>
          </table:table-cell>
          <table:table-cell table:style-name="TableCell8833">
            <text:p text:style-name="P8834">0.2124</text:p>
          </table:table-cell>
          <table:table-cell table:style-name="TableCell8835">
            <text:p text:style-name="P8836">0.011</text:p>
          </table:table-cell>
          <table:table-cell table:style-name="TableCell8837">
            <text:p text:style-name="P8838">0.0042</text:p>
          </table:table-cell>
          <table:table-cell table:style-name="TableCell8839">
            <text:p text:style-name="P8840">0.0444</text:p>
          </table:table-cell>
          <table:table-cell table:style-name="TableCell8841">
            <text:p text:style-name="P8842">0.0039</text:p>
          </table:table-cell>
          <table:table-cell table:style-name="TableCell8843">
            <text:p text:style-name="P8844">0.1314</text:p>
          </table:table-cell>
          <table:table-cell table:style-name="TableCell8845">
            <text:p text:style-name="P8846">0.0668</text:p>
          </table:table-cell>
          <table:table-cell table:style-name="TableCell8847">
            <text:p text:style-name="P8848">0.0534</text:p>
          </table:table-cell>
          <table:table-cell table:style-name="TableCell8849">
            <text:p text:style-name="P8850">0</text:p>
          </table:table-cell>
          <table:table-cell table:style-name="TableCell8851">
            <text:p text:style-name="P8852">0</text:p>
          </table:table-cell>
          <table:table-cell table:style-name="TableCell8853">
            <text:p text:style-name="P8854">0</text:p>
          </table:table-cell>
          <table:table-cell table:style-name="TableCell8855">
            <text:p text:style-name="P8856">0.0084</text:p>
          </table:table-cell>
          <table:table-cell table:style-name="TableCell8857">
            <text:p text:style-name="P8858">0.1274</text:p>
          </table:table-cell>
          <table:table-cell table:style-name="TableCell8859">
            <text:p text:style-name="P8860">0.0178</text:p>
          </table:table-cell>
        </table:table-row>
        <table:table-row table:style-name="TableRow8861">
          <table:table-cell table:style-name="TableCell8862">
            <text:p text:style-name="P8863">ф</text:p>
          </table:table-cell>
          <table:table-cell table:style-name="TableCell8864">
            <text:p text:style-name="P8865">0.0301</text:p>
          </table:table-cell>
          <table:table-cell table:style-name="TableCell8866">
            <text:p text:style-name="P8867">0</text:p>
          </table:table-cell>
          <table:table-cell table:style-name="TableCell8868">
            <text:p text:style-name="P8869">0.0004</text:p>
          </table:table-cell>
          <table:table-cell table:style-name="TableCell8870">
            <text:p text:style-name="P8871">0</text:p>
          </table:table-cell>
          <table:table-cell table:style-name="TableCell8872">
            <text:p text:style-name="P8873">0.0002</text:p>
          </table:table-cell>
          <table:table-cell table:style-name="TableCell8874">
            <text:p text:style-name="P8875">0.0385</text:p>
          </table:table-cell>
          <table:table-cell table:style-name="TableCell8876">
            <text:p text:style-name="P8877">0</text:p>
          </table:table-cell>
          <table:table-cell table:style-name="TableCell8878">
            <text:p text:style-name="P8879">0</text:p>
          </table:table-cell>
          <table:table-cell table:style-name="TableCell8880">
            <text:p text:style-name="P8881">0.0496</text:p>
          </table:table-cell>
          <table:table-cell table:style-name="TableCell8882">
            <text:p text:style-name="P8883">0</text:p>
          </table:table-cell>
          <table:table-cell table:style-name="TableCell8884">
            <text:p text:style-name="P8885">0</text:p>
          </table:table-cell>
          <table:table-cell table:style-name="TableCell8886">
            <text:p text:style-name="P8887">0.0083</text:p>
          </table:table-cell>
          <table:table-cell table:style-name="TableCell8888">
            <text:p text:style-name="P8889">0.0004</text:p>
          </table:table-cell>
          <table:table-cell table:style-name="TableCell8890">
            <text:p text:style-name="P8891">0.0006</text:p>
          </table:table-cell>
          <table:table-cell table:style-name="TableCell8892">
            <text:p text:style-name="P8893">0.0444</text:p>
          </table:table-cell>
          <table:table-cell table:style-name="TableCell8894">
            <text:p text:style-name="P8895">0.0006</text:p>
          </table:table-cell>
          <table:table-cell table:style-name="TableCell8896">
            <text:p text:style-name="P8897">0.0321</text:p>
          </table:table-cell>
          <table:table-cell table:style-name="TableCell8898">
            <text:p text:style-name="P8899">0.0006</text:p>
          </table:table-cell>
          <table:table-cell table:style-name="TableCell8900">
            <text:p text:style-name="P8901">0.0029</text:p>
          </table:table-cell>
          <table:table-cell table:style-name="TableCell8902">
            <text:p text:style-name="P8903">0.0073</text:p>
          </table:table-cell>
          <table:table-cell table:style-name="TableCell8904">
            <text:p text:style-name="P8905">0.0099</text:p>
          </table:table-cell>
          <table:table-cell table:style-name="TableCell8906">
            <text:p text:style-name="P8907">0</text:p>
          </table:table-cell>
          <table:table-cell table:style-name="TableCell8908">
            <text:p text:style-name="P8909">0</text:p>
          </table:table-cell>
          <table:table-cell table:style-name="TableCell8910">
            <text:p text:style-name="P8911">0</text:p>
          </table:table-cell>
          <table:table-cell table:style-name="TableCell8912">
            <text:p text:style-name="P8913">0</text:p>
          </table:table-cell>
          <table:table-cell table:style-name="TableCell8914">
            <text:p text:style-name="P8915">0</text:p>
          </table:table-cell>
          <table:table-cell table:style-name="TableCell8916">
            <text:p text:style-name="P8917">0</text:p>
          </table:table-cell>
          <table:table-cell table:style-name="TableCell8918">
            <text:p text:style-name="P8919">0.0057</text:p>
          </table:table-cell>
          <table:table-cell table:style-name="TableCell8920">
            <text:p text:style-name="P8921">0</text:p>
          </table:table-cell>
          <table:table-cell table:style-name="TableCell8922">
            <text:p text:style-name="P8923">0.0004</text:p>
          </table:table-cell>
          <table:table-cell table:style-name="TableCell8924">
            <text:p text:style-name="P8925">0</text:p>
          </table:table-cell>
          <table:table-cell table:style-name="TableCell8926">
            <text:p text:style-name="P8927">0.0002</text:p>
          </table:table-cell>
        </table:table-row>
        <table:table-row table:style-name="TableRow8928">
          <table:table-cell table:style-name="TableCell8929">
            <text:p text:style-name="P8930">х</text:p>
          </table:table-cell>
          <table:table-cell table:style-name="TableCell8931">
            <text:p text:style-name="P8932">0.0574</text:p>
          </table:table-cell>
          <table:table-cell table:style-name="TableCell8933">
            <text:p text:style-name="P8934">0.0106</text:p>
          </table:table-cell>
          <table:table-cell table:style-name="TableCell8935">
            <text:p text:style-name="P8936">0.0547</text:p>
          </table:table-cell>
          <table:table-cell table:style-name="TableCell8937">
            <text:p text:style-name="P8938">0.0134</text:p>
          </table:table-cell>
          <table:table-cell table:style-name="TableCell8939">
            <text:p text:style-name="P8940">0.0187</text:p>
          </table:table-cell>
          <table:table-cell table:style-name="TableCell8941">
            <text:p text:style-name="P8942">0.0262</text:p>
          </table:table-cell>
          <table:table-cell table:style-name="TableCell8943">
            <text:p text:style-name="P8944">0.0037</text:p>
          </table:table-cell>
          <table:table-cell table:style-name="TableCell8945">
            <text:p text:style-name="P8946">0.0132</text:p>
          </table:table-cell>
          <table:table-cell table:style-name="TableCell8947">
            <text:p text:style-name="P8948">0.0556</text:p>
          </table:table-cell>
          <table:table-cell table:style-name="TableCell8949">
            <text:p text:style-name="P8950">0</text:p>
          </table:table-cell>
          <table:table-cell table:style-name="TableCell8951">
            <text:p text:style-name="P8952">0.0251</text:p>
          </table:table-cell>
          <table:table-cell table:style-name="TableCell8953">
            <text:p text:style-name="P8954">0.0233</text:p>
          </table:table-cell>
          <table:table-cell table:style-name="TableCell8955">
            <text:p text:style-name="P8956">0.0345</text:p>
          </table:table-cell>
          <table:table-cell table:style-name="TableCell8957">
            <text:p text:style-name="P8958">0.0714</text:p>
          </table:table-cell>
          <table:table-cell table:style-name="TableCell8959">
            <text:p text:style-name="P8960">0.2491</text:p>
          </table:table-cell>
          <table:table-cell table:style-name="TableCell8961">
            <text:p text:style-name="P8962">0.0657</text:p>
          </table:table-cell>
          <table:table-cell table:style-name="TableCell8963">
            <text:p text:style-name="P8964">0.0488</text:p>
          </table:table-cell>
          <table:table-cell table:style-name="TableCell8965">
            <text:p text:style-name="P8966">0.056</text:p>
          </table:table-cell>
          <table:table-cell table:style-name="TableCell8967">
            <text:p text:style-name="P8968">0.0235</text:p>
          </table:table-cell>
          <table:table-cell table:style-name="TableCell8969">
            <text:p text:style-name="P8970">0.022</text:p>
          </table:table-cell>
          <table:table-cell table:style-name="TableCell8971">
            <text:p text:style-name="P8972">0.0037</text:p>
          </table:table-cell>
          <table:table-cell table:style-name="TableCell8973">
            <text:p text:style-name="P8974">0.0039</text:p>
          </table:table-cell>
          <table:table-cell table:style-name="TableCell8975">
            <text:p text:style-name="P8976">0.0028</text:p>
          </table:table-cell>
          <table:table-cell table:style-name="TableCell8977">
            <text:p text:style-name="P8978">0.0112</text:p>
          </table:table-cell>
          <table:table-cell table:style-name="TableCell8979">
            <text:p text:style-name="P8980">0.007</text:p>
          </table:table-cell>
          <table:table-cell table:style-name="TableCell8981">
            <text:p text:style-name="P8982">0.0009</text:p>
          </table:table-cell>
          <table:table-cell table:style-name="TableCell8983">
            <text:p text:style-name="P8984">0.0002</text:p>
          </table:table-cell>
          <table:table-cell table:style-name="TableCell8985">
            <text:p text:style-name="P8986">0</text:p>
          </table:table-cell>
          <table:table-cell table:style-name="TableCell8987">
            <text:p text:style-name="P8988">0</text:p>
          </table:table-cell>
          <table:table-cell table:style-name="TableCell8989">
            <text:p text:style-name="P8990">0.0061</text:p>
          </table:table-cell>
          <table:table-cell table:style-name="TableCell8991">
            <text:p text:style-name="P8992">0.0004</text:p>
          </table:table-cell>
          <table:table-cell table:style-name="TableCell8993">
            <text:p text:style-name="P8994">0.0064</text:p>
          </table:table-cell>
        </table:table-row>
        <table:table-row table:style-name="TableRow8995">
          <table:table-cell table:style-name="TableCell8996">
            <text:p text:style-name="P8997">ц</text:p>
          </table:table-cell>
          <table:table-cell table:style-name="TableCell8998">
            <text:p text:style-name="P8999">0.0653</text:p>
          </table:table-cell>
          <table:table-cell table:style-name="TableCell9000">
            <text:p text:style-name="P9001">0.0009</text:p>
          </table:table-cell>
          <table:table-cell table:style-name="TableCell9002">
            <text:p text:style-name="P9003">0.0075</text:p>
          </table:table-cell>
          <table:table-cell table:style-name="TableCell9004">
            <text:p text:style-name="P9005">0.0002</text:p>
          </table:table-cell>
          <table:table-cell table:style-name="TableCell9006">
            <text:p text:style-name="P9007">0.0018</text:p>
          </table:table-cell>
          <table:table-cell table:style-name="TableCell9008">
            <text:p text:style-name="P9009">0.1099</text:p>
          </table:table-cell>
          <table:table-cell table:style-name="TableCell9010">
            <text:p text:style-name="P9011">0</text:p>
          </table:table-cell>
          <table:table-cell table:style-name="TableCell9012">
            <text:p text:style-name="P9013">0.0006</text:p>
          </table:table-cell>
          <table:table-cell table:style-name="TableCell9014">
            <text:p text:style-name="P9015">0.138</text:p>
          </table:table-cell>
          <table:table-cell table:style-name="TableCell9016">
            <text:p text:style-name="P9017">0</text:p>
          </table:table-cell>
          <table:table-cell table:style-name="TableCell9018">
            <text:p text:style-name="P9019">0.0059</text:p>
          </table:table-cell>
          <table:table-cell table:style-name="TableCell9020">
            <text:p text:style-name="P9021">0.0007</text:p>
          </table:table-cell>
          <table:table-cell table:style-name="TableCell9022">
            <text:p text:style-name="P9023">0.0006</text:p>
          </table:table-cell>
          <table:table-cell table:style-name="TableCell9024">
            <text:p text:style-name="P9025">0.0044</text:p>
          </table:table-cell>
          <table:table-cell table:style-name="TableCell9026">
            <text:p text:style-name="P9027">0.0198</text:p>
          </table:table-cell>
          <table:table-cell table:style-name="TableCell9028">
            <text:p text:style-name="P9029">0.004</text:p>
          </table:table-cell>
          <table:table-cell table:style-name="TableCell9030">
            <text:p text:style-name="P9031">0.0006</text:p>
          </table:table-cell>
          <table:table-cell table:style-name="TableCell9032">
            <text:p text:style-name="P9033">0.0044</text:p>
          </table:table-cell>
          <table:table-cell table:style-name="TableCell9034">
            <text:p text:style-name="P9035">0.0015</text:p>
          </table:table-cell>
          <table:table-cell table:style-name="TableCell9036">
            <text:p text:style-name="P9037">0.0106</text:p>
          </table:table-cell>
          <table:table-cell table:style-name="TableCell9038">
            <text:p text:style-name="P9039">0.0002</text:p>
          </table:table-cell>
          <table:table-cell table:style-name="TableCell9040">
            <text:p text:style-name="P9041">0</text:p>
          </table:table-cell>
          <table:table-cell table:style-name="TableCell9042">
            <text:p text:style-name="P9043">0.0002</text:p>
          </table:table-cell>
          <table:table-cell table:style-name="TableCell9044">
            <text:p text:style-name="P9045">0.0007</text:p>
          </table:table-cell>
          <table:table-cell table:style-name="TableCell9046">
            <text:p text:style-name="P9047">0.0004</text:p>
          </table:table-cell>
          <table:table-cell table:style-name="TableCell9048">
            <text:p text:style-name="P9049">0</text:p>
          </table:table-cell>
          <table:table-cell table:style-name="TableCell9050">
            <text:p text:style-name="P9051">0</text:p>
          </table:table-cell>
          <table:table-cell table:style-name="TableCell9052">
            <text:p text:style-name="P9053">0.0224</text:p>
          </table:table-cell>
          <table:table-cell table:style-name="TableCell9054">
            <text:p text:style-name="P9055">0</text:p>
          </table:table-cell>
          <table:table-cell table:style-name="TableCell9056">
            <text:p text:style-name="P9057">0.0004</text:p>
          </table:table-cell>
          <table:table-cell table:style-name="TableCell9058">
            <text:p text:style-name="P9059">0</text:p>
          </table:table-cell>
          <table:table-cell table:style-name="TableCell9060">
            <text:p text:style-name="P9061">0.0007</text:p>
          </table:table-cell>
        </table:table-row>
        <table:table-row table:style-name="TableRow9062">
          <table:table-cell table:style-name="TableCell9063">
            <text:p text:style-name="P9064">ч</text:p>
          </table:table-cell>
          <table:table-cell table:style-name="TableCell9065">
            <text:p text:style-name="P9066">0.2158</text:p>
          </table:table-cell>
          <table:table-cell table:style-name="TableCell9067">
            <text:p text:style-name="P9068">0</text:p>
          </table:table-cell>
          <table:table-cell table:style-name="TableCell9069">
            <text:p text:style-name="P9070">0.0002</text:p>
          </table:table-cell>
          <table:table-cell table:style-name="TableCell9071">
            <text:p text:style-name="P9072">0.0002</text:p>
          </table:table-cell>
          <table:table-cell table:style-name="TableCell9073">
            <text:p text:style-name="P9074">0.0002</text:p>
          </table:table-cell>
          <table:table-cell table:style-name="TableCell9075">
            <text:p text:style-name="P9076">0.4724</text:p>
          </table:table-cell>
          <table:table-cell table:style-name="TableCell9077">
            <text:p text:style-name="P9078">0</text:p>
          </table:table-cell>
          <table:table-cell table:style-name="TableCell9079">
            <text:p text:style-name="P9080">0.0002</text:p>
          </table:table-cell>
          <table:table-cell table:style-name="TableCell9081">
            <text:p text:style-name="P9082">0.2043</text:p>
          </table:table-cell>
          <table:table-cell table:style-name="TableCell9083">
            <text:p text:style-name="P9084">0</text:p>
          </table:table-cell>
          <table:table-cell table:style-name="TableCell9085">
            <text:p text:style-name="P9086">0.0435</text:p>
          </table:table-cell>
          <table:table-cell table:style-name="TableCell9087">
            <text:p text:style-name="P9088">0.005</text:p>
          </table:table-cell>
          <table:table-cell table:style-name="TableCell9089">
            <text:p text:style-name="P9090">0.0007</text:p>
          </table:table-cell>
          <table:table-cell table:style-name="TableCell9091">
            <text:p text:style-name="P9092">0.1391</text:p>
          </table:table-cell>
          <table:table-cell table:style-name="TableCell9093">
            <text:p text:style-name="P9094">0.0081</text:p>
          </table:table-cell>
          <table:table-cell table:style-name="TableCell9095">
            <text:p text:style-name="P9096">0.0015</text:p>
          </table:table-cell>
          <table:table-cell table:style-name="TableCell9097">
            <text:p text:style-name="P9098">0.0031</text:p>
          </table:table-cell>
          <table:table-cell table:style-name="TableCell9099">
            <text:p text:style-name="P9100">0.0009</text:p>
          </table:table-cell>
          <table:table-cell table:style-name="TableCell9101">
            <text:p text:style-name="P9102">0.306</text:p>
          </table:table-cell>
          <table:table-cell table:style-name="TableCell9103">
            <text:p text:style-name="P9104">0.0644</text:p>
          </table:table-cell>
          <table:table-cell table:style-name="TableCell9105">
            <text:p text:style-name="P9106">0.0002</text:p>
          </table:table-cell>
          <table:table-cell table:style-name="TableCell9107">
            <text:p text:style-name="P9108">0</text:p>
          </table:table-cell>
          <table:table-cell table:style-name="TableCell9109">
            <text:p text:style-name="P9110">0</text:p>
          </table:table-cell>
          <table:table-cell table:style-name="TableCell9111">
            <text:p text:style-name="P9112">0.0015</text:p>
          </table:table-cell>
          <table:table-cell table:style-name="TableCell9113">
            <text:p text:style-name="P9114">0.0154</text:p>
          </table:table-cell>
          <table:table-cell table:style-name="TableCell9115">
            <text:p text:style-name="P9116">0</text:p>
          </table:table-cell>
          <table:table-cell table:style-name="TableCell9117">
            <text:p text:style-name="P9118">0</text:p>
          </table:table-cell>
          <table:table-cell table:style-name="TableCell9119">
            <text:p text:style-name="P9120">0</text:p>
          </table:table-cell>
          <table:table-cell table:style-name="TableCell9121">
            <text:p text:style-name="P9122">0.0218</text:p>
          </table:table-cell>
          <table:table-cell table:style-name="TableCell9123">
            <text:p text:style-name="P9124">0</text:p>
          </table:table-cell>
          <table:table-cell table:style-name="TableCell9125">
            <text:p text:style-name="P9126">0</text:p>
          </table:table-cell>
          <table:table-cell table:style-name="TableCell9127">
            <text:p text:style-name="P9128">0</text:p>
          </table:table-cell>
        </table:table-row>
        <table:table-row table:style-name="TableRow9129">
          <table:table-cell table:style-name="TableCell9130">
            <text:p text:style-name="P9131">ш</text:p>
          </table:table-cell>
          <table:table-cell table:style-name="TableCell9132">
            <text:p text:style-name="P9133">0.1316</text:p>
          </table:table-cell>
          <table:table-cell table:style-name="TableCell9134">
            <text:p text:style-name="P9135">0.0004</text:p>
          </table:table-cell>
          <table:table-cell table:style-name="TableCell9136">
            <text:p text:style-name="P9137">0.0046</text:p>
          </table:table-cell>
          <table:table-cell table:style-name="TableCell9138">
            <text:p text:style-name="P9139">0.0002</text:p>
          </table:table-cell>
          <table:table-cell table:style-name="TableCell9140">
            <text:p text:style-name="P9141">0</text:p>
          </table:table-cell>
          <table:table-cell table:style-name="TableCell9142">
            <text:p text:style-name="P9143">0.2118</text:p>
          </table:table-cell>
          <table:table-cell table:style-name="TableCell9144">
            <text:p text:style-name="P9145">0</text:p>
          </table:table-cell>
          <table:table-cell table:style-name="TableCell9146">
            <text:p text:style-name="P9147">0.0004</text:p>
          </table:table-cell>
          <table:table-cell table:style-name="TableCell9148">
            <text:p text:style-name="P9149">0.1797</text:p>
          </table:table-cell>
          <table:table-cell table:style-name="TableCell9150">
            <text:p text:style-name="P9151">0</text:p>
          </table:table-cell>
          <table:table-cell table:style-name="TableCell9152">
            <text:p text:style-name="P9153">0.0596</text:p>
          </table:table-cell>
          <table:table-cell table:style-name="TableCell9154">
            <text:p text:style-name="P9155">0.0461</text:p>
          </table:table-cell>
          <table:table-cell table:style-name="TableCell9156">
            <text:p text:style-name="P9157">0.0037</text:p>
          </table:table-cell>
          <table:table-cell table:style-name="TableCell9158">
            <text:p text:style-name="P9159">0.0262</text:p>
          </table:table-cell>
          <table:table-cell table:style-name="TableCell9160">
            <text:p text:style-name="P9161">0.0191</text:p>
          </table:table-cell>
          <table:table-cell table:style-name="TableCell9162">
            <text:p text:style-name="P9163">0.0402</text:p>
          </table:table-cell>
          <table:table-cell table:style-name="TableCell9164">
            <text:p text:style-name="P9165">0.002</text:p>
          </table:table-cell>
          <table:table-cell table:style-name="TableCell9166">
            <text:p text:style-name="P9167">0.0009</text:p>
          </table:table-cell>
          <table:table-cell table:style-name="TableCell9168">
            <text:p text:style-name="P9169">0.0134</text:p>
          </table:table-cell>
          <table:table-cell table:style-name="TableCell9170">
            <text:p text:style-name="P9171">0.0215</text:p>
          </table:table-cell>
          <table:table-cell table:style-name="TableCell9172">
            <text:p text:style-name="P9173">0</text:p>
          </table:table-cell>
          <table:table-cell table:style-name="TableCell9174">
            <text:p text:style-name="P9175">0</text:p>
          </table:table-cell>
          <table:table-cell table:style-name="TableCell9176">
            <text:p text:style-name="P9177">0.0015</text:p>
          </table:table-cell>
          <table:table-cell table:style-name="TableCell9178">
            <text:p text:style-name="P9179">0</text:p>
          </table:table-cell>
          <table:table-cell table:style-name="TableCell9180">
            <text:p text:style-name="P9181">0.0002</text:p>
          </table:table-cell>
          <table:table-cell table:style-name="TableCell9182">
            <text:p text:style-name="P9183">0</text:p>
          </table:table-cell>
          <table:table-cell table:style-name="TableCell9184">
            <text:p text:style-name="P9185">0</text:p>
          </table:table-cell>
          <table:table-cell table:style-name="TableCell9186">
            <text:p text:style-name="P9187">0</text:p>
          </table:table-cell>
          <table:table-cell table:style-name="TableCell9188">
            <text:p text:style-name="P9189">0.1248</text:p>
          </table:table-cell>
          <table:table-cell table:style-name="TableCell9190">
            <text:p text:style-name="P9191">0.0002</text:p>
          </table:table-cell>
          <table:table-cell table:style-name="TableCell9192">
            <text:p text:style-name="P9193">0.0002</text:p>
          </table:table-cell>
          <table:table-cell table:style-name="TableCell9194">
            <text:p text:style-name="P9195">0</text:p>
          </table:table-cell>
        </table:table-row>
        <table:table-row table:style-name="TableRow9196">
          <table:table-cell table:style-name="TableCell9197">
            <text:p text:style-name="P9198">щ</text:p>
          </table:table-cell>
          <table:table-cell table:style-name="TableCell9199">
            <text:p text:style-name="P9200">0.0466</text:p>
          </table:table-cell>
          <table:table-cell table:style-name="TableCell9201">
            <text:p text:style-name="P9202">0</text:p>
          </table:table-cell>
          <table:table-cell table:style-name="TableCell9203">
            <text:p text:style-name="P9204">0</text:p>
          </table:table-cell>
          <table:table-cell table:style-name="TableCell9205">
            <text:p text:style-name="P9206">0</text:p>
          </table:table-cell>
          <table:table-cell table:style-name="TableCell9207">
            <text:p text:style-name="P9208">0</text:p>
          </table:table-cell>
          <table:table-cell table:style-name="TableCell9209">
            <text:p text:style-name="P9210">0.17</text:p>
          </table:table-cell>
          <table:table-cell table:style-name="TableCell9211">
            <text:p text:style-name="P9212">0</text:p>
          </table:table-cell>
          <table:table-cell table:style-name="TableCell9213">
            <text:p text:style-name="P9214">0</text:p>
          </table:table-cell>
          <table:table-cell table:style-name="TableCell9215">
            <text:p text:style-name="P9216">0.1059</text:p>
          </table:table-cell>
          <table:table-cell table:style-name="TableCell9217">
            <text:p text:style-name="P9218">0</text:p>
          </table:table-cell>
          <table:table-cell table:style-name="TableCell9219">
            <text:p text:style-name="P9220">0.0002</text:p>
          </table:table-cell>
          <table:table-cell table:style-name="TableCell9221">
            <text:p text:style-name="P9222">0</text:p>
          </table:table-cell>
          <table:table-cell table:style-name="TableCell9223">
            <text:p text:style-name="P9224">0</text:p>
          </table:table-cell>
          <table:table-cell table:style-name="TableCell9225">
            <text:p text:style-name="P9226">0.0112</text:p>
          </table:table-cell>
          <table:table-cell table:style-name="TableCell9227">
            <text:p text:style-name="P9228">0</text:p>
          </table:table-cell>
          <table:table-cell table:style-name="TableCell9229">
            <text:p text:style-name="P9230">0.0006</text:p>
          </table:table-cell>
          <table:table-cell table:style-name="TableCell9231">
            <text:p text:style-name="P9232">0.0009</text:p>
          </table:table-cell>
          <table:table-cell table:style-name="TableCell9233">
            <text:p text:style-name="P9234">0.0002</text:p>
          </table:table-cell>
          <table:table-cell table:style-name="TableCell9235">
            <text:p text:style-name="P9236">0.0002</text:p>
          </table:table-cell>
          <table:table-cell table:style-name="TableCell9237">
            <text:p text:style-name="P9238">0.0279</text:p>
          </table:table-cell>
          <table:table-cell table:style-name="TableCell9239">
            <text:p text:style-name="P9240">0</text:p>
          </table:table-cell>
          <table:table-cell table:style-name="TableCell9241">
            <text:p text:style-name="P9242">0</text:p>
          </table:table-cell>
          <table:table-cell table:style-name="TableCell9243">
            <text:p text:style-name="P9244">0</text:p>
          </table:table-cell>
          <table:table-cell table:style-name="TableCell9245">
            <text:p text:style-name="P9246">0</text:p>
          </table:table-cell>
          <table:table-cell table:style-name="TableCell9247">
            <text:p text:style-name="P9248">0.0002</text:p>
          </table:table-cell>
          <table:table-cell table:style-name="TableCell9249">
            <text:p text:style-name="P9250">0</text:p>
          </table:table-cell>
          <table:table-cell table:style-name="TableCell9251">
            <text:p text:style-name="P9252">0</text:p>
          </table:table-cell>
          <table:table-cell table:style-name="TableCell9253">
            <text:p text:style-name="P9254">0</text:p>
          </table:table-cell>
          <table:table-cell table:style-name="TableCell9255">
            <text:p text:style-name="P9256">0.0031</text:p>
          </table:table-cell>
          <table:table-cell table:style-name="TableCell9257">
            <text:p text:style-name="P9258">0</text:p>
          </table:table-cell>
          <table:table-cell table:style-name="TableCell9259">
            <text:p text:style-name="P9260">0</text:p>
          </table:table-cell>
          <table:table-cell table:style-name="TableCell9261">
            <text:p text:style-name="P9262">0</text:p>
          </table:table-cell>
        </table:table-row>
        <table:table-row table:style-name="TableRow9263">
          <table:table-cell table:style-name="TableCell9264">
            <text:p text:style-name="P9265">ъ</text:p>
          </table:table-cell>
          <table:table-cell table:style-name="TableCell9266">
            <text:p text:style-name="P9267">0</text:p>
          </table:table-cell>
          <table:table-cell table:style-name="TableCell9268">
            <text:p text:style-name="P9269">0</text:p>
          </table:table-cell>
          <table:table-cell table:style-name="TableCell9270">
            <text:p text:style-name="P9271">0</text:p>
          </table:table-cell>
          <table:table-cell table:style-name="TableCell9272">
            <text:p text:style-name="P9273">0</text:p>
          </table:table-cell>
          <table:table-cell table:style-name="TableCell9274">
            <text:p text:style-name="P9275">0</text:p>
          </table:table-cell>
          <table:table-cell table:style-name="TableCell9276">
            <text:p text:style-name="P9277">0.0226</text:p>
          </table:table-cell>
          <table:table-cell table:style-name="TableCell9278">
            <text:p text:style-name="P9279">0</text:p>
          </table:table-cell>
          <table:table-cell table:style-name="TableCell9280">
            <text:p text:style-name="P9281">0</text:p>
          </table:table-cell>
          <table:table-cell table:style-name="TableCell9282">
            <text:p text:style-name="P9283">0</text:p>
          </table:table-cell>
          <table:table-cell table:style-name="TableCell9284">
            <text:p text:style-name="P9285">0</text:p>
          </table:table-cell>
          <table:table-cell table:style-name="TableCell9286">
            <text:p text:style-name="P9287">0</text:p>
          </table:table-cell>
          <table:table-cell table:style-name="TableCell9288">
            <text:p text:style-name="P9289">0</text:p>
          </table:table-cell>
          <table:table-cell table:style-name="TableCell9290">
            <text:p text:style-name="P9291">0</text:p>
          </table:table-cell>
          <table:table-cell table:style-name="TableCell9292">
            <text:p text:style-name="P9293">0</text:p>
          </table:table-cell>
          <table:table-cell table:style-name="TableCell9294">
            <text:p text:style-name="P9295">0</text:p>
          </table:table-cell>
          <table:table-cell table:style-name="TableCell9296">
            <text:p text:style-name="P9297">0</text:p>
          </table:table-cell>
          <table:table-cell table:style-name="TableCell9298">
            <text:p text:style-name="P9299">0</text:p>
          </table:table-cell>
          <table:table-cell table:style-name="TableCell9300">
            <text:p text:style-name="P9301">0</text:p>
          </table:table-cell>
          <table:table-cell table:style-name="TableCell9302">
            <text:p text:style-name="P9303">0</text:p>
          </table:table-cell>
          <table:table-cell table:style-name="TableCell9304">
            <text:p text:style-name="P9305">0</text:p>
          </table:table-cell>
          <table:table-cell table:style-name="TableCell9306">
            <text:p text:style-name="P9307">0</text:p>
          </table:table-cell>
          <table:table-cell table:style-name="TableCell9308">
            <text:p text:style-name="P9309">0</text:p>
          </table:table-cell>
          <table:table-cell table:style-name="TableCell9310">
            <text:p text:style-name="P9311">0</text:p>
          </table:table-cell>
          <table:table-cell table:style-name="TableCell9312">
            <text:p text:style-name="P9313">0</text:p>
          </table:table-cell>
          <table:table-cell table:style-name="TableCell9314">
            <text:p text:style-name="P9315">0</text:p>
          </table:table-cell>
          <table:table-cell table:style-name="TableCell9316">
            <text:p text:style-name="P9317">0</text:p>
          </table:table-cell>
          <table:table-cell table:style-name="TableCell9318">
            <text:p text:style-name="P9319">0</text:p>
          </table:table-cell>
          <table:table-cell table:style-name="TableCell9320">
            <text:p text:style-name="P9321">0</text:p>
          </table:table-cell>
          <table:table-cell table:style-name="TableCell9322">
            <text:p text:style-name="P9323">0</text:p>
          </table:table-cell>
          <table:table-cell table:style-name="TableCell9324">
            <text:p text:style-name="P9325">0</text:p>
          </table:table-cell>
          <table:table-cell table:style-name="TableCell9326">
            <text:p text:style-name="P9327">0</text:p>
          </table:table-cell>
          <table:table-cell table:style-name="TableCell9328">
            <text:p text:style-name="P9329">0.013</text:p>
          </table:table-cell>
        </table:table-row>
        <table:table-row table:style-name="TableRow9330">
          <table:table-cell table:style-name="TableCell9331">
            <text:p text:style-name="P9332">ы</text:p>
          </table:table-cell>
          <table:table-cell table:style-name="TableCell9333">
            <text:p text:style-name="P9334">0.011</text:p>
          </table:table-cell>
          <table:table-cell table:style-name="TableCell9335">
            <text:p text:style-name="P9336">0.0424</text:p>
          </table:table-cell>
          <table:table-cell table:style-name="TableCell9337">
            <text:p text:style-name="P9338">0.1912</text:p>
          </table:table-cell>
          <table:table-cell table:style-name="TableCell9339">
            <text:p text:style-name="P9340">0.0196</text:p>
          </table:table-cell>
          <table:table-cell table:style-name="TableCell9341">
            <text:p text:style-name="P9342">0.0503</text:p>
          </table:table-cell>
          <table:table-cell table:style-name="TableCell9343">
            <text:p text:style-name="P9344">0.221</text:p>
          </table:table-cell>
          <table:table-cell table:style-name="TableCell9345">
            <text:p text:style-name="P9346">0.0184</text:p>
          </table:table-cell>
          <table:table-cell table:style-name="TableCell9347">
            <text:p text:style-name="P9348">0.0393</text:p>
          </table:table-cell>
          <table:table-cell table:style-name="TableCell9349">
            <text:p text:style-name="P9350">0.0567</text:p>
          </table:table-cell>
          <table:table-cell table:style-name="TableCell9351">
            <text:p text:style-name="P9352">0.1756</text:p>
          </table:table-cell>
          <table:table-cell table:style-name="TableCell9353">
            <text:p text:style-name="P9354">0.0541</text:p>
          </table:table-cell>
          <table:table-cell table:style-name="TableCell9355">
            <text:p text:style-name="P9356">0.1525</text:p>
          </table:table-cell>
          <table:table-cell table:style-name="TableCell9357">
            <text:p text:style-name="P9358">0.1778</text:p>
          </table:table-cell>
          <table:table-cell table:style-name="TableCell9359">
            <text:p text:style-name="P9360">0.1099</text:p>
          </table:table-cell>
          <table:table-cell table:style-name="TableCell9361">
            <text:p text:style-name="P9362">0.0494</text:p>
          </table:table-cell>
          <table:table-cell table:style-name="TableCell9363">
            <text:p text:style-name="P9364">0.105</text:p>
          </table:table-cell>
          <table:table-cell table:style-name="TableCell9365">
            <text:p text:style-name="P9366">0.0741</text:p>
          </table:table-cell>
          <table:table-cell table:style-name="TableCell9367">
            <text:p text:style-name="P9368">0.1542</text:p>
          </table:table-cell>
          <table:table-cell table:style-name="TableCell9369">
            <text:p text:style-name="P9370">0.1173</text:p>
          </table:table-cell>
          <table:table-cell table:style-name="TableCell9371">
            <text:p text:style-name="P9372">0.0198</text:p>
          </table:table-cell>
          <table:table-cell table:style-name="TableCell9373">
            <text:p text:style-name="P9374">0.002</text:p>
          </table:table-cell>
          <table:table-cell table:style-name="TableCell9375">
            <text:p text:style-name="P9376">0.1577</text:p>
          </table:table-cell>
          <table:table-cell table:style-name="TableCell9377">
            <text:p text:style-name="P9378">0.002</text:p>
          </table:table-cell>
          <table:table-cell table:style-name="TableCell9379">
            <text:p text:style-name="P9380">0.0415</text:p>
          </table:table-cell>
          <table:table-cell table:style-name="TableCell9381">
            <text:p text:style-name="P9382">0.0477</text:p>
          </table:table-cell>
          <table:table-cell table:style-name="TableCell9383">
            <text:p text:style-name="P9384">0.0015</text:p>
          </table:table-cell>
          <table:table-cell table:style-name="TableCell9385">
            <text:p text:style-name="P9386">0</text:p>
          </table:table-cell>
          <table:table-cell table:style-name="TableCell9387">
            <text:p text:style-name="P9388">0</text:p>
          </table:table-cell>
          <table:table-cell table:style-name="TableCell9389">
            <text:p text:style-name="P9390">0</text:p>
          </table:table-cell>
          <table:table-cell table:style-name="TableCell9391">
            <text:p text:style-name="P9392">0.0106</text:p>
          </table:table-cell>
          <table:table-cell table:style-name="TableCell9393">
            <text:p text:style-name="P9394">0.0002</text:p>
          </table:table-cell>
          <table:table-cell table:style-name="TableCell9395">
            <text:p text:style-name="P9396">0.0149</text:p>
          </table:table-cell>
        </table:table-row>
        <table:table-row table:style-name="TableRow9397">
          <table:table-cell table:style-name="TableCell9398">
            <text:p text:style-name="P9399">ь</text:p>
          </table:table-cell>
          <table:table-cell table:style-name="TableCell9400">
            <text:p text:style-name="P9401">0.0136</text:p>
          </table:table-cell>
          <table:table-cell table:style-name="TableCell9402">
            <text:p text:style-name="P9403">0.0404</text:p>
          </table:table-cell>
          <table:table-cell table:style-name="TableCell9404">
            <text:p text:style-name="P9405">0.1116</text:p>
          </table:table-cell>
          <table:table-cell table:style-name="TableCell9406">
            <text:p text:style-name="P9407">0.0145</text:p>
          </table:table-cell>
          <table:table-cell table:style-name="TableCell9408">
            <text:p text:style-name="P9409">0.0508</text:p>
          </table:table-cell>
          <table:table-cell table:style-name="TableCell9410">
            <text:p text:style-name="P9411">0.0492</text:p>
          </table:table-cell>
          <table:table-cell table:style-name="TableCell9412">
            <text:p text:style-name="P9413">0.0079</text:p>
          </table:table-cell>
          <table:table-cell table:style-name="TableCell9414">
            <text:p text:style-name="P9415">0.0567</text:p>
          </table:table-cell>
          <table:table-cell table:style-name="TableCell9416">
            <text:p text:style-name="P9417">0.0866</text:p>
          </table:table-cell>
          <table:table-cell table:style-name="TableCell9418">
            <text:p text:style-name="P9419">0</text:p>
          </table:table-cell>
          <table:table-cell table:style-name="TableCell9420">
            <text:p text:style-name="P9421">0.1727</text:p>
          </table:table-cell>
          <table:table-cell table:style-name="TableCell9422">
            <text:p text:style-name="P9423">0.0275</text:p>
          </table:table-cell>
          <table:table-cell table:style-name="TableCell9424">
            <text:p text:style-name="P9425">0.0738</text:p>
          </table:table-cell>
          <table:table-cell table:style-name="TableCell9426">
            <text:p text:style-name="P9427">0.3113</text:p>
          </table:table-cell>
          <table:table-cell table:style-name="TableCell9428">
            <text:p text:style-name="P9429">0.0804</text:p>
          </table:table-cell>
          <table:table-cell table:style-name="TableCell9430">
            <text:p text:style-name="P9431">0.1197</text:p>
          </table:table-cell>
          <table:table-cell table:style-name="TableCell9432">
            <text:p text:style-name="P9433">0.0281</text:p>
          </table:table-cell>
          <table:table-cell table:style-name="TableCell9434">
            <text:p text:style-name="P9435">0.2364</text:p>
          </table:table-cell>
          <table:table-cell table:style-name="TableCell9436">
            <text:p text:style-name="P9437">0.0831</text:p>
          </table:table-cell>
          <table:table-cell table:style-name="TableCell9438">
            <text:p text:style-name="P9439">0.0204</text:p>
          </table:table-cell>
          <table:table-cell table:style-name="TableCell9440">
            <text:p text:style-name="P9441">0.0055</text:p>
          </table:table-cell>
          <table:table-cell table:style-name="TableCell9442">
            <text:p text:style-name="P9443">0.0086</text:p>
          </table:table-cell>
          <table:table-cell table:style-name="TableCell9444">
            <text:p text:style-name="P9445">0.0283</text:p>
          </table:table-cell>
          <table:table-cell table:style-name="TableCell9446">
            <text:p text:style-name="P9447">0.0516</text:p>
          </table:table-cell>
          <table:table-cell table:style-name="TableCell9448">
            <text:p text:style-name="P9449">0.0727</text:p>
          </table:table-cell>
          <table:table-cell table:style-name="TableCell9450">
            <text:p text:style-name="P9451">0.0018</text:p>
          </table:table-cell>
          <table:table-cell table:style-name="TableCell9452">
            <text:p text:style-name="P9453">0</text:p>
          </table:table-cell>
          <table:table-cell table:style-name="TableCell9454">
            <text:p text:style-name="P9455">0</text:p>
          </table:table-cell>
          <table:table-cell table:style-name="TableCell9456">
            <text:p text:style-name="P9457">0</text:p>
          </table:table-cell>
          <table:table-cell table:style-name="TableCell9458">
            <text:p text:style-name="P9459">0.018</text:p>
          </table:table-cell>
          <table:table-cell table:style-name="TableCell9460">
            <text:p text:style-name="P9461">0.0608</text:p>
          </table:table-cell>
          <table:table-cell table:style-name="TableCell9462">
            <text:p text:style-name="P9463">0.0319</text:p>
          </table:table-cell>
        </table:table-row>
        <table:table-row table:style-name="TableRow9464">
          <table:table-cell table:style-name="TableCell9465">
            <text:p text:style-name="P9466">э</text:p>
          </table:table-cell>
          <table:table-cell table:style-name="TableCell9467">
            <text:p text:style-name="P9468">0</text:p>
          </table:table-cell>
          <table:table-cell table:style-name="TableCell9469">
            <text:p text:style-name="P9470">0.0002</text:p>
          </table:table-cell>
          <table:table-cell table:style-name="TableCell9471">
            <text:p text:style-name="P9472">0.007</text:p>
          </table:table-cell>
          <table:table-cell table:style-name="TableCell9473">
            <text:p text:style-name="P9474">0.002</text:p>
          </table:table-cell>
          <table:table-cell table:style-name="TableCell9475">
            <text:p text:style-name="P9476">0.0006</text:p>
          </table:table-cell>
          <table:table-cell table:style-name="TableCell9477">
            <text:p text:style-name="P9478">0</text:p>
          </table:table-cell>
          <table:table-cell table:style-name="TableCell9479">
            <text:p text:style-name="P9480">0</text:p>
          </table:table-cell>
          <table:table-cell table:style-name="TableCell9481">
            <text:p text:style-name="P9482">0.0004</text:p>
          </table:table-cell>
          <table:table-cell table:style-name="TableCell9483">
            <text:p text:style-name="P9484">0.0007</text:p>
          </table:table-cell>
          <table:table-cell table:style-name="TableCell9485">
            <text:p text:style-name="P9486">0.0035</text:p>
          </table:table-cell>
          <table:table-cell table:style-name="TableCell9487">
            <text:p text:style-name="P9488">0.0253</text:p>
          </table:table-cell>
          <table:table-cell table:style-name="TableCell9489">
            <text:p text:style-name="P9490">0.0105</text:p>
          </table:table-cell>
          <table:table-cell table:style-name="TableCell9491">
            <text:p text:style-name="P9492">0.0072</text:p>
          </table:table-cell>
          <table:table-cell table:style-name="TableCell9493">
            <text:p text:style-name="P9494">0.0084</text:p>
          </table:table-cell>
          <table:table-cell table:style-name="TableCell9495">
            <text:p text:style-name="P9496">0.0006</text:p>
          </table:table-cell>
          <table:table-cell table:style-name="TableCell9497">
            <text:p text:style-name="P9498">0.0042</text:p>
          </table:table-cell>
          <table:table-cell table:style-name="TableCell9499">
            <text:p text:style-name="P9500">0.0066</text:p>
          </table:table-cell>
          <table:table-cell table:style-name="TableCell9501">
            <text:p text:style-name="P9502">0.0022</text:p>
          </table:table-cell>
          <table:table-cell table:style-name="TableCell9503">
            <text:p text:style-name="P9504">0.2092</text:p>
          </table:table-cell>
          <table:table-cell table:style-name="TableCell9505">
            <text:p text:style-name="P9506">0.0004</text:p>
          </table:table-cell>
          <table:table-cell table:style-name="TableCell9507">
            <text:p text:style-name="P9508">0.0095</text:p>
          </table:table-cell>
          <table:table-cell table:style-name="TableCell9509">
            <text:p text:style-name="P9510">0.0015</text:p>
          </table:table-cell>
          <table:table-cell table:style-name="TableCell9511">
            <text:p text:style-name="P9512">0</text:p>
          </table:table-cell>
          <table:table-cell table:style-name="TableCell9513">
            <text:p text:style-name="P9514">0</text:p>
          </table:table-cell>
          <table:table-cell table:style-name="TableCell9515">
            <text:p text:style-name="P9516">0.0004</text:p>
          </table:table-cell>
          <table:table-cell table:style-name="TableCell9517">
            <text:p text:style-name="P9518">0</text:p>
          </table:table-cell>
          <table:table-cell table:style-name="TableCell9519">
            <text:p text:style-name="P9520">0</text:p>
          </table:table-cell>
          <table:table-cell table:style-name="TableCell9521">
            <text:p text:style-name="P9522">0</text:p>
          </table:table-cell>
          <table:table-cell table:style-name="TableCell9523">
            <text:p text:style-name="P9524">0</text:p>
          </table:table-cell>
          <table:table-cell table:style-name="TableCell9525">
            <text:p text:style-name="P9526">0.0004</text:p>
          </table:table-cell>
          <table:table-cell table:style-name="TableCell9527">
            <text:p text:style-name="P9528">0</text:p>
          </table:table-cell>
          <table:table-cell table:style-name="TableCell9529">
            <text:p text:style-name="P9530">0</text:p>
          </table:table-cell>
        </table:table-row>
        <table:table-row table:style-name="TableRow9531">
          <table:table-cell table:style-name="TableCell9532">
            <text:p text:style-name="P9533">ю</text:p>
          </table:table-cell>
          <table:table-cell table:style-name="TableCell9534">
            <text:p text:style-name="P9535">0.0046</text:p>
          </table:table-cell>
          <table:table-cell table:style-name="TableCell9536">
            <text:p text:style-name="P9537">0.0316</text:p>
          </table:table-cell>
          <table:table-cell table:style-name="TableCell9538">
            <text:p text:style-name="P9539">0.0189</text:p>
          </table:table-cell>
          <table:table-cell table:style-name="TableCell9540">
            <text:p text:style-name="P9541">0.0048</text:p>
          </table:table-cell>
          <table:table-cell table:style-name="TableCell9542">
            <text:p text:style-name="P9543">0.0591</text:p>
          </table:table-cell>
          <table:table-cell table:style-name="TableCell9544">
            <text:p text:style-name="P9545">0.0031</text:p>
          </table:table-cell>
          <table:table-cell table:style-name="TableCell9546">
            <text:p text:style-name="P9547">0.0068</text:p>
          </table:table-cell>
          <table:table-cell table:style-name="TableCell9548">
            <text:p text:style-name="P9549">0.0323</text:p>
          </table:table-cell>
          <table:table-cell table:style-name="TableCell9550">
            <text:p text:style-name="P9551">0.0162</text:p>
          </table:table-cell>
          <table:table-cell table:style-name="TableCell9552">
            <text:p text:style-name="P9553">0.0002</text:p>
          </table:table-cell>
          <table:table-cell table:style-name="TableCell9554">
            <text:p text:style-name="P9555">0.0343</text:p>
          </table:table-cell>
          <table:table-cell table:style-name="TableCell9556">
            <text:p text:style-name="P9557">0.0055</text:p>
          </table:table-cell>
          <table:table-cell table:style-name="TableCell9558">
            <text:p text:style-name="P9559">0.0244</text:p>
          </table:table-cell>
          <table:table-cell table:style-name="TableCell9560">
            <text:p text:style-name="P9561">0.0268</text:p>
          </table:table-cell>
          <table:table-cell table:style-name="TableCell9562">
            <text:p text:style-name="P9563">0.0176</text:p>
          </table:table-cell>
          <table:table-cell table:style-name="TableCell9564">
            <text:p text:style-name="P9565">0.0319</text:p>
          </table:table-cell>
          <table:table-cell table:style-name="TableCell9566">
            <text:p text:style-name="P9567">0.0158</text:p>
          </table:table-cell>
          <table:table-cell table:style-name="TableCell9568">
            <text:p text:style-name="P9569">0.0428</text:p>
          </table:table-cell>
          <table:table-cell table:style-name="TableCell9570">
            <text:p text:style-name="P9571">0.1277</text:p>
          </table:table-cell>
          <table:table-cell table:style-name="TableCell9572">
            <text:p text:style-name="P9573">0.004</text:p>
          </table:table-cell>
          <table:table-cell table:style-name="TableCell9574">
            <text:p text:style-name="P9575">0.002</text:p>
          </table:table-cell>
          <table:table-cell table:style-name="TableCell9576">
            <text:p text:style-name="P9577">0.0039</text:p>
          </table:table-cell>
          <table:table-cell table:style-name="TableCell9578">
            <text:p text:style-name="P9579">0.0101</text:p>
          </table:table-cell>
          <table:table-cell table:style-name="TableCell9580">
            <text:p text:style-name="P9581">0.0429</text:p>
          </table:table-cell>
          <table:table-cell table:style-name="TableCell9582">
            <text:p text:style-name="P9583">0.0028</text:p>
          </table:table-cell>
          <table:table-cell table:style-name="TableCell9584">
            <text:p text:style-name="P9585">0.0708</text:p>
          </table:table-cell>
          <table:table-cell table:style-name="TableCell9586">
            <text:p text:style-name="P9587">0</text:p>
          </table:table-cell>
          <table:table-cell table:style-name="TableCell9588">
            <text:p text:style-name="P9589">0</text:p>
          </table:table-cell>
          <table:table-cell table:style-name="TableCell9590">
            <text:p text:style-name="P9591">0</text:p>
          </table:table-cell>
          <table:table-cell table:style-name="TableCell9592">
            <text:p text:style-name="P9593">0.004</text:p>
          </table:table-cell>
          <table:table-cell table:style-name="TableCell9594">
            <text:p text:style-name="P9595">0.0042</text:p>
          </table:table-cell>
          <table:table-cell table:style-name="TableCell9596">
            <text:p text:style-name="P9597">0.0035</text:p>
          </table:table-cell>
        </table:table-row>
        <table:table-row table:style-name="TableRow9598">
          <table:table-cell table:style-name="TableCell9599">
            <text:p text:style-name="P9600">я</text:p>
          </table:table-cell>
          <table:table-cell table:style-name="TableCell9601">
            <text:p text:style-name="P9602">0.0154</text:p>
          </table:table-cell>
          <table:table-cell table:style-name="TableCell9603">
            <text:p text:style-name="P9604">0.051</text:p>
          </table:table-cell>
          <table:table-cell table:style-name="TableCell9605">
            <text:p text:style-name="P9606">0.1883</text:p>
          </table:table-cell>
          <table:table-cell table:style-name="TableCell9607">
            <text:p text:style-name="P9608">0.0332</text:p>
          </table:table-cell>
          <table:table-cell table:style-name="TableCell9609">
            <text:p text:style-name="P9610">0.1096</text:p>
          </table:table-cell>
          <table:table-cell table:style-name="TableCell9611">
            <text:p text:style-name="P9612">0.0589</text:p>
          </table:table-cell>
          <table:table-cell table:style-name="TableCell9613">
            <text:p text:style-name="P9614">0.0242</text:p>
          </table:table-cell>
          <table:table-cell table:style-name="TableCell9615">
            <text:p text:style-name="P9616">0.0947</text:p>
          </table:table-cell>
          <table:table-cell table:style-name="TableCell9617">
            <text:p text:style-name="P9618">0.0756</text:p>
          </table:table-cell>
          <table:table-cell table:style-name="TableCell9619">
            <text:p text:style-name="P9620">0.0037</text:p>
          </table:table-cell>
          <table:table-cell table:style-name="TableCell9621">
            <text:p text:style-name="P9622">0.0879</text:p>
          </table:table-cell>
          <table:table-cell table:style-name="TableCell9623">
            <text:p text:style-name="P9624">0.0956</text:p>
          </table:table-cell>
          <table:table-cell table:style-name="TableCell9625">
            <text:p text:style-name="P9626">0.1087</text:p>
          </table:table-cell>
          <table:table-cell table:style-name="TableCell9627">
            <text:p text:style-name="P9628">0.2465</text:p>
          </table:table-cell>
          <table:table-cell table:style-name="TableCell9629">
            <text:p text:style-name="P9630">0.1035</text:p>
          </table:table-cell>
          <table:table-cell table:style-name="TableCell9631">
            <text:p text:style-name="P9632">0.1621</text:p>
          </table:table-cell>
          <table:table-cell table:style-name="TableCell9633">
            <text:p text:style-name="P9634">0.0477</text:p>
          </table:table-cell>
          <table:table-cell table:style-name="TableCell9635">
            <text:p text:style-name="P9636">0.1953</text:p>
          </table:table-cell>
          <table:table-cell table:style-name="TableCell9637">
            <text:p text:style-name="P9638">0.221</text:p>
          </table:table-cell>
          <table:table-cell table:style-name="TableCell9639">
            <text:p text:style-name="P9640">0.0299</text:p>
          </table:table-cell>
          <table:table-cell table:style-name="TableCell9641">
            <text:p text:style-name="P9642">0.0048</text:p>
          </table:table-cell>
          <table:table-cell table:style-name="TableCell9643">
            <text:p text:style-name="P9644">0.0329</text:p>
          </table:table-cell>
          <table:table-cell table:style-name="TableCell9645">
            <text:p text:style-name="P9646">0.0156</text:p>
          </table:table-cell>
          <table:table-cell table:style-name="TableCell9647">
            <text:p text:style-name="P9648">0.0596</text:p>
          </table:table-cell>
          <table:table-cell table:style-name="TableCell9649">
            <text:p text:style-name="P9650">0.0099</text:p>
          </table:table-cell>
          <table:table-cell table:style-name="TableCell9651">
            <text:p text:style-name="P9652">0.0305</text:p>
          </table:table-cell>
          <table:table-cell table:style-name="TableCell9653">
            <text:p text:style-name="P9654">0</text:p>
          </table:table-cell>
          <table:table-cell table:style-name="TableCell9655">
            <text:p text:style-name="P9656">0</text:p>
          </table:table-cell>
          <table:table-cell table:style-name="TableCell9657">
            <text:p text:style-name="P9658">0</text:p>
          </table:table-cell>
          <table:table-cell table:style-name="TableCell9659">
            <text:p text:style-name="P9660">0.0176</text:p>
          </table:table-cell>
          <table:table-cell table:style-name="TableCell9661">
            <text:p text:style-name="P9662">0.0272</text:p>
          </table:table-cell>
          <table:table-cell table:style-name="TableCell9663">
            <text:p text:style-name="P9664">0.0327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9665">Надлишковість російської мови:</text:span></text:p>
      <text:p text:style-name="Standard"><text:span text:style-name="T9666">TEXT:</text:span></text:p>
      <text:p text:style-name="Standard"><text:span text:style-name="T9667">H</text:span><text:span text:style-name="T9668">(10)<text:s/></text:span><text:span text:style-name="T9669">=<text:s/></text:span><text:span text:style-name="T9670">2.625<text:s/></text:span><text:span text:style-name="T9671"><text:s text:c="22"/>R = 0.475</text:span></text:p>
      <text:p text:style-name="Standard"><text:span text:style-name="T9672">H</text:span><text:span text:style-name="T9673">(20)<text:s/></text:span><text:span text:style-name="T9674">=<text:s/></text:span><text:span text:style-name="T9675">1.935</text:span><text:span text:style-name="T9676"><text:s text:c="40"/></text:span><text:span text:style-name="T9677">R = 0.613</text:span></text:p>
      <text:p text:style-name="Standard"><text:span text:style-name="T9678">H</text:span><text:span text:style-name="T9679">(30)<text:s/></text:span><text:span text:style-name="T9680">= 2.17</text:span><text:span text:style-name="T9681"><text:s text:c="43"/></text:span><text:span text:style-name="T9682">R = 0.566</text:span></text:p>
      <text:p text:style-name="Standard"><text:span text:style-name="T9683">Довільний текст(з пробілами) blindsight_with_spaces:</text:span></text:p>
      <text:p text:style-name="Standard"><text:span text:style-name="T9684">H</text:span><text:span text:style-name="T9685">1</text:span><text:span text:style-name="T9686">=4.4015</text:span><text:span text:style-name="T9687"><text:s text:c="26"/>R = 0.1196</text:span></text:p>
      <text:p text:style-name="Standard"><text:span text:style-name="T9688">H</text:span><text:span text:style-name="T9689">2</text:span><text:span text:style-name="T9690"><text:s/></text:span><text:span text:style-name="T9691">без перетинання</text:span><text:span text:style-name="T9692"><text:s/>= 4.0110 <text:s text:c="6"/>R = <text:s/>0.1977</text:span></text:p>
      <text:p text:style-name="Standard"><text:span text:style-name="T9693">H</text:span><text:span text:style-name="T9694">2 з перетинанням<text:s/></text:span><text:span text:style-name="T9695">= <text:s/>4.0113<text:s/></text:span><text:span text:style-name="T9696"><text:s text:c="11"/></text:span><text:span text:style-name="T9697">R = 0.1977</text:span></text:p>
      <text:p text:style-name="Standard"/>
      <text:p text:style-name="Standard"><text:span text:style-name="T9698">Довільний текст(без пробілів) blindsight_without_spaces:</text:span></text:p>
      <text:p text:style-name="Standard"><text:span text:style-name="T9699">H</text:span><text:span text:style-name="T9700">1</text:span><text:span text:style-name="T9701">=4.4653 <text:s text:c="24"/>R = 0.1069</text:span></text:p>
      <text:p text:style-name="Standard"><text:span text:style-name="T9702">H</text:span><text:span text:style-name="T9703">2</text:span><text:span text:style-name="T9704"><text:s/></text:span><text:span text:style-name="T9705">без перетинання</text:span><text:span text:style-name="T9706"><text:s/>=</text:span><text:span text:style-name="T9707"><text:s/>4.1546 <text:s text:c="5"/>R = 0.1690</text:span></text:p>
      <text:soft-page-break/>
      <text:p text:style-name="Standard"><text:span text:style-name="T9708">H</text:span><text:span text:style-name="T9709">2 з перетинанням<text:s/></text:span><text:span text:style-name="T9710">= 4.1573</text:span><text:span text:style-name="T9711"><text:s text:c="7"/>R = 0.1685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Standarduser" style:display-name="Standard (user)" style:family="paragraph">
      <style:text-properties style:font-name-asian="Noto Sans CJK SC Regular" style:font-name-complex="Lohit Devanagari" fo:hyphenate="false"/>
    </style:style>
    <style:style style:name="Figure" style:display-name="Figure" style:family="paragraph" style:parent-style-name="Назваобє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 Yarmolenko</dc:creator>
    <meta:creation-date>2017-10-20T23:40:00Z</meta:creation-date>
    <dc:date>2021-01-12T09:21:00Z</dc:date>
    <meta:template xlink:href="Normal" xlink:type="simple"/>
    <meta:editing-cycles>30</meta:editing-cycles>
    <meta:editing-duration>PT7020S</meta:editing-duration>
    <meta:document-statistic meta:page-count="8" meta:paragraph-count="55" meta:word-count="17649" meta:character-count="27654" meta:row-count="83" meta:non-whitespace-character-count="10060"/>
  </office:meta>
</office:document-meta>
</file>